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6.712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1.362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263cm"/>
    </style:style>
    <style:style style:name="co17" style:family="table-column">
      <style:table-column-properties fo:break-before="auto" style:column-width="3.129cm"/>
    </style:style>
    <style:style style:name="co18" style:family="table-column">
      <style:table-column-properties fo:break-before="auto" style:column-width="6.228cm"/>
    </style:style>
    <style:style style:name="co19" style:family="table-column">
      <style:table-column-properties fo:break-before="auto" style:column-width="10.102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7.02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251cm"/>
    </style:style>
    <style:style style:name="co24" style:family="table-column">
      <style:table-column-properties fo:break-before="auto" style:column-width="2.882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6.66cm"/>
    </style:style>
    <style:style style:name="co27" style:family="table-column">
      <style:table-column-properties fo:break-before="auto" style:column-width="5.699cm"/>
    </style:style>
    <style:style style:name="ro1" style:family="table-row">
      <style:table-row-properties style:row-height="1.503cm" fo:break-before="auto" style:use-optimal-row-height="true"/>
    </style:style>
    <style:style style:name="ro2" style:family="table-row">
      <style:table-row-properties style:row-height="1.025cm" fo:break-before="auto" style:use-optimal-row-height="true"/>
    </style:style>
    <style:style style:name="ro3" style:family="table-row">
      <style:table-row-properties style:row-height="2.939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785cm" fo:break-before="auto" style:use-optimal-row-height="fals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0.718cm" fo:break-before="auto" style:use-optimal-row-height="false"/>
    </style:style>
    <style:style style:name="ro12" style:family="table-row">
      <style:table-row-properties style:row-height="1.485cm" fo:break-before="auto" style:use-optimal-row-height="false"/>
    </style:style>
    <style:style style:name="ro13" style:family="table-row">
      <style:table-row-properties style:row-height="0.34cm" fo:break-before="auto" style:use-optimal-row-height="false"/>
    </style:style>
    <style:style style:name="ro14" style:family="table-row">
      <style:table-row-properties style:row-height="1.229cm" fo:break-before="auto" style:use-optimal-row-height="false"/>
    </style:style>
    <style:style style:name="ro15" style:family="table-row">
      <style:table-row-properties style:row-height="1.094cm" fo:break-before="auto" style:use-optimal-row-height="false"/>
    </style:style>
    <style:style style:name="ro16" style:family="table-row">
      <style:table-row-properties style:row-height="1.162cm" fo:break-before="auto" style:use-optimal-row-height="false"/>
    </style:style>
    <style:style style:name="ro17" style:family="table-row">
      <style:table-row-properties style:row-height="1.572cm" fo:break-before="auto" style:use-optimal-row-height="false"/>
    </style:style>
    <style:style style:name="ro18" style:family="table-row">
      <style:table-row-properties style:row-height="0.923cm" fo:break-before="auto" style:use-optimal-row-height="false"/>
    </style:style>
    <style:style style:name="ro19" style:family="table-row">
      <style:table-row-properties style:row-height="0.991cm" fo:break-before="auto" style:use-optimal-row-height="fals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size-asian="10.5pt" style:font-size-complex="10.5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55e00" style:font-name="Calibri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deb3d" style:font-name="Calibri" fo:font-size="10.5pt" style:font-size-asian="10.5pt" style:font-size-complex="10.5pt"/>
    </style:style>
    <style:style style:name="ce2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dc2300" style:font-name="Calibri"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Calibri" fo:font-size="10.5pt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cc66" style:font-name="Calibri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1" style:family="table-cell" style:parent-style-name="Default">
      <style:table-cell-properties fo:background-color="#ff0000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63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64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5" style:family="table-cell" style:parent-style-name="Default">
      <style:table-cell-properties fo:background-color="#ff0000" fo:wrap-option="wrap" style:vertical-align="middle"/>
      <style:text-properties style:font-name="Calibri" fo:font-size="10.5pt" style:font-size-asian="10.5pt" style:font-size-complex="10.5pt"/>
    </style:style>
    <style:style style:name="ce6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6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71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middle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74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8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96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00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language-asian="es" style:country-asian="ES" style:font-name-complex="Arial1" style:font-size-complex="10.5pt" style:language-complex="ar" style:country-complex="SA"/>
    </style:style>
    <style:style style:name="ce101" style:family="table-cell" style:parent-style-name="Default">
      <style:table-cell-properties style:vertical-align="middle"/>
      <style:text-properties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0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108" style:family="table-cell" style:parent-style-name="Default">
      <style:table-cell-properties style:vertical-align="middle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09" style:family="table-cell" style:parent-style-name="Default">
      <style:table-cell-properties fo:wrap-option="wrap" style:vertical-align="middle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10" style:family="table-cell" style:parent-style-name="Default">
      <style:table-cell-properties fo:wrap-option="wrap" style:vertical-align="middle"/>
      <style:text-properties fo:color="#333333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6.25pt" style:language-complex="en" style:country-complex="US" style:font-style-complex="normal" style:font-weight-complex="normal"/>
    </style:style>
    <style:style style:name="ce113" style:family="table-cell" style:parent-style-name="Default">
      <style:table-cell-properties fo:wrap-option="wrap" style:vertical-align="middle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NewsGotT1" style:font-size-complex="10.5pt" style:language-complex="en" style:country-complex="US"/>
    </style:style>
    <style:style style:name="ce114" style:family="table-cell" style:parent-style-name="Default">
      <style:table-cell-properties style:glyph-orientation-vertical="0" fo:border-bottom="0.99pt solid #000000" fo:background-color="#94bd5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5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16" style:family="table-cell" style:parent-style-name="Default">
      <style:table-cell-properties style:glyph-orientation-vertical="0" fo:border-bottom="0.06pt solid #000000" fo:background-color="#94bd5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17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18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19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0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1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2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3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4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5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6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7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8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29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0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1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2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3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4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5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6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7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8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39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40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41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42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43" style:family="table-cell" style:parent-style-name="Default">
      <style:table-cell-properties fo:background-color="#94bd5e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44" style:family="table-cell" style:parent-style-name="Default">
      <style:table-cell-properties fo:background-color="#94bd5e" fo:wrap-option="wrap" style:vertical-align="middle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94bd5e" style:vertical-align="middle"/>
    </style:style>
    <style:style style:name="ce14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47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48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49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0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1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2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3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4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5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6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7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8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59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0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1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2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3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4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5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6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7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8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69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0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1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2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3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4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5" style:family="table-cell" style:parent-style-name="Default">
      <style:table-cell-properties fo:background-color="#ffff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76" style:family="table-cell" style:parent-style-name="Default">
      <style:table-cell-properties fo:background-color="#ffff99" fo:wrap-option="wrap" style:vertical-align="middle"/>
      <style:text-properties style:font-name="Calibri" fo:font-size="10.5pt" style:font-size-asian="10.5pt" style:font-size-complex="10.5pt"/>
    </style:style>
    <style:style style:name="ce177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7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79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80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1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2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3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4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5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6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7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8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89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0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1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2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3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4" style:family="table-cell" style:parent-style-name="Default">
      <style:table-cell-properties fo:background-color="#ff0000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5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6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7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8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199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0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1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2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3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4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5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6" style:family="table-cell" style:parent-style-name="Default">
      <style:table-cell-properties fo:background-color="#ffcc99" style:text-align-source="value-type" style:repeat-content="false" fo:wrap-option="wrap" fo:border="0.06pt solid #c0c0c0" style:vertical-align="middle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07" style:family="table-cell" style:parent-style-name="Default">
      <style:table-cell-properties fo:background-color="#ffcc99" fo:wrap-option="wrap" style:vertical-align="middle"/>
      <style:text-properties style:font-name="Calibri" fo:font-size="10.5pt" style:font-size-asian="10.5pt" style:font-size-complex="10.5pt"/>
    </style:style>
    <style:style style:name="ce208" style:family="table-cell" style:parent-style-name="Default">
      <style:table-cell-properties style:glyph-orientation-vertical="0" fo:border-bottom="0.99pt solid #000000" fo:background-color="#9966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209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210" style:family="table-cell" style:parent-style-name="Default">
      <style:table-cell-properties style:glyph-orientation-vertical="0" fo:border-bottom="0.06pt solid #000000" fo:background-color="#9966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211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2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3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4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5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6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7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8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19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0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1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2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3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4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5" style:family="table-cell" style:parent-style-name="Default">
      <style:table-cell-properties fo:background-color="#ff0000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6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7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8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29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0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1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2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3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4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5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6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7" style:family="table-cell" style:parent-style-name="Default">
      <style:table-cell-properties fo:background-color="#9966cc" style:text-align-source="fix" style:repeat-content="false" fo:wrap-option="wrap" fo:border="0.06pt solid #c0c0c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GUIA DE CONTACTOS'.C5"/>
      <style:map style:condition="cell-content()=&quot;O&quot;" style:apply-style-name="No" style:base-cell-address="'GUIA DE CONTACTOS'.C5"/>
    </style:style>
    <style:style style:name="ce238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44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45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2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2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" style:font-size-asian="10.5pt" style:language-asian="es" style:country-asian="ES" style:font-name-complex="Arial" style:font-size-complex="10.5pt" style:language-complex="ar" style:country-complex="SA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26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2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Microsoft YaHei" style:font-size-asian="10.5pt" style:language-asian="hi" style:country-asian="IN" style:font-name-complex="Arial1" style:font-size-complex="10.5pt"/>
    </style:style>
    <style:style style:name="ce269" style:family="table-cell" style:parent-style-name="Default" style:data-style-name="N7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style:glyph-orientation-vertical="0" fo:border-bottom="0.99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6pt solid #000000" fo:background-color="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2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Microsoft YaHei" style:font-name-complex="Arial1"/>
    </style:style>
    <style:style style:name="ce281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28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28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2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2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fo:language="en" fo:country="US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"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9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9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2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30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text-line-through-type="none" style:font-name="Calibri" fo:font-size="10.5pt" fo:font-style="normal" fo:text-shadow="none" style:text-underline-style="solid" style:text-underline-width="auto" style:text-underline-color="font-color" fo:font-weight="normal" style:font-name-asian="Calibri" style:font-size-asian="10.5pt" style:font-style-asian="normal" style:font-weight-asian="normal" style:font-size-complex="10.5pt" style:font-style-complex="normal" style:font-weight-complex="normal"/>
    </style:style>
    <style:style style:name="ce301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302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text-line-through-type="none" style:font-name="Calibri" fo:font-size="10.5pt" fo:font-style="normal" fo:text-shadow="none" style:text-underline-style="solid" style:text-underline-width="auto" style:text-underline-color="font-color" fo:font-weight="normal" style:font-name-asian="Calibri" style:font-size-asian="10.5pt" style:font-style-asian="normal" style:font-weight-asian="normal" style:font-size-complex="10.5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3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3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3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30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3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text-underline-style="solid" style:text-underline-width="auto" style:text-underline-color="font-color" style:font-size-asian="10.5pt" style:font-size-complex="10.5pt"/>
    </style:style>
    <style:style style:name="ce3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1pt" fo:language="en" fo:country="US" style:text-underline-style="solid" style:text-underline-width="auto" style:text-underline-color="font-color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3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" fo:font-size="11pt" fo:language="en" fo:country="US" style:text-underline-style="none" style:font-name-asian="Calibri" style:font-size-asian="11pt" style:language-asian="en" style:country-asian="US" style:font-name-complex="Calibri" style:font-size-complex="6.25pt" style:language-complex="en" style:country-complex="US"/>
    </style:style>
    <style:style style:name="ce313" style:family="table-cell" style:parent-style-name="Default">
      <style:table-cell-properties style:vertical-align="middle"/>
      <style:text-properties style:use-window-font-color="true" style:font-name="Calibri1" fo:language="zxx" fo:country="none" style:font-name-asian="Calibri1" style:language-asian="en" style:country-asian="US" style:font-name-complex="Times New Roman" style:font-size-complex="6.25pt" style:language-complex="ar" style:country-complex="SA"/>
    </style: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fo:language="zxx" fo:country="none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Arial1" style:font-size-complex="11pt"/>
    </style:style>
    <style:style style:name="ce31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666600" fo:wrap-option="wrap" style:vertical-align="middle"/>
      <style:text-properties fo:color="#ffffff" style:font-name="Calibri" fo:font-size="10.5pt" style:font-size-asian="10.5pt" style:font-size-complex="10.5pt"/>
    </style:style>
    <style:style style:name="ce3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juntadeandalucia.es&quot;" style:apply-style-name="Junta_20_de_20_Andalucia" style:base-cell-address="MOS.J7"/>
    </style:style>
    <style:style style:name="ce321" style:family="table-cell" style:parent-style-name="Default">
      <style:table-cell-properties fo:background-color="#999999" fo:wrap-option="wrap" style:vertical-align="middle"/>
      <style:text-properties style:font-name="Calibri" fo:font-size="10.5pt" style:font-size-asian="10.5pt" style:font-size-complex="10.5pt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 style:data-style-name="N1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juntadeandalucia.es&quot;" style:apply-style-name="Junta_20_de_20_Andalucia" style:base-cell-address="MOS.J2"/>
    </style:style>
    <style:style style:name="ce329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juntadeandalucia.es&quot;" style:apply-style-name="Junta_20_de_20_Andalucia" style:base-cell-address="MOS.J2"/>
    </style:style>
    <style:style style:name="ce330" style:family="table-cell" style:parent-style-name="Default">
      <style:text-properties fo:font-weight="bold" style:font-weight-asian="bold" style:font-weight-complex="bold"/>
    </style:style>
    <style:style style:name="ce331" style:family="table-cell" style:parent-style-name="Default">
      <style:table-cell-properties fo:background-color="#ffff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0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name-asian="Microsoft YaHei"/>
    </style:style>
    <style:style style:name="T3" style:family="text">
      <style:text-properties style:font-size-asian="12pt" style:font-size-complex="6.8000001907348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size="10pt" fo:font-weight="normal" fo:font-style="normal" fo:country="none" style:country-asian="none" style:font-size-complex="5.69999980926514pt"/>
    </style:style>
    <style:style style:name="T8" style:family="text">
      <style:text-properties fo:font-size="10.5pt" style:country-asian="none" style:country-complex="none" style:font-name-asian="Arial Unicode MS" style:font-size-asian="10.5pt" style:font-size-complex="10.5pt"/>
    </style:style>
    <style:style style:name="T9" style:family="text">
      <style:text-properties style:font-size-asian="11pt" style:font-size-complex="11pt"/>
    </style:style>
    <style:style style:name="T10" style:family="text">
      <style:text-properties fo:country="none" style:country-asian="none" style:country-complex="none" style:font-name-asian="Arial" style:font-size-asian="11pt" style:font-size-complex="11pt"/>
    </style:style>
    <style:style style:name="T11" style:family="text">
      <style:text-properties style:font-size-asian="10.5pt" style:font-size-complex="10.5pt"/>
    </style:style>
    <style:style style:name="T12" style:family="text">
      <style:text-properties style:font-name="Calibri" fo:font-size="10.5pt" style:text-underline-style="solid" style:text-underline-width="auto" style:text-underline-color="font-color" style:font-name-asian="Calibri" style:font-size-asian="10.5pt" style:font-size-complex="10.5pt"/>
    </style:style>
    <style:style style:name="T13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.5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ff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-asian="Microsoft YaHei" style:font-size-asian="11pt" style:font-size-complex="11pt"/>
    </style:style>
    <style:style style:name="T17" style:family="text">
      <style:text-properties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ff" style:font-name="Calibri" fo:font-size="11pt" style:text-underline-style="solid" style:text-underline-width="auto" style:text-underline-color="font-color" style:font-name-asian="Calibri" style:font-size-asian="11pt" style:font-size-complex="6.30000019073486pt"/>
    </style:style>
    <style:style style:name="T19" style:family="text">
      <style:text-properties fo:color="#333333" style:font-name="Calibri" fo:font-size="11pt" style:font-name-asian="Calibri" style:font-size-asian="11pt" style:font-size-complex="6.30000019073486pt"/>
    </style:style>
    <style:style style:name="T20" style:family="text">
      <style:text-properties style:font-name="Calibri" fo:font-size="11pt" fo:country="none" style:country-asian="none" style:country-complex="none" style:font-name-asian="Calibri" style:font-size-asian="11pt" style:font-size-complex="6.30000019073486pt"/>
    </style:style>
    <style:style style:name="T21" style:family="text">
      <style:text-properties style:font-name-asian="Microsoft YaHei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Si&quot;;&quot;No&quot;;&quot;&quot;)" table:allow-empty-cell="true" table:display-list="unsorted" table:base-cell-address="'GUIA DE CONTACTOS'.B8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A y B&quot;;&quot;C&quot;;&quot;D1&quot;;&quot;D2&quot;)" table:allow-empty-cell="true" table:display-list="unsorted" table:base-cell-address="'GUIA DE CONTACTOS'.D8"/>
        <table:content-validation table:name="val3" table:condition="of:cell-content-is-in-list(&quot;X&quot;;&quot;0&quot;)" table:allow-empty-cell="true" table:display-list="unsorted" table:base-cell-address="'GUIA DE CONTACTOS'.G8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X&quot;;&quot;0&quot;;&quot;&quot;)" table:allow-empty-cell="true" table:display-list="unsorted" table:base-cell-address="'GUIA DE CONTACTOS'.H8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5" table:condition="of:cell-content-is-in-list(&quot;X&quot;;&quot;0&quot;;&quot;&quot;)" table:allow-empty-cell="true" table:display-list="unsorted" table:base-cell-address="'GUIA DE CONTACTOS'.I8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6" table:condition="of:cell-content-is-in-list(&quot;Si&quot;;&quot;Si - No registrado&quot;;&quot;No&quot;)" table:allow-empty-cell="true" table:display-list="unsorted" table:base-cell-address="'GUIA DE CONTACTOS'.N180"/>
      </table:content-validations>
      <table:table table:name="GUIA DE CONTAC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 calcext:value-type="string">
            <text:p>ID Siebel</text:p>
          </table:table-cell>
          <table:table-cell table:style-name="ce16" office:value-type="string" calcext:value-type="string">
            <text:p>ID NAOS</text:p>
          </table:table-cell>
          <table:table-cell table:style-name="ce16" office:value-type="string" calcext:value-type="string">
            <text:p>Conformidad</text:p>
          </table:table-cell>
          <table:table-cell table:style-name="ce16" office:value-type="string" calcext:value-type="string">
            <text:p>Grupo</text:p>
          </table:table-cell>
          <table:table-cell table:style-name="ce16" office:value-type="string" calcext:value-type="string">
            <text:p>Acrónimo Organismo</text:p>
          </table:table-cell>
          <table:table-cell table:style-name="ce16" office:value-type="string" calcext:value-type="string">
            <text:p>Descripción Organismo</text:p>
          </table:table-cell>
          <table:table-cell table:style-name="ce16" office:value-type="string" calcext:value-type="string">
            <text:p>Rama LDAP en NAOS</text:p>
          </table:table-cell>
          <table:table-cell table:style-name="ce16" office:value-type="string" calcext:value-type="string">
            <text:p>Nombre y Apellidos</text:p>
          </table:table-cell>
          <table:table-cell table:style-name="ce16" office:value-type="string" calcext:value-type="string">
            <text:p>Cargo</text:p>
          </table:table-cell>
          <table:table-cell table:style-name="ce114" office:value-type="string" calcext:value-type="string">
            <text:p>ROLES</text:p>
          </table:table-cell>
          <table:table-cell table:style-name="ce146"/>
          <table:table-cell table:style-name="ce177" table:number-columns-repeated="3"/>
          <table:table-cell table:style-name="ce208"/>
          <table:table-cell table:style-name="ce16" office:value-type="string" calcext:value-type="string">
            <text:p>Tel. Fijo</text:p>
          </table:table-cell>
          <table:table-cell table:style-name="ce16" office:value-type="string" calcext:value-type="string">
            <text:p>Tel Móvil</text:p>
          </table:table-cell>
          <table:table-cell table:style-name="ce271" office:value-type="string" calcext:value-type="string">
            <text:p>Uid corporativo</text:p>
          </table:table-cell>
          <table:table-cell table:style-name="ce271"/>
          <table:table-cell table:style-name="ce271" office:value-type="string" calcext:value-type="string">
            <text:p>E-mail</text:p>
          </table:table-cell>
          <table:table-cell table:style-name="ce63" table:number-columns-repeated="1003"/>
          <table:table-cell/>
        </table:table-row>
        <table:table-row table:style-name="ro2">
          <table:table-cell table:style-name="ce2"/>
          <table:table-cell table:style-name="ce17" table:number-columns-repeated="8"/>
          <table:table-cell table:style-name="ce115" office:value-type="string" calcext:value-type="string">
            <text:p>Representante</text:p>
          </table:table-cell>
          <table:table-cell table:style-name="ce147" office:value-type="string" calcext:value-type="string">
            <text:p>Dinamizador</text:p>
          </table:table-cell>
          <table:table-cell table:style-name="ce178" office:value-type="string" calcext:value-type="string" table:number-columns-spanned="3" table:number-rows-spanned="1">
            <text:p>Técnico</text:p>
          </table:table-cell>
          <table:covered-table-cell table:number-columns-repeated="2" table:style-name="ce178"/>
          <table:table-cell table:style-name="ce209" office:value-type="string" calcext:value-type="string">
            <text:p>Acc. MOS</text:p>
          </table:table-cell>
          <table:table-cell table:style-name="ce17" table:number-columns-repeated="2"/>
          <table:table-cell table:style-name="ce272" table:number-columns-repeated="3"/>
          <table:table-cell table:style-name="ce63" table:number-columns-repeated="1003"/>
          <table:table-cell/>
        </table:table-row>
        <table:table-row table:style-name="ro3">
          <table:table-cell table:style-name="ce3"/>
          <table:table-cell table:style-name="ce18" table:number-columns-repeated="8"/>
          <table:table-cell table:style-name="ce116"/>
          <table:table-cell table:style-name="ce148"/>
          <table:table-cell table:style-name="ce179" office:value-type="string" calcext:value-type="string">
            <text:p>BBDD (DBA)</text:p>
          </table:table-cell>
          <table:table-cell table:style-name="ce179" office:value-type="string" calcext:value-type="string">
            <text:p>Sv. Aplicaciones</text:p>
            <text:p>(Adm. Sistemas)</text:p>
          </table:table-cell>
          <table:table-cell table:style-name="ce179" office:value-type="string" calcext:value-type="string">
            <text:p>Otros</text:p>
          </table:table-cell>
          <table:table-cell table:style-name="ce210"/>
          <table:table-cell table:style-name="ce18" table:number-columns-repeated="2"/>
          <table:table-cell table:style-name="ce273" table:number-columns-repeated="3"/>
          <table:table-cell table:style-name="ce63" table:number-columns-repeated="1003"/>
          <table:table-cell/>
        </table:table-row>
        <table:table-row table:style-name="ro4">
          <table:table-cell table:style-name="ce4" office:value-type="string" calcext:value-type="string" table:number-columns-spanned="5" table:number-rows-spanned="1">
            <text:p>Organismos grupos A y B – Consejerías y SAE</text:p>
          </table:table-cell>
          <table:covered-table-cell table:style-name="ce19"/>
          <table:covered-table-cell table:number-columns-repeated="3" table:style-name="ce4"/>
          <table:table-cell table:style-name="ce4"/>
          <table:table-cell table:style-name="ce19"/>
          <table:table-cell table:style-name="ce4" table:number-columns-repeated="9"/>
          <table:table-cell table:style-name="ce19"/>
          <table:table-cell table:style-name="ce4" office:value-type="string" calcext:value-type="string">
            <text:p>uid</text:p>
          </table:table-cell>
          <table:table-cell table:style-name="ce4" office:value-type="string" calcext:value-type="string">
            <text:p>MOS?</text:p>
          </table:table-cell>
          <table:table-cell table:style-name="ce4"/>
          <table:table-cell table:style-name="ce319" office:value-type="string" calcext:value-type="string">
            <text:p>UI2</text:p>
          </table:table-cell>
          <table:table-cell table:style-name="ce319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1768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63" office:value-type="string" calcext:value-type="string">
            <text:p>María de la Peña Mate Aranda</text:p>
          </table:table-cell>
          <table:table-cell table:style-name="ce63" office:value-type="string" calcext:value-type="string">
            <text:p>Jefa del Servicio de Informática de la Secretaría General Técn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6"/>
          <table:table-cell table:style-name="ce20" office:value-type="float" office:value="763997" calcext:value-type="float">
            <text:p>763997</text:p>
          </table:table-cell>
          <table:table-cell table:style-name="ce15" office:value-type="string" calcext:value-type="string">
            <text:p>mariap.mate</text:p>
          </table:table-cell>
          <table:table-cell table:style-name="ce15" table:formula="of:=VLOOKUP([.R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iap.mate@juntadeandalucia.es" xlink:type="simple">mariap.mate@juntadeandalucia.es</text:a></text:p>
          </table:table-cell>
          <table:table-cell table:style-name="ce320" table:formula="of:=RIGHT([.T5];LEN([.T5])-FIND(&quot;@&quot;;[.T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1794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5" office:value-type="string" calcext:value-type="string">
            <text:p>Ángel Casaseca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6"/>
          <table:table-cell table:style-name="ce239" office:value-type="float" office:value="742494" calcext:value-type="float">
            <text:p>742494</text:p>
          </table:table-cell>
          <table:table-cell table:style-name="ce15" office:value-type="string" calcext:value-type="string">
            <text:p>angel.casaseca</text:p>
          </table:table-cell>
          <table:table-cell table:style-name="ce15" table:formula="of:=VLOOKUP([.R6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angel.casaseca@juntadeandalucia.es" xlink:type="simple">angel.casaseca@juntadeandalucia.es</text:a></text:p>
          </table:table-cell>
          <table:table-cell table:style-name="ce320" table:formula="of:=RIGHT([.T6];LEN([.T6])-FIND(&quot;@&quot;;[.T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17924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5" office:value-type="string" calcext:value-type="string">
            <text:p>José María Peche Carracedo 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6"/>
          <table:table-cell table:style-name="ce239" office:value-type="float" office:value="677904235" calcext:value-type="float">
            <text:p>677904235</text:p>
          </table:table-cell>
          <table:table-cell table:style-name="ce15" office:value-type="string" calcext:value-type="string">
            <text:p>josem.peche.ext</text:p>
          </table:table-cell>
          <table:table-cell table:style-name="ce15" table:formula="of:=VLOOKUP([.R7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josem.peche.ext@juntadeandalucia.es" xlink:type="simple">josem.peche.ext@juntadeandalucia.es</text:a></text:span></text:p>
          </table:table-cell>
          <table:table-cell table:style-name="ce320" table:formula="of:=RIGHT([.T7];LEN([.T7])-FIND(&quot;@&quot;;[.T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17924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5" office:value-type="string" calcext:value-type="string">
            <text:p>Jesús Calderón Galán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6"/>
          <table:table-cell table:style-name="ce239" office:value-type="float" office:value="670949598" calcext:value-type="float">
            <text:p>670949598</text:p>
          </table:table-cell>
          <table:table-cell table:style-name="ce15" office:value-type="string" calcext:value-type="string">
            <text:p>manuelj.calderon.ext</text:p>
          </table:table-cell>
          <table:table-cell table:style-name="ce15" table:formula="of:=VLOOKUP([.R8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manuelj.calderon.ext@juntadeandalucia.es" xlink:type="simple">manuelj.calderon.ext@juntadeandalucia.es</text:a></text:span></text:p>
          </table:table-cell>
          <table:table-cell table:style-name="ce320" table:formula="of:=RIGHT([.T8];LEN([.T8])-FIND(&quot;@&quot;;[.T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17924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5" office:value-type="string" calcext:value-type="string">
            <text:p>Antonio Godoy Rodríguez</text:p>
          </table:table-cell>
          <table:table-cell table:style-name="ce85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677904234" calcext:value-type="float">
            <text:p>677904234</text:p>
          </table:table-cell>
          <table:table-cell table:style-name="ce15" office:value-type="string" calcext:value-type="string">
            <text:p>antoniom.godoy.ext</text:p>
          </table:table-cell>
          <table:table-cell table:style-name="ce15" table:formula="of:=VLOOKUP([.R9];[$MOS.$K$7:.$K$178];1;0)" office:value-type="string" office:string-value="antoniom.godoy.ext" calcext:value-type="string">
            <text:p>antoniom.godoy.ext</text:p>
          </table:table-cell>
          <table:table-cell table:style-name="ce290" office:value-type="string" calcext:value-type="string">
            <text:p><text:span text:style-name="T4"><text:a xlink:href="mailto:antoniom.godoy.ext@juntadeandalucia.es" xlink:type="simple">antoniom.godoy.ext@juntadeandalucia.es</text:a></text:span></text:p>
          </table:table-cell>
          <table:table-cell table:style-name="ce320" table:formula="of:=RIGHT([.T9];LEN([.T9])-FIND(&quot;@&quot;;[.T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17924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5" office:value-type="string" calcext:value-type="string">
            <text:p>David Sánchez de Alcázar Cruz</text:p>
          </table:table-cell>
          <table:table-cell table:style-name="ce85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670949798" calcext:value-type="float">
            <text:p>670949798</text:p>
          </table:table-cell>
          <table:table-cell table:style-name="ce15" office:value-type="string" calcext:value-type="string">
            <text:p>david.sanchez.alcazarcruz.ext</text:p>
          </table:table-cell>
          <table:table-cell table:style-name="ce15" table:formula="of:=VLOOKUP([.R10];[$MOS.$K$7:.$K$178];1;0)" office:value-type="string" office:string-value="david.sanchez.alcazarcruz.ext" calcext:value-type="string">
            <text:p>david.sanchez.alcazarcruz.ext</text:p>
          </table:table-cell>
          <table:table-cell table:style-name="ce290" office:value-type="string" calcext:value-type="string">
            <text:p><text:span text:style-name="T4"><text:a xlink:href="mailto:david.sanchez.alcazarcruz.ext@juntadeandalucia.es" xlink:type="simple">david.sanchez.alcazarcruz.ext@juntadeandalucia.es</text:a></text:span></text:p>
          </table:table-cell>
          <table:table-cell table:style-name="ce320" table:formula="of:=RIGHT([.T10];LEN([.T10])-FIND(&quot;@&quot;;[.T1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70764448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86" office:value-type="string" calcext:value-type="string">
            <text:p>Raúl Casado Piqueras </text:p>
          </table:table-cell>
          <table:table-cell table:style-name="ce63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6"/>
          <table:table-cell table:style-name="ce239" office:value-type="float" office:value="677904237" calcext:value-type="float">
            <text:p>677904237</text:p>
          </table:table-cell>
          <table:table-cell table:style-name="ce15" office:value-type="string" calcext:value-type="string">
            <text:p>raul.casado.ext</text:p>
          </table:table-cell>
          <table:table-cell table:style-name="ce15" table:formula="of:=VLOOKUP([.R11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raul.casado.ext@juntadeandalucia.es" xlink:type="simple">raul.casado.ext@juntadeandalucia.es</text:a></text:p>
          </table:table-cell>
          <table:table-cell table:style-name="ce320" table:formula="of:=RIGHT([.T11];LEN([.T11])-FIND(&quot;@&quot;;[.T1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73127791</text:p>
          </table:table-cell>
          <table:table-cell table:style-name="ce21" office:value-type="float" office:value="90447" calcext:value-type="float">
            <text:p>90447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LRI</text:p>
          </table:table-cell>
          <table:table-cell table:style-name="ce68" office:value-type="string" calcext:value-type="string">
            <text:p>Consejería de Administración Local y Relaciones Institucionales</text:p>
          </table:table-cell>
          <table:table-cell table:style-name="ce75"/>
          <table:table-cell table:style-name="ce63" office:value-type="string" calcext:value-type="string">
            <text:p>Manuel Galán Moreno</text:p>
          </table:table-cell>
          <table:table-cell table:style-name="ce63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39"/>
          <table:table-cell table:style-name="ce239" office:value-type="string" calcext:value-type="string">
            <text:p>677904246/734246</text:p>
          </table:table-cell>
          <table:table-cell table:style-name="ce15" office:value-type="string" calcext:value-type="string">
            <text:p>manuel.galan.moreno.ext</text:p>
          </table:table-cell>
          <table:table-cell table:style-name="ce15" table:formula="of:=VLOOKUP([.R1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nuel.galan.moreno.ext@juntadeandalucia.es" xlink:type="simple">manuel.galan.moreno.ext@juntadeandalucia.es</text:a></text:p>
          </table:table-cell>
          <table:table-cell table:style-name="ce320" table:formula="of:=RIGHT([.T12];LEN([.T12])-FIND(&quot;@&quot;;[.T1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6"/>
          <table:table-cell table:style-name="ce20" office:value-type="float" office:value="200207" calcext:value-type="float">
            <text:p>200207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Juan Luis Ceada</text:p>
          </table:table-cell>
          <table:table-cell table:style-name="ce63" office:value-type="string" calcext:value-type="string">
            <text:p>Jefe de Servicio de Informática <text:s/>(Secretaría General Técnica)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40" office:value-type="string" calcext:value-type="string">
            <text:p><text:span text:style-name="T8">955032496/</text:span></text:p>
            <text:p><text:span text:style-name="T8">332496</text:span></text:p>
          </table:table-cell>
          <table:table-cell table:style-name="ce243" office:value-type="string" calcext:value-type="string">
            <text:p>670945876/ 745876</text:p>
          </table:table-cell>
          <table:table-cell table:style-name="ce15" office:value-type="string" calcext:value-type="string">
            <text:p>juanl.ceada</text:p>
          </table:table-cell>
          <table:table-cell table:style-name="ce15" table:formula="of:=VLOOKUP([.R13];[$MOS.$K$7:.$K$178];1;0)" office:value-type="string" office:string-value="" calcext:value-type="error">
            <text:p>#N/D</text:p>
          </table:table-cell>
          <table:table-cell table:style-name="ce6" office:value-type="string" calcext:value-type="string">
            <text:p><text:a xlink:href="mailto:juanl.ceada@juntadeandalucia.es" xlink:type="simple">juanl.ceada@juntadeandalucia.es</text:a></text:p>
          </table:table-cell>
          <table:table-cell table:style-name="ce320" table:formula="of:=RIGHT([.T13];LEN([.T13])-FIND(&quot;@&quot;;[.T1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11639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Carmen Garrido Granado</text:p>
          </table:table-cell>
          <table:table-cell table:style-name="ce63" office:value-type="string" calcext:value-type="string">
            <text:p>Responsable Área de Sistemas y Comunicaciones Del Servicio de Informática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32" office:value-type="string" calcext:value-type="string">
            <text:p>332190/</text:p>
            <text:p>955024963</text:p>
          </table:table-cell>
          <table:table-cell table:style-name="ce32" office:value-type="float" office:value="768532" calcext:value-type="float">
            <text:p>768532</text:p>
          </table:table-cell>
          <table:table-cell table:style-name="ce15" office:value-type="string" calcext:value-type="string">
            <text:p>mariac.garrido.granado</text:p>
          </table:table-cell>
          <table:table-cell table:style-name="ce15" table:formula="of:=VLOOKUP([.R14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mariac.garrido.granado@juntadeandalucia.es" xlink:type="simple">mariac.garrido.granado@juntadeandalucia.es</text:a></text:p>
          </table:table-cell>
          <table:table-cell table:style-name="ce320" table:formula="of:=RIGHT([.T14];LEN([.T14])-FIND(&quot;@&quot;;[.T1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Sergio Díaz Rui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1" office:value-type="float" office:value="955032498" calcext:value-type="float">
            <text:p>955032498</text:p>
          </table:table-cell>
          <table:table-cell table:style-name="ce241" office:value-type="float" office:value="697950999" calcext:value-type="float">
            <text:p>697950999</text:p>
          </table:table-cell>
          <table:table-cell table:style-name="ce15" office:value-type="string" calcext:value-type="string">
            <text:p>sergio.diaz</text:p>
          </table:table-cell>
          <table:table-cell table:style-name="ce15" table:formula="of:=VLOOKUP([.R15];[$MOS.$K$7:.$K$178];1;0)" office:value-type="string" office:string-value="sergio.diaz" calcext:value-type="string">
            <text:p>sergio.diaz</text:p>
          </table:table-cell>
          <table:table-cell table:style-name="ce291" office:value-type="string" calcext:value-type="string">
            <text:p><text:a xlink:href="mailto:sergio.diaz@juntadeandalucia.es" xlink:type="simple">sergio.diaz@juntadeandalucia.es</text:a></text:p>
          </table:table-cell>
          <table:table-cell table:style-name="ce320" table:formula="of:=RIGHT([.T15];LEN([.T15])-FIND(&quot;@&quot;;[.T1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Rosario Núñez Pérez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5032198" calcext:value-type="float">
            <text:p>955032198</text:p>
          </table:table-cell>
          <table:table-cell table:style-name="ce32"/>
          <table:table-cell table:style-name="ce15" office:value-type="string" calcext:value-type="string">
            <office:annotation draw:style-name="gr1" draw:text-style-name="P1" svg:width="10.496cm" svg:height="2.936cm" svg:x="54.41cm" svg:y="0.357cm" draw:caption-point-x="-0.408cm" draw:caption-point-y="5.666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5" table:formula="of:=VLOOKUP([.R16];[$MOS.$K$7:.$K$178];1;0)" office:value-type="string" office:string-value="rosario.nunez.ext" calcext:value-type="string">
            <text:p>rosario.nunez.ext</text:p>
          </table:table-cell>
          <table:table-cell table:style-name="ce13" office:value-type="string" calcext:value-type="string">
            <text:p><text:a xlink:href="mailto:mariar.nunez.perez@juntadeandalucia.es" xlink:type="simple">mariar.nunez.perez@juntadeandalucia.es</text:a></text:p>
          </table:table-cell>
          <table:table-cell table:style-name="ce320" table:formula="of:=RIGHT([.T16];LEN([.T16])-FIND(&quot;@&quot;;[.T1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Antonio Moreno Vicente</text:p>
          </table:table-cell>
          <table:table-cell table:style-name="ce63" office:value-type="string" calcext:value-type="string">
            <text:p>DBA</text:p>
          </table:table-cell>
          <table:table-cell table:style-name="ce118" table:content-validation-name="val3"/>
          <table:table-cell table:style-name="ce150" table:content-validation-name="val4"/>
          <table:table-cell table:style-name="ce181" table:content-validation-name="val5" office:value-type="string" calcext:value-type="string">
            <text:p>X</text:p>
          </table:table-cell>
          <table:table-cell table:style-name="ce181" table:content-validation-name="val5"/>
          <table:table-cell table:style-name="ce181" table:content-validation-name="val5" office:value-type="string" calcext:value-type="string">
            <text:p>X</text:p>
          </table:table-cell>
          <table:table-cell table:style-name="ce212" table:content-validation-name="val6" office:value-type="string" calcext:value-type="string">
            <text:p>Si</text:p>
          </table:table-cell>
          <table:table-cell table:style-name="ce241" office:value-type="float" office:value="955032689" calcext:value-type="float">
            <text:p>955032689</text:p>
          </table:table-cell>
          <table:table-cell table:style-name="ce241" office:value-type="string" calcext:value-type="string">
            <text:p> </text:p>
          </table:table-cell>
          <table:table-cell table:style-name="ce15" office:value-type="string" calcext:value-type="string">
            <text:p>antonio.moreno.v.ext</text:p>
          </table:table-cell>
          <table:table-cell table:style-name="ce15" table:formula="of:=VLOOKUP([.R17];[$MOS.$K$7:.$K$178];1;0)" office:value-type="string" office:string-value="" calcext:value-type="error">
            <text:p>#N/D</text:p>
          </table:table-cell>
          <table:table-cell table:style-name="ce291" office:value-type="string" calcext:value-type="string">
            <text:p><text:a xlink:href="mailto:antonio.moreno@sopragroup.com" xlink:type="simple">antonio.moreno@sopragroup.com</text:a></text:p>
          </table:table-cell>
          <table:table-cell table:style-name="ce320" table:formula="of:=RIGHT([.T17];LEN([.T17])-FIND(&quot;@&quot;;[.T17]))" office:value-type="string" office:string-value="sopragroup.com" calcext:value-type="string">
            <text:p>sopragroup.com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Lourdes Pérez Gómez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5032548" calcext:value-type="float">
            <text:p>955032548</text:p>
          </table:table-cell>
          <table:table-cell table:style-name="ce259"/>
          <table:table-cell table:style-name="ce15" office:value-type="string" calcext:value-type="string">
            <text:p>lourdes.perez.ext</text:p>
          </table:table-cell>
          <table:table-cell table:style-name="ce15" table:formula="of:=VLOOKUP([.R18];[$MOS.$K$7:.$K$178];1;0)" office:value-type="string" office:string-value="lourdes.perez.ext" calcext:value-type="string">
            <text:p>lourdes.perez.ext</text:p>
          </table:table-cell>
          <table:table-cell table:style-name="ce13" office:value-type="string" calcext:value-type="string">
            <text:p><text:a xlink:href="mailto:lourdes.perez.ext@juntadeandalucia.es" xlink:type="simple">lourdes.perez.ext@juntadeandalucia.es</text:a></text:p>
          </table:table-cell>
          <table:table-cell table:style-name="ce320" table:formula="of:=RIGHT([.T18];LEN([.T18])-FIND(&quot;@&quot;;[.T1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Agustín Mula González</text:p>
          </table:table-cell>
          <table:table-cell table:style-name="ce63" office:value-type="string" calcext:value-type="string">
            <text:p>Coordinación Soporte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1" office:value-type="float" office:value="955032691" calcext:value-type="float">
            <text:p>955032691</text:p>
          </table:table-cell>
          <table:table-cell table:style-name="ce22" office:value-type="float" office:value="652186565" calcext:value-type="float">
            <text:p>652186565</text:p>
          </table:table-cell>
          <table:table-cell table:style-name="ce15" office:value-type="string" calcext:value-type="string">
            <text:p>agustin.m.gonzalez.ext</text:p>
          </table:table-cell>
          <table:table-cell table:style-name="ce15" table:formula="of:=VLOOKUP([.R19];[$MOS.$K$7:.$K$178];1;0)" office:value-type="string" office:string-value="agustin.m.gonzalez.ext" calcext:value-type="string">
            <text:p>agustin.m.gonzalez.ext</text:p>
          </table:table-cell>
          <table:table-cell table:style-name="ce291" office:value-type="string" calcext:value-type="string">
            <text:p><text:a xlink:href="mailto:agustin.m.gonzalez.ext@juntadeandalucia.es" xlink:type="simple">agustin.m.gonzalez.ext@juntadeandalucia.es</text:a></text:p>
          </table:table-cell>
          <table:table-cell table:style-name="ce320" table:formula="of:=RIGHT([.T19];LEN([.T19])-FIND(&quot;@&quot;;[.T1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Jose Andrés Tinoco</text:p>
          </table:table-cell>
          <table:table-cell table:style-name="ce63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5032651" calcext:value-type="float">
            <text:p>955032651</text:p>
          </table:table-cell>
          <table:table-cell table:style-name="ce32"/>
          <table:table-cell table:style-name="ce15" office:value-type="string" calcext:value-type="string">
            <text:p>josea.tinoco</text:p>
          </table:table-cell>
          <table:table-cell table:style-name="ce15" table:formula="of:=VLOOKUP([.R20];[$MOS.$K$7:.$K$178];1;0)" office:value-type="string" office:string-value="josea.tinoco" calcext:value-type="string">
            <text:p>josea.tinoco</text:p>
          </table:table-cell>
          <table:table-cell table:style-name="ce13" office:value-type="string" calcext:value-type="string">
            <text:p><text:a xlink:href="mailto:josea.tinoco@juntadeandalucia.es" xlink:type="simple">josea.tinoco@juntadeandalucia.es</text:a></text:p>
          </table:table-cell>
          <table:table-cell table:style-name="ce320" table:formula="of:=RIGHT([.T20];LEN([.T20])-FIND(&quot;@&quot;;[.T2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Manuel Pérez Ron</text:p>
          </table:table-cell>
          <table:table-cell table:style-name="ce63" office:value-type="string" calcext:value-type="string">
            <text:p>Administrador de servidores de aplicaciones Weblogic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5032549" calcext:value-type="float">
            <text:p>955032549</text:p>
          </table:table-cell>
          <table:table-cell table:style-name="ce32" office:value-type="float" office:value="648540255" calcext:value-type="float">
            <text:p>648540255</text:p>
          </table:table-cell>
          <table:table-cell table:style-name="ce15" office:value-type="string" calcext:value-type="string">
            <text:p>manuel.perez.ron.ext</text:p>
          </table:table-cell>
          <table:table-cell table:style-name="ce15" table:formula="of:=VLOOKUP([.R21];[$MOS.$K$7:.$K$178];1;0)" office:value-type="string" office:string-value="manuel.perez.ron.ext" calcext:value-type="string">
            <text:p>manuel.perez.ron.ext</text:p>
          </table:table-cell>
          <table:table-cell table:style-name="ce13" office:value-type="string" calcext:value-type="string">
            <text:p><text:a xlink:href="mailto:manuel.perez.ron.ext@juntadeandalucia.es" xlink:type="simple">manuel.perez.ron.ext@juntadeandalucia.es</text:a></text:p>
          </table:table-cell>
          <table:table-cell table:style-name="ce320" table:formula="of:=RIGHT([.T21];LEN([.T21])-FIND(&quot;@&quot;;[.T2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81483</text:p>
          </table:table-cell>
          <table:table-cell table:style-name="ce20"/>
          <table:table-cell table:style-name="ce39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63" office:value-type="string" calcext:value-type="string">
            <text:p>Antonio Gutiérrez Almansa</text:p>
          </table:table-cell>
          <table:table-cell table:style-name="ce63" office:value-type="string" calcext:value-type="string">
            <text:p>Administrador de servidores de aplicaciones Weblogic</text:p>
          </table:table-cell>
          <table:table-cell table:style-name="ce119" table:content-validation-name="val3"/>
          <table:table-cell table:style-name="ce151" table:content-validation-name="val4"/>
          <table:table-cell table:style-name="ce182" table:content-validation-name="val5"/>
          <table:table-cell table:style-name="ce182" table:content-validation-name="val5" office:value-type="string" calcext:value-type="string">
            <text:p>X</text:p>
          </table:table-cell>
          <table:table-cell table:style-name="ce182" table:content-validation-name="val5"/>
          <table:table-cell table:style-name="ce213" table:content-validation-name="val6" office:value-type="string" calcext:value-type="string">
            <text:p>Si</text:p>
          </table:table-cell>
          <table:table-cell table:style-name="ce32" office:value-type="float" office:value="955032533" calcext:value-type="float">
            <text:p>955032533</text:p>
          </table:table-cell>
          <table:table-cell table:style-name="ce32" office:value-type="float" office:value="610264273" calcext:value-type="float">
            <text:p>610264273</text:p>
          </table:table-cell>
          <table:table-cell table:style-name="ce15" office:value-type="string" calcext:value-type="string">
            <text:p>antonio.gutierrez.a.ext</text:p>
          </table:table-cell>
          <table:table-cell table:style-name="ce15" table:formula="of:=VLOOKUP([.R22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antonio.gutierrez.a.ext@juntadeandalucia.es" xlink:type="simple">antonio.gutierrez.a.ext@juntadeandalucia.es</text:a></text:p>
          </table:table-cell>
          <table:table-cell table:style-name="ce320" table:formula="of:=RIGHT([.T22];LEN([.T22])-FIND(&quot;@&quot;;[.T2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441" calcext:value-type="float">
            <text:p>200441</text:p>
          </table:table-cell>
          <table:table-cell table:style-name="ce39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9" office:value-type="string" calcext:value-type="string">
            <text:p>Javier López López </text:p>
          </table:table-cell>
          <table:table-cell table:style-name="ce63" office:value-type="string" calcext:value-type="string">
            <text:p>Administrador de servidores de aplicaciones Weblogic</text:p>
          </table:table-cell>
          <table:table-cell table:style-name="ce119" table:content-validation-name="val3"/>
          <table:table-cell table:style-name="ce151" table:content-validation-name="val4"/>
          <table:table-cell table:style-name="ce182" table:content-validation-name="val5"/>
          <table:table-cell table:style-name="ce182" table:content-validation-name="val5" office:value-type="string" calcext:value-type="string">
            <text:p>X</text:p>
          </table:table-cell>
          <table:table-cell table:style-name="ce182" table:content-validation-name="val5"/>
          <table:table-cell table:style-name="ce213" table:content-validation-name="val6" office:value-type="string" calcext:value-type="string">
            <text:p>Si</text:p>
          </table:table-cell>
          <table:table-cell table:style-name="ce242" office:value-type="float" office:value="955032521" calcext:value-type="float">
            <text:p>955032521</text:p>
          </table:table-cell>
          <table:table-cell table:style-name="ce32"/>
          <table:table-cell table:style-name="ce9" office:value-type="string" calcext:value-type="string">
            <text:p>javier.lopez.lopez.ext</text:p>
          </table:table-cell>
          <table:table-cell table:style-name="ce15" table:formula="of:=VLOOKUP([.R23];[$MOS.$K$2:.$K$178];1;0)" office:value-type="string" office:string-value="" calcext:value-type="error">
            <text:p>#N/D</text:p>
          </table:table-cell>
          <table:table-cell table:style-name="ce103" office:value-type="string" calcext:value-type="string">
            <text:p><text:a xlink:href="mailto:javier.lopez.lopez.ext@juntadeandalucia.es" xlink:type="simple">javier.lopez.lopez.ext@juntadeandalucia.es</text:a></text:p>
          </table:table-cell>
          <table:table-cell table:style-name="ce320" table:formula="of:=RIGHT([.T23];LEN([.T23])-FIND(&quot;@&quot;;[.T23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441" calcext:value-type="float">
            <text:p>200441</text:p>
          </table:table-cell>
          <table:table-cell table:style-name="ce39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APDER</text:p>
          </table:table-cell>
          <table:table-cell table:style-name="ce69" office:value-type="string" calcext:value-type="string">
            <text:p>Consejería de Agricultura, Pesca y Desarrollo Rural</text:p>
          </table:table-cell>
          <table:table-cell table:style-name="ce76"/>
          <table:table-cell table:style-name="ce9" office:value-type="string" calcext:value-type="string">
            <text:p>Javier López Fernandez </text:p>
          </table:table-cell>
          <table:table-cell table:style-name="ce63" office:value-type="string" calcext:value-type="string">
            <text:p>Administrador de servidores de aplicaciones Weblogic</text:p>
          </table:table-cell>
          <table:table-cell table:style-name="ce119" table:content-validation-name="val3"/>
          <table:table-cell table:style-name="ce151" table:content-validation-name="val4"/>
          <table:table-cell table:style-name="ce182" table:content-validation-name="val5"/>
          <table:table-cell table:style-name="ce182" table:content-validation-name="val5" office:value-type="string" calcext:value-type="string">
            <text:p>X</text:p>
          </table:table-cell>
          <table:table-cell table:style-name="ce182" table:content-validation-name="val5"/>
          <table:table-cell table:style-name="ce213" table:content-validation-name="val6" office:value-type="string" calcext:value-type="string">
            <text:p>Si</text:p>
          </table:table-cell>
          <table:table-cell table:style-name="ce242" office:value-type="float" office:value="955032636" calcext:value-type="float">
            <text:p>955032636</text:p>
          </table:table-cell>
          <table:table-cell table:style-name="ce32"/>
          <table:table-cell table:style-name="ce9" office:value-type="string" calcext:value-type="string">
            <text:p>javier.lopez.fe.ext</text:p>
          </table:table-cell>
          <table:table-cell table:style-name="ce15" table:formula="of:=VLOOKUP([.R24];[$MOS.$K$2:.$K$178];1;0)" office:value-type="string" office:string-value="" calcext:value-type="error">
            <text:p>#N/D</text:p>
          </table:table-cell>
          <table:table-cell table:style-name="ce103" office:value-type="string" calcext:value-type="string">
            <text:p><text:a xlink:href="mailto:javier.lopez.fe.ext@juntadeandalucia.es" xlink:type="simple">javier.lopez.fe.ext@juntadeandalucia.es</text:a></text:p>
          </table:table-cell>
          <table:table-cell table:style-name="ce320" table:formula="of:=RIGHT([.T24];LEN([.T24])-FIND(&quot;@&quot;;[.T2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724489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CUL</text:p>
          </table:table-cell>
          <table:table-cell table:style-name="ce70" office:value-type="string" calcext:value-type="string">
            <text:p>Consejería de Educación, Cultura y Deporte – Área de Cultura</text:p>
          </table:table-cell>
          <table:table-cell table:style-name="ce77" office:value-type="string" calcext:value-type="string">
            <text:p>CCD</text:p>
          </table:table-cell>
          <table:table-cell table:style-name="ce63" office:value-type="string" calcext:value-type="string">
            <text:p>Emilio Martínez Force</text:p>
          </table:table-cell>
          <table:table-cell table:style-name="ce63" office:value-type="string" calcext:value-type="string">
            <text:p>Jefe de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955036408/</text:p>
            <text:p>336408</text:p>
          </table:table-cell>
          <table:table-cell table:style-name="ce20"/>
          <table:table-cell table:style-name="ce15" office:value-type="string" calcext:value-type="string">
            <text:p>emilio.martinez.force</text:p>
          </table:table-cell>
          <table:table-cell table:style-name="ce15" table:formula="of:=VLOOKUP([.R25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emilio.martinez.force@juntadeandalucia.es" xlink:type="simple">emilio.martinez.force@juntadeandalucia.es</text:a></text:p>
          </table:table-cell>
          <table:table-cell table:style-name="ce320" table:formula="of:=RIGHT([.T25];LEN([.T25])-FIND(&quot;@&quot;;[.T2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5565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CUL</text:p>
          </table:table-cell>
          <table:table-cell table:style-name="ce70" office:value-type="string" calcext:value-type="string">
            <text:p>Consejería de Educación, Cultura y Deporte – Área de Cultura</text:p>
          </table:table-cell>
          <table:table-cell table:style-name="ce77" office:value-type="string" calcext:value-type="string">
            <text:p>CCD</text:p>
          </table:table-cell>
          <table:table-cell table:style-name="ce63" office:value-type="string" calcext:value-type="string">
            <text:p>Rafael García Ropero</text:p>
          </table:table-cell>
          <table:table-cell table:style-name="ce87" office:value-type="string" calcext:value-type="string">
            <text:p>Jefe del área de Sistemas y Explotación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43" office:value-type="string" calcext:value-type="string">
            <text:p>955036524/</text:p>
            <text:p>336524</text:p>
          </table:table-cell>
          <table:table-cell table:style-name="ce243" office:value-type="float" office:value="747931" calcext:value-type="float">
            <text:p>747931</text:p>
          </table:table-cell>
          <table:table-cell table:style-name="ce15" office:value-type="string" calcext:value-type="string">
            <text:p>rafael.garcia.r</text:p>
          </table:table-cell>
          <table:table-cell table:style-name="ce15" table:formula="of:=VLOOKUP([.R26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rafael.garcia.r@juntadeandalucia.es" xlink:type="simple">rafael.garcia.r@juntadeandalucia.es</text:a></text:p>
          </table:table-cell>
          <table:table-cell table:style-name="ce320" table:formula="of:=RIGHT([.T26];LEN([.T26])-FIND(&quot;@&quot;;[.T2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5565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CUL</text:p>
          </table:table-cell>
          <table:table-cell table:style-name="ce70" office:value-type="string" calcext:value-type="string">
            <text:p>Consejería de Educación, Cultura y Deporte – Área de Cultura</text:p>
          </table:table-cell>
          <table:table-cell table:style-name="ce77" office:value-type="string" calcext:value-type="string">
            <text:p>CCD</text:p>
          </table:table-cell>
          <table:table-cell table:style-name="ce63" office:value-type="string" calcext:value-type="string">
            <text:p>José Carlos Ramírez Pérez</text:p>
          </table:table-cell>
          <table:table-cell table:style-name="ce63" office:value-type="string" calcext:value-type="string">
            <text:p>Analist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43" office:value-type="string" calcext:value-type="string">
            <text:p>955036504/</text:p>
            <text:p>336504</text:p>
          </table:table-cell>
          <table:table-cell table:style-name="ce243" office:value-type="float" office:value="747110" calcext:value-type="float">
            <text:p>747110</text:p>
          </table:table-cell>
          <table:table-cell table:style-name="ce15" office:value-type="string" calcext:value-type="string">
            <text:p>josec.ramirez</text:p>
          </table:table-cell>
          <table:table-cell table:style-name="ce15" table:formula="of:=VLOOKUP([.R27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josec.ramirez@juntadeandalucia.es" xlink:type="simple">josec.ramirez@juntadeandalucia.es</text:a></text:p>
          </table:table-cell>
          <table:table-cell table:style-name="ce320" table:formula="of:=RIGHT([.T27];LEN([.T27])-FIND(&quot;@&quot;;[.T2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5565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CUL</text:p>
          </table:table-cell>
          <table:table-cell table:style-name="ce70" office:value-type="string" calcext:value-type="string">
            <text:p>Consejería de Educación, Cultura y Deporte – Área de Cultura</text:p>
          </table:table-cell>
          <table:table-cell table:style-name="ce77" office:value-type="string" calcext:value-type="string">
            <text:p>CCD</text:p>
          </table:table-cell>
          <table:table-cell table:style-name="ce63" office:value-type="string" calcext:value-type="string">
            <text:p>José Antonio Granados Reifs</text:p>
          </table:table-cell>
          <table:table-cell table:style-name="ce87" office:value-type="string" calcext:value-type="string">
            <text:p>DBA senior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string" calcext:value-type="string">
            <text:p>955036481 </text:p>
            <text:p>(336481)</text:p>
          </table:table-cell>
          <table:table-cell table:style-name="ce20"/>
          <table:table-cell table:style-name="ce15" office:value-type="string" calcext:value-type="string">
            <text:p>jantonio.granados.ext</text:p>
          </table:table-cell>
          <table:table-cell table:style-name="ce15" table:formula="of:=VLOOKUP([.R28];[$MOS.$K$7:.$K$178];1;0)" office:value-type="string" office:string-value="jantonio.granados.ext" calcext:value-type="string">
            <text:p>jantonio.granados.ext</text:p>
          </table:table-cell>
          <table:table-cell table:style-name="ce13" office:value-type="string" calcext:value-type="string">
            <text:p><text:a xlink:href="mailto:jantonio.granados.ext@juntadeandalucia.es" xlink:type="simple">jantonio.granados.ext@juntadeandalucia.es</text:a></text:p>
          </table:table-cell>
          <table:table-cell table:style-name="ce320" table:formula="of:=RIGHT([.T28];LEN([.T28])-FIND(&quot;@&quot;;[.T28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5565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CUL</text:p>
          </table:table-cell>
          <table:table-cell table:style-name="ce70" office:value-type="string" calcext:value-type="string">
            <text:p>Consejería de Educación, Cultura y Deporte – Área de Cultura</text:p>
          </table:table-cell>
          <table:table-cell table:style-name="ce77" office:value-type="string" calcext:value-type="string">
            <text:p>CCD</text:p>
          </table:table-cell>
          <table:table-cell table:style-name="ce63" office:value-type="string" calcext:value-type="string">
            <text:p>José Ramón López Rojas</text:p>
          </table:table-cell>
          <table:table-cell table:style-name="ce91" office:value-type="string" calcext:value-type="string">
            <text:p>DBA junior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32" office:value-type="string" calcext:value-type="string">
            <text:p>955036522 </text:p>
            <text:p>(336522)</text:p>
          </table:table-cell>
          <table:table-cell table:style-name="ce20"/>
          <table:table-cell table:style-name="ce15" office:value-type="string" calcext:value-type="string">
            <text:p>joseramon.lopez.ext</text:p>
          </table:table-cell>
          <table:table-cell table:style-name="ce15" table:formula="of:=VLOOKUP([.R29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oseramon.lopez.ext@juntadeandalucia.es" xlink:type="simple">joseramon.lopez.ext@juntadeandalucia.es</text:a></text:p>
          </table:table-cell>
          <table:table-cell table:style-name="ce320" table:formula="of:=RIGHT([.T29];LEN([.T29])-FIND(&quot;@&quot;;[.T2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48760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Julio Zabala Silva</text:p>
          </table:table-cell>
          <table:table-cell table:style-name="ce63" office:value-type="string" calcext:value-type="string">
            <text:p>Jefe Servicio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635502" calcext:value-type="float">
            <text:p>635502</text:p>
          </table:table-cell>
          <table:table-cell table:style-name="ce15" office:value-type="string" calcext:value-type="string">
            <text:p>julio.zabala</text:p>
          </table:table-cell>
          <table:table-cell table:style-name="ce15" table:formula="of:=VLOOKUP([.R3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lio.zabala@juntadeandalucia.es" xlink:type="simple">julio.zabala@juntadeandalucia.es</text:a></text:p>
          </table:table-cell>
          <table:table-cell table:style-name="ce320" table:formula="of:=RIGHT([.T30];LEN([.T30])-FIND(&quot;@&quot;;[.T3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/>
          <table:table-cell table:style-name="ce20" office:value-type="float" office:value="200602" calcext:value-type="float">
            <text:p>200602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Nicolás Vázquez Velasco 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No</text:p>
          </table:table-cell>
          <table:table-cell table:style-name="ce20"/>
          <table:table-cell table:style-name="ce20" office:value-type="float" office:value="633685" calcext:value-type="float">
            <text:p>633685</text:p>
          </table:table-cell>
          <table:table-cell table:style-name="ce274" office:value-type="string" calcext:value-type="string">
            <text:p>nicolas.vazquez</text:p>
          </table:table-cell>
          <table:table-cell table:style-name="ce15" table:formula="of:=VLOOKUP([.R31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nicolas.vazquez@juntadeandalucia.es</text:p>
          </table:table-cell>
          <table:table-cell table:style-name="ce320" table:formula="of:=RIGHT([.T31];LEN([.T31])-FIND(&quot;@&quot;;[.T3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424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87" office:value-type="string" calcext:value-type="string">
            <text:p>Juan Manuel Marín Sánche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43" office:value-type="float" office:value="633684" calcext:value-type="float">
            <text:p>633684</text:p>
          </table:table-cell>
          <table:table-cell table:style-name="ce15" office:value-type="string" calcext:value-type="string">
            <text:p>juanm.marin.ext</text:p>
          </table:table-cell>
          <table:table-cell table:style-name="ce15" table:formula="of:=VLOOKUP([.R32];[$MOS.$K$7:.$K$178];1;0)" office:value-type="string" office:string-value="juanm.marin.ext" calcext:value-type="string">
            <text:p>juanm.marin.ext</text:p>
          </table:table-cell>
          <table:table-cell table:style-name="ce13" office:value-type="string" calcext:value-type="string">
            <text:p><text:a xlink:href="mailto:juanm.marin.ext@juntadeandalucia.es" xlink:type="simple">juanm.marin.ext@juntadeandalucia.es</text:a></text:p>
          </table:table-cell>
          <table:table-cell table:style-name="ce320" table:formula="of:=RIGHT([.T32];LEN([.T32])-FIND(&quot;@&quot;;[.T3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716424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Leopoldo Coronel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32" office:value-type="float" office:value="633695" calcext:value-type="float">
            <text:p>633695</text:p>
          </table:table-cell>
          <table:table-cell table:style-name="ce15" office:value-type="string" calcext:value-type="string">
            <text:p>leopoldo.coronel.ext</text:p>
          </table:table-cell>
          <table:table-cell table:style-name="ce15" table:formula="of:=VLOOKUP([.R33];[$MOS.$K$7:.$K$178];1;0)" office:value-type="string" office:string-value="leopoldo.coronel.ext" calcext:value-type="string">
            <text:p>leopoldo.coronel.ext</text:p>
          </table:table-cell>
          <table:table-cell table:style-name="ce13" office:value-type="string" calcext:value-type="string">
            <text:p><text:a xlink:href="mailto:leopoldo.coronel.ext@juntadeandalucia.es" xlink:type="simple">leopoldo.coronel.ext@juntadeandalucia.es</text:a></text:p>
          </table:table-cell>
          <table:table-cell table:style-name="ce320" table:formula="of:=RIGHT([.T33];LEN([.T33])-FIND(&quot;@&quot;;[.T3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716424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Javier Palacios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32" office:value-type="float" office:value="633732" calcext:value-type="float">
            <text:p>633732</text:p>
          </table:table-cell>
          <table:table-cell table:style-name="ce15" office:value-type="string" calcext:value-type="string">
            <text:p>javier.palacios.ext</text:p>
          </table:table-cell>
          <table:table-cell table:style-name="ce15" table:formula="of:=VLOOKUP([.R34];[$MOS.$K$7:.$K$178];1;0)" office:value-type="string" office:string-value="javier.palacios.ext" calcext:value-type="string">
            <text:p>javier.palacios.ext</text:p>
          </table:table-cell>
          <table:table-cell table:style-name="ce13" office:value-type="string" calcext:value-type="string">
            <text:p><text:a xlink:href="mailto:javier.palacios.ext@juntadeandalucia.es" xlink:type="simple">javier.palacios.ext@juntadeandalucia.es</text:a></text:p>
          </table:table-cell>
          <table:table-cell table:style-name="ce320" table:formula="of:=RIGHT([.T34];LEN([.T34])-FIND(&quot;@&quot;;[.T3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716424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César García Agudo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0"/>
          <table:table-cell table:style-name="ce32" office:value-type="float" office:value="633732" calcext:value-type="float">
            <text:p>633732</text:p>
          </table:table-cell>
          <table:table-cell table:style-name="ce15" office:value-type="string" calcext:value-type="string">
            <text:p>cesar.garcia.agudo.ext</text:p>
          </table:table-cell>
          <table:table-cell table:style-name="ce15" table:formula="of:=VLOOKUP([.R35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cesar.garcia.agudo.ext@juntadeandalucia.es" xlink:type="simple">cesar.garcia.agudo.ext@juntadeandalucia.es</text:a></text:p>
          </table:table-cell>
          <table:table-cell table:style-name="ce320" table:formula="of:=RIGHT([.T35];LEN([.T35])-FIND(&quot;@&quot;;[.T3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4247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Javier Duque Pintor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0"/>
          <table:table-cell table:style-name="ce32" office:value-type="float" office:value="744210" calcext:value-type="float">
            <text:p>744210</text:p>
          </table:table-cell>
          <table:table-cell table:style-name="ce15" office:value-type="string" calcext:value-type="string">
            <text:p>franciscoj.duque</text:p>
          </table:table-cell>
          <table:table-cell table:style-name="ce15" table:formula="of:=VLOOKUP([.R36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franciscoj.duque@juntadeandalucia.es" xlink:type="simple">franciscoj.duque@juntadeandalucia.es</text:a></text:p>
          </table:table-cell>
          <table:table-cell table:style-name="ce320" table:formula="of:=RIGHT([.T36];LEN([.T36])-FIND(&quot;@&quot;;[.T3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76614939 </text:p>
          </table:table-cell>
          <table:table-cell table:style-name="ce23" office:value-type="float" office:value="93187" calcext:value-type="float">
            <text:p>93187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63" office:value-type="string" calcext:value-type="string">
            <text:p>Jose Luis Heredia Amaya </text:p>
          </table:table-cell>
          <table:table-cell table:style-name="ce63" office:value-type="string" calcext:value-type="string">
            <text:p>Técnico BBD y Sv. aplicaciones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86"/>
          <table:table-cell table:style-name="ce22" office:value-type="float" office:value="633693" calcext:value-type="float">
            <text:p>633693</text:p>
          </table:table-cell>
          <table:table-cell table:style-name="ce15" office:value-type="string" calcext:value-type="string">
            <text:p>josel.heredia.ext</text:p>
          </table:table-cell>
          <table:table-cell table:style-name="ce15" table:formula="of:=VLOOKUP([.R37];[$MOS.$K$7:.$K$178];1;0)" office:value-type="string" office:string-value="" calcext:value-type="error">
            <text:p>#N/D</text:p>
          </table:table-cell>
          <table:table-cell table:style-name="ce86" office:value-type="string" calcext:value-type="string">
            <text:p><text:a xlink:href="mailto:josel.heredia.ext@juntadeandalucia.es" xlink:type="simple">josel.heredia.ext@juntadeandalucia.es</text:a></text:p>
          </table:table-cell>
          <table:table-cell table:style-name="ce320" table:formula="of:=RIGHT([.T37];LEN([.T37])-FIND(&quot;@&quot;;[.T37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<text:s/>1-65923626</text:p>
          </table:table-cell>
          <table:table-cell table:style-name="ce23" office:value-type="float" office:value="83098" calcext:value-type="float">
            <text:p>83098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CD-EDU</text:p>
          </table:table-cell>
          <table:table-cell table:style-name="ce70" office:value-type="string" calcext:value-type="string">
            <text:p>Consejería de Educación, Cultura y Deporte – Área de Educación</text:p>
          </table:table-cell>
          <table:table-cell table:style-name="ce77" office:value-type="string" calcext:value-type="string">
            <text:p>CED</text:p>
          </table:table-cell>
          <table:table-cell table:style-name="ce88" office:value-type="string" calcext:value-type="string">
            <text:p>Rafael Mancebo </text:p>
          </table:table-cell>
          <table:table-cell table:style-name="ce88" office:value-type="string" calcext:value-type="string">
            <text:p>servicio de informática de la Consejería de Educación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table:number-columns-repeated="2"/>
          <table:table-cell table:style-name="ce15" office:value-type="string" calcext:value-type="string">
            <text:p>rafaelj.mancebo</text:p>
          </table:table-cell>
          <table:table-cell table:style-name="ce15" table:formula="of:=VLOOKUP([.R38];[$MOS.$K$7:.$K$178];1;0)" office:value-type="string" office:string-value="" calcext:value-type="error">
            <text:p>#N/D</text:p>
          </table:table-cell>
          <table:table-cell table:style-name="ce11" office:value-type="string" calcext:value-type="string">
            <text:p><text:a xlink:href="mailto:rafaelj.mancebo@juntadeandalucia.es" xlink:type="simple">rafaelj.mancebo@juntadeandalucia.es</text:a></text:p>
          </table:table-cell>
          <table:table-cell table:style-name="ce320" table:formula="of:=RIGHT([.T38];LEN([.T38])-FIND(&quot;@&quot;;[.T3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874737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0"/>
          <table:table-cell table:style-name="ce63" office:value-type="string" calcext:value-type="string">
            <text:p>Juan Gasch Illescas</text:p>
          </table:table-cell>
          <table:table-cell table:style-name="ce63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95178" calcext:value-type="float">
            <text:p>395178</text:p>
          </table:table-cell>
          <table:table-cell table:style-name="ce20"/>
          <table:table-cell table:style-name="ce15" office:value-type="string" calcext:value-type="string">
            <text:p>juan.gasch</text:p>
          </table:table-cell>
          <table:table-cell table:style-name="ce15" table:formula="of:=VLOOKUP([.R3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.gasch@juntadeandalucia.es" xlink:type="simple">juan.gasch@juntadeandalucia.es</text:a></text:p>
          </table:table-cell>
          <table:table-cell table:style-name="ce320" table:formula="of:=RIGHT([.T39];LEN([.T39])-FIND(&quot;@&quot;;[.T3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74737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0"/>
          <table:table-cell table:style-name="ce63" office:value-type="string" calcext:value-type="string">
            <text:p>Pablo Roldán Ruiz</text:p>
          </table:table-cell>
          <table:table-cell table:style-name="ce63" office:value-type="string" calcext:value-type="string">
            <text:p>Analista funcional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 office:value-type="float" office:value="395136" calcext:value-type="float">
            <text:p>395136</text:p>
          </table:table-cell>
          <table:table-cell table:style-name="ce20"/>
          <table:table-cell table:style-name="ce15" office:value-type="string" calcext:value-type="string">
            <text:p>pablo.roldan.ruiz</text:p>
          </table:table-cell>
          <table:table-cell table:style-name="ce15" table:formula="of:=VLOOKUP([.R4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ablo.roldan.ruiz@juntadeandalucia.es" xlink:type="simple">pablo.roldan.ruiz@juntadeandalucia.es</text:a></text:p>
          </table:table-cell>
          <table:table-cell table:style-name="ce320" table:formula="of:=RIGHT([.T40];LEN([.T40])-FIND(&quot;@&quot;;[.T4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0"/>
          <table:table-cell table:style-name="ce63" office:value-type="string" calcext:value-type="string">
            <text:p>German Tendero Lopez</text:p>
          </table:table-cell>
          <table:table-cell table:style-name="ce63" office:value-type="string" calcext:value-type="string">
            <text:p>Técnico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4938368" calcext:value-type="float">
            <text:p>954938368</text:p>
          </table:table-cell>
          <table:table-cell table:style-name="ce35"/>
          <table:table-cell table:style-name="ce15" office:value-type="string" calcext:value-type="string">
            <text:p>german.tendero.ext</text:p>
          </table:table-cell>
          <table:table-cell table:style-name="ce15" table:formula="of:=VLOOKUP([.R41];[$MOS.$K$7:.$K$178];1;0)" office:value-type="string" office:string-value="german.tendero.ext" calcext:value-type="string">
            <text:p>german.tendero.ext</text:p>
          </table:table-cell>
          <table:table-cell table:style-name="ce5" office:value-type="string" calcext:value-type="string">
            <text:p><text:a xlink:href="mailto:german.tendero.ext@juntadeandalucia.es" xlink:type="simple">german.tendero.ext@juntadeandalucia.es</text:a></text:p>
          </table:table-cell>
          <table:table-cell table:style-name="ce320" table:formula="of:=RIGHT([.T41];LEN([.T41])-FIND(&quot;@&quot;;[.T4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0"/>
          <table:table-cell table:style-name="ce63" office:value-type="string" calcext:value-type="string">
            <text:p>Maria Antonia Avila Arellano</text:p>
          </table:table-cell>
          <table:table-cell table:style-name="ce63" office:value-type="string" calcext:value-type="string">
            <text:p>Técnico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19912784" calcext:value-type="float">
            <text:p>619912784</text:p>
          </table:table-cell>
          <table:table-cell table:style-name="ce15" office:value-type="string" calcext:value-type="string">
            <text:p>mariaa.avila.ext</text:p>
          </table:table-cell>
          <table:table-cell table:style-name="ce15" table:formula="of:=VLOOKUP([.R42];[$MOS.$K$7:.$K$178];1;0)" office:value-type="string" office:string-value="mariaa.avila.ext" calcext:value-type="string">
            <text:p>mariaa.avila.ext</text:p>
          </table:table-cell>
          <table:table-cell table:style-name="ce5" office:value-type="string" calcext:value-type="string">
            <text:p><text:a xlink:href="mailto:mariaa.avila.ext@juntadeandalucia.es" xlink:type="simple">mariaa.avila.ext@juntadeandalucia.es</text:a></text:p>
          </table:table-cell>
          <table:table-cell table:style-name="ce320" table:formula="of:=RIGHT([.T42];LEN([.T42])-FIND(&quot;@&quot;;[.T4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/>
          <table:table-cell table:style-name="ce20"/>
          <table:table-cell table:style-name="ce40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7" office:value-type="string" calcext:value-type="string">
            <text:p>SANDETEL</text:p>
          </table:table-cell>
          <table:table-cell table:style-name="ce63" office:value-type="string" calcext:value-type="string">
            <text:p>José Javier Domínguez Reina</text:p>
          </table:table-cell>
          <table:table-cell table:style-name="ce63" office:value-type="string" calcext:value-type="string">
            <text:p>Técnico de Base de Datos</text:p>
          </table:table-cell>
          <table:table-cell table:style-name="ce120" table:content-validation-name="val3"/>
          <table:table-cell table:style-name="ce152" table:content-validation-name="val4"/>
          <table:table-cell table:number-columns-repeated="2" table:style-name="ce183" table:content-validation-name="val5" office:value-type="string" calcext:value-type="string">
            <text:p>X</text:p>
          </table:table-cell>
          <table:table-cell table:style-name="ce183" table:content-validation-name="val5"/>
          <table:table-cell table:style-name="ce214" table:content-validation-name="val6" office:value-type="string" calcext:value-type="string">
            <text:p>Si</text:p>
          </table:table-cell>
          <table:table-cell table:style-name="ce20"/>
          <table:table-cell table:style-name="ce32" office:value-type="string" calcext:value-type="string">
            <text:p> 697 957 361  </text:p>
            <text:p>(757 361)</text:p>
          </table:table-cell>
          <table:table-cell table:style-name="ce15" office:value-type="string" calcext:value-type="string">
            <text:p>josej.dominguez</text:p>
          </table:table-cell>
          <table:table-cell table:style-name="ce15" table:formula="of:=VLOOKUP([.R43];[$MOS.$K$2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osej.dominguez@juntadeandalucia.es" xlink:type="simple">josej.dominguez@juntadeandalucia.es</text:a></text:p>
          </table:table-cell>
          <table:table-cell table:style-name="ce320" table:formula="of:=RIGHT([.T43];LEN([.T43])-FIND(&quot;@&quot;;[.T4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/>
          <table:table-cell table:style-name="ce22" office:value-type="float" office:value="200354" calcext:value-type="float">
            <text:p>200354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EICE</text:p>
          </table:table-cell>
          <table:table-cell table:style-name="ce63" office:value-type="string" calcext:value-type="string">
            <text:p>Consejería de Economía, Innovación, Ciencia y Empleo </text:p>
          </table:table-cell>
          <table:table-cell table:style-name="ce27"/>
          <table:table-cell table:style-name="ce86" office:value-type="string" calcext:value-type="string">
            <text:p>David Reyes López </text:p>
          </table:table-cell>
          <table:table-cell table:style-name="ce86" office:value-type="string" calcext:value-type="string">
            <text:p>Analista Programador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2" office:value-type="float" office:value="395176" calcext:value-type="float">
            <text:p>395176</text:p>
          </table:table-cell>
          <table:table-cell table:style-name="ce32"/>
          <table:table-cell table:style-name="ce9" office:value-type="string" calcext:value-type="string">
            <text:p>david.reyes </text:p>
          </table:table-cell>
          <table:table-cell table:style-name="ce15" table:formula="of:=VLOOKUP([.R44];[$MOS.$K$7:.$K$178];1;0)" office:value-type="string" office:string-value="" calcext:value-type="error">
            <text:p>#N/D</text:p>
          </table:table-cell>
          <table:table-cell table:style-name="ce86" office:value-type="string" calcext:value-type="string">
            <text:p><text:a xlink:href="mailto:david.reyes@juntadeandalucia.es" xlink:type="simple">david.reyes@juntadeandalucia.es</text:a></text:p>
          </table:table-cell>
          <table:table-cell table:style-name="ce320" table:formula="of:=RIGHT([.T44];LEN([.T44])-FIND(&quot;@&quot;;[.T4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343429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Francisco Fernández Ramos</text:p>
          </table:table-cell>
          <table:table-cell table:style-name="ce63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69812" calcext:value-type="float">
            <text:p>369812</text:p>
          </table:table-cell>
          <table:table-cell table:style-name="ce20"/>
          <table:table-cell table:style-name="ce15" office:value-type="string" calcext:value-type="string">
            <text:p>juanf.fernandez.ramos</text:p>
          </table:table-cell>
          <table:table-cell table:style-name="ce15" table:formula="of:=VLOOKUP([.R4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f.fernandez.ramos@juntadeandalucia.es" xlink:type="simple">juanf.fernandez.ramos@juntadeandalucia.es</text:a></text:p>
          </table:table-cell>
          <table:table-cell table:style-name="ce320" table:formula="of:=RIGHT([.T45];LEN([.T45])-FIND(&quot;@&quot;;[.T4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59041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Víctor Osuna Carmona</text:p>
          </table:table-cell>
          <table:table-cell table:style-name="ce63" office:value-type="string" calcext:value-type="string">
            <text:p>Adjunto de Explotación del Servicio de Informática de la SGT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58357" calcext:value-type="float">
            <text:p>358357</text:p>
          </table:table-cell>
          <table:table-cell table:style-name="ce20" office:value-type="float" office:value="746616" calcext:value-type="float">
            <text:p>746616</text:p>
          </table:table-cell>
          <table:table-cell table:style-name="ce15" office:value-type="string" calcext:value-type="string">
            <text:p>victor.osuna</text:p>
          </table:table-cell>
          <table:table-cell table:style-name="ce15" table:formula="of:=VLOOKUP([.R4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victor.osuna@juntadeandalucia.es" xlink:type="simple">victor.osuna@juntadeandalucia.es</text:a></text:p>
          </table:table-cell>
          <table:table-cell table:style-name="ce320" table:formula="of:=RIGHT([.T46];LEN([.T46])-FIND(&quot;@&quot;;[.T4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59041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Antonio Morales Ramírez</text:p>
          </table:table-cell>
          <table:table-cell table:style-name="ce63" office:value-type="string" calcext:value-type="string">
            <text:p>Coordinador grupo, analista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5926661" calcext:value-type="float">
            <text:p>955926661</text:p>
          </table:table-cell>
          <table:table-cell table:style-name="ce20" office:value-type="float" office:value="663090316" calcext:value-type="float">
            <text:p>663090316</text:p>
          </table:table-cell>
          <table:table-cell table:style-name="ce15" office:value-type="string" calcext:value-type="string">
            <text:p>antonio.morales.ramirez.ext</text:p>
          </table:table-cell>
          <table:table-cell table:style-name="ce15" table:formula="of:=VLOOKUP([.R47];[$MOS.$K$7:.$K$178];1;0)" office:value-type="string" office:string-value="antonio.morales.ramirez.ext" calcext:value-type="string">
            <text:p>antonio.morales.ramirez.ext</text:p>
          </table:table-cell>
          <table:table-cell table:style-name="ce5" office:value-type="string" calcext:value-type="string">
            <text:p><text:a xlink:href="mailto:antonio.morales.ramirez.ext@juntadeandalucia.es" xlink:type="simple">antonio.morales.ramirez.ext@juntadeandalucia.es</text:a></text:p>
          </table:table-cell>
          <table:table-cell table:style-name="ce320" table:formula="of:=RIGHT([.T47];LEN([.T47])-FIND(&quot;@&quot;;[.T4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59041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Diego Hernán Torre Celada</text:p>
          </table:table-cell>
          <table:table-cell table:style-name="ce63" office:value-type="string" calcext:value-type="string">
            <text:p>Administrador, analista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5065412" calcext:value-type="float">
            <text:p>955065412</text:p>
          </table:table-cell>
          <table:table-cell table:style-name="ce20"/>
          <table:table-cell table:style-name="ce15" office:value-type="string" calcext:value-type="string">
            <text:p>diego.torre.ext</text:p>
          </table:table-cell>
          <table:table-cell table:style-name="ce15" table:formula="of:=VLOOKUP([.R48];[$MOS.$K$7:.$K$178];1;0)" office:value-type="string" office:string-value="diego.torre.ext" calcext:value-type="string">
            <text:p>diego.torre.ext</text:p>
          </table:table-cell>
          <table:table-cell table:style-name="ce5" office:value-type="string" calcext:value-type="string">
            <text:p><text:a xlink:href="mailto:diego.torre.ext@juntadeandalucia.es" xlink:type="simple">diego.torre.ext@juntadeandalucia.es</text:a></text:p>
          </table:table-cell>
          <table:table-cell table:style-name="ce320" table:formula="of:=RIGHT([.T48];LEN([.T48])-FIND(&quot;@&quot;;[.T4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59041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Jorge Palma Enamorado</text:p>
          </table:table-cell>
          <table:table-cell table:style-name="ce63" office:value-type="string" calcext:value-type="string">
            <text:p>Responsable de sistemas, coordinación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5926848" calcext:value-type="float">
            <text:p>955926848</text:p>
          </table:table-cell>
          <table:table-cell table:style-name="ce20" office:value-type="float" office:value="671562857" calcext:value-type="float">
            <text:p>671562857</text:p>
          </table:table-cell>
          <table:table-cell table:style-name="ce15" office:value-type="string" calcext:value-type="string">
            <text:p>jorge.palma</text:p>
          </table:table-cell>
          <table:table-cell table:style-name="ce15" table:formula="of:=VLOOKUP([.R49];[$MOS.$K$7:.$K$178];1;0)" office:value-type="string" office:string-value="jorge.palma" calcext:value-type="string">
            <text:p>jorge.palma</text:p>
          </table:table-cell>
          <table:table-cell table:style-name="ce5" office:value-type="string" calcext:value-type="string">
            <text:p><text:a xlink:href="mailto:jorge.palma@juntadeandalucia.es" xlink:type="simple">jorge.palma@juntadeandalucia.es</text:a></text:p>
          </table:table-cell>
          <table:table-cell table:style-name="ce320" table:formula="of:=RIGHT([.T49];LEN([.T49])-FIND(&quot;@&quot;;[.T49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89072651</text:p>
          </table:table-cell>
          <table:table-cell table:style-name="ce20" office:value-type="float" office:value="200090" calcext:value-type="float">
            <text:p>200090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Javier Ruiz de Infante González </text:p>
          </table:table-cell>
          <table:table-cell table:style-name="ce63" office:value-type="string" calcext:value-type="string">
            <text:p>Dinamizador secundario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69828" calcext:value-type="float">
            <text:p>369828</text:p>
          </table:table-cell>
          <table:table-cell table:style-name="ce20"/>
          <table:table-cell table:style-name="ce15" office:value-type="string" calcext:value-type="string">
            <text:p>javier.ruizinfante</text:p>
          </table:table-cell>
          <table:table-cell table:style-name="ce15" table:formula="of:=VLOOKUP([.R5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avier.ruizinfante@juntadeandalucia.es" xlink:type="simple">javier.ruizinfante@juntadeandalucia.es</text:a></text:p>
          </table:table-cell>
          <table:table-cell table:style-name="ce320" table:formula="of:=RIGHT([.T50];LEN([.T50])-FIND(&quot;@&quot;;[.T5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89072651</text:p>
          </table:table-cell>
          <table:table-cell table:style-name="ce20" office:value-type="float" office:value="200090" calcext:value-type="float">
            <text:p>200090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FV</text:p>
          </table:table-cell>
          <table:table-cell table:style-name="ce63" office:value-type="string" calcext:value-type="string">
            <text:p>Consejería de Fomento y Vivienda </text:p>
          </table:table-cell>
          <table:table-cell table:style-name="ce20"/>
          <table:table-cell table:style-name="ce63" office:value-type="string" calcext:value-type="string">
            <text:p>María José Luna Moreno 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float" office:value="358365" calcext:value-type="float">
            <text:p>358365</text:p>
          </table:table-cell>
          <table:table-cell table:style-name="ce20"/>
          <table:table-cell table:style-name="ce15" office:value-type="string" calcext:value-type="string">
            <text:p>mariaj.luna.ext</text:p>
          </table:table-cell>
          <table:table-cell table:style-name="ce15" table:formula="of:=VLOOKUP([.R51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iaj.luna.ext@juntadeandalucia.es" xlink:type="simple">mariaj.luna.ext@juntadeandalucia.es</text:a></text:p>
          </table:table-cell>
          <table:table-cell table:style-name="ce320" table:formula="of:=RIGHT([.T51];LEN([.T51])-FIND(&quot;@&quot;;[.T5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12112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Juan Álvarez Abrio</text:p>
          </table:table-cell>
          <table:table-cell table:style-name="ce63" office:value-type="string" calcext:value-type="string">
            <text:p>Jefe de Servicio de Producción de la DG de Política Digital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64677" calcext:value-type="float">
            <text:p>364677</text:p>
          </table:table-cell>
          <table:table-cell table:style-name="ce20"/>
          <table:table-cell table:style-name="ce15" office:value-type="string" calcext:value-type="string">
            <text:p>juan.alvarez.abrio</text:p>
          </table:table-cell>
          <table:table-cell table:style-name="ce15" table:formula="of:=VLOOKUP([.R5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.alvarez.abrio@juntadeandalucia.es" xlink:type="simple">juan.alvarez.abrio@juntadeandalucia.es</text:a></text:p>
          </table:table-cell>
          <table:table-cell table:style-name="ce320" table:formula="of:=RIGHT([.T52];LEN([.T52])-FIND(&quot;@&quot;;[.T5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2417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5" office:value-type="string" calcext:value-type="string">
            <text:p>Francisco José Domenech Colomer</text:p>
          </table:table-cell>
          <table:table-cell table:style-name="ce63" office:value-type="string" calcext:value-type="string">
            <text:p>Adjunto 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39" office:value-type="float" office:value="365543" calcext:value-type="float">
            <text:p>365543</text:p>
          </table:table-cell>
          <table:table-cell table:style-name="ce239" office:value-type="float" office:value="755040" calcext:value-type="float">
            <text:p>755040</text:p>
          </table:table-cell>
          <table:table-cell table:style-name="ce15" office:value-type="string" calcext:value-type="string">
            <text:p>francisco.domenech</text:p>
          </table:table-cell>
          <table:table-cell table:style-name="ce15" table:formula="of:=VLOOKUP([.R53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francisco.domenech@juntadeandalucia.es" xlink:type="simple">francisco.domenech@juntadeandalucia.es</text:a></text:span></text:p>
          </table:table-cell>
          <table:table-cell table:style-name="ce320" table:formula="of:=RIGHT([.T53];LEN([.T53])-FIND(&quot;@&quot;;[.T5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José María Folía Baena</text:p>
          </table:table-cell>
          <table:table-cell table:style-name="ce63" office:value-type="string" calcext:value-type="string">
            <text:p>Adjunto 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39" office:value-type="float" office:value="364727" calcext:value-type="float">
            <text:p>364727</text:p>
          </table:table-cell>
          <table:table-cell table:style-name="ce20"/>
          <table:table-cell table:style-name="ce15" office:value-type="string" calcext:value-type="string">
            <text:p>jose.folia</text:p>
          </table:table-cell>
          <table:table-cell table:style-name="ce15" table:formula="of:=VLOOKUP([.R54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jose.folia@juntadeandalucia.es" xlink:type="simple">jose.folia@juntadeandalucia.es</text:a></text:span></text:p>
          </table:table-cell>
          <table:table-cell table:style-name="ce320" table:formula="of:=RIGHT([.T54];LEN([.T54])-FIND(&quot;@&quot;;[.T5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 office:value-type="float" office:value="200785" calcext:value-type="float">
            <text:p>200785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Antonio Blanco Morales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No</text:p>
          </table:table-cell>
          <table:table-cell table:style-name="ce239" office:value-type="float" office:value="365074" calcext:value-type="float">
            <text:p>365074</text:p>
          </table:table-cell>
          <table:table-cell table:style-name="ce20"/>
          <table:table-cell table:style-name="ce15" office:value-type="string" calcext:value-type="string">
            <text:p>antonio.blanco</text:p>
          </table:table-cell>
          <table:table-cell table:style-name="ce15" table:formula="of:=VLOOKUP([.R55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a<text:a xlink:href="mailto:ntonio.blanco@juntadeandalucia.es" xlink:type="simple">ntonio.blanco@juntadeandalucia.es</text:a></text:p>
          </table:table-cell>
          <table:table-cell table:style-name="ce320" table:formula="of:=RIGHT([.T55];LEN([.T55])-FIND(&quot;@&quot;;[.T5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Juan Carlos Peña Jaramillo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39" office:value-type="float" office:value="955064686" calcext:value-type="float">
            <text:p>955064686</text:p>
          </table:table-cell>
          <table:table-cell table:style-name="ce20" office:value-type="float" office:value="627455436" calcext:value-type="float">
            <text:p>627455436</text:p>
          </table:table-cell>
          <table:table-cell table:style-name="ce15" office:value-type="string" calcext:value-type="string">
            <text:p>jcarlos.pena.ext</text:p>
          </table:table-cell>
          <table:table-cell table:style-name="ce15" table:formula="of:=VLOOKUP([.R56];[$MOS.$K$7:.$K$178];1;0)" office:value-type="string" office:string-value="jcarlos.pena.ext" calcext:value-type="string">
            <text:p>jcarlos.pena.ext</text:p>
          </table:table-cell>
          <table:table-cell table:style-name="ce290" office:value-type="string" calcext:value-type="string">
            <text:p><text:a xlink:href="mailto:jcarlos.pena.ext@juntadeandalucia.es" xlink:type="simple">jcarlos.pena.ext@juntadeandalucia.es</text:a></text:p>
          </table:table-cell>
          <table:table-cell table:style-name="ce320" table:formula="of:=RIGHT([.T56];LEN([.T56])-FIND(&quot;@&quot;;[.T5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Rafael del Águila de la Puente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39" office:value-type="float" office:value="955056721" calcext:value-type="float">
            <text:p>955056721</text:p>
          </table:table-cell>
          <table:table-cell table:style-name="ce20"/>
          <table:table-cell table:style-name="ce15" office:value-type="string" calcext:value-type="string">
            <text:p>rafael.aguila.ext</text:p>
          </table:table-cell>
          <table:table-cell table:style-name="ce15" table:formula="of:=VLOOKUP([.R57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rafael.aguila.ext@juntadeandalucia.es" xlink:type="simple">rafael.aguila.ext@juntadeandalucia.es</text:a></text:p>
          </table:table-cell>
          <table:table-cell table:style-name="ce320" table:formula="of:=RIGHT([.T57];LEN([.T57])-FIND(&quot;@&quot;;[.T5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Juan Jesús Pérez Gómez</text:p>
          </table:table-cell>
          <table:table-cell table:style-name="ce63" office:value-type="string" calcext:value-type="string">
            <text:p>Responsable de Operación en Áreas Técnicas Oracle y Solaris.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39" office:value-type="float" office:value="955064687" calcext:value-type="float">
            <text:p>955064687</text:p>
          </table:table-cell>
          <table:table-cell table:style-name="ce20" office:value-type="float" office:value="670944223" calcext:value-type="float">
            <text:p>670944223</text:p>
          </table:table-cell>
          <table:table-cell table:style-name="ce15" office:value-type="string" calcext:value-type="string">
            <text:p>juanj.perez.ext</text:p>
          </table:table-cell>
          <table:table-cell table:style-name="ce15" table:formula="of:=VLOOKUP([.R58];[$MOS.$K$7:.$K$178];1;0)" office:value-type="string" office:string-value="juanj.perez.ext" calcext:value-type="string">
            <text:p>juanj.perez.ext</text:p>
          </table:table-cell>
          <table:table-cell table:style-name="ce290" office:value-type="string" calcext:value-type="string">
            <text:p><text:a xlink:href="mailto:juanj.perez.ext@juntadeandalucia.es" xlink:type="simple">juanj.perez.ext@juntadeandalucia.es</text:a></text:p>
          </table:table-cell>
          <table:table-cell table:style-name="ce320" table:formula="of:=RIGHT([.T58];LEN([.T58])-FIND(&quot;@&quot;;[.T5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Pilar Real Sancho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39" office:value-type="float" office:value="955056721" calcext:value-type="float">
            <text:p>955056721</text:p>
          </table:table-cell>
          <table:table-cell table:style-name="ce20"/>
          <table:table-cell table:style-name="ce15" office:value-type="string" calcext:value-type="string">
            <text:p>pilar.real.ext</text:p>
          </table:table-cell>
          <table:table-cell table:style-name="ce15" table:formula="of:=VLOOKUP([.R59];[$MOS.$K$7:.$K$178];1;0)" office:value-type="string" office:string-value="pilar.real.ext" calcext:value-type="string">
            <text:p>pilar.real.ext</text:p>
          </table:table-cell>
          <table:table-cell table:style-name="ce290" office:value-type="string" calcext:value-type="string">
            <text:p><text:a xlink:href="mailto:pilar.real.ext@juntadeandalucia.es" xlink:type="simple">pilar.real.ext@juntadeandalucia.es</text:a></text:p>
          </table:table-cell>
          <table:table-cell table:style-name="ce320" table:formula="of:=RIGHT([.T59];LEN([.T59])-FIND(&quot;@&quot;;[.T5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41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David Luis Moya Garrido</text:p>
          </table:table-cell>
          <table:table-cell table:style-name="ce63" office:value-type="string" calcext:value-type="string">
            <text:p>DBA</text:p>
          </table:table-cell>
          <table:table-cell table:style-name="ce121" table:content-validation-name="val3"/>
          <table:table-cell table:style-name="ce153" table:content-validation-name="val4"/>
          <table:table-cell table:style-name="ce184" table:content-validation-name="val5" office:value-type="string" calcext:value-type="string">
            <text:p>X</text:p>
          </table:table-cell>
          <table:table-cell table:style-name="ce184" table:content-validation-name="val5" table:number-columns-repeated="2"/>
          <table:table-cell table:style-name="ce215" table:content-validation-name="val6" office:value-type="string" calcext:value-type="string">
            <text:p>Si</text:p>
          </table:table-cell>
          <table:table-cell table:style-name="ce239" office:value-type="float" office:value="955064687" calcext:value-type="float">
            <text:p>955064687</text:p>
          </table:table-cell>
          <table:table-cell table:style-name="ce20" office:value-type="float" office:value="600963841" calcext:value-type="float">
            <text:p>600963841</text:p>
          </table:table-cell>
          <table:table-cell table:style-name="ce15" office:value-type="string" calcext:value-type="string">
            <text:p>davidl.moya.ext</text:p>
          </table:table-cell>
          <table:table-cell table:style-name="ce15" table:formula="of:=VLOOKUP([.R60];[$MOS.$K$2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davidl.moya.ext@juntadeandalucia.es" xlink:type="simple">davidl.moya.ext@juntadeandalucia.es</text:a></text:p>
          </table:table-cell>
          <table:table-cell table:style-name="ce320" table:formula="of:=RIGHT([.T60];LEN([.T60])-FIND(&quot;@&quot;;[.T6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Luis Sánchez Vallejo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39"/>
          <table:table-cell table:style-name="ce20" office:value-type="float" office:value="600963828" calcext:value-type="float">
            <text:p>600963828</text:p>
          </table:table-cell>
          <table:table-cell table:style-name="ce15" office:value-type="string" calcext:value-type="string">
            <text:p>luis.sanchez.ext</text:p>
          </table:table-cell>
          <table:table-cell table:style-name="ce15" table:formula="of:=VLOOKUP([.R61];[$MOS.$K$7:.$K$178];1;0)" office:value-type="string" office:string-value="luis.sanchez.ext" calcext:value-type="string">
            <text:p>luis.sanchez.ext</text:p>
          </table:table-cell>
          <table:table-cell table:style-name="ce290" office:value-type="string" calcext:value-type="string">
            <text:p><text:a xlink:href="mailto:luis.sanchez.ext@juntadeandalucia.es" xlink:type="simple">luis.sanchez.ext@juntadeandalucia.es</text:a></text:p>
          </table:table-cell>
          <table:table-cell table:style-name="ce320" table:formula="of:=RIGHT([.T61];LEN([.T61])-FIND(&quot;@&quot;;[.T6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03245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Carlos Alberto Rodríguez Sánchez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39" office:value-type="float" office:value="955064660" calcext:value-type="float">
            <text:p>955064660</text:p>
          </table:table-cell>
          <table:table-cell table:style-name="ce20" office:value-type="float" office:value="627466761" calcext:value-type="float">
            <text:p>627466761</text:p>
          </table:table-cell>
          <table:table-cell table:style-name="ce15" office:value-type="string" calcext:value-type="string">
            <text:p>calberto.rodriguez.ext</text:p>
          </table:table-cell>
          <table:table-cell table:style-name="ce15" table:formula="of:=VLOOKUP([.R62];[$MOS.$K$7:.$K$178];1;0)" office:value-type="string" office:string-value="calberto.rodriguez.ext" calcext:value-type="string">
            <text:p>calberto.rodriguez.ext</text:p>
          </table:table-cell>
          <table:table-cell table:style-name="ce290" office:value-type="string" calcext:value-type="string">
            <text:p><text:a xlink:href="mailto:calberto.rodriguez.ext@juntadeandalucia.es" xlink:type="simple">calberto.rodriguez.ext@juntadeandalucia.es</text:a></text:p>
          </table:table-cell>
          <table:table-cell table:style-name="ce320" table:formula="of:=RIGHT([.T62];LEN([.T62])-FIND(&quot;@&quot;;[.T6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<text:s/>1-71089597</text:p>
          </table:table-cell>
          <table:table-cell table:style-name="ce20" office:value-type="float" office:value="88713" calcext:value-type="float">
            <text:p>88713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Marcelo Reina Aguilar</text:p>
          </table:table-cell>
          <table:table-cell table:style-name="ce63" office:value-type="string" calcext:value-type="string">
            <text:p>Enlace Dinamizador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65056" calcext:value-type="float">
            <text:p>365056</text:p>
          </table:table-cell>
          <table:table-cell table:style-name="ce20" office:value-type="float" office:value="764759" calcext:value-type="float">
            <text:p>764759</text:p>
          </table:table-cell>
          <table:table-cell table:style-name="ce15" office:value-type="string" calcext:value-type="string">
            <text:p>marcelo.reina</text:p>
          </table:table-cell>
          <table:table-cell table:style-name="ce15" table:formula="of:=VLOOKUP([.R6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celo.reina@juntadeandalucia.es" xlink:type="simple">marcelo.reina@juntadeandalucia.es</text:a></text:p>
          </table:table-cell>
          <table:table-cell table:style-name="ce320" table:formula="of:=RIGHT([.T63];LEN([.T63])-FIND(&quot;@&quot;;[.T6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7954631</text:p>
          </table:table-cell>
          <table:table-cell table:style-name="ce20" office:value-type="float" office:value="76681" calcext:value-type="float">
            <text:p>76681</text:p>
          </table:table-cell>
          <table:table-cell table:style-name="ce42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63" office:value-type="string" calcext:value-type="string">
            <text:p>Sonia María Torres Llanera</text:p>
          </table:table-cell>
          <table:table-cell table:style-name="ce63" office:value-type="string" calcext:value-type="string">
            <text:p>Técnico Proyecto GUIA</text:p>
          </table:table-cell>
          <table:table-cell table:style-name="ce122" table:content-validation-name="val3"/>
          <table:table-cell table:style-name="ce154" table:content-validation-name="val4"/>
          <table:table-cell table:style-name="ce185" table:content-validation-name="val5"/>
          <table:table-cell table:style-name="ce185" table:content-validation-name="val5" office:value-type="string" calcext:value-type="string">
            <text:p>X</text:p>
          </table:table-cell>
          <table:table-cell table:style-name="ce185" table:content-validation-name="val5"/>
          <table:table-cell table:style-name="ce216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90073" calcext:value-type="float">
            <text:p>690073</text:p>
          </table:table-cell>
          <table:table-cell table:style-name="ce15" office:value-type="string" calcext:value-type="string">
            <text:p>sonia.torres</text:p>
          </table:table-cell>
          <table:table-cell table:style-name="ce15" table:formula="of:=VLOOKUP([.R64];[$MOS.$K$2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onia.torres@juntadeandalucia.es" xlink:type="simple">sonia.torres@juntadeandalucia.es</text:a></text:p>
          </table:table-cell>
          <table:table-cell table:style-name="ce320" table:formula="of:=RIGHT([.T64];LEN([.T64])-FIND(&quot;@&quot;;[.T6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Daniel Herreros Fraile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5" office:value-type="string" calcext:value-type="string">
            <text:p>daniel.herreros.ext</text:p>
          </table:table-cell>
          <table:table-cell table:style-name="ce15" table:formula="of:=VLOOKUP([.R6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daniel.herreros.ext@juntadeandalucia.es" xlink:type="simple">daniel.herreros.ext@juntadeandalucia.es</text:a></text:p>
          </table:table-cell>
          <table:table-cell table:style-name="ce320" table:formula="of:=RIGHT([.T65];LEN([.T65])-FIND(&quot;@&quot;;[.T6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Enrique Gozalo Zarzosa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5" office:value-type="string" calcext:value-type="string">
            <text:p>enrique.gozalo.ext</text:p>
          </table:table-cell>
          <table:table-cell table:style-name="ce15" table:formula="of:=VLOOKUP([.R66];[$MOS.$K$7:.$K$178];1;0)" office:value-type="string" office:string-value="" calcext:value-type="error">
            <text:p>#N/D</text:p>
          </table:table-cell>
          <table:table-cell table:style-name="ce89" office:value-type="string" calcext:value-type="string">
            <text:p><text:a xlink:href="mailto:enrique.gozalo.ext@juntadeandalucia.es" xlink:type="simple">enrique.gozalo.ext@juntadeandalucia.es</text:a></text:p>
          </table:table-cell>
          <table:table-cell table:style-name="ce320" table:formula="of:=RIGHT([.T66];LEN([.T66])-FIND(&quot;@&quot;;[.T6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Jose Luis Llorente Rey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5" office:value-type="string" calcext:value-type="string">
            <text:p>josel.llorente.ext</text:p>
          </table:table-cell>
          <table:table-cell table:style-name="ce15" table:formula="of:=VLOOKUP([.R67];[$MOS.$K$7:.$K$178];1;0)" office:value-type="string" office:string-value="" calcext:value-type="error">
            <text:p>#N/D</text:p>
          </table:table-cell>
          <table:table-cell table:style-name="ce89" office:value-type="string" calcext:value-type="string">
            <text:p><text:a xlink:href="mailto:josel.llorente.ext@juntadeandalucia.es" xlink:type="simple">josel.llorente.ext@juntadeandalucia.es</text:a></text:p>
          </table:table-cell>
          <table:table-cell table:style-name="ce320" table:formula="of:=RIGHT([.T67];LEN([.T67])-FIND(&quot;@&quot;;[.T6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Miguel Ruiz Cuesta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5" office:value-type="string" calcext:value-type="string">
            <text:p>miguel.ruiz.cuesta.ext</text:p>
          </table:table-cell>
          <table:table-cell table:style-name="ce15" table:formula="of:=VLOOKUP([.R68];[$MOS.$K$7:.$K$178];1;0)" office:value-type="string" office:string-value="" calcext:value-type="error">
            <text:p>#N/D</text:p>
          </table:table-cell>
          <table:table-cell table:style-name="ce89" office:value-type="string" calcext:value-type="string">
            <text:p><text:a xlink:href="mailto:miguel.ruiz.cuesta.ext@juntadeandalucia.es" xlink:type="simple">miguel.ruiz.cuesta.ext@juntadeandalucia.es</text:a></text:p>
          </table:table-cell>
          <table:table-cell table:style-name="ce320" table:formula="of:=RIGHT([.T68];LEN([.T68])-FIND(&quot;@&quot;;[.T6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43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Jorge Pardeiro Sanchez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23" table:content-validation-name="val3"/>
          <table:table-cell table:style-name="ce155" table:content-validation-name="val4"/>
          <table:table-cell table:style-name="ce186" table:content-validation-name="val5" table:number-columns-repeated="2"/>
          <table:table-cell table:style-name="ce186" table:content-validation-name="val5" office:value-type="string" calcext:value-type="string">
            <text:p>X</text:p>
          </table:table-cell>
          <table:table-cell table:style-name="ce217" table:content-validation-name="val6" office:value-type="string" calcext:value-type="string">
            <text:p>Si</text:p>
          </table:table-cell>
          <table:table-cell table:style-name="ce20" table:number-columns-repeated="2"/>
          <table:table-cell table:style-name="ce276" office:value-type="string" calcext:value-type="string">
            <text:p>jorge.pardeiro.ext</text:p>
          </table:table-cell>
          <table:table-cell table:style-name="ce15" table:formula="of:=VLOOKUP([.R69];[$MOS.$K$7:.$K$178];1;0)" office:value-type="string" office:string-value="" calcext:value-type="error">
            <text:p>#N/D</text:p>
          </table:table-cell>
          <table:table-cell table:style-name="ce293" office:value-type="string" calcext:value-type="string">
            <text:p><text:a xlink:href="mailto:jorge.pardeiro.sanchez@es.pwc.com" xlink:type="simple">jorge.pardeiro.sanchez@es.pwc.com</text:a> </text:p>
          </table:table-cell>
          <table:table-cell table:style-name="ce320" table:formula="of:=RIGHT([.T69];LEN([.T69])-FIND(&quot;@&quot;;[.T69]))" office:value-type="string" office:string-value="es.pwc.com " calcext:value-type="string">
            <text:p>es.pwc.com 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Julio Perez Lopez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6" office:value-type="string" calcext:value-type="string">
            <text:p>julio.perez.ext</text:p>
          </table:table-cell>
          <table:table-cell table:style-name="ce15" table:formula="of:=VLOOKUP([.R70];[$MOS.$K$7:.$K$178];1;0)" office:value-type="string" office:string-value="" calcext:value-type="error">
            <text:p>#N/D</text:p>
          </table:table-cell>
          <table:table-cell table:style-name="ce293" office:value-type="string" calcext:value-type="string">
            <text:p><text:a xlink:href="mailto:julio.perez.ext@juntadeandalucia.es" xlink:type="simple">julio.perez.ext@juntadeandalucia.es</text:a></text:p>
          </table:table-cell>
          <table:table-cell table:style-name="ce320" table:formula="of:=RIGHT([.T70];LEN([.T70])-FIND(&quot;@&quot;;[.T7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Carlos Luaces De Santiago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6" office:value-type="string" calcext:value-type="string">
            <text:p>carlos.luaces.ext</text:p>
          </table:table-cell>
          <table:table-cell table:style-name="ce15" table:formula="of:=VLOOKUP([.R71];[$MOS.$K$7:.$K$178];1;0)" office:value-type="string" office:string-value="" calcext:value-type="error">
            <text:p>#N/D</text:p>
          </table:table-cell>
          <table:table-cell table:style-name="ce293" office:value-type="string" calcext:value-type="string">
            <text:p><text:a xlink:href="mailto:carlos.luaces.ext@juntadeandalucia.es" xlink:type="simple">carlos.luaces.ext@juntadeandalucia.es</text:a></text:p>
          </table:table-cell>
          <table:table-cell table:style-name="ce320" table:formula="of:=RIGHT([.T71];LEN([.T71])-FIND(&quot;@&quot;;[.T71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03" calcext:value-type="float">
            <text:p>200303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90" office:value-type="string" calcext:value-type="string">
            <text:p>Jorge Sendra Mas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7" office:value-type="string" calcext:value-type="string">
            <text:p>jorge.sendra.ext</text:p>
          </table:table-cell>
          <table:table-cell table:style-name="ce15" table:formula="of:=VLOOKUP([.R72];[$MOS.$K$7:.$K$178];1;0)" office:value-type="string" office:string-value="" calcext:value-type="error">
            <text:p>#N/D</text:p>
          </table:table-cell>
          <table:table-cell table:style-name="ce293"/>
          <table:table-cell table:style-name="ce320" table:formula="of:=RIGHT([.T72];LEN([.T72])-FIND(&quot;@&quot;;[.T72]))" office:value-type="string" office:string-value="" calcext:value-type="error">
            <text:p>#VALOR!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2" office:value-type="float" office:value="200338" calcext:value-type="float">
            <text:p>200338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HAP</text:p>
          </table:table-cell>
          <table:table-cell table:style-name="ce63" office:value-type="string" calcext:value-type="string">
            <text:p>Consejería de Hacienda y Administración Pública </text:p>
          </table:table-cell>
          <table:table-cell table:style-name="ce20"/>
          <table:table-cell table:style-name="ce89" office:value-type="string" calcext:value-type="string">
            <text:p>Luis Sancho Quintana </text:p>
          </table:table-cell>
          <table:table-cell table:style-name="ce86" office:value-type="string" calcext:value-type="string">
            <text:p>Desarrollador Proyecto GUIA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0" table:number-columns-repeated="2"/>
          <table:table-cell table:style-name="ce276" office:value-type="string" calcext:value-type="string">
            <text:p>luis.sancho.ext</text:p>
          </table:table-cell>
          <table:table-cell table:style-name="ce15" table:formula="of:=VLOOKUP([.R73];[$MOS.$K$7:.$K$178];1;0)" office:value-type="string" office:string-value="" calcext:value-type="error">
            <text:p>#N/D</text:p>
          </table:table-cell>
          <table:table-cell table:style-name="ce293" office:value-type="string" calcext:value-type="string">
            <text:p><text:a xlink:href="mailto:luis.sancho.ext@juntadeandalucia.es" xlink:type="simple">luis.sancho.ext@juntadeandalucia.es</text:a></text:p>
          </table:table-cell>
          <table:table-cell table:style-name="ce320" table:formula="of:=RIGHT([.T73];LEN([.T73])-FIND(&quot;@&quot;;[.T7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70278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63" office:value-type="string" calcext:value-type="string">
            <text:p>Raquel Reinoso Lobato</text:p>
          </table:table-cell>
          <table:table-cell table:style-name="ce63" office:value-type="string" calcext:value-type="string">
            <text:p>JEFA DEPARTAMENTO SISTEMA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92610" calcext:value-type="float">
            <text:p>692610</text:p>
          </table:table-cell>
          <table:table-cell table:style-name="ce15" office:value-type="string" calcext:value-type="string">
            <text:p>raquel.reinoso</text:p>
          </table:table-cell>
          <table:table-cell table:style-name="ce15" table:formula="of:=VLOOKUP([.R74];[$MOS.$K$7:.$K$178];1;0)" office:value-type="string" office:string-value="raquel.reinoso" calcext:value-type="string">
            <text:p>raquel.reinoso</text:p>
          </table:table-cell>
          <table:table-cell table:style-name="ce5" office:value-type="string" calcext:value-type="string">
            <text:p><text:a xlink:href="mailto:raquel.reinoso@juntadeandalucia.es" xlink:type="simple">raquel.reinoso@juntadeandalucia.es</text:a></text:p>
          </table:table-cell>
          <table:table-cell table:style-name="ce320" table:formula="of:=RIGHT([.T74];LEN([.T74])-FIND(&quot;@&quot;;[.T7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93252</text:p>
          </table:table-cell>
          <table:table-cell table:style-name="ce20"/>
          <table:table-cell table:style-name="ce44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63" office:value-type="string" calcext:value-type="string">
            <text:p>Mercedes Castro Terrero</text:p>
          </table:table-cell>
          <table:table-cell table:style-name="ce91" office:value-type="string" calcext:value-type="string">
            <text:p>Administradora de BBDD</text:p>
          </table:table-cell>
          <table:table-cell table:style-name="ce124" table:content-validation-name="val3" office:value-type="string" calcext:value-type="string">
            <text:p>X</text:p>
          </table:table-cell>
          <table:table-cell table:style-name="ce156" table:content-validation-name="val4"/>
          <table:table-cell table:style-name="ce187" table:content-validation-name="val5" office:value-type="string" calcext:value-type="string">
            <text:p>x</text:p>
          </table:table-cell>
          <table:table-cell table:style-name="ce187" table:content-validation-name="val5" table:number-columns-repeated="2"/>
          <table:table-cell table:style-name="ce218" table:content-validation-name="val6" office:value-type="string" calcext:value-type="string">
            <text:p>Si</text:p>
          </table:table-cell>
          <table:table-cell table:style-name="ce32" office:value-type="float" office:value="306467" calcext:value-type="float">
            <text:p>306467</text:p>
          </table:table-cell>
          <table:table-cell table:style-name="ce20"/>
          <table:table-cell table:style-name="ce15" office:value-type="string" calcext:value-type="string">
            <text:p>mmercedes.castro</text:p>
          </table:table-cell>
          <table:table-cell table:style-name="ce15" table:formula="of:=VLOOKUP([.R75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mmercedes.castro@juntadeandalucia.es" xlink:type="simple">mmercedes.castro@juntadeandalucia.es</text:a></text:p>
          </table:table-cell>
          <table:table-cell table:style-name="ce320" table:formula="of:=RIGHT([.T75];LEN([.T75])-FIND(&quot;@&quot;;[.T7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87" office:value-type="string" calcext:value-type="string">
            <text:p>Guillermo Holgado Manzanares</text:p>
          </table:table-cell>
          <table:table-cell table:style-name="ce91" office:value-type="string" calcext:value-type="string">
            <text:p>Técnico de BBDD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306467" calcext:value-type="float">
            <text:p>306467</text:p>
          </table:table-cell>
          <table:table-cell table:style-name="ce20"/>
          <table:table-cell table:style-name="ce15" office:value-type="string" calcext:value-type="string">
            <text:p>guillermo.holgado</text:p>
          </table:table-cell>
          <table:table-cell table:style-name="ce15" table:formula="of:=VLOOKUP([.R76];[$MOS.$K$7:.$K$178];1;0)" office:value-type="string" office:string-value="guillermo.holgado" calcext:value-type="string">
            <text:p>guillermo.holgado</text:p>
          </table:table-cell>
          <table:table-cell table:style-name="ce13" office:value-type="string" calcext:value-type="string">
            <text:p><text:a xlink:href="mailto:guillermo.holgado@juntadeandalucia.es" xlink:type="simple">guillermo.holgado@juntadeandalucia.es</text:a></text:p>
          </table:table-cell>
          <table:table-cell table:style-name="ce320" table:formula="of:=RIGHT([.T76];LEN([.T76])-FIND(&quot;@&quot;;[.T7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45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91" office:value-type="string" calcext:value-type="string">
            <text:p>David Prado González</text:p>
          </table:table-cell>
          <table:table-cell table:style-name="ce91" office:value-type="string" calcext:value-type="string">
            <text:p>Técnico de BBDD</text:p>
          </table:table-cell>
          <table:table-cell table:style-name="ce125" table:content-validation-name="val3"/>
          <table:table-cell table:style-name="ce157" table:content-validation-name="val4"/>
          <table:table-cell table:number-columns-repeated="3" table:style-name="ce188" table:content-validation-name="val5" office:value-type="string" calcext:value-type="string">
            <text:p>X</text:p>
          </table:table-cell>
          <table:table-cell table:style-name="ce219" table:content-validation-name="val6" office:value-type="string" calcext:value-type="string">
            <text:p>Si</text:p>
          </table:table-cell>
          <table:table-cell table:style-name="ce32" office:value-type="float" office:value="306240" calcext:value-type="float">
            <text:p>306240</text:p>
          </table:table-cell>
          <table:table-cell table:style-name="ce20"/>
          <table:table-cell table:style-name="ce15" office:value-type="string" calcext:value-type="string">
            <text:p>david.prado.ext</text:p>
          </table:table-cell>
          <table:table-cell table:style-name="ce15" table:formula="of:=VLOOKUP([.R77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david.prado.ext@juntadeandalucia.es" xlink:type="simple">david.prado.ext@juntadeandalucia.es</text:a></text:p>
          </table:table-cell>
          <table:table-cell table:style-name="ce320" table:formula="of:=RIGHT([.T77];LEN([.T77])-FIND(&quot;@&quot;;[.T77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45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91" office:value-type="string" calcext:value-type="string">
            <text:p>Carlos Manuel Casado García</text:p>
          </table:table-cell>
          <table:table-cell table:style-name="ce91" office:value-type="string" calcext:value-type="string">
            <text:p>Técnico de BBDD</text:p>
          </table:table-cell>
          <table:table-cell table:style-name="ce125" table:content-validation-name="val3"/>
          <table:table-cell table:style-name="ce157" table:content-validation-name="val4"/>
          <table:table-cell table:number-columns-repeated="3" table:style-name="ce188" table:content-validation-name="val5" office:value-type="string" calcext:value-type="string">
            <text:p>X</text:p>
          </table:table-cell>
          <table:table-cell table:style-name="ce219" table:content-validation-name="val6" office:value-type="string" calcext:value-type="string">
            <text:p>Si</text:p>
          </table:table-cell>
          <table:table-cell table:style-name="ce32" office:value-type="float" office:value="328590" calcext:value-type="float">
            <text:p>328590</text:p>
          </table:table-cell>
          <table:table-cell table:style-name="ce20"/>
          <table:table-cell table:style-name="ce15" office:value-type="string" calcext:value-type="string">
            <text:p>carlos.casado.ext</text:p>
          </table:table-cell>
          <table:table-cell table:style-name="ce15" table:formula="of:=VLOOKUP([.R78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carlos.casado.ext@juntadeandalucia.es" xlink:type="simple">carlos.casado.ext@juntadeandalucia.es</text:a></text:p>
          </table:table-cell>
          <table:table-cell table:style-name="ce320" table:formula="of:=RIGHT([.T78];LEN([.T78])-FIND(&quot;@&quot;;[.T7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91" office:value-type="string" calcext:value-type="string">
            <text:p>Alexis Vizcaino Postigo</text:p>
          </table:table-cell>
          <table:table-cell table:style-name="ce91" office:value-type="string" calcext:value-type="string">
            <text:p>Técnico de BBDD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348179" calcext:value-type="float">
            <text:p>348179</text:p>
          </table:table-cell>
          <table:table-cell table:style-name="ce20"/>
          <table:table-cell table:style-name="ce15" office:value-type="string" calcext:value-type="string">
            <text:p>alexis.vizcaino.ext</text:p>
          </table:table-cell>
          <table:table-cell table:style-name="ce15" table:formula="of:=VLOOKUP([.R79];[$MOS.$K$7:.$K$178];1;0)" office:value-type="string" office:string-value="alexis.vizcaino.ext" calcext:value-type="string">
            <text:p>alexis.vizcaino.ext</text:p>
          </table:table-cell>
          <table:table-cell table:style-name="ce294" office:value-type="string" calcext:value-type="string">
            <text:p><text:a xlink:href="mailto:alexis.vizcaino.ext@juntadeandalucia.es" xlink:type="simple">alexis.vizcaino.ext@juntadeandalucia.es</text:a></text:p>
          </table:table-cell>
          <table:table-cell table:style-name="ce320" table:formula="of:=RIGHT([.T79];LEN([.T79])-FIND(&quot;@&quot;;[.T7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91" office:value-type="string" calcext:value-type="string">
            <text:p>María Belen Infante Gómez</text:p>
          </table:table-cell>
          <table:table-cell table:style-name="ce91" office:value-type="string" calcext:value-type="string">
            <text:p>Técnico de BBDD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348179" calcext:value-type="float">
            <text:p>348179</text:p>
          </table:table-cell>
          <table:table-cell table:style-name="ce20"/>
          <table:table-cell table:style-name="ce15" office:value-type="string" calcext:value-type="string">
            <text:p>belen.infante.ext</text:p>
          </table:table-cell>
          <table:table-cell table:style-name="ce15" table:formula="of:=VLOOKUP([.R80];[$MOS.$K$7:.$K$178];1;0)" office:value-type="string" office:string-value="belen.infante.ext" calcext:value-type="string">
            <text:p>belen.infante.ext</text:p>
          </table:table-cell>
          <table:table-cell table:style-name="ce13" office:value-type="string" calcext:value-type="string">
            <text:p><text:a xlink:href="mailto:belen.infante.ext@juntadeandalucia.es" xlink:type="simple">belen.infante.ext@juntadeandalucia.es</text:a></text:p>
          </table:table-cell>
          <table:table-cell table:style-name="ce320" table:formula="of:=RIGHT([.T80];LEN([.T80])-FIND(&quot;@&quot;;[.T8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58117</text:p>
          </table:table-cell>
          <table:table-cell table:style-name="ce20"/>
          <table:table-cell table:style-name="ce46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ISPS</text:p>
          </table:table-cell>
          <table:table-cell table:style-name="ce70" office:value-type="string" calcext:value-type="string">
            <text:p>Consejería de Igualdad, Salud y Políticas Sociales</text:p>
          </table:table-cell>
          <table:table-cell table:style-name="ce77" office:value-type="string" calcext:value-type="string">
            <text:p>CSBS</text:p>
          </table:table-cell>
          <table:table-cell table:style-name="ce91" office:value-type="string" calcext:value-type="string">
            <text:p>Antonio Heredia Campos</text:p>
          </table:table-cell>
          <table:table-cell table:style-name="ce91" office:value-type="string" calcext:value-type="string">
            <text:p>Operador de BBDD</text:p>
          </table:table-cell>
          <table:table-cell table:style-name="ce126" table:content-validation-name="val3"/>
          <table:table-cell table:style-name="ce158" table:content-validation-name="val4"/>
          <table:table-cell table:number-columns-repeated="3" table:style-name="ce189" table:content-validation-name="val5" office:value-type="string" calcext:value-type="string">
            <text:p>X</text:p>
          </table:table-cell>
          <table:table-cell table:style-name="ce220" table:content-validation-name="val6" office:value-type="string" calcext:value-type="string">
            <text:p>Si</text:p>
          </table:table-cell>
          <table:table-cell table:style-name="ce32" office:value-type="float" office:value="348179" calcext:value-type="float">
            <text:p>348179</text:p>
          </table:table-cell>
          <table:table-cell table:style-name="ce20"/>
          <table:table-cell table:style-name="ce15" office:value-type="string" calcext:value-type="string">
            <text:p>antonio.heredia.campos.ext</text:p>
          </table:table-cell>
          <table:table-cell table:style-name="ce15" table:formula="of:=VLOOKUP([.R81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antonio.heredia.campos.ext@juntadeandalucia.es" xlink:type="simple">antonio.heredia.campos.ext@juntadeandalucia.es</text:a></text:p>
          </table:table-cell>
          <table:table-cell table:style-name="ce320" table:formula="of:=RIGHT([.T81];LEN([.T81])-FIND(&quot;@&quot;;[.T8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49467539</text:p>
          </table:table-cell>
          <table:table-cell table:style-name="ce24"/>
          <table:table-cell table:style-name="ce37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J</text:p>
          </table:table-cell>
          <table:table-cell table:style-name="ce68" office:value-type="string" calcext:value-type="string">
            <text:p>Consejería de Justicia e Interior - <text:s/>Secretaría General para la Justicia</text:p>
          </table:table-cell>
          <table:table-cell table:style-name="ce34" office:value-type="string" calcext:value-type="string">
            <text:p>CJI</text:p>
          </table:table-cell>
          <table:table-cell table:style-name="ce85" office:value-type="string" calcext:value-type="string">
            <text:p>Carlos Simón Ferrer</text:p>
          </table:table-cell>
          <table:table-cell table:style-name="ce91"/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6"/>
          <table:table-cell table:style-name="ce32" office:value-type="float" office:value="734232" calcext:value-type="float">
            <text:p>734232</text:p>
          </table:table-cell>
          <table:table-cell table:style-name="ce15" office:value-type="string" calcext:value-type="string">
            <text:p>carlos.simon</text:p>
          </table:table-cell>
          <table:table-cell table:style-name="ce15" table:formula="of:=VLOOKUP([.R82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carlos.simon@juntadeandalucia.es" xlink:type="simple">carlos.simon@juntadeandalucia.es</text:a></text:p>
          </table:table-cell>
          <table:table-cell table:style-name="ce320" table:formula="of:=RIGHT([.T82];LEN([.T82])-FIND(&quot;@&quot;;[.T8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49486345</text:p>
          </table:table-cell>
          <table:table-cell table:style-name="ce24"/>
          <table:table-cell table:style-name="ce37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J</text:p>
          </table:table-cell>
          <table:table-cell table:style-name="ce68" office:value-type="string" calcext:value-type="string">
            <text:p>Consejería de Justicia e Interior - <text:s/>Secretaría General para la Justici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Carmen León Bertrand</text:p>
          </table:table-cell>
          <table:table-cell table:style-name="ce91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44" office:value-type="float" office:value="380402" calcext:value-type="float">
            <text:p>380402</text:p>
          </table:table-cell>
          <table:table-cell table:style-name="ce244" office:value-type="float" office:value="756963" calcext:value-type="float">
            <text:p>756963</text:p>
          </table:table-cell>
          <table:table-cell table:style-name="ce15" office:value-type="string" calcext:value-type="string">
            <text:p>mariac.leon.bertrand</text:p>
          </table:table-cell>
          <table:table-cell table:style-name="ce15" table:formula="of:=VLOOKUP([.R83];[$MOS.$K$7:.$K$178];1;0)" office:value-type="string" office:string-value="" calcext:value-type="error">
            <text:p>#N/D</text:p>
          </table:table-cell>
          <table:table-cell table:style-name="ce295" office:value-type="string" calcext:value-type="string">
            <text:p><text:a xlink:href="mailto:mariac.leon.bertrand@juntadeandalucia.es" xlink:type="simple">mariac.leon.bertrand@juntadeandalucia.es</text:a></text:p>
          </table:table-cell>
          <table:table-cell table:style-name="ce320" table:formula="of:=RIGHT([.T83];LEN([.T83])-FIND(&quot;@&quot;;[.T8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49486345</text:p>
          </table:table-cell>
          <table:table-cell table:style-name="ce24"/>
          <table:table-cell table:style-name="ce37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J</text:p>
          </table:table-cell>
          <table:table-cell table:style-name="ce68" office:value-type="string" calcext:value-type="string">
            <text:p>Consejería de Justicia e Interior - <text:s/>Secretaría General para la Justici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Jorge David Navarro Marín</text:p>
          </table:table-cell>
          <table:table-cell table:style-name="ce91"/>
          <table:table-cell table:style-name="ce117" table:content-validation-name="val3"/>
          <table:table-cell table:style-name="ce149" table:content-validation-name="val4" office:value-type="float" office:value="0" calcext:value-type="float">
            <text:p>0</text:p>
          </table:table-cell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45" office:value-type="float" office:value="380414" calcext:value-type="float">
            <text:p>380414</text:p>
          </table:table-cell>
          <table:table-cell table:style-name="ce245" office:value-type="float" office:value="747930" calcext:value-type="float">
            <text:p>747930</text:p>
          </table:table-cell>
          <table:table-cell table:style-name="ce15" office:value-type="string" calcext:value-type="string">
            <text:p>david.navarro</text:p>
          </table:table-cell>
          <table:table-cell table:style-name="ce15" table:formula="of:=VLOOKUP([.R84];[$MOS.$K$7:.$K$178];1;0)" office:value-type="string" office:string-value="" calcext:value-type="error">
            <text:p>#N/D</text:p>
          </table:table-cell>
          <table:table-cell table:style-name="ce295" office:value-type="string" calcext:value-type="string">
            <text:p><text:a xlink:href="mailto:david.navarro@juntadeandalucia.es" xlink:type="simple">david.navarro@juntadeandalucia.es</text:a></text:p>
          </table:table-cell>
          <table:table-cell table:style-name="ce320" table:formula="of:=RIGHT([.T84];LEN([.T84])-FIND(&quot;@&quot;;[.T8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49486345</text:p>
          </table:table-cell>
          <table:table-cell table:style-name="ce24"/>
          <table:table-cell table:style-name="ce37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J</text:p>
          </table:table-cell>
          <table:table-cell table:style-name="ce68" office:value-type="string" calcext:value-type="string">
            <text:p>Consejería de Justicia e Interior - <text:s/>Secretaría General para la Justici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Patricio <text:s/>Mora López</text:p>
          </table:table-cell>
          <table:table-cell table:style-name="ce91"/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5" office:value-type="float" office:value="380403" calcext:value-type="float">
            <text:p>380403</text:p>
          </table:table-cell>
          <table:table-cell table:style-name="ce245" office:value-type="float" office:value="746231" calcext:value-type="float">
            <text:p>746231</text:p>
          </table:table-cell>
          <table:table-cell table:style-name="ce15" office:value-type="string" calcext:value-type="string">
            <text:p>patricio.mora</text:p>
          </table:table-cell>
          <table:table-cell table:style-name="ce15" table:formula="of:=VLOOKUP([.R85];[$MOS.$K$7:.$K$178];1;0)" office:value-type="string" office:string-value="patricio.mora" calcext:value-type="string">
            <text:p>patricio.mora</text:p>
          </table:table-cell>
          <table:table-cell table:style-name="ce295" office:value-type="string" calcext:value-type="string">
            <text:p><text:a xlink:href="mailto:patricio.mora@juntadeandalucia.es" xlink:type="simple">patricio.mora@juntadeandalucia.es</text:a></text:p>
          </table:table-cell>
          <table:table-cell table:style-name="ce320" table:formula="of:=RIGHT([.T85];LEN([.T85])-FIND(&quot;@&quot;;[.T8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María Luisa de la Vega Royo</text:p>
          </table:table-cell>
          <table:table-cell table:style-name="ce91" office:value-type="string" calcext:value-type="string">
            <text:p>Adjunta al Jefe de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45"/>
          <table:table-cell table:style-name="ce20" office:value-type="float" office:value="733415" calcext:value-type="float">
            <text:p>733415</text:p>
          </table:table-cell>
          <table:table-cell table:style-name="ce15" office:value-type="string" calcext:value-type="string">
            <text:p>mluisa.vega</text:p>
          </table:table-cell>
          <table:table-cell table:style-name="ce15" table:formula="of:=VLOOKUP([.R86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mluisa.vega@juntadeandalucia.es" xlink:type="simple">mluisa.vega@juntadeandalucia.es</text:a></text:p>
          </table:table-cell>
          <table:table-cell table:style-name="ce320" table:formula="of:=RIGHT([.T86];LEN([.T86])-FIND(&quot;@&quot;;[.T8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María del Carmen Sequera Vilches</text:p>
          </table:table-cell>
          <table:table-cell table:style-name="ce91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 office:value-type="string" calcext:value-type="string">
            <text:p>677904341 (734341)</text:p>
          </table:table-cell>
          <table:table-cell table:style-name="ce15" office:value-type="string" calcext:value-type="string">
            <text:p>mariac.sequera.ext</text:p>
          </table:table-cell>
          <table:table-cell table:style-name="ce15" table:formula="of:=VLOOKUP([.R87];[$MOS.$K$7:.$K$178];1;0)" office:value-type="string" office:string-value="mariac.sequera.ext" calcext:value-type="string">
            <text:p>mariac.sequera.ext</text:p>
          </table:table-cell>
          <table:table-cell table:style-name="ce296" office:value-type="string" calcext:value-type="string">
            <text:p><text:a xlink:href="mailto:mariac.sequera.ext@juntadeandalucia.es" xlink:type="simple">mariac.sequera.ext@juntadeandalucia.es</text:a></text:p>
          </table:table-cell>
          <table:table-cell table:style-name="ce320" table:formula="of:=RIGHT([.T87];LEN([.T87])-FIND(&quot;@&quot;;[.T8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Antonio Montoro Pavón</text:p>
          </table:table-cell>
          <table:table-cell table:style-name="ce91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 office:value-type="float" office:value="677904241" calcext:value-type="float">
            <text:p>677904241</text:p>
          </table:table-cell>
          <table:table-cell table:style-name="ce15" office:value-type="string" calcext:value-type="string">
            <text:p>antonio.montoro.ext</text:p>
          </table:table-cell>
          <table:table-cell table:style-name="ce15" table:formula="of:=VLOOKUP([.R88];[$MOS.$K$7:.$K$178];1;0)" office:value-type="string" office:string-value="antonio.montoro.ext" calcext:value-type="string">
            <text:p>antonio.montoro.ext</text:p>
          </table:table-cell>
          <table:table-cell table:style-name="ce296" office:value-type="string" calcext:value-type="string">
            <text:p><text:a xlink:href="mailto:antonio.montoro.ext@juntadeandalucia.es" xlink:type="simple">antonio.montoro.ext@juntadeandalucia.es</text:a></text:p>
          </table:table-cell>
          <table:table-cell table:style-name="ce320" table:formula="of:=RIGHT([.T88];LEN([.T88])-FIND(&quot;@&quot;;[.T8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Alexei Hornero </text:p>
          </table:table-cell>
          <table:table-cell table:style-name="ce91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/>
          <table:table-cell table:style-name="ce15" office:value-type="string" calcext:value-type="string">
            <text:p>alexei.hornero.ext</text:p>
          </table:table-cell>
          <table:table-cell table:style-name="ce15" table:formula="of:=VLOOKUP([.R89];[$MOS.$K$7:.$K$178];1;0)" office:value-type="string" office:string-value="alexei.hornero.ext" calcext:value-type="string">
            <text:p>alexei.hornero.ext</text:p>
          </table:table-cell>
          <table:table-cell table:style-name="ce296" office:value-type="string" calcext:value-type="string">
            <text:p><text:a xlink:href="mailto:alexei.hornero.ext@juntadeandalucia.es" xlink:type="simple">alexei.hornero.ext@juntadeandalucia.es</text:a></text:p>
          </table:table-cell>
          <table:table-cell table:style-name="ce320" table:formula="of:=RIGHT([.T89];LEN([.T89])-FIND(&quot;@&quot;;[.T8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4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Jesús Ramón Fernández Rico </text:p>
          </table:table-cell>
          <table:table-cell table:style-name="ce91" office:value-type="string" calcext:value-type="string">
            <text:p>Técnico de sistemas</text:p>
          </table:table-cell>
          <table:table-cell table:style-name="ce127" table:content-validation-name="val3"/>
          <table:table-cell table:style-name="ce159" table:content-validation-name="val4"/>
          <table:table-cell table:style-name="ce190" table:content-validation-name="val5" office:value-type="string" calcext:value-type="string">
            <text:p>X </text:p>
          </table:table-cell>
          <table:table-cell table:style-name="ce190" table:content-validation-name="val5" office:value-type="string" calcext:value-type="string">
            <text:p>X</text:p>
          </table:table-cell>
          <table:table-cell table:style-name="ce190" table:content-validation-name="val5"/>
          <table:table-cell table:style-name="ce221" table:content-validation-name="val6" office:value-type="string" calcext:value-type="string">
            <text:p>Si</text:p>
          </table:table-cell>
          <table:table-cell table:style-name="ce245"/>
          <table:table-cell table:style-name="ce20" office:value-type="float" office:value="677904196" calcext:value-type="float">
            <text:p>677904196</text:p>
          </table:table-cell>
          <table:table-cell table:style-name="ce15" office:value-type="string" calcext:value-type="string">
            <text:p>jesusr.fernandez.rico</text:p>
          </table:table-cell>
          <table:table-cell table:style-name="ce15" table:formula="of:=VLOOKUP([.R90];[$MOS.$K$2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jesusr.fernandez.rico@juntadeandalucia.es" xlink:type="simple">jesusr.fernandez.rico@juntadeandalucia.es</text:a></text:p>
          </table:table-cell>
          <table:table-cell table:style-name="ce320" table:formula="of:=RIGHT([.T90];LEN([.T90])-FIND(&quot;@&quot;;[.T9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Carlos Dura Velo </text:p>
          </table:table-cell>
          <table:table-cell table:style-name="ce91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/>
          <table:table-cell table:style-name="ce15" office:value-type="string" calcext:value-type="string">
            <text:p>carlos.dura.ext</text:p>
          </table:table-cell>
          <table:table-cell table:style-name="ce15" table:formula="of:=VLOOKUP([.R91];[$MOS.$K$7:.$K$178];1;0)" office:value-type="string" office:string-value="carlos.dura.ext" calcext:value-type="string">
            <text:p>carlos.dura.ext</text:p>
          </table:table-cell>
          <table:table-cell table:style-name="ce296" office:value-type="string" calcext:value-type="string">
            <text:p><text:a xlink:href="mailto:carlos.dura.ext@juntadeandalucia.es" xlink:type="simple">carlos.dura.ext@juntadeandalucia.es</text:a></text:p>
          </table:table-cell>
          <table:table-cell table:style-name="ce320" table:formula="of:=RIGHT([.T91];LEN([.T91])-FIND(&quot;@&quot;;[.T9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José Antonio Bautista Rosúa</text:p>
          </table:table-cell>
          <table:table-cell table:style-name="ce91" office:value-type="string" calcext:value-type="string">
            <text:p>Administrador de Base d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 office:value-type="float" office:value="677904233" calcext:value-type="float">
            <text:p>677904233</text:p>
          </table:table-cell>
          <table:table-cell table:style-name="ce15" office:value-type="string" calcext:value-type="string">
            <text:p>josea.bautista.ext</text:p>
          </table:table-cell>
          <table:table-cell table:style-name="ce15" table:formula="of:=VLOOKUP([.R92];[$MOS.$K$7:.$K$178];1;0)" office:value-type="string" office:string-value="josea.bautista.ext" calcext:value-type="string">
            <text:p>josea.bautista.ext</text:p>
          </table:table-cell>
          <table:table-cell table:style-name="ce296" office:value-type="string" calcext:value-type="string">
            <text:p><text:a xlink:href="mailto:josea.bautista.ext@juntadeandalucia.es" xlink:type="simple">josea.bautista.ext@juntadeandalucia.es</text:a></text:p>
          </table:table-cell>
          <table:table-cell table:style-name="ce320" table:formula="of:=RIGHT([.T92];LEN([.T92])-FIND(&quot;@&quot;;[.T9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Miguel Ángel Martínez Álvarez</text:p>
          </table:table-cell>
          <table:table-cell table:style-name="ce91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5"/>
          <table:table-cell table:style-name="ce20" office:value-type="float" office:value="734328" calcext:value-type="float">
            <text:p>734328</text:p>
          </table:table-cell>
          <table:table-cell table:style-name="ce15" office:value-type="string" calcext:value-type="string">
            <text:p>mangel.martinez.alvarez.ext</text:p>
          </table:table-cell>
          <table:table-cell table:style-name="ce15" table:formula="of:=VLOOKUP([.R93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mangel.martinez.alvarez.ext@juntadeandalucia.es" xlink:type="simple">mangel.martinez.alvarez.ext@juntadeandalucia.es</text:a></text:p>
          </table:table-cell>
          <table:table-cell table:style-name="ce320" table:formula="of:=RIGHT([.T93];LEN([.T93])-FIND(&quot;@&quot;;[.T9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454846</text:p>
          </table:table-cell>
          <table:table-cell table:style-name="ce24" office:value-type="float" office:value="93095" calcext:value-type="float">
            <text:p>93095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JI-SGT</text:p>
          </table:table-cell>
          <table:table-cell table:style-name="ce68" office:value-type="string" calcext:value-type="string">
            <text:p>Consejería de Justicia e Interior – Secretaría General Técnica</text:p>
          </table:table-cell>
          <table:table-cell table:style-name="ce34" office:value-type="string" calcext:value-type="string">
            <text:p>CJI</text:p>
          </table:table-cell>
          <table:table-cell table:style-name="ce64" office:value-type="string" calcext:value-type="string">
            <text:p>Felipe López</text:p>
          </table:table-cell>
          <table:table-cell table:style-name="ce91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5"/>
          <table:table-cell table:style-name="ce20" office:value-type="float" office:value="734339" calcext:value-type="float">
            <text:p>734339</text:p>
          </table:table-cell>
          <table:table-cell table:style-name="ce15" office:value-type="string" calcext:value-type="string">
            <text:p>felipe.lopez.ext</text:p>
          </table:table-cell>
          <table:table-cell table:style-name="ce15" table:formula="of:=VLOOKUP([.R94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felipe.lopez.ext@juntadeandalucia.es" xlink:type="simple">felipe.lopez.ext@juntadeandalucia.es</text:a></text:p>
          </table:table-cell>
          <table:table-cell table:style-name="ce320" table:formula="of:=RIGHT([.T94];LEN([.T94])-FIND(&quot;@&quot;;[.T9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Rafael Ayerbe Bernal</text:p>
          </table:table-cell>
          <table:table-cell table:style-name="ce91" office:value-type="string" calcext:value-type="string">
            <text:p>Jefe de Servicio de Informática (Secretaría General Técnica) 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45" office:value-type="string" calcext:value-type="string">
            <text:p>303490 <text:s text:c="2"/>955003490</text:p>
          </table:table-cell>
          <table:table-cell table:style-name="ce20"/>
          <table:table-cell table:style-name="ce15" office:value-type="string" calcext:value-type="string">
            <text:p>rafael.ayerbe</text:p>
          </table:table-cell>
          <table:table-cell table:style-name="ce15" table:formula="of:=VLOOKUP([.R95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rafael.ayerbe@juntadeandalucia.es" xlink:type="simple">rafael.ayerbe@juntadeandalucia.es</text:a></text:p>
          </table:table-cell>
          <table:table-cell table:style-name="ce320" table:formula="of:=RIGHT([.T95];LEN([.T95])-FIND(&quot;@&quot;;[.T9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Nicolás Martínez Fernández</text:p>
          </table:table-cell>
          <table:table-cell table:style-name="ce91" office:value-type="string" calcext:value-type="string">
            <text:p>Responsable Área de Explotación y Sistemas del Servicio de Informática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45" office:value-type="string" calcext:value-type="string">
            <text:p>303546 <text:s/>955003546</text:p>
          </table:table-cell>
          <table:table-cell table:style-name="ce20"/>
          <table:table-cell table:style-name="ce15" office:value-type="string" calcext:value-type="string">
            <text:p>nicolas.martinez</text:p>
          </table:table-cell>
          <table:table-cell table:style-name="ce15" table:formula="of:=VLOOKUP([.R96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nicolas.martinez@juntadeandalucia.es" xlink:type="simple">nicolas.martinez@juntadeandalucia.es</text:a></text:p>
          </table:table-cell>
          <table:table-cell table:style-name="ce320" table:formula="of:=RIGHT([.T96];LEN([.T96])-FIND(&quot;@&quot;;[.T9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Eduardo Fedriani Montero</text:p>
          </table:table-cell>
          <table:table-cell table:style-name="ce91" office:value-type="string" calcext:value-type="string">
            <text:p>Responsable del equipo de Bases de Datos 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5" office:value-type="string" calcext:value-type="string">
            <text:p>303530 <text:s text:c="2"/>955003530</text:p>
          </table:table-cell>
          <table:table-cell table:style-name="ce20" office:value-type="string" calcext:value-type="string">
            <text:p>733490 <text:s/>677903490</text:p>
          </table:table-cell>
          <table:table-cell table:style-name="ce15" office:value-type="string" calcext:value-type="string">
            <text:p>eduardo.fedriani</text:p>
          </table:table-cell>
          <table:table-cell table:style-name="ce15" table:formula="of:=VLOOKUP([.R97];[$MOS.$K$7:.$K$178];1;0)" office:value-type="string" office:string-value="eduardo.fedriani" calcext:value-type="string">
            <text:p>eduardo.fedriani</text:p>
          </table:table-cell>
          <table:table-cell table:style-name="ce296" office:value-type="string" calcext:value-type="string">
            <text:p><text:a xlink:href="mailto:eduardo.fedriani@juntadeandalucia.es" xlink:type="simple">eduardo.fedriani@juntadeandalucia.es</text:a></text:p>
          </table:table-cell>
          <table:table-cell table:style-name="ce320" table:formula="of:=RIGHT([.T97];LEN([.T97])-FIND(&quot;@&quot;;[.T9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Miguel Ángel <text:s/>Hinojosa Romero</text:p>
          </table:table-cell>
          <table:table-cell table:style-name="ce91" office:value-type="string" calcext:value-type="string">
            <text:p>Responsable de</text:p>
            <text:p>Servidores de</text:p>
            <text:p>Aplicaciones y Despliegue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45" office:value-type="string" calcext:value-type="string">
            <text:p>303791 <text:s/>955003791</text:p>
          </table:table-cell>
          <table:table-cell table:style-name="ce20"/>
          <table:table-cell table:style-name="ce15" office:value-type="string" calcext:value-type="string">
            <text:p>miguelangel.hinojosa</text:p>
          </table:table-cell>
          <table:table-cell table:style-name="ce15" table:formula="of:=VLOOKUP([.R98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miguelangel.hinojosa@juntadeandalucia.es" xlink:type="simple">miguelangel.hinojosa@juntadeandalucia.es</text:a></text:p>
          </table:table-cell>
          <table:table-cell table:style-name="ce320" table:formula="of:=RIGHT([.T98];LEN([.T98])-FIND(&quot;@&quot;;[.T9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María Reyes Frutos Arjona</text:p>
          </table:table-cell>
          <table:table-cell table:style-name="ce91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45" office:value-type="string" calcext:value-type="string">
            <text:p>392846 <text:s text:c="2"/>955625846</text:p>
          </table:table-cell>
          <table:table-cell table:style-name="ce20"/>
          <table:table-cell table:style-name="ce15" office:value-type="string" calcext:value-type="string">
            <text:p>mariar.frutos</text:p>
          </table:table-cell>
          <table:table-cell table:style-name="ce15" table:formula="of:=VLOOKUP([.R99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mariar.frutos@juntadeandalucia.es" xlink:type="simple">mariar.frutos@juntadeandalucia.es</text:a></text:p>
          </table:table-cell>
          <table:table-cell table:style-name="ce320" table:formula="of:=RIGHT([.T99];LEN([.T99])-FIND(&quot;@&quot;;[.T9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Ana Alonso Piñón</text:p>
          </table:table-cell>
          <table:table-cell table:style-name="ce91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5"/>
          <table:table-cell table:style-name="ce20"/>
          <table:table-cell table:style-name="ce15" office:value-type="string" calcext:value-type="string">
            <text:p>anai.alonso.ext</text:p>
          </table:table-cell>
          <table:table-cell table:style-name="ce15" table:formula="of:=VLOOKUP([.R100];[$MOS.$K$7:.$K$178];1;0)" office:value-type="string" office:string-value="anai.alonso.ext" calcext:value-type="string">
            <text:p>anai.alonso.ext</text:p>
          </table:table-cell>
          <table:table-cell table:style-name="ce296" office:value-type="string" calcext:value-type="string">
            <text:p><text:a xlink:href="mailto:anai.alonso.ext@juntadeandalucia.es" xlink:type="simple">anai.alonso.ext@juntadeandalucia.es</text:a></text:p>
          </table:table-cell>
          <table:table-cell table:style-name="ce320" table:formula="of:=RIGHT([.T100];LEN([.T100])-FIND(&quot;@&quot;;[.T10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 office:value-type="string" calcext:value-type="string">
            <text:p>1-76664164</text:p>
          </table:table-cell>
          <table:table-cell table:style-name="ce24" office:value-type="float" office:value="93240" calcext:value-type="float">
            <text:p>93240</text:p>
          </table:table-cell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Francisco Martínez Vega</text:p>
          </table:table-cell>
          <table:table-cell table:style-name="ce91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45"/>
          <table:table-cell table:style-name="ce20" office:value-type="float" office:value="645051964" calcext:value-type="float">
            <text:p>645051964</text:p>
          </table:table-cell>
          <table:table-cell table:style-name="ce15" office:value-type="string" calcext:value-type="string">
            <text:p>francisco.martinez.vega.ext</text:p>
          </table:table-cell>
          <table:table-cell table:style-name="ce15" table:formula="of:=VLOOKUP([.R101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francisco.martinez.vega.ext@juntadeandalucia.es" xlink:type="simple">francisco.martinez.vega.ext@juntadeandalucia.es</text:a></text:p>
          </table:table-cell>
          <table:table-cell table:style-name="ce320" table:formula="of:=RIGHT([.T101];LEN([.T101])-FIND(&quot;@&quot;;[.T10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7"/>
          <table:table-cell table:style-name="ce24"/>
          <table:table-cell table:style-name="ce37" table:content-validation-name="val1"/>
          <table:table-cell table:style-name="ce31" table:content-validation-name="val2" office:value-type="string" calcext:value-type="string">
            <text:p>A y B</text:p>
          </table:table-cell>
          <table:table-cell table:style-name="ce64" office:value-type="string" calcext:value-type="string">
            <text:p>CMAOT</text:p>
          </table:table-cell>
          <table:table-cell table:style-name="ce68" office:value-type="string" calcext:value-type="string">
            <text:p>Consejería de Medio Ambiente y Ordenación del Territorio </text:p>
          </table:table-cell>
          <table:table-cell table:style-name="ce75"/>
          <table:table-cell table:style-name="ce64" office:value-type="string" calcext:value-type="string">
            <text:p>Antonio Tovar Castellanos</text:p>
          </table:table-cell>
          <table:table-cell table:style-name="ce91" office:value-type="string" calcext:value-type="string">
            <text:p>Departamento de sistemas y comunicacione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string" calcext:value-type="string">
            <text:p>955003455/</text:p>
            <text:p>303455</text:p>
          </table:table-cell>
          <table:table-cell table:style-name="ce35"/>
          <table:table-cell table:style-name="ce15" office:value-type="string" calcext:value-type="string">
            <text:p>antonio.tovar</text:p>
          </table:table-cell>
          <table:table-cell table:style-name="ce15" table:formula="of:=VLOOKUP([.R102];[$MOS.$K$7:.$K$178];1;0)" office:value-type="string" office:string-value="" calcext:value-type="error">
            <text:p>#N/D</text:p>
          </table:table-cell>
          <table:table-cell table:style-name="ce296" office:value-type="string" calcext:value-type="string">
            <text:p><text:a xlink:href="mailto:antonio.tovar@juntadeandalucia.es" xlink:type="simple">antonio.tovar@juntadeandalucia.es</text:a></text:p>
          </table:table-cell>
          <table:table-cell table:style-name="ce320" table:formula="of:=RIGHT([.T102];LEN([.T102])-FIND(&quot;@&quot;;[.T10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63" office:value-type="string" calcext:value-type="string">
            <text:p>Antonio Márquez Arbizu </text:p>
          </table:table-cell>
          <table:table-cell table:style-name="ce91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2" office:value-type="string" calcext:value-type="string">
            <text:p>670948125 / 748125</text:p>
          </table:table-cell>
          <table:table-cell table:style-name="ce274" office:value-type="string" calcext:value-type="string">
            <text:p>antonio.marquez.arbizu</text:p>
          </table:table-cell>
          <table:table-cell table:style-name="ce15" table:formula="of:=VLOOKUP([.R10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antonio.marquez.arbizu@juntadeandalucia.es</text:p>
          </table:table-cell>
          <table:table-cell table:style-name="ce320" table:formula="of:=RIGHT([.T103];LEN([.T103])-FIND(&quot;@&quot;;[.T10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62198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63" office:value-type="string" calcext:value-type="string">
            <text:p>Francisco Javier Manzano Moñino</text:p>
          </table:table-cell>
          <table:table-cell table:style-name="ce91" office:value-type="string" calcext:value-type="string">
            <text:p><text:span text:style-name="T6">(Representante Suplente) </text:span>Adjunto al 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32" office:value-type="string" calcext:value-type="string">
            <text:p>670949945/</text:p>
            <text:p>749945</text:p>
          </table:table-cell>
          <table:table-cell table:style-name="ce15" office:value-type="string" calcext:value-type="string">
            <text:p>franciscoj.manzano</text:p>
          </table:table-cell>
          <table:table-cell table:style-name="ce15" table:formula="of:=VLOOKUP([.R104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franciscoj.manzano@juntadeandalucia.es" xlink:type="simple">franciscoj.manzano@juntadeandalucia.es</text:a></text:p>
          </table:table-cell>
          <table:table-cell table:style-name="ce320" table:formula="of:=RIGHT([.T104];LEN([.T104])-FIND(&quot;@&quot;;[.T10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Francisco Flores Naharro</text:p>
          </table:table-cell>
          <table:table-cell table:style-name="ce91" office:value-type="string" calcext:value-type="string">
            <text:p>Asesor Técnico - Responsable del Área de Producción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32" office:value-type="float" office:value="670947954" calcext:value-type="float">
            <text:p>670947954</text:p>
          </table:table-cell>
          <table:table-cell table:style-name="ce15" office:value-type="string" calcext:value-type="string">
            <text:p>francisco.flores</text:p>
          </table:table-cell>
          <table:table-cell table:style-name="ce15" table:formula="of:=VLOOKUP([.R105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francisco.flores@juntadeandalucia.es" xlink:type="simple">francisco.flores@juntadeandalucia.es</text:a></text:p>
          </table:table-cell>
          <table:table-cell table:style-name="ce320" table:formula="of:=RIGHT([.T105];LEN([.T105])-FIND(&quot;@&quot;;[.T10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9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48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Rosario Santiago Moreno</text:p>
          </table:table-cell>
          <table:table-cell table:style-name="ce91" office:value-type="string" calcext:value-type="string">
            <text:p>DBA</text:p>
          </table:table-cell>
          <table:table-cell table:style-name="ce128" table:content-validation-name="val3"/>
          <table:table-cell table:style-name="ce160" table:content-validation-name="val4"/>
          <table:table-cell table:style-name="ce191" table:content-validation-name="val5" office:value-type="string" calcext:value-type="string">
            <text:p>X</text:p>
          </table:table-cell>
          <table:table-cell table:style-name="ce191" table:content-validation-name="val5" table:number-columns-repeated="2"/>
          <table:table-cell table:style-name="ce222" table:content-validation-name="val6" office:value-type="string" calcext:value-type="string">
            <text:p>Si</text:p>
          </table:table-cell>
          <table:table-cell table:style-name="ce20"/>
          <table:table-cell table:style-name="ce32" office:value-type="float" office:value="697958802" calcext:value-type="float">
            <text:p>697958802</text:p>
          </table:table-cell>
          <table:table-cell table:style-name="ce15" office:value-type="string" calcext:value-type="string">
            <text:p>rosario.santiago.ext</text:p>
          </table:table-cell>
          <table:table-cell table:style-name="ce15" table:formula="of:=VLOOKUP([.R106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rosario.santiago.ext@juntadeandalucia.es" xlink:type="simple">rosario.santiago.ext@juntadeandalucia.es</text:a></text:p>
          </table:table-cell>
          <table:table-cell table:style-name="ce320" table:formula="of:=RIGHT([.T106];LEN([.T106])-FIND(&quot;@&quot;;[.T106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Hans Dekker Dekker</text:p>
          </table:table-cell>
          <table:table-cell table:style-name="ce91" office:value-type="string" calcext:value-type="string">
            <text:p>Técnico Sistemas Solari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32" office:value-type="float" office:value="697958804" calcext:value-type="float">
            <text:p>697958804</text:p>
          </table:table-cell>
          <table:table-cell table:style-name="ce15" office:value-type="string" calcext:value-type="string">
            <text:p>hans.dekker.ext</text:p>
          </table:table-cell>
          <table:table-cell table:style-name="ce15" table:formula="of:=VLOOKUP([.R107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hans.dekker.ext@juntadeandalucia.es" xlink:type="simple">hans.dekker.ext@juntadeandalucia.es</text:a></text:p>
          </table:table-cell>
          <table:table-cell table:style-name="ce320" table:formula="of:=RIGHT([.T107];LEN([.T107])-FIND(&quot;@&quot;;[.T10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0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Juan Antonio Solís Lojo</text:p>
          </table:table-cell>
          <table:table-cell table:style-name="ce91" office:value-type="string" calcext:value-type="string">
            <text:p>Técnico Sistemas Linux, virtualización y comunicaciones. Frontales y Servidores de Aplicacione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32" office:value-type="float" office:value="697958803" calcext:value-type="float">
            <text:p>697958803</text:p>
          </table:table-cell>
          <table:table-cell table:style-name="ce15" office:value-type="string" calcext:value-type="string">
            <text:p>juan.solis.ext</text:p>
          </table:table-cell>
          <table:table-cell table:style-name="ce15" table:formula="of:=VLOOKUP([.R108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uan.solis.ext@juntadeandalucia.es" xlink:type="simple">juan.solis.ext@juntadeandalucia.es</text:a></text:p>
          </table:table-cell>
          <table:table-cell table:style-name="ce320" table:formula="of:=RIGHT([.T108];LEN([.T108])-FIND(&quot;@&quot;;[.T10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Ángel María Barroso Chico</text:p>
          </table:table-cell>
          <table:table-cell table:style-name="ce91" office:value-type="string" calcext:value-type="string">
            <text:p>Técnico virtualización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6"/>
          <table:table-cell table:style-name="ce260" office:value-type="float" office:value="753409" calcext:value-type="float">
            <text:p>753409</text:p>
          </table:table-cell>
          <table:table-cell table:style-name="ce15" office:value-type="string" calcext:value-type="string">
            <text:p>angel.barroso</text:p>
          </table:table-cell>
          <table:table-cell table:style-name="ce15" table:formula="of:=VLOOKUP([.R109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angel.barroso@juntadeandalucia.es" xlink:type="simple">angel.barroso@juntadeandalucia.es</text:a></text:p>
          </table:table-cell>
          <table:table-cell table:style-name="ce320" table:formula="of:=RIGHT([.T109];LEN([.T109])-FIND(&quot;@&quot;;[.T10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2" office:value-type="string" calcext:value-type="string">
            <text:p>Nuria Soult Rubio</text:p>
          </table:table-cell>
          <table:table-cell table:style-name="ce91" office:value-type="string" calcext:value-type="string">
            <text:p>Jefa Departamento Desarrollo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6"/>
          <table:table-cell table:style-name="ce32" office:value-type="float" office:value="755561" calcext:value-type="float">
            <text:p>755561</text:p>
          </table:table-cell>
          <table:table-cell table:style-name="ce15" office:value-type="string" calcext:value-type="string">
            <text:p>nuria.soult</text:p>
          </table:table-cell>
          <table:table-cell table:style-name="ce15" table:formula="of:=VLOOKUP([.R110];[$MOS.$K$7:.$K$178];1;0)" office:value-type="string" office:string-value="nuria.soult" calcext:value-type="string">
            <text:p>nuria.soult</text:p>
          </table:table-cell>
          <table:table-cell table:style-name="ce13" office:value-type="string" calcext:value-type="string">
            <text:p><text:a xlink:href="mailto:nuria.soult@juntadeandalucia.es" xlink:type="simple">nuria.soult@juntadeandalucia.es</text:a></text:p>
          </table:table-cell>
          <table:table-cell table:style-name="ce320" table:formula="of:=RIGHT([.T110];LEN([.T110])-FIND(&quot;@&quot;;[.T11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Luis Mª Ruiz Soto</text:p>
          </table:table-cell>
          <table:table-cell table:style-name="ce91" office:value-type="string" calcext:value-type="string">
            <text:p>Asesor Técnico Departamento Desarrollo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335237" calcext:value-type="float">
            <text:p>335237</text:p>
          </table:table-cell>
          <table:table-cell table:style-name="ce32"/>
          <table:table-cell table:style-name="ce15" office:value-type="string" calcext:value-type="string">
            <text:p>luism.ruiz</text:p>
          </table:table-cell>
          <table:table-cell table:style-name="ce15" table:formula="of:=VLOOKUP([.R111];[$MOS.$K$7:.$K$178];1;0)" office:value-type="string" office:string-value="luism.ruiz" calcext:value-type="string">
            <text:p>luism.ruiz</text:p>
          </table:table-cell>
          <table:table-cell table:style-name="ce13" office:value-type="string" calcext:value-type="string">
            <text:p><text:a xlink:href="mailto:luism.ruiz@juntadeandalucia.es" xlink:type="simple">luism.ruiz@juntadeandalucia.es</text:a></text:p>
          </table:table-cell>
          <table:table-cell table:style-name="ce320" table:formula="of:=RIGHT([.T111];LEN([.T111])-FIND(&quot;@&quot;;[.T11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373053</text:p>
          </table:table-cell>
          <table:table-cell table:style-name="ce20"/>
          <table:table-cell table:style-name="ce49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PRE</text:p>
          </table:table-cell>
          <table:table-cell table:style-name="ce68" office:value-type="string" calcext:value-type="string">
            <text:p>Consejería de Presidencia</text:p>
          </table:table-cell>
          <table:table-cell table:style-name="ce75"/>
          <table:table-cell table:style-name="ce91" office:value-type="string" calcext:value-type="string">
            <text:p>Antonio Dorado Pino</text:p>
          </table:table-cell>
          <table:table-cell table:style-name="ce91" office:value-type="string" calcext:value-type="string">
            <text:p>Jefe de Proyecto</text:p>
          </table:table-cell>
          <table:table-cell table:style-name="ce129" table:content-validation-name="val3"/>
          <table:table-cell table:style-name="ce161" table:content-validation-name="val4"/>
          <table:table-cell table:style-name="ce192" table:content-validation-name="val5" table:number-columns-repeated="2"/>
          <table:table-cell table:style-name="ce192" table:content-validation-name="val5" office:value-type="string" calcext:value-type="string">
            <text:p>X</text:p>
          </table:table-cell>
          <table:table-cell table:style-name="ce223" table:content-validation-name="val6" office:value-type="string" calcext:value-type="string">
            <text:p>Si</text:p>
          </table:table-cell>
          <table:table-cell table:style-name="ce32" office:value-type="float" office:value="335116" calcext:value-type="float">
            <text:p>335116</text:p>
          </table:table-cell>
          <table:table-cell table:style-name="ce32"/>
          <table:table-cell table:style-name="ce15" office:value-type="string" calcext:value-type="string">
            <text:p>antonio.dorado</text:p>
          </table:table-cell>
          <table:table-cell table:style-name="ce15" table:formula="of:=VLOOKUP([.R112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antonio.dorado@juntadeandalucia.es" xlink:type="simple">antonio.dorado@juntadeandalucia.es</text:a></text:p>
          </table:table-cell>
          <table:table-cell table:style-name="ce320" table:formula="of:=RIGHT([.T112];LEN([.T112])-FIND(&quot;@&quot;;[.T11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8" office:value-type="string" calcext:value-type="string">
            <text:p>1-47158697</text:p>
          </table:table-cell>
          <table:table-cell table:style-name="ce25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TC</text:p>
          </table:table-cell>
          <table:table-cell table:style-name="ce71" office:value-type="string" calcext:value-type="string">
            <text:p>Consejería de Turismo y Comercio</text:p>
          </table:table-cell>
          <table:table-cell table:style-name="ce78"/>
          <table:table-cell table:style-name="ce63" office:value-type="string" calcext:value-type="string">
            <text:p>Manuel Jesús Álvarez Márquez</text:p>
          </table:table-cell>
          <table:table-cell table:style-name="ce63" office:value-type="string" calcext:value-type="string">
            <text:p><text:s/>Adjunto Servicio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41812" calcext:value-type="float">
            <text:p>741812</text:p>
          </table:table-cell>
          <table:table-cell table:style-name="ce15" office:value-type="string" calcext:value-type="string">
            <text:p>manuelj.alvarez</text:p>
          </table:table-cell>
          <table:table-cell table:style-name="ce15" table:formula="of:=VLOOKUP([.R11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nuelj.alvarez@juntadeandalucia.es" xlink:type="simple">manuelj.alvarez@juntadeandalucia.es</text:a></text:p>
          </table:table-cell>
          <table:table-cell table:style-name="ce320" table:formula="of:=RIGHT([.T113];LEN([.T113])-FIND(&quot;@&quot;;[.T11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5" office:value-type="string" calcext:value-type="string">
            <text:p>1-4714209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TC</text:p>
          </table:table-cell>
          <table:table-cell table:style-name="ce71" office:value-type="string" calcext:value-type="string">
            <text:p>Consejería de Turismo y Comercio</text:p>
          </table:table-cell>
          <table:table-cell table:style-name="ce78"/>
          <table:table-cell table:style-name="ce87" office:value-type="string" calcext:value-type="string">
            <text:p>Alberto José Díaz Caballero</text:p>
          </table:table-cell>
          <table:table-cell table:style-name="ce63" office:value-type="string" calcext:value-type="string">
            <text:p>Jefe Proyec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2" office:value-type="string" calcext:value-type="string">
            <text:p>623082/</text:p>
            <text:p>662973082</text:p>
          </table:table-cell>
          <table:table-cell table:style-name="ce15" office:value-type="string" calcext:value-type="string">
            <text:p>albertoj.diaz</text:p>
          </table:table-cell>
          <table:table-cell table:style-name="ce15" table:formula="of:=VLOOKUP([.R114];[$MOS.$K$7:.$K$178];1;0)" office:value-type="string" office:string-value="albertoj.diaz" calcext:value-type="string">
            <text:p>albertoj.diaz</text:p>
          </table:table-cell>
          <table:table-cell table:style-name="ce292" office:value-type="string" calcext:value-type="string">
            <text:p><text:a xlink:href="mailto:albertoj.diaz@juntadeandalucia.es" xlink:type="simple">albertoj.diaz@juntadeandalucia.es</text:a></text:p>
          </table:table-cell>
          <table:table-cell table:style-name="ce320" table:formula="of:=RIGHT([.T114];LEN([.T114])-FIND(&quot;@&quot;;[.T11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4209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TC</text:p>
          </table:table-cell>
          <table:table-cell table:style-name="ce71" office:value-type="string" calcext:value-type="string">
            <text:p>Consejería de Turismo y Comercio</text:p>
          </table:table-cell>
          <table:table-cell table:style-name="ce78"/>
          <table:table-cell table:style-name="ce63" office:value-type="string" calcext:value-type="string">
            <text:p>Francisco Javier García Pedrosa</text:p>
          </table:table-cell>
          <table:table-cell table:style-name="ce63" office:value-type="string" calcext:value-type="string">
            <text:p>Administrador Base Da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string" calcext:value-type="string">
            <text:p>626981/</text:p>
            <text:p>662976981</text:p>
          </table:table-cell>
          <table:table-cell table:style-name="ce15" office:value-type="string" calcext:value-type="string">
            <text:p>franciscoj.garcia.pedrosa.ext</text:p>
          </table:table-cell>
          <table:table-cell table:style-name="ce15" table:formula="of:=VLOOKUP([.R115];[$MOS.$K$7:.$K$178];1;0)" office:value-type="string" office:string-value="franciscoj.garcia.pedrosa.ext" calcext:value-type="string">
            <text:p>franciscoj.garcia.pedrosa.ext</text:p>
          </table:table-cell>
          <table:table-cell table:style-name="ce5" office:value-type="string" calcext:value-type="string">
            <text:p><text:a xlink:href="mailto:franciscoj.garcia.pedrosa.ext@juntadeandalucia.es" xlink:type="simple">franciscoj.garcia.pedrosa.ext@juntadeandalucia.es</text:a></text:p>
          </table:table-cell>
          <table:table-cell table:style-name="ce320" table:formula="of:=RIGHT([.T115];LEN([.T115])-FIND(&quot;@&quot;;[.T11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6988479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CTC</text:p>
          </table:table-cell>
          <table:table-cell table:style-name="ce71" office:value-type="string" calcext:value-type="string">
            <text:p>Consejería de Turismo y Comercio</text:p>
          </table:table-cell>
          <table:table-cell table:style-name="ce78"/>
          <table:table-cell table:style-name="ce63" office:value-type="string" calcext:value-type="string">
            <text:p>Jesús Romero Muñoz </text:p>
          </table:table-cell>
          <table:table-cell table:style-name="ce63" office:value-type="string" calcext:value-type="string">
            <text:p>Adjunto Jefatura de Servicio de Informática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string" calcext:value-type="string">
            <text:p>736506/</text:p>
            <text:p>677906506 </text:p>
          </table:table-cell>
          <table:table-cell table:style-name="ce15" office:value-type="string" calcext:value-type="string">
            <text:p>jesus.romero.munoz</text:p>
          </table:table-cell>
          <table:table-cell table:style-name="ce15" table:formula="of:=VLOOKUP([.R116];[$MOS.$K$7:.$K$178];1;0)" office:value-type="string" office:string-value="jesus.romero.munoz" calcext:value-type="string">
            <text:p>jesus.romero.munoz</text:p>
          </table:table-cell>
          <table:table-cell table:style-name="ce5" office:value-type="string" calcext:value-type="string">
            <text:p><text:a xlink:href="mailto:jesus.romero.munoz@juntadeandalucia.es" xlink:type="simple">jesus.romero.munoz@juntadeandalucia.es</text:a></text:p>
          </table:table-cell>
          <table:table-cell table:style-name="ce320" table:formula="of:=RIGHT([.T116];LEN([.T116])-FIND(&quot;@&quot;;[.T11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4932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63" office:value-type="string" calcext:value-type="string">
            <text:p>Martín Ayastuy López</text:p>
          </table:table-cell>
          <table:table-cell table:style-name="ce63" office:value-type="string" calcext:value-type="string">
            <text:p>Jefe de Servicio de Prospección del Mercado de Trabajo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46888" calcext:value-type="float">
            <text:p>746888</text:p>
          </table:table-cell>
          <table:table-cell table:style-name="ce15" office:value-type="string" calcext:value-type="string">
            <text:p>martin.ayastuy</text:p>
          </table:table-cell>
          <table:table-cell table:style-name="ce15" table:formula="of:=VLOOKUP([.R11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tin.ayastuy@juntadeandalucia.es" xlink:type="simple">martin.ayastuy@juntadeandalucia.es</text:a></text:p>
          </table:table-cell>
          <table:table-cell table:style-name="ce320" table:formula="of:=RIGHT([.T117];LEN([.T117])-FIND(&quot;@&quot;;[.T11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27" office:value-type="string" calcext:value-type="string">
            <text:p>SANDETEL</text:p>
          </table:table-cell>
          <table:table-cell table:style-name="ce85" office:value-type="string" calcext:value-type="string">
            <text:p>Miguel Ballesteros Cáliz</text:p>
          </table:table-cell>
          <table:table-cell table:style-name="ce85" office:value-type="string" calcext:value-type="string">
            <text:p>Adjunto a Jefe de Servicio o asimilado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39" office:value-type="float" office:value="696602" calcext:value-type="float">
            <text:p>696602</text:p>
          </table:table-cell>
          <table:table-cell table:style-name="ce15" office:value-type="string" calcext:value-type="string">
            <text:p>miguel.ballesteros</text:p>
          </table:table-cell>
          <table:table-cell table:style-name="ce15" table:formula="of:=VLOOKUP([.R11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iguel.ballesteros@juntadeandalucia.es" xlink:type="simple">miguel.ballesteros@juntadeandalucia.es</text:a></text:p>
          </table:table-cell>
          <table:table-cell table:style-name="ce320" table:formula="of:=RIGHT([.T118];LEN([.T118])-FIND(&quot;@&quot;;[.T11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4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José Carlos Pavón</text:p>
          </table:table-cell>
          <table:table-cell table:style-name="ce85" office:value-type="string" calcext:value-type="string">
            <text:p>Administrador de Bases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61" office:value-type="float" office:value="660550667" calcext:value-type="float">
            <text:p>660550667</text:p>
          </table:table-cell>
          <table:table-cell table:style-name="ce15" office:value-type="string" calcext:value-type="string">
            <text:p>josec.pavon.ext</text:p>
          </table:table-cell>
          <table:table-cell table:style-name="ce15" table:formula="of:=VLOOKUP([.R119];[$MOS.$K$7:.$K$178];1;0)" office:value-type="string" office:string-value="josec.pavon.ext" calcext:value-type="string">
            <text:p>josec.pavon.ext</text:p>
          </table:table-cell>
          <table:table-cell table:style-name="ce298" office:value-type="string" calcext:value-type="string">
            <text:p><text:a xlink:href="mailto:josec.pavon.ext@juntadeandalucia.es" xlink:type="simple">josec.pavon.ext@juntadeandalucia.es</text:a></text:p>
          </table:table-cell>
          <table:table-cell table:style-name="ce320" table:formula="of:=RIGHT([.T119];LEN([.T119])-FIND(&quot;@&quot;;[.T11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Oscar Caro Quintero</text:p>
          </table:table-cell>
          <table:table-cell table:style-name="ce85" office:value-type="string" calcext:value-type="string">
            <text:p>Administrador de Bases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61" office:value-type="float" office:value="660550667" calcext:value-type="float">
            <text:p>660550667</text:p>
          </table:table-cell>
          <table:table-cell table:style-name="ce15" office:value-type="string" calcext:value-type="string">
            <text:p>oscar.caro.ext</text:p>
          </table:table-cell>
          <table:table-cell table:style-name="ce15" table:formula="of:=VLOOKUP([.R120];[$MOS.$K$7:.$K$178];1;0)" office:value-type="string" office:string-value="oscar.caro.ext" calcext:value-type="string">
            <text:p>oscar.caro.ext</text:p>
          </table:table-cell>
          <table:table-cell table:style-name="ce298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20];LEN([.T120])-FIND(&quot;@&quot;;[.T120]))" office:value-type="string" office:string-value="juntadeandalucia.es" calcext:value-type="string">
            <text:p>juntadeandalucia.es</text:p>
          </table:table-cell>
          <table:table-cell table:style-name="ce319" table:number-columns-repeated="1002"/>
          <table:table-cell/>
        </table:table-row>
        <table:table-row table:style-name="ro4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Francisco Pardillo</text:p>
          </table:table-cell>
          <table:table-cell table:style-name="ce85" office:value-type="string" calcext:value-type="string">
            <text:p>Administrador de Bases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47" office:value-type="float" office:value="647118609" calcext:value-type="float">
            <text:p>647118609</text:p>
          </table:table-cell>
          <table:table-cell table:style-name="ce278" office:value-type="string" calcext:value-type="string">
            <text:p>francisco.pardillo.ext</text:p>
          </table:table-cell>
          <table:table-cell table:style-name="ce15" table:formula="of:=VLOOKUP([.R121];[$MOS.$K$7:.$K$178];1;0)" office:value-type="string" office:string-value="francisco.pardillo.ext" calcext:value-type="string">
            <text:p>francisco.pardillo.ext</text:p>
          </table:table-cell>
          <table:table-cell table:style-name="ce86" office:value-type="string" calcext:value-type="string">
            <text:p><text:a xlink:href="mailto:exod.tic.sae@juntadeandalucia.es" xlink:type="simple">francisco.pardillo.ext@juntadeandalucia.es</text:a></text:p>
          </table:table-cell>
          <table:table-cell table:style-name="ce320" table:formula="of:=RIGHT([.T121];LEN([.T121])-FIND(&quot;@&quot;;[.T12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2" office:value-type="float" office:value="200441" calcext:value-type="float">
            <text:p>200441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Eduardo Pérez Ortiz</text:p>
          </table:table-cell>
          <table:table-cell table:style-name="ce85" office:value-type="string" calcext:value-type="string">
            <text:p>Administrador de Servidor Aplicacione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7" office:value-type="float" office:value="954938378" calcext:value-type="float">
            <text:p>954938378</text:p>
          </table:table-cell>
          <table:table-cell table:style-name="ce261" office:value-type="float" office:value="660550667" calcext:value-type="float">
            <text:p>660550667</text:p>
          </table:table-cell>
          <table:table-cell table:style-name="ce278" office:value-type="string" calcext:value-type="string">
            <text:p>eduardo.perez.ortiz.ext</text:p>
          </table:table-cell>
          <table:table-cell table:style-name="ce15" table:formula="of:=VLOOKUP([.R122];[$MOS.$K$7:.$K$178];1;0)" office:value-type="string" office:string-value="eduardo.perez.ortiz.ext" calcext:value-type="string">
            <text:p>eduardo.perez.ortiz.ext</text:p>
          </table:table-cell>
          <table:table-cell table:style-name="ce86" office:value-type="string" calcext:value-type="string">
            <text:p>eduardo.perez.ortiz.ext@juntadeandalucia.es</text:p>
          </table:table-cell>
          <table:table-cell table:style-name="ce320" table:formula="of:=RIGHT([.T122];LEN([.T122])-FIND(&quot;@&quot;;[.T12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93" office:value-type="string" calcext:value-type="string">
            <text:p>Jose Juan Palao</text:p>
          </table:table-cell>
          <table:table-cell table:style-name="ce85" office:value-type="string" calcext:value-type="string">
            <text:p>Administrador de Servidor Aplicacione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279" office:value-type="string" calcext:value-type="string">
            <text:p>josej.palao.ext</text:p>
          </table:table-cell>
          <table:table-cell table:style-name="ce15" table:formula="of:=VLOOKUP([.R12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23];LEN([.T123])-FIND(&quot;@&quot;;[.T12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Javier Barroso Tristán</text:p>
          </table:table-cell>
          <table:table-cell table:style-name="ce85" office:value-type="string" calcext:value-type="string">
            <text:p>Administrador de Servidor Aplicacione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279" office:value-type="string" calcext:value-type="string">
            <text:p>javier.barroso.ext</text:p>
          </table:table-cell>
          <table:table-cell table:style-name="ce15" table:formula="of:=VLOOKUP([.R12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24];LEN([.T124])-FIND(&quot;@&quot;;[.T12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1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Carlos Molina García</text:p>
          </table:table-cell>
          <table:table-cell table:style-name="ce85" office:value-type="string" calcext:value-type="string">
            <text:p>Responsable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6"/>
          <table:table-cell table:style-name="ce239" office:value-type="float" office:value="690886934" calcext:value-type="float">
            <text:p>690886934</text:p>
          </table:table-cell>
          <table:table-cell table:style-name="ce278" office:value-type="string" calcext:value-type="string">
            <text:p>carlos.molina.ext</text:p>
          </table:table-cell>
          <table:table-cell table:style-name="ce15" table:formula="of:=VLOOKUP([.R125];[$MOS.$K$7:.$K$178];1;0)" office:value-type="string" office:string-value="carlos.molina.ext" calcext:value-type="string">
            <text:p>carlos.molina.ext</text:p>
          </table:table-cell>
          <table:table-cell table:style-name="ce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320" table:formula="of:=RIGHT([.T125];LEN([.T125])-FIND(&quot;@&quot;;[.T125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Luis Carrascal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278" office:value-type="string" calcext:value-type="string">
            <text:p>luis.carrascal.ext</text:p>
          </table:table-cell>
          <table:table-cell table:style-name="ce15" table:formula="of:=VLOOKUP([.R126];[$MOS.$K$7:.$K$178];1;0)" office:value-type="string" office:string-value="luis.carrascal.ext" calcext:value-type="string">
            <text:p>luis.carrascal.ext</text:p>
          </table:table-cell>
          <table:table-cell table:style-name="ce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320" table:formula="of:=RIGHT([.T126];LEN([.T126])-FIND(&quot;@&quot;;[.T12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Juan José Guerra Martín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14" office:value-type="string" calcext:value-type="string">
            <text:p>jjose.guerra.ext</text:p>
          </table:table-cell>
          <table:table-cell table:style-name="ce15" table:formula="of:=VLOOKUP([.R12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320" table:formula="of:=RIGHT([.T127];LEN([.T127])-FIND(&quot;@&quot;;[.T12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Antonio Sojo Ballesteros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14" office:value-type="string" calcext:value-type="string">
            <text:p>antonio.sojo.ext</text:p>
          </table:table-cell>
          <table:table-cell table:style-name="ce15" table:formula="of:=VLOOKUP([.R12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28];LEN([.T128])-FIND(&quot;@&quot;;[.T12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Carlos López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14" office:value-type="string" calcext:value-type="string">
            <text:p>carlos.lopez.ext</text:p>
          </table:table-cell>
          <table:table-cell table:style-name="ce15" table:formula="of:=VLOOKUP([.R12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29];LEN([.T129])-FIND(&quot;@&quot;;[.T12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79"/>
          <table:table-cell table:style-name="ce85" office:value-type="string" calcext:value-type="string">
            <text:p>Diego Ramírez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46" office:value-type="float" office:value="346925" calcext:value-type="float">
            <text:p>346925</text:p>
          </table:table-cell>
          <table:table-cell table:style-name="ce239" office:value-type="float" office:value="660550667" calcext:value-type="float">
            <text:p>660550667</text:p>
          </table:table-cell>
          <table:table-cell table:style-name="ce14" office:value-type="string" calcext:value-type="string">
            <text:p>diego.ramirez.ext</text:p>
          </table:table-cell>
          <table:table-cell table:style-name="ce15" table:formula="of:=VLOOKUP([.R130];[$MOS.$K$7:.$K$178];1;0)" office:value-type="string" office:string-value="diego.ramirez.ext" calcext:value-type="string">
            <text:p>diego.ramirez.ext</text:p>
          </table:table-cell>
          <table:table-cell table:style-name="ce5" office:value-type="string" calcext:value-type="string">
            <text:p><text:a xlink:href="mailto:siser.tic.sae@juntadeandalucia.es" xlink:type="simple">siser.tic.sae@juntadeandalucia.es</text:a></text:p>
          </table:table-cell>
          <table:table-cell table:style-name="ce320" table:formula="of:=RIGHT([.T130];LEN([.T130])-FIND(&quot;@&quot;;[.T13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545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E</text:p>
          </table:table-cell>
          <table:table-cell table:style-name="ce70" office:value-type="string" calcext:value-type="string">
            <text:p>Servicio Andaluz de Empleo</text:p>
          </table:table-cell>
          <table:table-cell table:style-name="ce27" office:value-type="string" calcext:value-type="string">
            <text:p>SANDETEL</text:p>
          </table:table-cell>
          <table:table-cell table:style-name="ce85" office:value-type="string" calcext:value-type="string">
            <text:p>Eva García Lanzas</text:p>
          </table:table-cell>
          <table:table-cell table:style-name="ce85" office:value-type="string" calcext:value-type="string">
            <text:p>Otros Técnic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46"/>
          <table:table-cell table:style-name="ce239" office:value-type="float" office:value="699598" calcext:value-type="float">
            <text:p>699598</text:p>
          </table:table-cell>
          <table:table-cell table:style-name="ce14" office:value-type="string" calcext:value-type="string">
            <text:p>eva.garcia.lanzas.ext</text:p>
          </table:table-cell>
          <table:table-cell table:style-name="ce15" table:formula="of:=VLOOKUP([.R131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oordinacion.tic.sae@juntadeandalucia.es" xlink:type="simple">coordinacion.tic.sae@juntadeandalucia.es</text:a></text:p>
          </table:table-cell>
          <table:table-cell table:style-name="ce320" table:formula="of:=RIGHT([.T131];LEN([.T131])-FIND(&quot;@&quot;;[.T13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6285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AG</text:p>
          </table:table-cell>
          <table:table-cell table:style-name="ce68" office:value-type="string" calcext:value-type="string">
            <text:p>Agencia Sanitaria del Alto Guadalquivir</text:p>
          </table:table-cell>
          <table:table-cell table:style-name="ce75" office:value-type="string" calcext:value-type="string">
            <text:p>SAS</text:p>
          </table:table-cell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Coordinador Organismos Grupo C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3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320" table:formula="of:=RIGHT([.T132];LEN([.T132])-FIND(&quot;@&quot;;[.T13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9398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AG</text:p>
          </table:table-cell>
          <table:table-cell table:style-name="ce68" office:value-type="string" calcext:value-type="string">
            <text:p>Agencia Sanitaria del Alto Guadalquivir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José Garrido Carrillo</text:p>
          </table:table-cell>
          <table:table-cell table:style-name="ce63" office:value-type="string" calcext:value-type="string">
            <text:p>Resp. Area Sistema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221594" calcext:value-type="float">
            <text:p>221594</text:p>
          </table:table-cell>
          <table:table-cell table:style-name="ce20"/>
          <table:table-cell table:style-name="ce15" office:value-type="string" calcext:value-type="string">
            <text:p>jose.garrido.sspa</text:p>
          </table:table-cell>
          <table:table-cell table:style-name="ce15" table:formula="of:=VLOOKUP([.R13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garrido@ephag.es" xlink:type="simple">jgarrido@ephag.es</text:a></text:p>
          </table:table-cell>
          <table:table-cell table:style-name="ce320" table:formula="of:=RIGHT([.T133];LEN([.T133])-FIND(&quot;@&quot;;[.T133]))" office:value-type="string" office:string-value="ephag.es" calcext:value-type="string">
            <text:p>ephag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8" office:value-type="string" calcext:value-type="string">
            <text:p>1-47063915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AG</text:p>
          </table:table-cell>
          <table:table-cell table:style-name="ce68" office:value-type="string" calcext:value-type="string">
            <text:p>Agencia Sanitaria del Alto Guadalquivir</text:p>
          </table:table-cell>
          <table:table-cell table:style-name="ce20" office:value-type="string" calcext:value-type="string">
            <text:p>SSPA</text:p>
          </table:table-cell>
          <table:table-cell table:style-name="ce94" office:value-type="string" calcext:value-type="string">
            <text:p>Francisco Román Rodríguez</text:p>
          </table:table-cell>
          <table:table-cell table:style-name="ce94" office:value-type="string" calcext:value-type="string">
            <text:p>R.U. Sistemas Alcala la Real (Ingeniero Técnico de Sistemas. <text:span text:style-name="T3">Bases de Datos Oracle 11g)</text:span>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248" office:value-type="string" calcext:value-type="string">
            <text:p>281036 / </text:p>
            <text:p>953599036</text:p>
          </table:table-cell>
          <table:table-cell table:style-name="ce20"/>
          <table:table-cell table:style-name="ce15" office:value-type="string" calcext:value-type="string">
            <text:p>francisco.roman.sspa</text:p>
          </table:table-cell>
          <table:table-cell table:style-name="ce15" table:formula="of:=VLOOKUP([.R134];[$MOS.$K$7:.$K$178];1;0)" office:value-type="string" office:string-value="" calcext:value-type="error">
            <text:p>#N/D</text:p>
          </table:table-cell>
          <table:table-cell table:style-name="ce299" office:value-type="string" calcext:value-type="string">
            <text:p><text:span text:style-name="T11"><text:a xlink:href="mailto:francisco.roman.sspa@juntadeandalucia.es" xlink:type="simple">francisco.roman.sspa@juntadeandalucia.es</text:a></text:span></text:p>
          </table:table-cell>
          <table:table-cell table:style-name="ce320" table:formula="of:=RIGHT([.T134];LEN([.T134])-FIND(&quot;@&quot;;[.T13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/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AG</text:p>
          </table:table-cell>
          <table:table-cell table:style-name="ce68" office:value-type="string" calcext:value-type="string">
            <text:p>Agencia Sanitaria del Alto Guadalquivir</text:p>
          </table:table-cell>
          <table:table-cell table:style-name="ce20" office:value-type="string" calcext:value-type="string">
            <text:p>SSPA</text:p>
          </table:table-cell>
          <table:table-cell table:style-name="ce94" office:value-type="string" calcext:value-type="string">
            <text:p>Azahara Torres Medina</text:p>
          </table:table-cell>
          <table:table-cell table:style-name="ce94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48" office:value-type="float" office:value="594093" calcext:value-type="float">
            <text:p>594093</text:p>
          </table:table-cell>
          <table:table-cell table:style-name="ce20"/>
          <table:table-cell table:style-name="ce15" office:value-type="string" calcext:value-type="string">
            <text:p>azahara.torres.sspa </text:p>
          </table:table-cell>
          <table:table-cell table:style-name="ce15" table:formula="of:=VLOOKUP([.R135];[$MOS.$K$7:.$K$178];1;0)" office:value-type="string" office:string-value="" calcext:value-type="error">
            <text:p>#N/D</text:p>
          </table:table-cell>
          <table:table-cell table:style-name="ce299" office:value-type="string" calcext:value-type="string">
            <text:p><text:a xlink:href="mailto:Azahara.torres.sspa@juntadeandalucia.es" xlink:type="simple">Azahara.torres.sspa@juntadeandalucia.es</text:a></text:p>
          </table:table-cell>
          <table:table-cell table:style-name="ce320" table:formula="of:=RIGHT([.T135];LEN([.T135])-FIND(&quot;@&quot;;[.T13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35" office:value-type="string" calcext:value-type="string">
            <text:p>SAS</text:p>
          </table:table-cell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Coordinador Organismos Grupo C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3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320" table:formula="of:=RIGHT([.T136];LEN([.T136])-FIND(&quot;@&quot;;[.T13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Juan Ignacio Román Sánchez</text:p>
          </table:table-cell>
          <table:table-cell table:style-name="ce63" office:value-type="string" calcext:value-type="string">
            <text:p>Resp.Sistemas y Comunicaciones ASBG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90001" calcext:value-type="float">
            <text:p>390001</text:p>
          </table:table-cell>
          <table:table-cell table:style-name="ce20" office:value-type="float" office:value="756968" calcext:value-type="float">
            <text:p>756968</text:p>
          </table:table-cell>
          <table:table-cell table:style-name="ce280" office:value-type="string" calcext:value-type="string">
            <text:p>jignacio.roman.sspa</text:p>
          </table:table-cell>
          <table:table-cell table:style-name="ce15" table:formula="of:=VLOOKUP([.R137];[$MOS.$K$7:.$K$178];1;0)" office:value-type="string" office:string-value="jignacio.roman.sspa" calcext:value-type="string">
            <text:p>jignacio.roman.sspa</text:p>
          </table:table-cell>
          <table:table-cell table:style-name="ce5" office:value-type="string" calcext:value-type="string">
            <text:p><text:a xlink:href="mailto:jignacio.roman.sspa@juntadeandalucia.es" xlink:type="simple">jignacio.roman.sspa@juntadeandalucia.es</text:a></text:p>
          </table:table-cell>
          <table:table-cell table:style-name="ce320" table:formula="of:=RIGHT([.T137];LEN([.T137])-FIND(&quot;@&quot;;[.T13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Ignacio Hidalgo Elvira</text:p>
          </table:table-cell>
          <table:table-cell table:style-name="ce63" office:value-type="string" calcext:value-type="string">
            <text:p>Resp.TIC del Hosp.Alta Resolución Sierra Norte de Sevilla de la ASBG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float" office:value="384042" calcext:value-type="float">
            <text:p>384042</text:p>
          </table:table-cell>
          <table:table-cell table:style-name="ce20" office:value-type="float" office:value="761313" calcext:value-type="float">
            <text:p>761313</text:p>
          </table:table-cell>
          <table:table-cell table:style-name="ce15" office:value-type="string" calcext:value-type="string">
            <text:p>ignacio.hidalgo.sspa</text:p>
          </table:table-cell>
          <table:table-cell table:style-name="ce15" table:formula="of:=VLOOKUP([.R13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ignacio.hidalgo.sspa@juntadeandalucia.es" xlink:type="simple">ignacio.hidalgo.sspa@juntadeandalucia.es</text:a></text:p>
          </table:table-cell>
          <table:table-cell table:style-name="ce320" table:formula="of:=RIGHT([.T138];LEN([.T138])-FIND(&quot;@&quot;;[.T13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80" office:value-type="string" calcext:value-type="string">
            <text:p>EPSBG</text:p>
          </table:table-cell>
          <table:table-cell table:style-name="ce63" office:value-type="string" calcext:value-type="string">
            <text:p>Juan Carlos Liñán Reyes</text:p>
          </table:table-cell>
          <table:table-cell table:style-name="ce63" office:value-type="string" calcext:value-type="string">
            <text:p>Resp.TIC del Hosp.Alta Resolución de Ecija de la ASBG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float" office:value="385035" calcext:value-type="float">
            <text:p>385035</text:p>
          </table:table-cell>
          <table:table-cell table:style-name="ce20" office:value-type="float" office:value="761294" calcext:value-type="float">
            <text:p>761294</text:p>
          </table:table-cell>
          <table:table-cell table:style-name="ce15" office:value-type="string" calcext:value-type="string">
            <text:p>jcarlos.linan.epsbg</text:p>
          </table:table-cell>
          <table:table-cell table:style-name="ce15" table:formula="of:=VLOOKUP([.R13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arlos.linan.sspa@juntadeandalucia.es" xlink:type="simple">carlos.linan.sspa@juntadeandalucia.es</text:a></text:p>
          </table:table-cell>
          <table:table-cell table:style-name="ce320" table:formula="of:=RIGHT([.T139];LEN([.T139])-FIND(&quot;@&quot;;[.T13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Sonia Martínez Castro</text:p>
          </table:table-cell>
          <table:table-cell table:style-name="ce63" office:value-type="string" calcext:value-type="string">
            <text:p>Resp.TIC del Hosp.Alta Resolución de Utrera de la ASBG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float" office:value="396024" calcext:value-type="float">
            <text:p>396024</text:p>
          </table:table-cell>
          <table:table-cell table:style-name="ce20" office:value-type="float" office:value="698635" calcext:value-type="float">
            <text:p>698635</text:p>
          </table:table-cell>
          <table:table-cell table:style-name="ce15" office:value-type="string" calcext:value-type="string">
            <text:p>sonia.martinez.castro.sspa</text:p>
          </table:table-cell>
          <table:table-cell table:style-name="ce15" table:formula="of:=VLOOKUP([.R14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sonia.martinez.castro.sspa@juntadeandalucia.es" xlink:type="simple">sonia.martinez.castro.sspa@juntadeandalucia.es</text:a></text:p>
          </table:table-cell>
          <table:table-cell table:style-name="ce320" table:formula="of:=RIGHT([.T140];LEN([.T140])-FIND(&quot;@&quot;;[.T14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81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BG</text:p>
          </table:table-cell>
          <table:table-cell table:style-name="ce63" office:value-type="string" calcext:value-type="string">
            <text:p>Agencia Sanitaria del Bajo Guadalquivir 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José Antonio Gómez Álvarez</text:p>
          </table:table-cell>
          <table:table-cell table:style-name="ce63" office:value-type="string" calcext:value-type="string">
            <text:p>Resp.TIC del Hosp.Alta Resolución de Moron de la ASBG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 office:value-type="float" office:value="955851711" calcext:value-type="float">
            <text:p>955851711</text:p>
          </table:table-cell>
          <table:table-cell table:style-name="ce20"/>
          <table:table-cell table:style-name="ce15" office:value-type="string" calcext:value-type="string">
            <text:p>josea.gomez.sspa</text:p>
          </table:table-cell>
          <table:table-cell table:style-name="ce15" table:formula="of:=VLOOKUP([.R141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osea.gomez.sspa@juntadeandalucia.es" xlink:type="simple">josea.gomez.sspa@juntadeandalucia.es</text:a></text:p>
          </table:table-cell>
          <table:table-cell table:style-name="ce320" table:formula="of:=RIGHT([.T141];LEN([.T141])-FIND(&quot;@&quot;;[.T14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16248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SDA</text:p>
          </table:table-cell>
          <table:table-cell table:style-name="ce63" office:value-type="string" calcext:value-type="string">
            <text:p>Agencia de Servicios Sociales y Dependencia de Andalucía </text:p>
          </table:table-cell>
          <table:table-cell table:style-name="ce20"/>
          <table:table-cell table:style-name="ce63" office:value-type="string" calcext:value-type="string">
            <text:p>Eduardo Venegas Bellido</text:p>
          </table:table-cell>
          <table:table-cell table:style-name="ce63" office:value-type="string" calcext:value-type="string">
            <text:p>Jefe de Sistemas Informáticos y Nuevas Tecnología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73623" calcext:value-type="float">
            <text:p>373623</text:p>
          </table:table-cell>
          <table:table-cell table:style-name="ce20"/>
          <table:table-cell table:style-name="ce15" office:value-type="string" calcext:value-type="string">
            <text:p>eduardo.venegas.bellido</text:p>
          </table:table-cell>
          <table:table-cell table:style-name="ce15" table:formula="of:=VLOOKUP([.R14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eduardo.venegas.bellido@juntadeandalucia.es" xlink:type="simple">eduardo.venegas.bellido@juntadeandalucia.es</text:a></text:p>
          </table:table-cell>
          <table:table-cell table:style-name="ce320" table:formula="of:=RIGHT([.T142];LEN([.T142])-FIND(&quot;@&quot;;[.T14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16248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SDA</text:p>
          </table:table-cell>
          <table:table-cell table:style-name="ce63" office:value-type="string" calcext:value-type="string">
            <text:p>Agencia de Servicios Sociales y Dependencia de Andalucía </text:p>
          </table:table-cell>
          <table:table-cell table:style-name="ce20"/>
          <table:table-cell table:style-name="ce63" office:value-type="string" calcext:value-type="string">
            <text:p>Alberto Rodríguez Vela</text:p>
          </table:table-cell>
          <table:table-cell table:style-name="ce63" office:value-type="string" calcext:value-type="string">
            <text:p>Sistema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73630" calcext:value-type="float">
            <text:p>373630</text:p>
          </table:table-cell>
          <table:table-cell table:style-name="ce20"/>
          <table:table-cell table:style-name="ce15" office:value-type="string" calcext:value-type="string">
            <text:p>alberto.rodriguez.vela</text:p>
          </table:table-cell>
          <table:table-cell table:style-name="ce15" table:formula="of:=VLOOKUP([.R14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alberto.rodriguez.vela@juntadeandalucia.es" xlink:type="simple">alberto.rodriguez.vela@juntadeandalucia.es</text:a></text:p>
          </table:table-cell>
          <table:table-cell table:style-name="ce320" table:formula="of:=RIGHT([.T143];LEN([.T143])-FIND(&quot;@&quot;;[.T14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16248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SDA</text:p>
          </table:table-cell>
          <table:table-cell table:style-name="ce63" office:value-type="string" calcext:value-type="string">
            <text:p>Agencia de Servicios Sociales y Dependencia de Andalucía </text:p>
          </table:table-cell>
          <table:table-cell table:style-name="ce20"/>
          <table:table-cell table:style-name="ce63" office:value-type="string" calcext:value-type="string">
            <text:p>Raúl García León</text:p>
          </table:table-cell>
          <table:table-cell table:style-name="ce63" office:value-type="string" calcext:value-type="string">
            <text:p>Desarrollo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73627" calcext:value-type="float">
            <text:p>373627</text:p>
          </table:table-cell>
          <table:table-cell table:style-name="ce20"/>
          <table:table-cell table:style-name="ce15" office:value-type="string" calcext:value-type="string">
            <text:p>raul.garcia.leon</text:p>
          </table:table-cell>
          <table:table-cell table:style-name="ce15" table:formula="of:=VLOOKUP([.R14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raul.garcia.leon@juntadeandalucia.es" xlink:type="simple">raul.garcia.leon@juntadeandalucia.es</text:a></text:p>
          </table:table-cell>
          <table:table-cell table:style-name="ce320" table:formula="of:=RIGHT([.T144];LEN([.T144])-FIND(&quot;@&quot;;[.T14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016248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ASSDA</text:p>
          </table:table-cell>
          <table:table-cell table:style-name="ce63" office:value-type="string" calcext:value-type="string">
            <text:p>Agencia de Servicios Sociales y Dependencia de Andalucía </text:p>
          </table:table-cell>
          <table:table-cell table:style-name="ce20"/>
          <table:table-cell table:style-name="ce63" office:value-type="string" calcext:value-type="string">
            <text:p>Álvaro Perera Domínguez </text:p>
          </table:table-cell>
          <table:table-cell table:style-name="ce63" office:value-type="string" calcext:value-type="string">
            <text:p>Técnico de Sistemas y 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73643" calcext:value-type="float">
            <text:p>373643</text:p>
          </table:table-cell>
          <table:table-cell table:style-name="ce20"/>
          <table:table-cell table:style-name="ce15" office:value-type="string" calcext:value-type="string">
            <text:p>alvaro.perera</text:p>
          </table:table-cell>
          <table:table-cell table:style-name="ce15" table:formula="of:=VLOOKUP([.R145];[$MOS.$K$7:.$K$178];1;0)" office:value-type="string" office:string-value="alvaro.perera" calcext:value-type="string">
            <text:p>alvaro.perera</text:p>
          </table:table-cell>
          <table:table-cell table:style-name="ce5" office:value-type="string" calcext:value-type="string">
            <text:p><text:a xlink:href="mailto:alvaro.perera@juntadeandalucia.es" xlink:type="simple">alvaro.perera@juntadeandalucia.es</text:a></text:p>
          </table:table-cell>
          <table:table-cell table:style-name="ce320" table:formula="of:=RIGHT([.T145];LEN([.T145])-FIND(&quot;@&quot;;[.T14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Coordinador Organismos Grupo C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46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320" table:formula="of:=RIGHT([.T146];LEN([.T146])-FIND(&quot;@&quot;;[.T14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89613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Cristóbal Román Piña</text:p>
          </table:table-cell>
          <table:table-cell table:style-name="ce63" office:value-type="string" calcext:value-type="string">
            <text:p>Director del Área de Sistemas y Tecnologías de EPE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30142" calcext:value-type="float">
            <text:p>330142</text:p>
          </table:table-cell>
          <table:table-cell table:style-name="ce20"/>
          <table:table-cell table:style-name="ce278" office:value-type="string" calcext:value-type="string">
            <text:p>cristobal.roman</text:p>
          </table:table-cell>
          <table:table-cell table:style-name="ce15" table:formula="of:=VLOOKUP([.R14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roman@epes.es" xlink:type="simple">croman@epes.es</text:a></text:p>
          </table:table-cell>
          <table:table-cell table:style-name="ce320" table:formula="of:=RIGHT([.T147];LEN([.T147])-FIND(&quot;@&quot;;[.T147]))" office:value-type="string" office:string-value="epes.es" calcext:value-type="string">
            <text:p>epes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Juan Gayubo Autillo</text:p>
          </table:table-cell>
          <table:table-cell table:style-name="ce63" office:value-type="string" calcext:value-type="string">
            <text:p>Director de Sistema de Información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942235" calcext:value-type="float">
            <text:p>942235</text:p>
          </table:table-cell>
          <table:table-cell table:style-name="ce20" office:value-type="float" office:value="671942189" calcext:value-type="float">
            <text:p>671942189</text:p>
          </table:table-cell>
          <table:table-cell table:style-name="ce15" office:value-type="string" calcext:value-type="string">
            <text:p>juan.gayubo</text:p>
          </table:table-cell>
          <table:table-cell table:style-name="ce15" table:formula="of:=VLOOKUP([.R14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.gayubo@juntadeandalucia.es" xlink:type="simple">juan.gayubo@juntadeandalucia.es</text:a></text:p>
          </table:table-cell>
          <table:table-cell table:style-name="ce320" table:formula="of:=RIGHT([.T148];LEN([.T148])-FIND(&quot;@&quot;;[.T14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5" office:value-type="string" calcext:value-type="string">
            <text:p>David Mateos Rueda</text:p>
          </table:table-cell>
          <table:table-cell table:style-name="ce105" office:value-type="string" calcext:value-type="string">
            <text:p>Ingeniero técnico Telecomunicación,  EPE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string" calcext:value-type="string">
            <text:p>951042248 </text:p>
            <text:p>(942248)</text:p>
          </table:table-cell>
          <table:table-cell table:style-name="ce249" office:value-type="string" calcext:value-type="string">
            <text:p>670944483 (744483)</text:p>
          </table:table-cell>
          <table:table-cell table:style-name="ce281" office:value-type="string" calcext:value-type="string">
            <text:p>david.mateos</text:p>
          </table:table-cell>
          <table:table-cell table:style-name="ce15" table:formula="of:=VLOOKUP([.R149];[$MOS.$K$7:.$K$178];1;0)" office:value-type="string" office:string-value="david.mateos" calcext:value-type="string">
            <text:p>david.mateos</text:p>
          </table:table-cell>
          <table:table-cell table:style-name="ce105" office:value-type="string" calcext:value-type="string">
            <text:p><text:a xlink:href="mailto:david.mateos@juntadeandalucia.es" xlink:type="simple">david.mateos@juntadeandalucia.es</text:a></text:p>
          </table:table-cell>
          <table:table-cell table:style-name="ce320" table:formula="of:=RIGHT([.T149];LEN([.T149])-FIND(&quot;@&quot;;[.T14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5" office:value-type="string" calcext:value-type="string">
            <text:p>José Andrés Espinosa Delgado</text:p>
          </table:table-cell>
          <table:table-cell table:style-name="ce95" office:value-type="string" calcext:value-type="string">
            <text:p>Responsable técnico sistema de despacho, Técnico de Sistemas, Qualytel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9" office:value-type="string" calcext:value-type="string">
            <text:p>955030151 </text:p>
            <text:p>(330151)</text:p>
          </table:table-cell>
          <table:table-cell table:style-name="ce249" office:value-type="string" calcext:value-type="string">
            <text:p>670943399 (743399)</text:p>
          </table:table-cell>
          <table:table-cell table:style-name="ce281" office:value-type="string" calcext:value-type="string">
            <text:p>josea.espinosa.ext</text:p>
          </table:table-cell>
          <table:table-cell table:style-name="ce15" table:formula="of:=VLOOKUP([.R150];[$MOS.$K$7:.$K$178];1;0)" office:value-type="string" office:string-value="" calcext:value-type="error">
            <text:p>#N/D</text:p>
          </table:table-cell>
          <table:table-cell table:style-name="ce300" office:value-type="string" calcext:value-type="string">
            <text:p><text:span text:style-name="T12"><text:a xlink:href="mailto:josea.espinosa.ext@juntadeandalucia.es" xlink:type="simple">josea.espinosa.ext@juntadeandalucia.es</text:a></text:span></text:p>
          </table:table-cell>
          <table:table-cell table:style-name="ce320" table:formula="of:=RIGHT([.T150];LEN([.T150])-FIND(&quot;@&quot;;[.T15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5" office:value-type="string" calcext:value-type="string">
            <text:p>Jorge Jurado Cordón</text:p>
          </table:table-cell>
          <table:table-cell table:style-name="ce95" office:value-type="string" calcext:value-type="string">
            <text:p>Responsable de sistemas, coordinación, Ingeniero informático, MKPLAN21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9" office:value-type="string" calcext:value-type="string">
            <text:p>951042245 (942245)   </text:p>
          </table:table-cell>
          <table:table-cell table:style-name="ce249" office:value-type="string" calcext:value-type="string">
            <text:p>697955183</text:p>
            <text:p>(755183)</text:p>
          </table:table-cell>
          <table:table-cell table:style-name="ce281" office:value-type="string" calcext:value-type="string">
            <text:p>jorge.jurado.ext</text:p>
          </table:table-cell>
          <table:table-cell table:style-name="ce15" table:formula="of:=VLOOKUP([.R151];[$MOS.$K$7:.$K$178];1;0)" office:value-type="string" office:string-value="" calcext:value-type="error">
            <text:p>#N/D</text:p>
          </table:table-cell>
          <table:table-cell table:style-name="ce301" office:value-type="string" calcext:value-type="string">
            <text:p><text:a xlink:href="mailto:jorge.jurado.ext@juntadeandalucia.es" xlink:type="simple">jorge.jurado.ext@juntadeandalucia.es</text:a></text:p>
          </table:table-cell>
          <table:table-cell table:style-name="ce320" table:formula="of:=RIGHT([.T151];LEN([.T151])-FIND(&quot;@&quot;;[.T15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5" office:value-type="string" calcext:value-type="string">
            <text:p>Javier Tomás García</text:p>
          </table:table-cell>
          <table:table-cell table:style-name="ce95" office:value-type="string" calcext:value-type="string">
            <text:p>Responsable desarrollo,Ingeniero informático,EZENTI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9" office:value-type="string" calcext:value-type="string">
            <text:p>951 042 259</text:p>
          </table:table-cell>
          <table:table-cell table:style-name="ce249" office:value-type="string" calcext:value-type="string">
            <text:p>682 747 922</text:p>
          </table:table-cell>
          <table:table-cell table:style-name="ce281" office:value-type="string" calcext:value-type="string">
            <text:p>javier.tomas.ext</text:p>
          </table:table-cell>
          <table:table-cell table:style-name="ce15" table:formula="of:=VLOOKUP([.R152];[$MOS.$K$7:.$K$178];1;0)" office:value-type="string" office:string-value="" calcext:value-type="error">
            <text:p>#N/D</text:p>
          </table:table-cell>
          <table:table-cell table:style-name="ce301" office:value-type="string" calcext:value-type="string">
            <text:p><text:a xlink:href="mailto:javier.tomas.ext@juntadeandalucia.es" xlink:type="simple">javier.tomas.ext@juntadeandalucia.es</text:a></text:p>
          </table:table-cell>
          <table:table-cell table:style-name="ce320" table:formula="of:=RIGHT([.T152];LEN([.T152])-FIND(&quot;@&quot;;[.T15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 office:value-type="string" calcext:value-type="string">
            <text:p>SSPA</text:p>
          </table:table-cell>
          <table:table-cell table:style-name="ce95" office:value-type="string" calcext:value-type="string">
            <text:p>Juan José Cubillas Mercado</text:p>
          </table:table-cell>
          <table:table-cell table:style-name="ce95" office:value-type="string" calcext:value-type="string">
            <text:p>Responsable Salud Responde,Ingeniero de Sistemas, Indra Sistemas S.A.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49" office:value-type="float" office:value="953312069" calcext:value-type="float">
            <text:p>953312069</text:p>
          </table:table-cell>
          <table:table-cell table:style-name="ce249" office:value-type="float" office:value="635521557" calcext:value-type="float">
            <text:p>635521557</text:p>
          </table:table-cell>
          <table:table-cell table:style-name="ce281" office:value-type="string" calcext:value-type="string">
            <text:p>juanj.cubillas.exts</text:p>
          </table:table-cell>
          <table:table-cell table:style-name="ce15" table:formula="of:=VLOOKUP([.R153];[$MOS.$K$7:.$K$178];1;0)" office:value-type="string" office:string-value="juanj.cubillas.exts" calcext:value-type="string">
            <text:p>juanj.cubillas.exts</text:p>
          </table:table-cell>
          <table:table-cell table:style-name="ce302" office:value-type="string" calcext:value-type="string">
            <text:p><text:span text:style-name="T12"><text:a xlink:href="mailto:juanj.cubillas.exts@juntadeandalucia.es" xlink:type="simple">juanj.cubillas.exts@juntadeandalucia.es</text:a></text:span></text:p>
          </table:table-cell>
          <table:table-cell table:style-name="ce320" table:formula="of:=RIGHT([.T153];LEN([.T153])-FIND(&quot;@&quot;;[.T15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1406004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6" office:value-type="string" calcext:value-type="string">
            <text:p>Andrés Anerios Llanos</text:p>
          </table:table-cell>
          <table:table-cell table:style-name="ce95" office:value-type="string" calcext:value-type="string">
            <text:p>Ingeniero Superior Senior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9" office:value-type="float" office:value="914807512" calcext:value-type="float">
            <text:p>914807512</text:p>
          </table:table-cell>
          <table:table-cell table:style-name="ce249" office:value-type="float" office:value="647639057" calcext:value-type="float">
            <text:p>647639057</text:p>
          </table:table-cell>
          <table:table-cell table:style-name="ce281" office:value-type="string" calcext:value-type="string">
            <text:p>andres.aneiros.ext</text:p>
          </table:table-cell>
          <table:table-cell table:style-name="ce15" table:formula="of:=VLOOKUP([.R154];[$MOS.$K$7:.$K$178];1;0)" office:value-type="string" office:string-value="" calcext:value-type="error">
            <text:p>#N/D</text:p>
          </table:table-cell>
          <table:table-cell table:style-name="ce301" office:value-type="string" calcext:value-type="string">
            <text:p><text:a xlink:href="mailto:andres.aneiros.ext@juntadeandalucia.es" xlink:type="simple">andres.aneiros.ext@juntadeandalucia.es</text:a></text:p>
          </table:table-cell>
          <table:table-cell table:style-name="ce320" table:formula="of:=RIGHT([.T154];LEN([.T154])-FIND(&quot;@&quot;;[.T15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51406004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6" office:value-type="string" calcext:value-type="string">
            <text:p>Francisco Antonio Muro Abad</text:p>
          </table:table-cell>
          <table:table-cell table:style-name="ce95" office:value-type="string" calcext:value-type="string">
            <text:p>Ingeniero Senior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49"/>
          <table:table-cell table:style-name="ce249" office:value-type="float" office:value="647623595" calcext:value-type="float">
            <text:p>647623595</text:p>
          </table:table-cell>
          <table:table-cell table:style-name="ce281" office:value-type="string" calcext:value-type="string">
            <text:p>franciscoa.muro.ext</text:p>
          </table:table-cell>
          <table:table-cell table:style-name="ce15" table:formula="of:=VLOOKUP([.R155];[$MOS.$K$7:.$K$178];1;0)" office:value-type="string" office:string-value="" calcext:value-type="error">
            <text:p>#N/D</text:p>
          </table:table-cell>
          <table:table-cell table:style-name="ce301" office:value-type="string" calcext:value-type="string">
            <text:p><text:a xlink:href="mailto:franciscoa.muro.ext@juntadeandalucia.es" xlink:type="simple">franciscoa.muro.ext@juntadeandalucia.es</text:a></text:p>
          </table:table-cell>
          <table:table-cell table:style-name="ce320" table:formula="of:=RIGHT([.T155];LEN([.T155])-FIND(&quot;@&quot;;[.T15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806529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95" office:value-type="string" calcext:value-type="string">
            <text:p>Joaquín Lago Pérez</text:p>
          </table:table-cell>
          <table:table-cell table:style-name="ce95" office:value-type="string" calcext:value-type="string">
            <text:p>Jefe de Proyecto, <text:s/>Indra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49" office:value-type="float" office:value="600479992" calcext:value-type="float">
            <text:p>600479992</text:p>
          </table:table-cell>
          <table:table-cell table:style-name="ce281" office:value-type="string" calcext:value-type="string">
            <text:p>joaquin.lago.ext</text:p>
          </table:table-cell>
          <table:table-cell table:style-name="ce15" table:formula="of:=VLOOKUP([.R156];[$MOS.$K$7:.$K$178];1;0)" office:value-type="string" office:string-value="joaquin.lago.ext" calcext:value-type="string">
            <text:p>joaquin.lago.ext</text:p>
          </table:table-cell>
          <table:table-cell table:style-name="ce301" office:value-type="string" calcext:value-type="string">
            <text:p><text:a xlink:href="mailto:joaquin.lago.ext@juntadeandalucia.es" xlink:type="simple">joaquin.lago.ext@juntadeandalucia.es</text:a></text:p>
          </table:table-cell>
          <table:table-cell table:style-name="ce320" table:formula="of:=RIGHT([.T156];LEN([.T156])-FIND(&quot;@&quot;;[.T15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Jesús Antona Archilla</text:p>
          </table:table-cell>
          <table:table-cell table:style-name="ce63" office:value-type="string" calcext:value-type="string">
            <text:p>Jefe de Proyect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50" office:value-type="string" calcext:value-type="string">
            <text:p>951042228 (942228)</text:p>
          </table:table-cell>
          <table:table-cell table:style-name="ce262" office:value-type="float" office:value="605927245" calcext:value-type="float">
            <text:p>605927245</text:p>
          </table:table-cell>
          <table:table-cell table:style-name="ce281" office:value-type="string" calcext:value-type="string">
            <text:p>jesus.antona.ext</text:p>
          </table:table-cell>
          <table:table-cell table:style-name="ce15" table:formula="of:=VLOOKUP([.R157];[$MOS.$K$7:.$K$178];1;0)" office:value-type="string" office:string-value="" calcext:value-type="error">
            <text:p>#N/D</text:p>
          </table:table-cell>
          <table:table-cell table:style-name="ce303" office:value-type="string" calcext:value-type="string">
            <text:p><text:span text:style-name="T13"><text:a xlink:href="mailto:jesus.antona.ext@juntadeandalucia.es" xlink:type="simple">jesus.antona.ext@juntadeandalucia.es</text:a></text:span></text:p>
          </table:table-cell>
          <table:table-cell table:style-name="ce320" table:formula="of:=RIGHT([.T157];LEN([.T157])-FIND(&quot;@&quot;;[.T157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Eduardo Priego Jiménez</text:p>
          </table:table-cell>
          <table:table-cell table:style-name="ce63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50" office:value-type="string" calcext:value-type="string">
            <text:p>951042228 (942261)</text:p>
          </table:table-cell>
          <table:table-cell table:style-name="ce20"/>
          <table:table-cell table:style-name="ce281" office:value-type="string" calcext:value-type="string">
            <text:p>eduardo.priego.ext</text:p>
          </table:table-cell>
          <table:table-cell table:style-name="ce15" table:formula="of:=VLOOKUP([.R15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eduardo.priego.ext@juntadeandalucia.es" xlink:type="simple">eduardo.priego.ext@juntadeandalucia.es</text:a></text:p>
          </table:table-cell>
          <table:table-cell table:style-name="ce320" table:formula="of:=RIGHT([.T158];LEN([.T158])-FIND(&quot;@&quot;;[.T15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50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Rafael Martín Mateos</text:p>
          </table:table-cell>
          <table:table-cell table:style-name="ce63" office:value-type="string" calcext:value-type="string">
            <text:p>Técnico de Sistemas</text:p>
          </table:table-cell>
          <table:table-cell table:style-name="ce130" table:content-validation-name="val3"/>
          <table:table-cell table:style-name="ce162" table:content-validation-name="val4"/>
          <table:table-cell table:number-columns-repeated="2" table:style-name="ce193" table:content-validation-name="val5" office:value-type="string" calcext:value-type="string">
            <text:p>X</text:p>
          </table:table-cell>
          <table:table-cell table:style-name="ce193" table:content-validation-name="val5"/>
          <table:table-cell table:style-name="ce224" table:content-validation-name="val6" office:value-type="string" calcext:value-type="string">
            <text:p>SI</text:p>
          </table:table-cell>
          <table:table-cell table:style-name="ce250" office:value-type="string" calcext:value-type="string">
            <text:p>951042261(942261)</text:p>
          </table:table-cell>
          <table:table-cell table:style-name="ce35" office:value-type="float" office:value="638238734" calcext:value-type="float">
            <text:p>638238734</text:p>
          </table:table-cell>
          <table:table-cell table:style-name="ce281" office:value-type="string" calcext:value-type="string">
            <text:p>rafael.martin.mateos.ext</text:p>
          </table:table-cell>
          <table:table-cell table:style-name="ce15" table:formula="of:=VLOOKUP([.R159];[$MOS.$K$2:.$K$178];1;0)" office:value-type="string" office:string-value="" calcext:value-type="error">
            <text:p>#N/D</text:p>
          </table:table-cell>
          <table:table-cell table:style-name="ce303" office:value-type="string" calcext:value-type="string">
            <text:p><text:span text:style-name="T13"><text:a xlink:href="mailto:rafael.martin.mateos.ext@juntadeandalucia.es" xlink:type="simple">rafael.martin.mateos.ext@juntadeandalucia.es</text:a></text:span></text:p>
          </table:table-cell>
          <table:table-cell table:style-name="ce320" table:formula="of:=RIGHT([.T159];LEN([.T159])-FIND(&quot;@&quot;;[.T15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Yoshita Catarí de Valenzuela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50" office:value-type="string" calcext:value-type="string">
            <text:p>951042261(942261)</text:p>
          </table:table-cell>
          <table:table-cell table:style-name="ce35"/>
          <table:table-cell table:style-name="ce281" office:value-type="string" calcext:value-type="string">
            <text:p>yoshita.catari.ext</text:p>
          </table:table-cell>
          <table:table-cell table:style-name="ce15" table:formula="of:=VLOOKUP([.R160];[$MOS.$K$7:.$K$178];1;0)" office:value-type="string" office:string-value="" calcext:value-type="error">
            <text:p>#N/D</text:p>
          </table:table-cell>
          <table:table-cell table:style-name="ce6" office:value-type="string" calcext:value-type="string">
            <text:p><text:a xlink:href="mailto:yoshita.catari.ext@juntadeandalucia.es" xlink:type="simple">yoshita.catari.ext@juntadeandalucia.es</text:a></text:p>
          </table:table-cell>
          <table:table-cell table:style-name="ce320" table:formula="of:=RIGHT([.T160];LEN([.T160])-FIND(&quot;@&quot;;[.T16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Sergio Sánchez Trujillo</text:p>
          </table:table-cell>
          <table:table-cell table:style-name="ce106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50" office:value-type="string" calcext:value-type="string">
            <text:p>951042246(942246)</text:p>
          </table:table-cell>
          <table:table-cell table:style-name="ce35" office:value-type="float" office:value="638230898" calcext:value-type="float">
            <text:p>638230898</text:p>
          </table:table-cell>
          <table:table-cell table:style-name="ce281" office:value-type="string" calcext:value-type="string">
            <text:p>sergio.sanchez.trujillo.ext</text:p>
          </table:table-cell>
          <table:table-cell table:style-name="ce15" table:formula="of:=VLOOKUP([.R161];[$MOS.$K$7:.$K$178];1;0)" office:value-type="string" office:string-value="" calcext:value-type="error">
            <text:p>#N/D</text:p>
          </table:table-cell>
          <table:table-cell table:style-name="ce303" office:value-type="string" calcext:value-type="string">
            <text:p><text:span text:style-name="T13"><text:a xlink:href="mailto:sergio.sanchez.trujillo.ext@juntadeandalucia.es" xlink:type="simple">sergio.sanchez.trujillo.ext@juntadeandalucia.es</text:a></text:span></text:p>
          </table:table-cell>
          <table:table-cell table:style-name="ce320" table:formula="of:=RIGHT([.T161];LEN([.T161])-FIND(&quot;@&quot;;[.T161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Vanesa Martín Novella</text:p>
          </table:table-cell>
          <table:table-cell table:style-name="ce106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50" office:value-type="string" calcext:value-type="string">
            <text:p>951042230(942230)</text:p>
          </table:table-cell>
          <table:table-cell table:style-name="ce35" office:value-type="float" office:value="638230898" calcext:value-type="float">
            <text:p>638230898</text:p>
          </table:table-cell>
          <table:table-cell table:style-name="ce281" office:value-type="string" calcext:value-type="string">
            <text:p>vanesa.martin.ext</text:p>
          </table:table-cell>
          <table:table-cell table:style-name="ce15" table:formula="of:=VLOOKUP([.R162];[$MOS.$K$7:.$K$178];1;0)" office:value-type="string" office:string-value="" calcext:value-type="error">
            <text:p>#N/D</text:p>
          </table:table-cell>
          <table:table-cell table:style-name="ce303" office:value-type="string" calcext:value-type="string">
            <text:p><text:span text:style-name="T14"><text:a xlink:href="mailto:vanesa.martin.ext@juntadeandalucia.es" xlink:type="simple">vanesa.martin.ext@juntadeandalucia.es</text:a></text:span></text:p>
          </table:table-cell>
          <table:table-cell table:style-name="ce320" table:formula="of:=RIGHT([.T162];LEN([.T162])-FIND(&quot;@&quot;;[.T16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9" office:value-type="string" calcext:value-type="string">
            <text:p>1-76664504 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ES</text:p>
          </table:table-cell>
          <table:table-cell table:style-name="ce63" office:value-type="string" calcext:value-type="string">
            <text:p>Empresa Pública de Emergencias Sanitarias </text:p>
          </table:table-cell>
          <table:table-cell table:style-name="ce20"/>
          <table:table-cell table:style-name="ce63" office:value-type="string" calcext:value-type="string">
            <text:p>María del Pilar Castro Alvare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35" office:value-type="float" office:value="951042277" calcext:value-type="float">
            <text:p>951042277</text:p>
          </table:table-cell>
          <table:table-cell table:style-name="ce20"/>
          <table:table-cell table:style-name="ce281" office:value-type="string" calcext:value-type="string">
            <text:p>mpilar.castro.ext</text:p>
          </table:table-cell>
          <table:table-cell table:style-name="ce15" table:formula="of:=VLOOKUP([.R163];[$MOS.$K$7:.$K$178];1;0)" office:value-type="string" office:string-value="" calcext:value-type="error">
            <text:p>#N/D</text:p>
          </table:table-cell>
          <table:table-cell table:style-name="ce304" office:value-type="string" calcext:value-type="string">
            <text:p><text:span text:style-name="T15"><text:a xlink:href="mailto:mpilar.castro.ext@juntadeandalucia.es" xlink:type="simple">mpilar.castro.ext@juntadeandalucia.es</text:a></text:span></text:p>
          </table:table-cell>
          <table:table-cell table:style-name="ce320" table:formula="of:=RIGHT([.T163];LEN([.T163])-FIND(&quot;@&quot;;[.T16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69628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HPO</text:p>
          </table:table-cell>
          <table:table-cell table:style-name="ce68" office:value-type="string" calcext:value-type="string">
            <text:p>Agencia Publica Sanitaria Hospital del Poniente</text:p>
          </table:table-cell>
          <table:table-cell table:style-name="ce75" office:value-type="string" calcext:value-type="string">
            <text:p>SAS</text:p>
          </table:table-cell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Coordinador Organismos Grupo C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64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320" table:formula="of:=RIGHT([.T164];LEN([.T164])-FIND(&quot;@&quot;;[.T16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8" office:value-type="string" calcext:value-type="string">
            <text:p>1-47214083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HPO</text:p>
          </table:table-cell>
          <table:table-cell table:style-name="ce68" office:value-type="string" calcext:value-type="string">
            <text:p>Agencia Publica Sanitaria Hospital del Poniente</text:p>
          </table:table-cell>
          <table:table-cell table:style-name="ce20" office:value-type="string" calcext:value-type="string">
            <text:p>SSPA</text:p>
          </table:table-cell>
          <table:table-cell table:style-name="ce63" office:value-type="string" calcext:value-type="string">
            <text:p>Fermín Mayor García</text:p>
          </table:table-cell>
          <table:table-cell table:style-name="ce85" office:value-type="string" calcext:value-type="string">
            <text:p>Responsable de Sistemas y Comunicacione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string" calcext:value-type="string">
            <text:p>950022556  / </text:p>
            <text:p>722556</text:p>
          </table:table-cell>
          <table:table-cell table:style-name="ce20" office:value-type="float" office:value="722556" calcext:value-type="float">
            <text:p>722556</text:p>
          </table:table-cell>
          <table:table-cell table:style-name="ce15" office:value-type="string" calcext:value-type="string">
            <text:p>fermin.mayor.sspa</text:p>
          </table:table-cell>
          <table:table-cell table:style-name="ce15" table:formula="of:=VLOOKUP([.R165];[$MOS.$K$7:.$K$178];1;0)" office:value-type="string" office:string-value="fermin.mayor.sspa" calcext:value-type="string">
            <text:p>fermin.mayor.sspa</text:p>
          </table:table-cell>
          <table:table-cell table:style-name="ce5" office:value-type="string" calcext:value-type="string">
            <text:p><text:a xlink:href="mailto:fermin.mayor.sspa@juntadeandalucia.es" xlink:type="simple">fermin.mayor.sspa@juntadeandalucia.es</text:a></text:p>
          </table:table-cell>
          <table:table-cell table:style-name="ce320" table:formula="of:=RIGHT([.T165];LEN([.T165])-FIND(&quot;@&quot;;[.T16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12250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HPO</text:p>
          </table:table-cell>
          <table:table-cell table:style-name="ce68" office:value-type="string" calcext:value-type="string">
            <text:p>Agencia Publica Sanitaria Hospital del Poniente</text:p>
          </table:table-cell>
          <table:table-cell table:style-name="ce20" office:value-type="string" calcext:value-type="string">
            <text:p>SSPA</text:p>
          </table:table-cell>
          <table:table-cell table:style-name="ce85" office:value-type="string" calcext:value-type="string">
            <text:p>Sergio Álvarez Rubio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39" office:value-type="float" office:value="195158" calcext:value-type="float">
            <text:p>195158</text:p>
          </table:table-cell>
          <table:table-cell table:style-name="ce20"/>
          <table:table-cell table:style-name="ce15" office:value-type="string" calcext:value-type="string">
            <text:p>sergio.alvarez.sspa</text:p>
          </table:table-cell>
          <table:table-cell table:style-name="ce15" table:formula="of:=VLOOKUP([.R166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sergio.alvarez@ephpo.es" xlink:type="simple">sergio.alvarez@ephpo.es</text:a></text:p>
          </table:table-cell>
          <table:table-cell table:style-name="ce320" table:formula="of:=RIGHT([.T166];LEN([.T166])-FIND(&quot;@&quot;;[.T166]))" office:value-type="string" office:string-value="ephpo.es" calcext:value-type="string">
            <text:p>ephpo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12250</text:p>
          </table:table-cell>
          <table:table-cell table:style-name="ce26"/>
          <table:table-cell table:style-name="ce37" table:content-validation-name="val1"/>
          <table:table-cell table:style-name="ce24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EPHPO</text:p>
          </table:table-cell>
          <table:table-cell table:style-name="ce68" office:value-type="string" calcext:value-type="string">
            <text:p>Agencia Publica Sanitaria Hospital del Poniente</text:p>
          </table:table-cell>
          <table:table-cell table:style-name="ce20" office:value-type="string" calcext:value-type="string">
            <text:p>SSPA</text:p>
          </table:table-cell>
          <table:table-cell table:style-name="ce85" office:value-type="string" calcext:value-type="string">
            <text:p>José Fernández Blanquez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6"/>
          <table:table-cell table:style-name="ce239" office:value-type="float" office:value="790029" calcext:value-type="float">
            <text:p>790029</text:p>
          </table:table-cell>
          <table:table-cell table:style-name="ce15" office:value-type="string" calcext:value-type="string">
            <text:p>jose.fernandez.blanquez.sspa</text:p>
          </table:table-cell>
          <table:table-cell table:style-name="ce15" table:formula="of:=VLOOKUP([.R167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jose.fernandez@ephpo.es" xlink:type="simple">jose.fernandez@ephpo.es</text:a></text:p>
          </table:table-cell>
          <table:table-cell table:style-name="ce320" table:formula="of:=RIGHT([.T167];LEN([.T167])-FIND(&quot;@&quot;;[.T167]))" office:value-type="string" office:string-value="ephpo.es" calcext:value-type="string">
            <text:p>ephpo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/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FPS</text:p>
          </table:table-cell>
          <table:table-cell table:style-name="ce63" office:value-type="string" calcext:value-type="string">
            <text:p>Fundación Progreso y Salud</text:p>
          </table:table-cell>
          <table:table-cell table:style-name="ce20" office:value-type="string" calcext:value-type="string">
            <text:p>SAS</text:p>
          </table:table-cell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Coordinador Organismos Grupo C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6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edroa.alcantara@juntadeandalucia.es" xlink:type="simple">pedroa.alcantara@juntadeandalucia.es</text:a></text:p>
          </table:table-cell>
          <table:table-cell table:style-name="ce320" table:formula="of:=RIGHT([.T168];LEN([.T168])-FIND(&quot;@&quot;;[.T16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52374806 </text:p>
          </table:table-cell>
          <table:table-cell table:style-name="ce20" office:value-type="float" office:value="72634" calcext:value-type="float">
            <text:p>7263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FPS-FPS</text:p>
          </table:table-cell>
          <table:table-cell table:style-name="ce63" office:value-type="string" calcext:value-type="string">
            <text:p>Fundación Progreso y Salud</text:p>
          </table:table-cell>
          <table:table-cell table:style-name="ce20" office:value-type="string" calcext:value-type="string">
            <text:p>FPS</text:p>
          </table:table-cell>
          <table:table-cell table:style-name="ce63" office:value-type="string" calcext:value-type="string">
            <text:p>Esteban Toro Quijano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40463" calcext:value-type="float">
            <text:p>340463</text:p>
          </table:table-cell>
          <table:table-cell table:style-name="ce20"/>
          <table:table-cell table:style-name="ce15" office:value-type="string" calcext:value-type="string">
            <text:p>esteban.toro</text:p>
          </table:table-cell>
          <table:table-cell table:style-name="ce15" table:formula="of:=VLOOKUP([.R169];[$MOS.$K$7:.$K$178];1;0)" office:value-type="string" office:string-value="" calcext:value-type="error">
            <text:p>#N/D</text:p>
          </table:table-cell>
          <table:table-cell table:style-name="ce305" office:value-type="string" calcext:value-type="string">
            <text:p><text:a xlink:href="mailto:esteban.toro@juntadeandalucia.es" xlink:type="simple">esteban.toro@juntadeandalucia.es</text:a></text:p>
          </table:table-cell>
          <table:table-cell table:style-name="ce320" table:formula="of:=RIGHT([.T169];LEN([.T169])-FIND(&quot;@&quot;;[.T16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75958459</text:p>
          </table:table-cell>
          <table:table-cell table:style-name="ce20" office:value-type="float" office:value="92687" calcext:value-type="float">
            <text:p>92687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FPS-ACSA</text:p>
          </table:table-cell>
          <table:table-cell table:style-name="ce63" office:value-type="string" calcext:value-type="string">
            <text:p>Fundación Progreso y Salud – Agencia de Calidad Sanitaria de Andalucía</text:p>
          </table:table-cell>
          <table:table-cell table:style-name="ce20" office:value-type="string" calcext:value-type="string">
            <text:p>ACSA</text:p>
          </table:table-cell>
          <table:table-cell table:style-name="ce63" office:value-type="string" calcext:value-type="string">
            <text:p>Javier Ferrero Álvarez-Rementeria </text:p>
          </table:table-cell>
          <table:table-cell table:style-name="ce63" office:value-type="string" calcext:value-type="string">
            <text:p>dinamizador backup en FPS 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 - No registrado</text:p>
          </table:table-cell>
          <table:table-cell table:style-name="ce20"/>
          <table:table-cell table:style-name="ce20" office:value-type="float" office:value="762179" calcext:value-type="float">
            <text:p>762179</text:p>
          </table:table-cell>
          <table:table-cell table:style-name="ce15" office:value-type="string" calcext:value-type="string">
            <text:p>javier.ferrero</text:p>
          </table:table-cell>
          <table:table-cell table:style-name="ce15" table:formula="of:=VLOOKUP([.R170];[$MOS.$K$7:.$K$178];1;0)" office:value-type="string" office:string-value="" calcext:value-type="error">
            <text:p>#N/D</text:p>
          </table:table-cell>
          <table:table-cell table:style-name="ce305" office:value-type="string" calcext:value-type="string">
            <text:p><text:a xlink:href="mailto:javier.ferrero@juntadeandalucia.es" xlink:type="simple">javier.ferrero@juntadeandalucia.es</text:a></text:p>
          </table:table-cell>
          <table:table-cell table:style-name="ce320" table:formula="of:=RIGHT([.T170];LEN([.T170])-FIND(&quot;@&quot;;[.T17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12636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 office:value-type="string" calcext:value-type="string">
            <text:p>SAS</text:p>
          </table:table-cell>
          <table:table-cell table:style-name="ce63" office:value-type="string" calcext:value-type="string">
            <text:p>Pedro Ángel Alcántara Capiscol</text:p>
          </table:table-cell>
          <table:table-cell table:style-name="ce63" office:value-type="string" calcext:value-type="string">
            <text:p>Jefe de Servicio de Informática  (Secretaría General Técnica)</text:p>
            <text:p><text:span text:style-name="T2">Coordinador Organismos Grupo C</text:span>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54146" calcext:value-type="float">
            <text:p>754146</text:p>
          </table:table-cell>
          <table:table-cell table:style-name="ce15" office:value-type="string" calcext:value-type="string">
            <text:p>pedroa.alcantara</text:p>
          </table:table-cell>
          <table:table-cell table:style-name="ce15" table:formula="of:=VLOOKUP([.R171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span text:style-name="T16"><text:a xlink:href="mailto:pedroa.alcantara@juntadeandalucia.es" xlink:type="simple">pedroa.alcantara@juntadeandalucia.es</text:a></text:span></text:p>
          </table:table-cell>
          <table:table-cell table:style-name="ce320" table:formula="of:=RIGHT([.T171];LEN([.T171])-FIND(&quot;@&quot;;[.T17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0" table:visibility="filter">
          <table:table-cell table:style-name="ce8" office:value-type="string" calcext:value-type="string">
            <text:p>1-47140400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63" office:value-type="string" calcext:value-type="string">
            <text:p>María Vázquez del Río</text:p>
          </table:table-cell>
          <table:table-cell table:style-name="ce63" office:value-type="string" calcext:value-type="string">
            <text:p>Asesor Técnico del Servicio Andaluz de Salud</text:p>
            <text:p><text:span text:style-name="T7">Responsable de las plataformas Oracle del SAS. </text:span>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string" calcext:value-type="string">
            <text:p>955017157/</text:p>
            <text:p>317157</text:p>
          </table:table-cell>
          <table:table-cell table:style-name="ce32" office:value-type="float" office:value="671564657" calcext:value-type="float">
            <text:p>671564657</text:p>
          </table:table-cell>
          <table:table-cell table:style-name="ce15" office:value-type="string" calcext:value-type="string">
            <text:p>maria.vazquez.sspa</text:p>
          </table:table-cell>
          <table:table-cell table:style-name="ce15" table:formula="of:=VLOOKUP([.R172];[$MOS.$K$7:.$K$178];1;0)" office:value-type="string" office:string-value="maria.vazquez.sspa" calcext:value-type="string">
            <text:p>maria.vazquez.sspa</text:p>
          </table:table-cell>
          <table:table-cell table:style-name="ce297" office:value-type="string" calcext:value-type="string">
            <text:p><text:a xlink:href="mailto:maria.vazquez.sspa@juntadeandalucia.es" xlink:type="simple">maria.vazquez.sspa@juntadeandalucia.es</text:a></text:p>
          </table:table-cell>
          <table:table-cell table:style-name="ce320" table:formula="of:=RIGHT([.T172];LEN([.T172])-FIND(&quot;@&quot;;[.T17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string" calcext:value-type="string">
            <text:p>69421/</text:p>
            <text:p><text:span text:style-name="T2">85162</text:span>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Fátima Iskander Pizán </text:p>
          </table:table-cell>
          <table:table-cell table:style-name="ce63" office:value-type="string" calcext:value-type="string">
            <text:p>Coordinación despliegues DAE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32" office:value-type="float" office:value="955017179" calcext:value-type="float">
            <text:p>955017179</text:p>
          </table:table-cell>
          <table:table-cell table:style-name="ce32" office:value-type="float" office:value="610482088" calcext:value-type="float">
            <text:p>610482088</text:p>
          </table:table-cell>
          <table:table-cell table:style-name="ce15" office:value-type="string" calcext:value-type="string">
            <text:p>fatima.iskander.exts</text:p>
          </table:table-cell>
          <table:table-cell table:style-name="ce15" table:formula="of:=VLOOKUP([.R173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fatima.iskander.exts@juntadeandalucia.es" xlink:type="simple">fatima.iskander.exts@juntadeandalucia.es</text:a></text:p>
          </table:table-cell>
          <table:table-cell table:style-name="ce320" table:formula="of:=RIGHT([.T173];LEN([.T173])-FIND(&quot;@&quot;;[.T17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3" office:value-type="string" calcext:value-type="string">
            <text:p>69421/</text:p>
            <text:p>74659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Ana Susana Díaz Moya</text:p>
          </table:table-cell>
          <table:table-cell table:style-name="ce91" office:value-type="string" calcext:value-type="string">
            <text:p>Técnico de BBBDD (Oficina Técnica de Proyectos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2943" calcext:value-type="float">
            <text:p>954932943</text:p>
          </table:table-cell>
          <table:table-cell table:style-name="ce32"/>
          <table:table-cell table:style-name="ce15" office:value-type="string" calcext:value-type="string">
            <text:p>anas.diaz.exts</text:p>
          </table:table-cell>
          <table:table-cell table:style-name="ce15" table:formula="of:=VLOOKUP([.R174];[$MOS.$K$7:.$K$178];1;0)" office:value-type="string" office:string-value="anas.diaz.exts" calcext:value-type="string">
            <text:p>anas.diaz.exts</text:p>
          </table:table-cell>
          <table:table-cell table:style-name="ce5" office:value-type="string" calcext:value-type="string">
            <text:p><text:a xlink:href="mailto:anas.diaz.exts@juntadeandalucia.es" xlink:type="simple">anas.diaz.exts@juntadeandalucia.es</text:a></text:p>
          </table:table-cell>
          <table:table-cell table:style-name="ce320" table:formula="of:=RIGHT([.T174];LEN([.T174])-FIND(&quot;@&quot;;[.T17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string" calcext:value-type="string">
            <text:p>69421/</text:p>
            <text:p><text:span text:style-name="T2">74394</text:span>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Gracia María Nogales Pérez <text:s/></text:p>
          </table:table-cell>
          <table:table-cell table:style-name="ce91" office:value-type="string" calcext:value-type="string">
            <text:p>Técnico de BBBDD (Oficina Técnica de Proyectos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5017195" calcext:value-type="float">
            <text:p>955017195</text:p>
          </table:table-cell>
          <table:table-cell table:style-name="ce32"/>
          <table:table-cell table:style-name="ce15" office:value-type="string" calcext:value-type="string">
            <text:p>graciam.nogales.exts</text:p>
          </table:table-cell>
          <table:table-cell table:style-name="ce15" table:formula="of:=VLOOKUP([.R175];[$MOS.$K$7:.$K$178];1;0)" office:value-type="string" office:string-value="graciam.nogales.exts" calcext:value-type="string">
            <text:p>graciam.nogales.exts</text:p>
          </table:table-cell>
          <table:table-cell table:style-name="ce5" office:value-type="string" calcext:value-type="string">
            <text:p><text:a xlink:href="mailto:graciam.nogales.exts@juntadeandalucia.es" xlink:type="simple">graciam.nogales.exts@juntadeandalucia.es</text:a></text:p>
          </table:table-cell>
          <table:table-cell table:style-name="ce320" table:formula="of:=RIGHT([.T175];LEN([.T175])-FIND(&quot;@&quot;;[.T17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string" calcext:value-type="string">
            <text:p>69421/</text:p>
            <text:p><text:span text:style-name="T2">74394</text:span>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Alfredo Peña Palma</text:p>
          </table:table-cell>
          <table:table-cell table:style-name="ce91" office:value-type="string" calcext:value-type="string">
            <text:p>Técnico de BBBDD (Oficina Técnica de Proyectos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2309" calcext:value-type="float">
            <text:p>954932309</text:p>
          </table:table-cell>
          <table:table-cell table:style-name="ce20"/>
          <table:table-cell table:style-name="ce15" office:value-type="string" calcext:value-type="string">
            <text:p>alfredo.pena.exts</text:p>
          </table:table-cell>
          <table:table-cell table:style-name="ce15" table:formula="of:=VLOOKUP([.R176];[$MOS.$K$7:.$K$178];1;0)" office:value-type="string" office:string-value="alfredo.pena.exts" calcext:value-type="string">
            <text:p>alfredo.pena.exts</text:p>
          </table:table-cell>
          <table:table-cell table:style-name="ce13" office:value-type="string" calcext:value-type="string">
            <text:p><text:a xlink:href="mailto:alfredo.pena.exts@juntadeandalucia.es" xlink:type="simple">alfredo.pena.exts@juntadeandalucia.es</text:a></text:p>
          </table:table-cell>
          <table:table-cell table:style-name="ce320" table:formula="of:=RIGHT([.T176];LEN([.T176])-FIND(&quot;@&quot;;[.T17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string" calcext:value-type="string">
            <text:p>69421/</text:p>
            <text:p><text:span text:style-name="T2">74394</text:span>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Rafael Gómez Casado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2952" calcext:value-type="float">
            <text:p>954932952</text:p>
          </table:table-cell>
          <table:table-cell table:style-name="ce20"/>
          <table:table-cell table:style-name="ce15" office:value-type="string" calcext:value-type="string">
            <text:p>rafael.gomez.casado.exts</text:p>
          </table:table-cell>
          <table:table-cell table:style-name="ce15" table:formula="of:=VLOOKUP([.R177];[$MOS.$K$7:.$K$178];1;0)" office:value-type="string" office:string-value="rafael.gomez.casado.exts" calcext:value-type="string">
            <text:p>rafael.gomez.casado.exts</text:p>
          </table:table-cell>
          <table:table-cell table:style-name="ce13" office:value-type="string" calcext:value-type="string">
            <text:p><text:a xlink:href="mailto:rafael.gomez.casado.exts@juntadeandalucia.es" xlink:type="simple">rafael.gomez.casado.exts@juntadeandalucia.es</text:a></text:p>
          </table:table-cell>
          <table:table-cell table:style-name="ce320" table:formula="of:=RIGHT([.T177];LEN([.T177])-FIND(&quot;@&quot;;[.T17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string" calcext:value-type="string">
            <text:p>69421/</text:p>
            <text:p>76250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Juan Carlos Ramos Márquez 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2945" calcext:value-type="float">
            <text:p>954932945</text:p>
          </table:table-cell>
          <table:table-cell table:style-name="ce20"/>
          <table:table-cell table:style-name="ce15" office:value-type="string" calcext:value-type="string">
            <text:p>juanc.ramos.exts</text:p>
          </table:table-cell>
          <table:table-cell table:style-name="ce15" table:formula="of:=VLOOKUP([.R178];[$MOS.$K$7:.$K$178];1;0)" office:value-type="string" office:string-value="juanc.ramos.exts" calcext:value-type="string">
            <text:p>juanc.ramos.exts</text:p>
          </table:table-cell>
          <table:table-cell table:style-name="ce13" office:value-type="string" calcext:value-type="string">
            <text:p><text:a xlink:href="mailto:juanc.ramos.exts@juntadeandalucia.es" xlink:type="simple">juanc.ramos.exts@juntadeandalucia.es</text:a></text:p>
          </table:table-cell>
          <table:table-cell table:style-name="ce320" table:formula="of:=RIGHT([.T178];LEN([.T178])-FIND(&quot;@&quot;;[.T17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Daniel Duarte Hernández <text:s/>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8353" calcext:value-type="float">
            <text:p>954938353</text:p>
          </table:table-cell>
          <table:table-cell table:style-name="ce20"/>
          <table:table-cell table:style-name="ce15" office:value-type="string" calcext:value-type="string">
            <text:p>daniel.duarte.exts</text:p>
          </table:table-cell>
          <table:table-cell table:style-name="ce15" table:formula="of:=VLOOKUP([.R179];[$MOS.$K$7:.$K$178];1;0)" office:value-type="string" office:string-value="daniel.duarte.exts" calcext:value-type="string">
            <text:p>daniel.duarte.exts</text:p>
          </table:table-cell>
          <table:table-cell table:style-name="ce13" office:value-type="string" calcext:value-type="string">
            <text:p><text:a xlink:href="mailto:daniel.duarte.exts@juntadeandalucia.es" xlink:type="simple">daniel.duarte.exts@juntadeandalucia.es</text:a></text:p>
          </table:table-cell>
          <table:table-cell table:style-name="ce320" table:formula="of:=RIGHT([.T179];LEN([.T179])-FIND(&quot;@&quot;;[.T17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Reyes Zamorano Rodríguez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8304" calcext:value-type="float">
            <text:p>954938304</text:p>
          </table:table-cell>
          <table:table-cell table:style-name="ce20"/>
          <table:table-cell table:style-name="ce15" office:value-type="string" calcext:value-type="string">
            <text:p>reyes.zamorano.exts</text:p>
          </table:table-cell>
          <table:table-cell table:style-name="ce15" table:formula="of:=VLOOKUP([.R180];[$MOS.$K$7:.$K$178];1;0)" office:value-type="string" office:string-value="reyes.zamorano.exts" calcext:value-type="string">
            <text:p>reyes.zamorano.exts</text:p>
          </table:table-cell>
          <table:table-cell table:style-name="ce13" office:value-type="string" calcext:value-type="string">
            <text:p><text:a xlink:href="mailto:reyes.zamorano.exts@juntadeandalucia.es" xlink:type="simple">reyes.zamorano.exts@juntadeandalucia.es</text:a></text:p>
          </table:table-cell>
          <table:table-cell table:style-name="ce320" table:formula="of:=RIGHT([.T180];LEN([.T180])-FIND(&quot;@&quot;;[.T18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Diego Pineda Pérez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938342" calcext:value-type="float">
            <text:p>954938342</text:p>
          </table:table-cell>
          <table:table-cell table:style-name="ce20"/>
          <table:table-cell table:style-name="ce15" office:value-type="string" calcext:value-type="string">
            <text:p>diego.pineda.exts</text:p>
          </table:table-cell>
          <table:table-cell table:style-name="ce15" table:formula="of:=VLOOKUP([.R181];[$MOS.$K$7:.$K$178];1;0)" office:value-type="string" office:string-value="diego.pineda.exts" calcext:value-type="string">
            <text:p>diego.pineda.exts</text:p>
          </table:table-cell>
          <table:table-cell table:style-name="ce13" office:value-type="string" calcext:value-type="string">
            <text:p><text:a xlink:href="mailto:diego.pineda.exts@juntadeandalucia.es" xlink:type="simple">diego.pineda.exts@juntadeandalucia.es</text:a></text:p>
          </table:table-cell>
          <table:table-cell table:style-name="ce320" table:formula="of:=RIGHT([.T181];LEN([.T181])-FIND(&quot;@&quot;;[.T18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Manuel David Díaz Cano</text:p>
          </table:table-cell>
          <table:table-cell table:style-name="ce91" office:value-type="string" calcext:value-type="string">
            <text:p>Técnico de BBBDD (Grupo de Administración de BBDD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1032678" calcext:value-type="float">
            <text:p>951032678</text:p>
          </table:table-cell>
          <table:table-cell table:style-name="ce20"/>
          <table:table-cell table:style-name="ce15" office:value-type="string" calcext:value-type="string">
            <text:p>manueld.diaz.exts</text:p>
          </table:table-cell>
          <table:table-cell table:style-name="ce15" table:formula="of:=VLOOKUP([.R182];[$MOS.$K$7:.$K$178];1;0)" office:value-type="string" office:string-value="manueld.diaz.exts" calcext:value-type="string">
            <text:p>manueld.diaz.exts</text:p>
          </table:table-cell>
          <table:table-cell table:style-name="ce13" office:value-type="string" calcext:value-type="string">
            <text:p><text:a xlink:href="mailto:manueld.diaz.exts@juntadeandalucia.es" xlink:type="simple">manueld.diaz.exts@juntadeandalucia.es</text:a></text:p>
          </table:table-cell>
          <table:table-cell table:style-name="ce320" table:formula="of:=RIGHT([.T182];LEN([.T182])-FIND(&quot;@&quot;;[.T18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Pablo Florencio Jiménez</text:p>
          </table:table-cell>
          <table:table-cell table:style-name="ce91" office:value-type="string" calcext:value-type="string">
            <text:p>Técnico Unix/Linux (Oficina Técnica de Proyectos)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1017195" calcext:value-type="float">
            <text:p>951017195</text:p>
          </table:table-cell>
          <table:table-cell table:style-name="ce20"/>
          <table:table-cell table:style-name="ce15" office:value-type="string" calcext:value-type="string">
            <text:p>pablo.florencio.exts</text:p>
          </table:table-cell>
          <table:table-cell table:style-name="ce15" table:formula="of:=VLOOKUP([.R183];[$MOS.$K$7:.$K$178];1;0)" office:value-type="string" office:string-value="pablo.florencio.exts" calcext:value-type="string">
            <text:p>pablo.florencio.exts</text:p>
          </table:table-cell>
          <table:table-cell table:style-name="ce13" office:value-type="string" calcext:value-type="string">
            <text:p><text:a xlink:href="mailto:pablo.florencio.exts@juntadeandalucia.es" xlink:type="simple">pablo.florencio.exts@juntadeandalucia.es</text:a></text:p>
          </table:table-cell>
          <table:table-cell table:style-name="ce320" table:formula="of:=RIGHT([.T183];LEN([.T183])-FIND(&quot;@&quot;;[.T18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Salvador López de Sagredo de la Iglesia</text:p>
          </table:table-cell>
          <table:table-cell table:style-name="ce91" office:value-type="string" calcext:value-type="string">
            <text:p>Coordinador Técnico (Grupo Tecnológico Microsoft/Intel)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954938314" calcext:value-type="float">
            <text:p>954938314</text:p>
          </table:table-cell>
          <table:table-cell table:style-name="ce20" office:value-type="float" office:value="690715478" calcext:value-type="float">
            <text:p>690715478</text:p>
          </table:table-cell>
          <table:table-cell table:style-name="ce15" office:value-type="string" calcext:value-type="string">
            <text:p>salvador.lopezsagredo.exts</text:p>
          </table:table-cell>
          <table:table-cell table:style-name="ce15" table:formula="of:=VLOOKUP([.R184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salvador.lopezsagredo.exts@juntadeandalucia.es" xlink:type="simple">salvador.lopezsagredo.exts@juntadeandalucia.es</text:a></text:p>
          </table:table-cell>
          <table:table-cell table:style-name="ce320" table:formula="of:=RIGHT([.T184];LEN([.T184])-FIND(&quot;@&quot;;[.T18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Juan Camacho Mateo</text:p>
          </table:table-cell>
          <table:table-cell table:style-name="ce91" office:value-type="string" calcext:value-type="string">
            <text:p>Técnico Microsoft/Intel (Grupo Tecnológico Microsoft/Intel)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955938308" calcext:value-type="float">
            <text:p>955938308</text:p>
          </table:table-cell>
          <table:table-cell table:style-name="ce20"/>
          <table:table-cell table:style-name="ce15" office:value-type="string" calcext:value-type="string">
            <text:p>juan.camacho.exts</text:p>
          </table:table-cell>
          <table:table-cell table:style-name="ce15" table:formula="of:=VLOOKUP([.R185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uan.camacho.exts@juntadeandalucia.es" xlink:type="simple">juan.camacho.exts@juntadeandalucia.es</text:a></text:p>
          </table:table-cell>
          <table:table-cell table:style-name="ce320" table:formula="of:=RIGHT([.T185];LEN([.T185])-FIND(&quot;@&quot;;[.T185]))" office:value-type="string" office:string-value="juntadeandalucia.es" calcext:value-type="string">
            <text:p>juntadeandalucia.es</text:p>
          </table:table-cell>
          <table:table-cell table:style-name="ce65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Raquel Casaus Álvarez</text:p>
          </table:table-cell>
          <table:table-cell table:style-name="ce91" office:value-type="string" calcext:value-type="string">
            <text:p>Técnico - Oficina Técnica de InterOperabilidad de la STI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string" calcext:value-type="string">
            <text:p>955017191/</text:p>
            <text:p>317191</text:p>
          </table:table-cell>
          <table:table-cell table:style-name="ce20" office:value-type="float" office:value="682781365" calcext:value-type="float">
            <text:p>682781365</text:p>
          </table:table-cell>
          <table:table-cell table:style-name="ce15" office:value-type="string" calcext:value-type="string">
            <text:p>raquel.casaus.exts</text:p>
          </table:table-cell>
          <table:table-cell table:style-name="ce15" table:formula="of:=VLOOKUP([.R18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raquel.casaus.exts@juntadeandalucia.es" xlink:type="simple">raquel.casaus.exts@juntadeandalucia.es</text:a></text:p>
          </table:table-cell>
          <table:table-cell table:style-name="ce320" table:formula="of:=RIGHT([.T186];LEN([.T186])-FIND(&quot;@&quot;;[.T18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4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María del Mar Fernández López</text:p>
          </table:table-cell>
          <table:table-cell table:style-name="ce91" office:value-type="string" calcext:value-type="string">
            <text:p>Coordinadora de Servici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955017173" calcext:value-type="float">
            <text:p>955017173</text:p>
          </table:table-cell>
          <table:table-cell table:style-name="ce20" office:value-type="float" office:value="607477983" calcext:value-type="float">
            <text:p>607477983</text:p>
          </table:table-cell>
          <table:table-cell table:style-name="ce15" office:value-type="string" calcext:value-type="string">
            <text:p>mariam.fernandez.exts</text:p>
          </table:table-cell>
          <table:table-cell table:style-name="ce15" table:formula="of:=VLOOKUP([.R18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iam.fernandez.exts@juntadeandalucia.es" xlink:type="simple">mariam.fernandez.exts@juntadeandalucia.es</text:a></text:p>
          </table:table-cell>
          <table:table-cell table:style-name="ce320" table:formula="of:=RIGHT([.T187];LEN([.T187])-FIND(&quot;@&quot;;[.T18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Jorge García Naz</text:p>
          </table:table-cell>
          <table:table-cell table:style-name="ce91" office:value-type="string" calcext:value-type="string">
            <text:p>Técnico - Oficina Técnica de InterOperabilidad de la STI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string" calcext:value-type="string">
            <text:p>955693381/</text:p>
            <text:p>328381</text:p>
          </table:table-cell>
          <table:table-cell table:style-name="ce20" office:value-type="float" office:value="682779965" calcext:value-type="float">
            <text:p>682779965</text:p>
          </table:table-cell>
          <table:table-cell table:style-name="ce15" office:value-type="string" calcext:value-type="string">
            <text:p>jorge.garcia.naz</text:p>
          </table:table-cell>
          <table:table-cell table:style-name="ce15" table:formula="of:=VLOOKUP([.R188];[$MOS.$K$7:.$K$178];1;0)" office:value-type="string" office:string-value="" calcext:value-type="error">
            <text:p>#N/D</text:p>
          </table:table-cell>
          <table:table-cell table:style-name="ce306" office:value-type="string" calcext:value-type="string">
            <text:p><text:a xlink:href="mailto:jorge.garcia.naz@juntadeandalucia.es" xlink:type="simple">jorge.garcia.naz@juntadeandalucia.es</text:a></text:p>
          </table:table-cell>
          <table:table-cell table:style-name="ce320" table:formula="of:=RIGHT([.T188];LEN([.T188])-FIND(&quot;@&quot;;[.T18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Juan Manuel Menacho Diz </text:p>
          </table:table-cell>
          <table:table-cell table:style-name="ce91" office:value-type="string" calcext:value-type="string">
            <text:p>Técnico - Oficina Técnica de Interoperabilidad de la STI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954468171" calcext:value-type="float">
            <text:p>954468171</text:p>
          </table:table-cell>
          <table:table-cell table:style-name="ce20" office:value-type="float" office:value="682781379" calcext:value-type="float">
            <text:p>682781379</text:p>
          </table:table-cell>
          <table:table-cell table:style-name="ce15" office:value-type="string" calcext:value-type="string">
            <text:p>juanm.menacho.exts</text:p>
          </table:table-cell>
          <table:table-cell table:style-name="ce15" table:formula="of:=VLOOKUP([.R189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uanm.menacho.exts@juntadeandalucia.es" xlink:type="simple">juanm.menacho.exts@juntadeandalucia.es</text:a></text:p>
          </table:table-cell>
          <table:table-cell table:style-name="ce320" table:formula="of:=RIGHT([.T189];LEN([.T189])-FIND(&quot;@&quot;;[.T18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7" office:value-type="string" calcext:value-type="string">
            <text:p>Patricia Andrés Díaz</text:p>
          </table:table-cell>
          <table:table-cell table:style-name="ce91" office:value-type="string" calcext:value-type="string">
            <text:p>Técnico - Oficina Técnica de InterOperabilidad de la STI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954468171" calcext:value-type="float">
            <text:p>954468171</text:p>
          </table:table-cell>
          <table:table-cell table:style-name="ce20" office:value-type="float" office:value="682779961" calcext:value-type="float">
            <text:p>682779961</text:p>
          </table:table-cell>
          <table:table-cell table:style-name="ce15" office:value-type="string" calcext:value-type="string">
            <text:p>patricia.andres.exts</text:p>
          </table:table-cell>
          <table:table-cell table:style-name="ce15" table:formula="of:=VLOOKUP([.R190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patricia.andres.exts@juntadeandalucia.es" xlink:type="simple">patricia.andres.exts@juntadeandalucia.es</text:a></text:p>
          </table:table-cell>
          <table:table-cell table:style-name="ce320" table:formula="of:=RIGHT([.T190];LEN([.T190])-FIND(&quot;@&quot;;[.T19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Pablo Zapata Ferrusola</text:p>
          </table:table-cell>
          <table:table-cell table:style-name="ce91" office:value-type="string" calcext:value-type="string">
            <text:p>Ingeniero de Sistemas Senior, Soporte a Producción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/>
          <table:table-cell table:style-name="ce32" office:value-type="float" office:value="665659634" calcext:value-type="float">
            <text:p>665659634</text:p>
          </table:table-cell>
          <table:table-cell table:style-name="ce282" office:value-type="string" calcext:value-type="string">
            <text:p>(se desconoce uid corporativo)</text:p>
          </table:table-cell>
          <table:table-cell table:style-name="ce15" table:formula="of:=VLOOKUP([.R191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pzapata@indra.es" xlink:type="simple">pzapata@indra.es</text:a></text:p>
          </table:table-cell>
          <table:table-cell table:style-name="ce320" table:formula="of:=RIGHT([.T191];LEN([.T191])-FIND(&quot;@&quot;;[.T191]))" office:value-type="string" office:string-value="indra.es" calcext:value-type="string">
            <text:p>indra.es</text:p>
          </table:table-cell>
          <table:table-cell table:style-name="ce63" table:number-columns-repeated="1002"/>
          <table:table-cell/>
        </table:table-row>
        <table:table-row table:style-name="ro4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Juan José Cubillas Mercado </text:p>
          </table:table-cell>
          <table:table-cell table:style-name="ce91" office:value-type="string" calcext:value-type="string">
            <text:p><text:s/>Ingeniero de Sistemas Senior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office:annotation draw:style-name="gr2" draw:text-style-name="P1" svg:width="2.899cm" svg:height="4.269cm" svg:x="41.836cm" svg:y="0cm" draw:caption-point-x="-0.455cm" draw:caption-point-y="6.023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251" office:value-type="string" calcext:value-type="string">
            <text:p><text:span text:style-name="T9">95466051</text:span>1</text:p>
          </table:table-cell>
          <table:table-cell table:style-name="ce263" office:value-type="float" office:value="635521557" calcext:value-type="float">
            <text:p>635521557</text:p>
          </table:table-cell>
          <table:table-cell table:style-name="ce15" office:value-type="string" calcext:value-type="string">
            <text:p>juanj.cubillas.exts</text:p>
          </table:table-cell>
          <table:table-cell table:style-name="ce15" table:formula="of:=VLOOKUP([.R192];[$MOS.$K$7:.$K$178];1;0)" office:value-type="string" office:string-value="juanj.cubillas.exts" calcext:value-type="string">
            <text:p>juanj.cubillas.exts</text:p>
          </table:table-cell>
          <table:table-cell table:style-name="ce297" office:value-type="string" calcext:value-type="string">
            <text:p><text:a xlink:href="mailto:juanj.cubillas.exts@juntadeandalucia.es" xlink:type="simple">juanj.cubillas.exts@juntadeandalucia.es</text:a></text:p>
          </table:table-cell>
          <table:table-cell table:style-name="ce320" table:formula="of:=RIGHT([.T192];LEN([.T192])-FIND(&quot;@&quot;;[.T19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69421" calcext:value-type="float">
            <text:p>69421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Francisco Javier González Rivera </text:p>
          </table:table-cell>
          <table:table-cell table:style-name="ce91" office:value-type="string" calcext:value-type="string">
            <text:p>Ingeniero de Sistemas Senior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32" office:value-type="float" office:value="954660511" calcext:value-type="float">
            <text:p>954660511</text:p>
          </table:table-cell>
          <table:table-cell table:style-name="ce264" office:value-type="float" office:value="626812181" calcext:value-type="float">
            <text:p>626812181</text:p>
          </table:table-cell>
          <table:table-cell table:style-name="ce15" office:value-type="string" calcext:value-type="string">
            <text:p>franciscoj.gonzalez.exts</text:p>
          </table:table-cell>
          <table:table-cell table:style-name="ce15" table:formula="of:=VLOOKUP([.R193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franciscoj.gonzalez.exts@juntadeandalucia.es" xlink:type="simple">franciscoj.gonzalez.exts@juntadeandalucia.es</text:a></text:p>
          </table:table-cell>
          <table:table-cell table:style-name="ce320" table:formula="of:=RIGHT([.T193];LEN([.T193])-FIND(&quot;@&quot;;[.T19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2" table:visibility="filter">
          <table:table-cell table:style-name="ce5" office:value-type="string" calcext:value-type="string">
            <text:p>1-54819039</text:p>
          </table:table-cell>
          <table:table-cell table:style-name="ce23" office:value-type="float" office:value="74394" calcext:value-type="float">
            <text:p>7439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Miguel García Márquez</text:p>
          </table:table-cell>
          <table:table-cell table:style-name="ce91" office:value-type="string" calcext:value-type="string">
            <text:p>Técnico de BBBDD (Oficina Técnica de Proyectos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51" office:value-type="float" office:value="954932287" calcext:value-type="float">
            <text:p>954932287</text:p>
          </table:table-cell>
          <table:table-cell table:style-name="ce263"/>
          <table:table-cell table:style-name="ce15" office:value-type="string" calcext:value-type="string">
            <text:p>miguel.garcia.exts</text:p>
          </table:table-cell>
          <table:table-cell table:style-name="ce15" table:formula="of:=VLOOKUP([.R194];[$MOS.$K$7:.$K$178];1;0)" office:value-type="string" office:string-value="miguel.garcia.exts" calcext:value-type="string">
            <text:p>miguel.garcia.exts</text:p>
          </table:table-cell>
          <table:table-cell table:style-name="ce297" office:value-type="string" calcext:value-type="string">
            <text:p><text:a xlink:href="mailto:miguel.garcia.exts@juntadeandalucia.es" xlink:type="simple">miguel.garcia.exts@juntadeandalucia.es</text:a></text:p>
          </table:table-cell>
          <table:table-cell table:style-name="ce320" table:formula="of:=RIGHT([.T194];LEN([.T194])-FIND(&quot;@&quot;;[.T19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54819039</text:p>
          </table:table-cell>
          <table:table-cell table:style-name="ce23" office:value-type="float" office:value="74394" calcext:value-type="float">
            <text:p>7439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Enrique Velasco Martín</text:p>
          </table:table-cell>
          <table:table-cell table:style-name="ce91" office:value-type="string" calcext:value-type="string">
            <text:p>Técnico de BBBDD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51" office:value-type="float" office:value="954932943" calcext:value-type="float">
            <text:p>954932943</text:p>
          </table:table-cell>
          <table:table-cell table:style-name="ce263"/>
          <table:table-cell table:style-name="ce15" office:value-type="string" calcext:value-type="string">
            <text:p>enrique.velasco.exts</text:p>
          </table:table-cell>
          <table:table-cell table:style-name="ce15" table:formula="of:=VLOOKUP([.R195];[$MOS.$K$7:.$K$178];1;0)" office:value-type="string" office:string-value="enrique.velasco.exts" calcext:value-type="string">
            <text:p>enrique.velasco.exts</text:p>
          </table:table-cell>
          <table:table-cell table:style-name="ce297" office:value-type="string" calcext:value-type="string">
            <text:p><text:a xlink:href="mailto:enrique.velasco.exts@juntadeandalucia.es" xlink:type="simple">enrique.velasco.exts@juntadeandalucia.es</text:a></text:p>
          </table:table-cell>
          <table:table-cell table:style-name="ce320" table:formula="of:=RIGHT([.T195];LEN([.T195])-FIND(&quot;@&quot;;[.T19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54819039</text:p>
          </table:table-cell>
          <table:table-cell table:style-name="ce23" office:value-type="float" office:value="74394" calcext:value-type="float">
            <text:p>7439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Inmaculada Segovia Martín</text:p>
          </table:table-cell>
          <table:table-cell table:style-name="ce91" office:value-type="string" calcext:value-type="string">
            <text:p>Técnico de BBBDD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51" office:value-type="float" office:value="954932943" calcext:value-type="float">
            <text:p>954932943</text:p>
          </table:table-cell>
          <table:table-cell table:style-name="ce263"/>
          <table:table-cell table:style-name="ce15" office:value-type="string" calcext:value-type="string">
            <text:p>inmaculada.segovia.exts</text:p>
          </table:table-cell>
          <table:table-cell table:style-name="ce15" table:formula="of:=VLOOKUP([.R196];[$MOS.$K$7:.$K$178];1;0)" office:value-type="string" office:string-value="inmaculada.segovia.exts" calcext:value-type="string">
            <text:p>inmaculada.segovia.exts</text:p>
          </table:table-cell>
          <table:table-cell table:style-name="ce297" office:value-type="string" calcext:value-type="string">
            <text:p><text:a xlink:href="mailto:inmaculada.segovia.exts@juntadeandalucia.es" xlink:type="simple">inmaculada.segovia.exts@juntadeandalucia.es</text:a></text:p>
          </table:table-cell>
          <table:table-cell table:style-name="ce320" table:formula="of:=RIGHT([.T196];LEN([.T196])-FIND(&quot;@&quot;;[.T19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4" table:visibility="filter">
          <table:table-cell table:style-name="ce10" office:value-type="string" calcext:value-type="string">
            <text:p>1-54315938</text:p>
          </table:table-cell>
          <table:table-cell table:style-name="ce27" office:value-type="float" office:value="73805" calcext:value-type="float">
            <text:p>73805</text:p>
          </table:table-cell>
          <table:table-cell table:style-name="ce51" table:content-validation-name="val1" office:value-type="string" calcext:value-type="string">
            <text:p>Si</text:p>
          </table:table-cell>
          <table:table-cell table:style-name="ce27" table:content-validation-name="val2" office:value-type="string" calcext:value-type="string">
            <text:p>C</text:p>
          </table:table-cell>
          <table:table-cell table:style-name="ce65" office:value-type="string" calcext:value-type="string">
            <text:p>SAS</text:p>
          </table:table-cell>
          <table:table-cell table:style-name="ce65" office:value-type="string" calcext:value-type="string">
            <text:p>Servicio Andaluz de Salud</text:p>
          </table:table-cell>
          <table:table-cell table:style-name="ce27"/>
          <table:table-cell table:style-name="ce98" office:value-type="string" calcext:value-type="string">
            <office:annotation draw:style-name="gr4" draw:text-style-name="P2" svg:width="2.899cm" svg:height="0.67cm" svg:x="25.606cm" svg:y="4.513cm" draw:caption-point-x="-0.61cm" draw:caption-point-y="1.51cm">
              <dc:date>2014-11-21T00:00:00</dc:date>
              <text:p/>
            </office:annotation>
            <text:p>Andrés Leal Pérez</text:p>
          </table:table-cell>
          <table:table-cell table:style-name="ce98" office:value-type="string" calcext:value-type="string">
            <text:p>Técnico de BBBDD </text:p>
          </table:table-cell>
          <table:table-cell table:style-name="ce131" table:content-validation-name="val3"/>
          <table:table-cell table:style-name="ce163" table:content-validation-name="val4"/>
          <table:table-cell table:number-columns-repeated="2" table:style-name="ce194" table:content-validation-name="val5" office:value-type="string" calcext:value-type="string">
            <text:p>X</text:p>
          </table:table-cell>
          <table:table-cell table:style-name="ce194" table:content-validation-name="val5"/>
          <table:table-cell table:style-name="ce225" table:content-validation-name="val6" office:value-type="string" calcext:value-type="string">
            <text:p>Si</text:p>
          </table:table-cell>
          <table:table-cell table:style-name="ce252" office:value-type="float" office:value="955017192" calcext:value-type="float">
            <text:p>955017192</text:p>
          </table:table-cell>
          <table:table-cell table:style-name="ce265"/>
          <table:table-cell table:style-name="ce283" office:value-type="string" calcext:value-type="string">
            <text:p>andres.leal.exts</text:p>
          </table:table-cell>
          <table:table-cell table:style-name="ce15" table:formula="of:=VLOOKUP([.R197];[$MOS.$K$2:.$K$178];1;0)" office:value-type="string" office:string-value="" calcext:value-type="error">
            <text:p>#N/D</text:p>
          </table:table-cell>
          <table:table-cell table:style-name="ce307" office:value-type="string" calcext:value-type="string">
            <text:p><text:a xlink:href="mailto:andres.leal.exts@juntadeandalucia.es" xlink:type="simple">andres.leal.exts@juntadeandalucia.es</text:a></text:p>
          </table:table-cell>
          <table:table-cell table:style-name="ce320" table:formula="of:=RIGHT([.T197];LEN([.T197])-FIND(&quot;@&quot;;[.T197]))" office:value-type="string" office:string-value="juntadeandalucia.es" calcext:value-type="string">
            <text:p>juntadeandalucia.es</text:p>
          </table:table-cell>
          <table:table-cell table:style-name="ce319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57335846</text:p>
          </table:table-cell>
          <table:table-cell table:style-name="ce20" office:value-type="float" office:value="76250" calcext:value-type="float">
            <text:p>76250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70" office:value-type="string" calcext:value-type="string">
            <text:p>Servicio Andaluz de Salud</text:p>
          </table:table-cell>
          <table:table-cell table:style-name="ce79"/>
          <table:table-cell table:style-name="ce63" office:value-type="string" calcext:value-type="string">
            <text:p>Simón Murillo Pérez</text:p>
          </table:table-cell>
          <table:table-cell table:style-name="ce63" office:value-type="string" calcext:value-type="string">
            <text:p>Coordinador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5017157" calcext:value-type="float">
            <text:p>955017157</text:p>
          </table:table-cell>
          <table:table-cell table:style-name="ce20"/>
          <table:table-cell table:style-name="ce278" office:value-type="string" calcext:value-type="string">
            <text:p>simon.murillo.exts</text:p>
          </table:table-cell>
          <table:table-cell table:style-name="ce15" table:formula="of:=VLOOKUP([.R198];[$MOS.$K$7:.$K$178];1;0)" office:value-type="string" office:string-value="simon.murillo.exts" calcext:value-type="string">
            <text:p>simon.murillo.exts</text:p>
          </table:table-cell>
          <table:table-cell table:style-name="ce5" office:value-type="string" calcext:value-type="string">
            <text:p><text:a xlink:href="mailto:simon.murillo.exts@juntadeandalucia.es" xlink:type="simple">simon.murillo.exts@juntadeandalucia.es</text:a></text:p>
          </table:table-cell>
          <table:table-cell table:style-name="ce320" table:formula="of:=RIGHT([.T198];LEN([.T198])-FIND(&quot;@&quot;;[.T19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55579818 </text:p>
          </table:table-cell>
          <table:table-cell table:style-name="ce20" office:value-type="float" office:value="74969" calcext:value-type="float">
            <text:p>74969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63" office:value-type="string" calcext:value-type="string">
            <text:p>Jesús León Santiago </text:p>
          </table:table-cell>
          <table:table-cell table:style-name="ce87" office:value-type="string" calcext:value-type="string">
            <text:p>Coordinador Técnico CTI-DBA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 office:value-type="float" office:value="0" calcext:value-type="float">
            <text:p>0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53"/>
          <table:table-cell table:style-name="ce20" office:value-type="float" office:value="650547983" calcext:value-type="float">
            <text:p>650547983</text:p>
          </table:table-cell>
          <table:table-cell table:style-name="ce15" office:value-type="string" calcext:value-type="string">
            <text:p>jesus.leon.exts</text:p>
          </table:table-cell>
          <table:table-cell table:style-name="ce15" table:formula="of:=VLOOKUP([.R199];[$MOS.$K$7:.$K$178];1;0)" office:value-type="string" office:string-value="jesus.leon.exts" calcext:value-type="string">
            <text:p>jesus.leon.exts</text:p>
          </table:table-cell>
          <table:table-cell table:style-name="ce305" office:value-type="string" calcext:value-type="string">
            <text:p><text:a xlink:href="mailto:jesus.leon.exts@juntadeandalucia.es" xlink:type="simple">jesus.leon.exts@juntadeandalucia.es</text:a></text:p>
          </table:table-cell>
          <table:table-cell table:style-name="ce320" table:formula="of:=RIGHT([.T199];LEN([.T199])-FIND(&quot;@&quot;;[.T19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11" office:value-type="string" calcext:value-type="string">
            <text:p>1-52384543 </text:p>
          </table:table-cell>
          <table:table-cell table:style-name="ce20" office:value-type="string" calcext:value-type="string">
            <text:p>72638/</text:p>
            <text:p><text:span text:style-name="T2">85162</text:span>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Francisco Carbonell Acera</text:p>
          </table:table-cell>
          <table:table-cell table:style-name="ce91" office:value-type="string" calcext:value-type="string">
            <text:p>Enlace Dinamizador (backup)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 - No registrado</text:p>
          </table:table-cell>
          <table:table-cell table:style-name="ce251"/>
          <table:table-cell table:style-name="ce263" office:value-type="float" office:value="671569612" calcext:value-type="float">
            <text:p>671569612</text:p>
          </table:table-cell>
          <table:table-cell table:style-name="ce15" office:value-type="string" calcext:value-type="string">
            <text:p>franciscom.carbonell.sspa</text:p>
          </table:table-cell>
          <table:table-cell table:style-name="ce15" table:formula="of:=VLOOKUP([.R200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franciscom.carbonell.sspa@juntadeandalucia.es" xlink:type="simple">franciscom.carbonell.sspa@juntadeandalucia.es</text:a></text:p>
          </table:table-cell>
          <table:table-cell table:style-name="ce320" table:formula="of:=RIGHT([.T200];LEN([.T200])-FIND(&quot;@&quot;;[.T20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3" table:visibility="filter">
          <table:table-cell table:style-name="ce5" office:value-type="string" calcext:value-type="string">
            <text:p>1-72095250 </text:p>
          </table:table-cell>
          <table:table-cell table:style-name="ce20" office:value-type="float" office:value="89636" calcext:value-type="float">
            <text:p>89636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1" office:value-type="string" calcext:value-type="string">
            <text:p>Francisco Javier Delgado Leal</text:p>
          </table:table-cell>
          <table:table-cell table:style-name="ce91" office:value-type="string" calcext:value-type="string">
            <text:p>Responsable de arquitectura y desarroll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/>
          <table:table-cell table:style-name="ce242" office:value-type="float" office:value="750193" calcext:value-type="float">
            <text:p>750193</text:p>
          </table:table-cell>
          <table:table-cell table:style-name="ce15" office:value-type="string" calcext:value-type="string">
            <text:p>franciscoj.delgado.leal.sspa</text:p>
          </table:table-cell>
          <table:table-cell table:style-name="ce15" table:formula="of:=VLOOKUP([.R201];[$MOS.$K$7:.$K$178];1;0)" office:value-type="string" office:string-value="franciscoj.delgado.leal.sspa" calcext:value-type="string">
            <text:p>franciscoj.delgado.leal.sspa</text:p>
          </table:table-cell>
          <table:table-cell table:style-name="ce308" office:value-type="string" calcext:value-type="string">
            <text:p><text:a xlink:href="mailto:franciscoj.delgado.leal.sspa@juntadeandalucia.es" xlink:type="simple">franciscoj.delgado.leal.sspa@juntadeandalucia.es</text:a></text:p>
          </table:table-cell>
          <table:table-cell table:style-name="ce320" table:formula="of:=RIGHT([.T201];LEN([.T201])-FIND(&quot;@&quot;;[.T201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32389</text:p>
          </table:table-cell>
          <table:table-cell table:style-name="ce20" office:value-type="float" office:value="85162" calcext:value-type="float">
            <text:p>85162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99" office:value-type="string" calcext:value-type="string">
            <text:p>Alberto Ramiro</text:p>
          </table:table-cell>
          <table:table-cell table:style-name="ce99" office:value-type="string" calcext:value-type="string">
            <text:p>Responsable Infraestructura y sistema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6"/>
          <table:table-cell table:style-name="ce266" office:value-type="float" office:value="747816" calcext:value-type="float">
            <text:p>747816</text:p>
          </table:table-cell>
          <table:table-cell table:style-name="ce284" office:value-type="string" calcext:value-type="string">
            <text:p>alberto.ramiro.sspa</text:p>
          </table:table-cell>
          <table:table-cell table:style-name="ce15" table:formula="of:=VLOOKUP([.R202];[$MOS.$K$7:.$K$178];1;0)" office:value-type="string" office:string-value="" calcext:value-type="error">
            <text:p>#N/D</text:p>
          </table:table-cell>
          <table:table-cell table:style-name="ce309" office:value-type="string" calcext:value-type="string">
            <text:p><text:span text:style-name="T17"><text:a xlink:href="mailto:alberto.ramiro.sspa@juntadeandalucia.es" xlink:type="simple">alberto.ramiro.sspa@juntadeandalucia.es</text:a></text:span></text:p>
          </table:table-cell>
          <table:table-cell table:style-name="ce320" table:formula="of:=RIGHT([.T202];LEN([.T202])-FIND(&quot;@&quot;;[.T20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11" office:value-type="string" calcext:value-type="string">
            <text:p>1-55859499 </text:p>
          </table:table-cell>
          <table:table-cell table:style-name="ce23" office:value-type="float" office:value="75166" calcext:value-type="float">
            <text:p>75166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Hospital Serranía (AGS Serranía de Málaga)</text:p>
          </table:table-cell>
          <table:table-cell table:style-name="ce20"/>
          <table:table-cell table:style-name="ce91" office:value-type="string" calcext:value-type="string">
            <text:p>Álvaro Pérez Rodríguez </text:p>
          </table:table-cell>
          <table:table-cell table:style-name="ce88" office:value-type="string" calcext:value-type="string">
            <text:p>Técnico medio de función administrativa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32" office:value-type="float" office:value="951065272" calcext:value-type="float">
            <text:p>951065272</text:p>
          </table:table-cell>
          <table:table-cell table:style-name="ce264" office:value-type="float" office:value="767935" calcext:value-type="float">
            <text:p>767935</text:p>
          </table:table-cell>
          <table:table-cell table:style-name="ce15" office:value-type="string" calcext:value-type="string">
            <text:p>alvaro.perez.sspa</text:p>
          </table:table-cell>
          <table:table-cell table:style-name="ce15" table:formula="of:=VLOOKUP([.R203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alvaro.perez.sspa@juntadeandalucia.es" xlink:type="simple">alvaro.perez.sspa@juntadeandalucia.es</text:a></text:p>
          </table:table-cell>
          <table:table-cell table:style-name="ce320" table:formula="of:=RIGHT([.T203];LEN([.T203])-FIND(&quot;@&quot;;[.T20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3" table:visibility="filter">
          <table:table-cell table:style-name="ce5" office:value-type="string" calcext:value-type="string">
            <text:p>1-55490328</text:p>
          </table:table-cell>
          <table:table-cell table:style-name="ce20" office:value-type="float" office:value="74934" calcext:value-type="float">
            <text:p>7493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63" office:value-type="string" calcext:value-type="string">
            <text:p>David Giráldez Sánchez</text:p>
          </table:table-cell>
          <table:table-cell table:style-name="ce87" office:value-type="string" calcext:value-type="string">
            <text:p>Técnico de Sistemas SISSE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53" office:value-type="float" office:value="312154" calcext:value-type="float">
            <text:p>312154</text:p>
          </table:table-cell>
          <table:table-cell table:style-name="ce20"/>
          <table:table-cell table:style-name="ce15" office:value-type="string" calcext:value-type="string">
            <text:p>david.giraldez.exts</text:p>
          </table:table-cell>
          <table:table-cell table:style-name="ce15" table:formula="of:=VLOOKUP([.R204];[$MOS.$K$7:.$K$178];1;0)" office:value-type="string" office:string-value="" calcext:value-type="error">
            <text:p>#N/D</text:p>
          </table:table-cell>
          <table:table-cell table:style-name="ce305" office:value-type="string" calcext:value-type="string">
            <text:p><text:a xlink:href="mailto:david.giraldez.exts@juntadeandalucia.es" xlink:type="simple">david.giraldez.exts@juntadeandalucia.es</text:a></text:p>
          </table:table-cell>
          <table:table-cell table:style-name="ce320" table:formula="of:=RIGHT([.T204];LEN([.T204])-FIND(&quot;@&quot;;[.T204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85533966</text:p>
          </table:table-cell>
          <table:table-cell table:style-name="ce20" office:value-type="float" office:value="101013" calcext:value-type="float">
            <text:p>101013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<text:span text:style-name="T2">Hospital Universitario San Cecilio</text:span></text:p>
          </table:table-cell>
          <table:table-cell table:style-name="ce20"/>
          <table:table-cell table:style-name="ce63" office:value-type="string" calcext:value-type="string">
            <text:p>Guillermo Sevilla Nacete</text:p>
          </table:table-cell>
          <table:table-cell table:style-name="ce63" office:value-type="string" calcext:value-type="string">
            <text:p>DBA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table:number-columns-repeated="2"/>
          <table:table-cell table:style-name="ce285" office:value-type="string" calcext:value-type="string">
            <text:p>guillermo.sevilla.exts</text:p>
          </table:table-cell>
          <table:table-cell table:style-name="ce15" table:formula="of:=VLOOKUP([.R20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guillermo.sevilla.exts@juntadeandalucia.es" xlink:type="simple">guillermo.sevilla.exts@juntadeandalucia.es</text:a></text:p>
          </table:table-cell>
          <table:table-cell table:style-name="ce320" table:formula="of:=RIGHT([.T205];LEN([.T205])-FIND(&quot;@&quot;;[.T20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2" table:content-validation-name="val1"/>
          <table:table-cell table:style-name="ce20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<text:span text:style-name="T2">Hospital Universitario San Cecilio</text:span></text:p>
          </table:table-cell>
          <table:table-cell table:style-name="ce20"/>
          <table:table-cell table:style-name="ce63" office:value-type="string" calcext:value-type="string">
            <text:p>Jose Carlos Trigueros</text:p>
          </table:table-cell>
          <table:table-cell table:style-name="ce73" office:value-type="string" calcext:value-type="string">
            <text:p>Técnico AT2</text:p>
          </table:table-cell>
          <table:table-cell table:style-name="ce132" table:content-validation-name="val3"/>
          <table:table-cell table:style-name="ce164" table:content-validation-name="val4"/>
          <table:table-cell table:style-name="ce195" table:content-validation-name="val5" office:value-type="string" calcext:value-type="string">
            <text:p>X</text:p>
          </table:table-cell>
          <table:table-cell table:style-name="ce195" table:content-validation-name="val5" table:number-columns-repeated="2"/>
          <table:table-cell table:style-name="ce226" table:content-validation-name="val6" office:value-type="string" calcext:value-type="string">
            <text:p>Si</text:p>
          </table:table-cell>
          <table:table-cell table:style-name="ce20"/>
          <table:table-cell table:style-name="ce254" office:value-type="float" office:value="619165633" calcext:value-type="float">
            <text:p>619165633</text:p>
          </table:table-cell>
          <table:table-cell table:style-name="ce285" office:value-type="string" calcext:value-type="string">
            <text:p>josec.trigueros.exts</text:p>
          </table:table-cell>
          <table:table-cell table:style-name="ce15" table:formula="of:=VLOOKUP([.R206];[$MOS.$K$2:.$K$178];1;0)" office:value-type="string" office:string-value="" calcext:value-type="error">
            <text:p>#N/D</text:p>
          </table:table-cell>
          <table:table-cell table:style-name="ce310" office:value-type="string" calcext:value-type="string">
            <text:p><text:span text:style-name="T18"><text:a xlink:href="mailto:josec.trigueros.exts@juntadeandalucia.es" xlink:type="simple">josec.trigueros.exts@juntadeandalucia.es</text:a></text:span></text:p>
          </table:table-cell>
          <table:table-cell table:style-name="ce320" table:formula="of:=RIGHT([.T206];LEN([.T206])-FIND(&quot;@&quot;;[.T20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2" table:content-validation-name="val1"/>
          <table:table-cell table:style-name="ce20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<text:span text:style-name="T2">Hospital Universitario San Cecilio</text:span></text:p>
          </table:table-cell>
          <table:table-cell table:style-name="ce20"/>
          <table:table-cell table:style-name="ce63" office:value-type="string" calcext:value-type="string">
            <text:p>María José Giménez</text:p>
          </table:table-cell>
          <table:table-cell table:style-name="ce73" office:value-type="string" calcext:value-type="string">
            <text:p>Técnico AT2</text:p>
          </table:table-cell>
          <table:table-cell table:style-name="ce132" table:content-validation-name="val3"/>
          <table:table-cell table:style-name="ce164" table:content-validation-name="val4"/>
          <table:table-cell table:style-name="ce195" table:content-validation-name="val5" office:value-type="string" calcext:value-type="string">
            <text:p>X</text:p>
          </table:table-cell>
          <table:table-cell table:style-name="ce195" table:content-validation-name="val5" table:number-columns-repeated="2"/>
          <table:table-cell table:style-name="ce226" table:content-validation-name="val6" office:value-type="string" calcext:value-type="string">
            <text:p>SI</text:p>
          </table:table-cell>
          <table:table-cell table:style-name="ce20"/>
          <table:table-cell table:style-name="ce254" office:value-type="float" office:value="671536647" calcext:value-type="float">
            <text:p>671536647</text:p>
          </table:table-cell>
          <table:table-cell table:style-name="ce285" office:value-type="string" calcext:value-type="string">
            <text:p>mariaj.gimenez.exts</text:p>
          </table:table-cell>
          <table:table-cell table:style-name="ce15" table:formula="of:=VLOOKUP([.R207];[$MOS.$K$2:.$K$178];1;0)" office:value-type="string" office:string-value="" calcext:value-type="error">
            <text:p>#N/D</text:p>
          </table:table-cell>
          <table:table-cell table:style-name="ce311" office:value-type="string" calcext:value-type="string">
            <text:p><text:span text:style-name="T18"><text:a xlink:href="mailto:mariaj.gimenez.exts@juntadeandalucia.es" xlink:type="simple">mariaj.gimenez.exts@juntadeandalucia.es</text:a></text:span></text:p>
          </table:table-cell>
          <table:table-cell table:style-name="ce320" table:formula="of:=RIGHT([.T207];LEN([.T207])-FIND(&quot;@&quot;;[.T20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37" table:content-validation-name="val1"/>
          <table:table-cell table:style-name="ce20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<text:span text:style-name="T2">Hospital Universitario San Cecilio</text:span></text:p>
          </table:table-cell>
          <table:table-cell table:style-name="ce20"/>
          <table:table-cell table:style-name="ce63" office:value-type="string" calcext:value-type="string">
            <text:p>Antonio Cristobal Delgado Matas</text:p>
          </table:table-cell>
          <table:table-cell table:style-name="ce73" office:value-type="string" calcext:value-type="string">
            <text:p>Coord. Prov.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54" office:value-type="float" office:value="123095" calcext:value-type="float">
            <text:p>123095</text:p>
          </table:table-cell>
          <table:table-cell table:style-name="ce254" office:value-type="float" office:value="698998" calcext:value-type="float">
            <text:p>698998</text:p>
          </table:table-cell>
          <table:table-cell table:style-name="ce286" office:value-type="string" calcext:value-type="string">
            <text:p>antonioc.delgado.sspa</text:p>
          </table:table-cell>
          <table:table-cell table:style-name="ce15" table:formula="of:=VLOOKUP([.R208];[$MOS.$K$7:.$K$178];1;0)" office:value-type="string" office:string-value="antonioc.delgado.sspa" calcext:value-type="string">
            <text:p>antonioc.delgado.sspa</text:p>
          </table:table-cell>
          <table:table-cell table:style-name="ce312" office:value-type="string" calcext:value-type="string">
            <text:p><text:span text:style-name="T19"><text:a xlink:href="mailto:antonioc.delgado.sspa@juntadeandalucia.es" xlink:type="simple">antonioc.delgado.sspa@juntadeandalucia.es</text:a></text:span></text:p>
          </table:table-cell>
          <table:table-cell table:style-name="ce320" table:formula="of:=RIGHT([.T208];LEN([.T208])-FIND(&quot;@&quot;;[.T20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85788949</text:p>
          </table:table-cell>
          <table:table-cell table:style-name="ce20" office:value-type="float" office:value="101284" calcext:value-type="float">
            <text:p>10128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<text:span text:style-name="T2">Hospital Universitario Virgen del Rocío</text:span></text:p>
          </table:table-cell>
          <table:table-cell table:style-name="ce20"/>
          <table:table-cell table:style-name="ce63" office:value-type="string" calcext:value-type="string">
            <text:p>Luis Santiago Sánchez Fernández</text:p>
          </table:table-cell>
          <table:table-cell table:style-name="ce63" office:value-type="string" calcext:value-type="string">
            <text:p>Administrador de Sistema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table:number-columns-repeated="2"/>
          <table:table-cell table:style-name="ce284" office:value-type="string" calcext:value-type="string">
            <text:p>luissantiago.sanchez.sspa</text:p>
          </table:table-cell>
          <table:table-cell table:style-name="ce15" table:formula="of:=VLOOKUP([.R209];[$MOS.$K$7:.$K$178];1;0)" office:value-type="string" office:string-value="luissantiago.sanchez.sspa" calcext:value-type="string">
            <text:p>luissantiago.sanchez.sspa</text:p>
          </table:table-cell>
          <table:table-cell table:style-name="ce5" office:value-type="string" calcext:value-type="string">
            <text:p><text:a xlink:href="mailto:luissantiago.sanchez.sspa@juntadeandalucia.es" xlink:type="simple">luissantiago.sanchez.sspa@juntadeandalucia.es</text:a></text:p>
          </table:table-cell>
          <table:table-cell table:style-name="ce320" table:formula="of:=RIGHT([.T209];LEN([.T209])-FIND(&quot;@&quot;;[.T20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" table:visibility="filter">
          <table:table-cell table:style-name="ce5" office:value-type="string" calcext:value-type="string">
            <text:p>1-89509148</text:p>
          </table:table-cell>
          <table:table-cell table:style-name="ce20" office:value-type="float" office:value="200112" calcext:value-type="float">
            <text:p>200112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63" office:value-type="string" calcext:value-type="string">
            <text:p>Francisco Javier Caro Belleirín </text:p>
          </table:table-cell>
          <table:table-cell table:style-name="ce63" office:value-type="string" calcext:value-type="string">
            <text:p>Administrador de BBBDD y Administrador servicio de aplicacione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 table:number-columns-repeated="2"/>
          <table:table-cell table:style-name="ce285" office:value-type="string" calcext:value-type="string">
            <text:p>franciscoj.caro.exts</text:p>
          </table:table-cell>
          <table:table-cell table:style-name="ce15" table:formula="of:=VLOOKUP([.R210];[$MOS.$K$7:.$K$178];1;0)" office:value-type="string" office:string-value="franciscoj.caro.exts" calcext:value-type="string">
            <text:p>franciscoj.caro.exts</text:p>
          </table:table-cell>
          <table:table-cell table:style-name="ce5" office:value-type="string" calcext:value-type="string">
            <text:p><text:a xlink:href="mailto:franciscoj.caro.exts@juntadeandalucia.es" xlink:type="simple">franciscoj.caro.exts@juntadeandalucia.es</text:a></text:p>
          </table:table-cell>
          <table:table-cell table:style-name="ce320" table:formula="of:=RIGHT([.T210];LEN([.T210])-FIND(&quot;@&quot;;[.T21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90518926</text:p>
          </table:table-cell>
          <table:table-cell table:style-name="ce20" office:value-type="float" office:value="200194" calcext:value-type="float">
            <text:p>200194</text:p>
          </table:table-cell>
          <table:table-cell table:style-name="ce37" table:content-validation-name="val1"/>
          <table:table-cell table:style-name="ce20" office:value-type="string" calcext:value-type="string">
            <text:p>C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20"/>
          <table:table-cell table:style-name="ce100" office:value-type="string" calcext:value-type="string">
            <text:p>Antonio Jesús Córdoba Rojas</text:p>
          </table:table-cell>
          <table:table-cell table:style-name="ce107" office:value-type="string" calcext:value-type="string">
            <text:p>Técnico de BBDD (Sistemas Distribuidos Indra)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954369500" calcext:value-type="float">
            <text:p>954369500</text:p>
          </table:table-cell>
          <table:table-cell table:style-name="ce32" office:value-type="float" office:value="683667865" calcext:value-type="float">
            <text:p>683667865</text:p>
          </table:table-cell>
          <table:table-cell table:style-name="ce15" office:value-type="string" calcext:value-type="string">
            <text:p>antonioj.cordoba.exts</text:p>
          </table:table-cell>
          <table:table-cell table:style-name="ce15" table:formula="of:=VLOOKUP([.R211];[$MOS.$K$7:.$K$178];1;0)" office:value-type="string" office:string-value="antonioj.cordoba.exts" calcext:value-type="string">
            <text:p>antonioj.cordoba.exts</text:p>
          </table:table-cell>
          <table:table-cell table:style-name="ce297" office:value-type="string" calcext:value-type="string">
            <text:p><text:a xlink:href="mailto:antonioj.cordoba.exts@juntadeandalucia.es" xlink:type="simple">antonioj.cordoba.exts@juntadeandalucia.es</text:a></text:p>
          </table:table-cell>
          <table:table-cell table:style-name="ce320" table:formula="of:=RIGHT([.T211];LEN([.T211])-FIND(&quot;@&quot;;[.T21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12" office:value-type="string" calcext:value-type="string">
            <text:p>1-99201662</text:p>
          </table:table-cell>
          <table:table-cell table:style-name="ce28" office:value-type="float" office:value="200415" calcext:value-type="float">
            <text:p>200415</text:p>
          </table:table-cell>
          <table:table-cell table:style-name="ce12" table:number-columns-repeated="2"/>
          <table:table-cell table:style-name="ce12" office:value-type="string" calcext:value-type="string">
            <text:p>SAS</text:p>
          </table:table-cell>
          <table:table-cell table:style-name="ce72" office:value-type="string" calcext:value-type="string">
            <text:p>Sistema Sanitario Publico Andaluz</text:p>
          </table:table-cell>
          <table:table-cell table:style-name="ce81"/>
          <table:table-cell table:style-name="ce101" office:value-type="string" calcext:value-type="string">
            <text:p>Juan Emilio García Lluch </text:p>
          </table:table-cell>
          <table:table-cell table:style-name="ce108" office:value-type="string" calcext:value-type="string">
            <text:p>Asesor técn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55" office:value-type="float" office:value="951032240" calcext:value-type="float">
            <text:p>951032240</text:p>
          </table:table-cell>
          <table:table-cell table:style-name="ce35"/>
          <table:table-cell table:style-name="ce287" office:value-type="string" calcext:value-type="string">
            <text:p>emilio.garcia.sspa</text:p>
          </table:table-cell>
          <table:table-cell table:style-name="ce15" table:formula="of:=VLOOKUP([.R212];[$MOS.$K$7:.$K$178];1;0)" office:value-type="string" office:string-value="emilio.garcia.sspa" calcext:value-type="string">
            <text:p>emilio.garcia.sspa</text:p>
          </table:table-cell>
          <table:table-cell table:style-name="ce313" office:value-type="string" calcext:value-type="string">
            <text:p><text:span text:style-name="T20"><text:a xlink:href="mailto:emilio.garcia.sspa@juntadeandalucia.es" xlink:type="simple">emilio.garcia.sspa@juntadeandalucia.es</text:a></text:span></text:p>
          </table:table-cell>
          <table:table-cell table:style-name="ce320" table:formula="of:=RIGHT([.T212];LEN([.T212])-FIND(&quot;@&quot;;[.T212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14" table:visibility="filter">
          <table:table-cell table:style-name="ce12" office:value-type="string" calcext:value-type="string">
            <text:p>1-101715586</text:p>
          </table:table-cell>
          <table:table-cell table:style-name="ce29" office:value-type="string" calcext:value-type="string">
            <text:p>ACC-200589 </text:p>
          </table:table-cell>
          <table:table-cell table:style-name="ce12" table:number-columns-repeated="2"/>
          <table:table-cell table:style-name="ce12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81"/>
          <table:table-cell table:style-name="ce102" office:value-type="string" calcext:value-type="string">
            <text:p>David González Moreno </text:p>
          </table:table-cell>
          <table:table-cell table:style-name="ce102" office:value-type="string" calcext:value-type="string">
            <text:p>Asesor técnico </text:p>
          </table:table-cell>
          <table:table-cell table:style-name="ce133" table:content-validation-name="val3"/>
          <table:table-cell table:style-name="ce165" table:content-validation-name="val4"/>
          <table:table-cell table:number-columns-repeated="2" table:style-name="ce196" table:content-validation-name="val5" office:value-type="string" calcext:value-type="string">
            <text:p>X</text:p>
          </table:table-cell>
          <table:table-cell table:style-name="ce196" table:content-validation-name="val5"/>
          <table:table-cell table:style-name="ce227" table:content-validation-name="val6" office:value-type="string" calcext:value-type="string">
            <text:p>SI</text:p>
          </table:table-cell>
          <table:table-cell table:style-name="ce256" office:value-type="float" office:value="955013668" calcext:value-type="float">
            <text:p>955013668</text:p>
          </table:table-cell>
          <table:table-cell table:style-name="ce35"/>
          <table:table-cell table:style-name="ce102" office:value-type="string" calcext:value-type="string">
            <text:p>david.gonzalez.moreno.exts </text:p>
          </table:table-cell>
          <table:table-cell table:style-name="ce15" table:formula="of:=VLOOKUP([.R213];[$MOS.$K$2:.$K$178];1;0)" office:value-type="string" office:string-value="" calcext:value-type="error">
            <text:p>#N/D</text:p>
          </table:table-cell>
          <table:table-cell table:style-name="ce314" office:value-type="string" calcext:value-type="string">
            <text:p><text:a xlink:href="mailto:david.gonzalez.moreno.exts@juntadeandalucia.es" xlink:type="simple">david.gonzalez.moreno.exts@juntadeandalucia.es</text:a></text:p>
          </table:table-cell>
          <table:table-cell table:style-name="ce320" table:formula="of:=RIGHT([.T213];LEN([.T213])-FIND(&quot;@&quot;;[.T213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15" table:visibility="filter">
          <table:table-cell table:style-name="ce12" office:value-type="string" calcext:value-type="string">
            <text:p>1-101715586</text:p>
          </table:table-cell>
          <table:table-cell table:style-name="ce29" office:value-type="string" calcext:value-type="string">
            <text:p>ACC-200589 </text:p>
          </table:table-cell>
          <table:table-cell table:style-name="ce12" table:number-columns-repeated="2"/>
          <table:table-cell table:style-name="ce12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81"/>
          <table:table-cell table:style-name="ce102" office:value-type="string" calcext:value-type="string">
            <text:p>David Giraldez </text:p>
          </table:table-cell>
          <table:table-cell table:style-name="ce102" office:value-type="string" calcext:value-type="string">
            <text:p>Asesor técnico </text:p>
          </table:table-cell>
          <table:table-cell table:style-name="ce133" table:content-validation-name="val3"/>
          <table:table-cell table:style-name="ce165" table:content-validation-name="val4"/>
          <table:table-cell table:number-columns-repeated="2" table:style-name="ce196" table:content-validation-name="val5" office:value-type="string" calcext:value-type="string">
            <text:p>X</text:p>
          </table:table-cell>
          <table:table-cell table:style-name="ce196" table:content-validation-name="val5"/>
          <table:table-cell table:style-name="ce227" table:content-validation-name="val6" office:value-type="string" calcext:value-type="string">
            <text:p>SI</text:p>
          </table:table-cell>
          <table:table-cell table:style-name="ce256" office:value-type="float" office:value="955013668" calcext:value-type="float">
            <text:p>955013668</text:p>
          </table:table-cell>
          <table:table-cell table:style-name="ce35"/>
          <table:table-cell table:style-name="ce102" office:value-type="string" calcext:value-type="string">
            <text:p>David.giraldez.exts </text:p>
          </table:table-cell>
          <table:table-cell table:style-name="ce15" table:formula="of:=VLOOKUP([.R214];[$MOS.$K$2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david.giraldez.exts@juntadeandalucia.es" xlink:type="simple">david.giraldez.exts@juntadeandalucia.es</text:a></text:p>
          </table:table-cell>
          <table:table-cell table:style-name="ce320" table:formula="of:=RIGHT([.T214];LEN([.T214])-FIND(&quot;@&quot;;[.T214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16" table:visibility="filter">
          <table:table-cell table:style-name="ce12" office:value-type="string" calcext:value-type="string">
            <text:p>1-101715586</text:p>
          </table:table-cell>
          <table:table-cell table:style-name="ce29" office:value-type="string" calcext:value-type="string">
            <text:p>ACC-200589 </text:p>
          </table:table-cell>
          <table:table-cell table:style-name="ce12" table:number-columns-repeated="2"/>
          <table:table-cell table:style-name="ce12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</table:table-cell>
          <table:table-cell table:style-name="ce81"/>
          <table:table-cell table:style-name="ce102" office:value-type="string" calcext:value-type="string">
            <text:p>Fernando García </text:p>
          </table:table-cell>
          <table:table-cell table:style-name="ce102" office:value-type="string" calcext:value-type="string">
            <text:p>Asesor técnico </text:p>
          </table:table-cell>
          <table:table-cell table:style-name="ce133" table:content-validation-name="val3"/>
          <table:table-cell table:style-name="ce165" table:content-validation-name="val4"/>
          <table:table-cell table:number-columns-repeated="2" table:style-name="ce196" table:content-validation-name="val5" office:value-type="string" calcext:value-type="string">
            <text:p>x</text:p>
          </table:table-cell>
          <table:table-cell table:style-name="ce196" table:content-validation-name="val5"/>
          <table:table-cell table:style-name="ce227" table:content-validation-name="val6" office:value-type="string" calcext:value-type="string">
            <text:p>SI</text:p>
          </table:table-cell>
          <table:table-cell table:style-name="ce256" office:value-type="float" office:value="955013668" calcext:value-type="float">
            <text:p>955013668</text:p>
          </table:table-cell>
          <table:table-cell table:style-name="ce35"/>
          <table:table-cell table:style-name="ce102" office:value-type="string" calcext:value-type="string">
            <text:p>fernando.garcia.sspa </text:p>
          </table:table-cell>
          <table:table-cell table:style-name="ce15" table:formula="of:=VLOOKUP([.R215];[$MOS.$K$2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fernando.garcia.sspa@juntadeandalucia.es" xlink:type="simple">fernando.garcia.sspa@juntadeandalucia.es</text:a></text:p>
          </table:table-cell>
          <table:table-cell table:style-name="ce320" table:formula="of:=RIGHT([.T215];LEN([.T215])-FIND(&quot;@&quot;;[.T215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99201662</text:p>
          </table:table-cell>
          <table:table-cell table:style-name="ce28" office:value-type="float" office:value="200415" calcext:value-type="float">
            <text:p>200415</text:p>
          </table:table-cell>
          <table:table-cell table:style-name="ce37" table:content-validation-name="val1"/>
          <table:table-cell table:style-name="ce20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istema Sanitario Publico Andaluz</text:p>
          </table:table-cell>
          <table:table-cell table:style-name="ce20"/>
          <table:table-cell table:style-name="ce101" office:value-type="string" calcext:value-type="string">
            <text:p>Jose Alberto García Gutierrez </text:p>
          </table:table-cell>
          <table:table-cell table:style-name="ce109" office:value-type="string" calcext:value-type="string">
            <text:p>Asesor técn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57" office:value-type="float" office:value="951032240" calcext:value-type="float">
            <text:p>951032240</text:p>
          </table:table-cell>
          <table:table-cell table:style-name="ce20"/>
          <table:table-cell table:style-name="ce288" office:value-type="string" calcext:value-type="string">
            <text:p>josea.garcia.exts</text:p>
          </table:table-cell>
          <table:table-cell table:style-name="ce15" table:formula="of:=VLOOKUP([.R216];[$MOS.$K$7:.$K$178];1;0)" office:value-type="string" office:string-value="" calcext:value-type="error">
            <text:p>#N/D</text:p>
          </table:table-cell>
          <table:table-cell table:style-name="ce315" office:value-type="string" calcext:value-type="string">
            <text:p><text:span text:style-name="T20"><text:a xlink:href="mailto:josea.garcia.exts@juntadeandalucia.es" xlink:type="simple">josea.garcia.exts@juntadeandalucia.es</text:a></text:span></text:p>
          </table:table-cell>
          <table:table-cell table:style-name="ce320" table:formula="of:=RIGHT([.T216];LEN([.T216])-FIND(&quot;@&quot;;[.T21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 office:value-type="string" calcext:value-type="string">
            <text:p>1-59348050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A y B</text:p>
          </table:table-cell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Hospital Universitario Virgen de las Nieves</text:p>
          </table:table-cell>
          <table:table-cell table:style-name="ce20"/>
          <table:table-cell table:style-name="ce63" office:value-type="string" calcext:value-type="string">
            <text:p>Ignacio Rojas Izquierdo</text:p>
          </table:table-cell>
          <table:table-cell table:style-name="ce63" office:value-type="string" calcext:value-type="string">
            <text:p>Técnico de Base de Dato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8020244" calcext:value-type="float">
            <text:p>958020244</text:p>
          </table:table-cell>
          <table:table-cell table:style-name="ce20" office:value-type="float" office:value="120244" calcext:value-type="float">
            <text:p>120244</text:p>
          </table:table-cell>
          <table:table-cell table:style-name="ce15" office:value-type="string" calcext:value-type="string">
            <text:p>ignacio.rojas.exts</text:p>
          </table:table-cell>
          <table:table-cell table:style-name="ce15" table:formula="of:=VLOOKUP([.R217];[$MOS.$K$7:.$K$178];1;0)" office:value-type="string" office:string-value="ignacio.rojas.exts" calcext:value-type="string">
            <text:p>ignacio.rojas.exts</text:p>
          </table:table-cell>
          <table:table-cell table:style-name="ce5" office:value-type="string" calcext:value-type="string">
            <text:p><text:a xlink:href="mailto:ignacio.rojas.exts@juntadeandalucia.es" xlink:type="simple">ignacio.rojas.exts@juntadeandalucia.es</text:a></text:p>
          </table:table-cell>
          <table:table-cell table:style-name="ce320" table:formula="of:=RIGHT([.T217];LEN([.T217])-FIND(&quot;@&quot;;[.T21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Hospital Universitario Virgen de las Nieves</text:p>
          </table:table-cell>
          <table:table-cell table:style-name="ce20"/>
          <table:table-cell table:style-name="ce63" office:value-type="string" calcext:value-type="string">
            <text:p>Nicolas Barajas Garcia</text:p>
          </table:table-cell>
          <table:table-cell table:style-name="ce110" office:value-type="string" calcext:value-type="string">
            <text:p>Referente Técnico AT2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0"/>
          <table:table-cell table:style-name="ce267" office:value-type="float" office:value="630986939" calcext:value-type="float">
            <text:p>630986939</text:p>
          </table:table-cell>
          <table:table-cell table:style-name="ce15" office:value-type="string" calcext:value-type="string">
            <text:p>nicolas.baraja.exts</text:p>
          </table:table-cell>
          <table:table-cell table:style-name="ce15" table:formula="of:=VLOOKUP([.R218];[$MOS.$K$2:.$K$178];1;0)" office:value-type="string" office:string-value="" calcext:value-type="error">
            <text:p>#N/D</text:p>
          </table:table-cell>
          <table:table-cell table:style-name="ce310" office:value-type="string" calcext:value-type="string">
            <text:p><text:span text:style-name="T18"><text:a xlink:href="mailto:nicolas.baraja.exts@juntadeandalucia.es" xlink:type="simple">nicolas.baraja.exts@juntadeandalucia.es</text:a></text:span></text:p>
          </table:table-cell>
          <table:table-cell table:style-name="ce320" table:formula="of:=RIGHT([.T218];LEN([.T218])-FIND(&quot;@&quot;;[.T21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63" office:value-type="string" calcext:value-type="string">
            <text:p>Servicio Andaluz de Salud</text:p>
            <text:p>Hospital Universitario Virgen de las Nieves</text:p>
          </table:table-cell>
          <table:table-cell table:style-name="ce20"/>
          <table:table-cell table:style-name="ce63" office:value-type="string" calcext:value-type="string">
            <text:p>Francisco J. Moreno García</text:p>
          </table:table-cell>
          <table:table-cell table:style-name="ce110" office:value-type="string" calcext:value-type="string">
            <text:p>Técnico AT2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0"/>
          <table:table-cell table:style-name="ce267" office:value-type="float" office:value="626057089" calcext:value-type="float">
            <text:p>626057089</text:p>
          </table:table-cell>
          <table:table-cell table:style-name="ce15" office:value-type="string" calcext:value-type="string">
            <text:p>francisco.moreno.exts</text:p>
          </table:table-cell>
          <table:table-cell table:style-name="ce15" table:formula="of:=VLOOKUP([.R219];[$MOS.$K$2:.$K$178];1;0)" office:value-type="string" office:string-value="" calcext:value-type="error">
            <text:p>#N/D</text:p>
          </table:table-cell>
          <table:table-cell table:style-name="ce311" office:value-type="string" calcext:value-type="string">
            <text:p><text:span text:style-name="T18"><text:a xlink:href="mailto:francisco.moreno.exts@juntadeandalucia.es" xlink:type="simple">francisco.moreno.exts@juntadeandalucia.es</text:a></text:span></text:p>
          </table:table-cell>
          <table:table-cell table:style-name="ce320" table:formula="of:=RIGHT([.T219];LEN([.T219])-FIND(&quot;@&quot;;[.T21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73" office:value-type="string" calcext:value-type="string">
            <text:p>Hospital de Baza</text:p>
          </table:table-cell>
          <table:table-cell table:style-name="ce20"/>
          <table:table-cell table:style-name="ce63" office:value-type="string" calcext:value-type="string">
            <text:p>Jose Angel Torres</text:p>
          </table:table-cell>
          <table:table-cell table:style-name="ce111" office:value-type="string" calcext:value-type="string">
            <text:p>Técnico AT2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0"/>
          <table:table-cell table:style-name="ce267" office:value-type="float" office:value="607554909" calcext:value-type="float">
            <text:p>607554909</text:p>
          </table:table-cell>
          <table:table-cell table:style-name="ce15" office:value-type="string" calcext:value-type="string">
            <text:p>josea.torres.exts</text:p>
          </table:table-cell>
          <table:table-cell table:style-name="ce15" table:formula="of:=VLOOKUP([.R220];[$MOS.$K$2:.$K$178];1;0)" office:value-type="string" office:string-value="" calcext:value-type="error">
            <text:p>#N/D</text:p>
          </table:table-cell>
          <table:table-cell table:style-name="ce311" office:value-type="string" calcext:value-type="string">
            <text:p><text:span text:style-name="T18"><text:a xlink:href="mailto:josea.torres.exts@juntadeandalucia.es" xlink:type="simple">josea.torres.exts@juntadeandalucia.es</text:a></text:span></text:p>
          </table:table-cell>
          <table:table-cell table:style-name="ce320" table:formula="of:=RIGHT([.T220];LEN([.T220])-FIND(&quot;@&quot;;[.T22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73" office:value-type="string" calcext:value-type="string">
            <text:p>Hospital de Baza</text:p>
          </table:table-cell>
          <table:table-cell table:style-name="ce20"/>
          <table:table-cell table:style-name="ce63" office:value-type="string" calcext:value-type="string">
            <text:p>Isidro Lopez Vilches</text:p>
          </table:table-cell>
          <table:table-cell table:style-name="ce112" office:value-type="string" calcext:value-type="string">
            <text:p>Resposable Informática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0"/>
          <table:table-cell table:style-name="ce267" office:value-type="float" office:value="635101" calcext:value-type="float">
            <text:p>635101</text:p>
          </table:table-cell>
          <table:table-cell table:style-name="ce289" office:value-type="string" calcext:value-type="string">
            <text:p>isidro.lopez.sspa</text:p>
          </table:table-cell>
          <table:table-cell table:style-name="ce15" table:formula="of:=VLOOKUP([.R221];[$MOS.$K$2:.$K$178];1;0)" office:value-type="string" office:string-value="" calcext:value-type="error">
            <text:p>#N/D</text:p>
          </table:table-cell>
          <table:table-cell table:style-name="ce312" office:value-type="string" calcext:value-type="string">
            <text:p><text:span text:style-name="T19"><text:a xlink:href="mailto:isidro.lopez.sspa@juntadeandalucia.es" xlink:type="simple">isidro.lopez.sspa@juntadeandalucia.es</text:a></text:span></text:p>
          </table:table-cell>
          <table:table-cell table:style-name="ce320" table:formula="of:=RIGHT([.T221];LEN([.T221])-FIND(&quot;@&quot;;[.T22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73" office:value-type="string" calcext:value-type="string">
            <text:p>Hospital Virgen de las Nieves</text:p>
          </table:table-cell>
          <table:table-cell table:style-name="ce20"/>
          <table:table-cell table:style-name="ce63" office:value-type="string" calcext:value-type="string">
            <text:p>Carmen Mena Gallardo</text:p>
          </table:table-cell>
          <table:table-cell table:style-name="ce112" office:value-type="string" calcext:value-type="string">
            <text:p>Técnico Sistemas SAS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54" office:value-type="float" office:value="120293" calcext:value-type="float">
            <text:p>120293</text:p>
          </table:table-cell>
          <table:table-cell table:style-name="ce267"/>
          <table:table-cell table:style-name="ce289" office:value-type="string" calcext:value-type="string">
            <text:p>carmen.mena.sspa</text:p>
          </table:table-cell>
          <table:table-cell table:style-name="ce15" table:formula="of:=VLOOKUP([.R222];[$MOS.$K$2:.$K$178];1;0)" office:value-type="string" office:string-value="" calcext:value-type="error">
            <text:p>#N/D</text:p>
          </table:table-cell>
          <table:table-cell table:style-name="ce312" office:value-type="string" calcext:value-type="string">
            <text:p><text:span text:style-name="T19"><text:a xlink:href="mailto:carmen.mena.sspa@juntadeandalucia.es" xlink:type="simple">carmen.mena.sspa@juntadeandalucia.es</text:a></text:span></text:p>
          </table:table-cell>
          <table:table-cell table:style-name="ce320" table:formula="of:=RIGHT([.T222];LEN([.T222])-FIND(&quot;@&quot;;[.T22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17" table:visibility="filter">
          <table:table-cell table:style-name="ce5"/>
          <table:table-cell table:style-name="ce20" office:value-type="float" office:value="200844" calcext:value-type="float">
            <text:p>200844</text:p>
          </table:table-cell>
          <table:table-cell table:style-name="ce53" table:content-validation-name="val1"/>
          <table:table-cell table:style-name="ce20" table:content-validation-name="val2"/>
          <table:table-cell table:style-name="ce63" office:value-type="string" calcext:value-type="string">
            <text:p>SAS</text:p>
          </table:table-cell>
          <table:table-cell table:style-name="ce73" office:value-type="string" calcext:value-type="string">
            <text:p>Hospital Santa Ana Motril</text:p>
          </table:table-cell>
          <table:table-cell table:style-name="ce20"/>
          <table:table-cell table:style-name="ce63" office:value-type="string" calcext:value-type="string">
            <text:p>Juan F. Rodriguez Diaz</text:p>
          </table:table-cell>
          <table:table-cell table:style-name="ce111" office:value-type="string" calcext:value-type="string">
            <text:p>Técnico AT2</text:p>
          </table:table-cell>
          <table:table-cell table:style-name="ce134" table:content-validation-name="val3"/>
          <table:table-cell table:style-name="ce166" table:content-validation-name="val4"/>
          <table:table-cell table:style-name="ce197" table:content-validation-name="val5" office:value-type="string" calcext:value-type="string">
            <text:p>X</text:p>
          </table:table-cell>
          <table:table-cell table:style-name="ce197" table:content-validation-name="val5" table:number-columns-repeated="2"/>
          <table:table-cell table:style-name="ce228" table:content-validation-name="val6" office:value-type="string" calcext:value-type="string">
            <text:p>Si</text:p>
          </table:table-cell>
          <table:table-cell table:style-name="ce254"/>
          <table:table-cell table:style-name="ce267" office:value-type="float" office:value="607615025" calcext:value-type="float">
            <text:p>607615025</text:p>
          </table:table-cell>
          <table:table-cell table:style-name="ce289" office:value-type="string" calcext:value-type="string">
            <text:p>jffrancisco.rodriguez.exts</text:p>
          </table:table-cell>
          <table:table-cell table:style-name="ce15" table:formula="of:=VLOOKUP([.R223];[$MOS.$K$2:.$K$178];1;0)" office:value-type="string" office:string-value="" calcext:value-type="error">
            <text:p>#N/D</text:p>
          </table:table-cell>
          <table:table-cell table:style-name="ce311" office:value-type="string" calcext:value-type="string">
            <text:p><text:span text:style-name="T18"><text:a xlink:href="mailto:jffrancisco.rodriguez.exts@juntadeandalucia.es" xlink:type="simple">jffrancisco.rodriguez.exts@juntadeandalucia.es</text:a></text:span></text:p>
          </table:table-cell>
          <table:table-cell table:style-name="ce320" table:formula="of:=RIGHT([.T223];LEN([.T223])-FIND(&quot;@&quot;;[.T22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284979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AC</text:p>
          </table:table-cell>
          <table:table-cell table:style-name="ce63" office:value-type="string" calcext:value-type="string">
            <text:p>Agencia Andaluza del Conocimiento</text:p>
          </table:table-cell>
          <table:table-cell table:style-name="ce20"/>
          <table:table-cell table:style-name="ce63" office:value-type="string" calcext:value-type="string">
            <text:p>Rafael González Martínez</text:p>
          </table:table-cell>
          <table:table-cell table:style-name="ce63" office:value-type="string" calcext:value-type="string">
            <text:p>Jefe del Dpto.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58004" calcext:value-type="float">
            <text:p>358004</text:p>
          </table:table-cell>
          <table:table-cell table:style-name="ce20"/>
          <table:table-cell table:style-name="ce15" office:value-type="string" calcext:value-type="string">
            <text:p>rafael.gonzalez.martinez</text:p>
          </table:table-cell>
          <table:table-cell table:style-name="ce15" table:formula="of:=VLOOKUP([.R22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rafael.gonzalez.martinez@juntadeandalucia.es" xlink:type="simple">rafael.gonzalez.martinez@juntadeandalucia.es</text:a></text:p>
          </table:table-cell>
          <table:table-cell table:style-name="ce320" table:formula="of:=RIGHT([.T224];LEN([.T224])-FIND(&quot;@&quot;;[.T22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284979</text:p>
          </table:table-cell>
          <table:table-cell table:style-name="ce20" office:value-type="float" office:value="200059" calcext:value-type="float">
            <text:p>200059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AC</text:p>
          </table:table-cell>
          <table:table-cell table:style-name="ce63" office:value-type="string" calcext:value-type="string">
            <text:p>Agencia Andaluza del Conocimiento</text:p>
          </table:table-cell>
          <table:table-cell table:style-name="ce77" office:value-type="string" calcext:value-type="string">
            <text:p>AGAE</text:p>
          </table:table-cell>
          <table:table-cell table:style-name="ce87" office:value-type="string" calcext:value-type="string">
            <text:p>Juan Rafael Maroto Escobar </text:p>
          </table:table-cell>
          <table:table-cell table:style-name="ce87" office:value-type="string" calcext:value-type="string">
            <text:p>Técnico de bases de datos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550029" calcext:value-type="float">
            <text:p>550029</text:p>
          </table:table-cell>
          <table:table-cell table:style-name="ce20"/>
          <table:table-cell table:style-name="ce15" office:value-type="string" calcext:value-type="string">
            <text:p>jrafael.maroto</text:p>
          </table:table-cell>
          <table:table-cell table:style-name="ce15" table:formula="of:=VLOOKUP([.R225];[$MOS.$K$7:.$K$178];1;0)" office:value-type="string" office:string-value="jrafael.maroto" calcext:value-type="string">
            <text:p>jrafael.maroto</text:p>
          </table:table-cell>
          <table:table-cell table:style-name="ce292" office:value-type="string" calcext:value-type="string">
            <text:p><text:a xlink:href="mailto:jrafael.maroto@juntadeandalucia.es" xlink:type="simple">jrafael.maroto@juntadeandalucia.es</text:a></text:p>
          </table:table-cell>
          <table:table-cell table:style-name="ce320" table:formula="of:=RIGHT([.T225];LEN([.T225])-FIND(&quot;@&quot;;[.T22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9284979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AC</text:p>
          </table:table-cell>
          <table:table-cell table:style-name="ce63" office:value-type="string" calcext:value-type="string">
            <text:p>Agencia Andaluza del Conocimiento</text:p>
          </table:table-cell>
          <table:table-cell table:style-name="ce20"/>
          <table:table-cell table:style-name="ce91" office:value-type="string" calcext:value-type="string">
            <text:p>Antonia Muñoz de Luna Herrera </text:p>
          </table:table-cell>
          <table:table-cell table:style-name="ce87" office:value-type="string" calcext:value-type="string">
            <text:p>Técnico de bases de datos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43" office:value-type="float" office:value="307474" calcext:value-type="float">
            <text:p>307474</text:p>
          </table:table-cell>
          <table:table-cell table:style-name="ce20"/>
          <table:table-cell table:style-name="ce15" office:value-type="string" calcext:value-type="string">
            <text:p>antonia.m.herrera</text:p>
          </table:table-cell>
          <table:table-cell table:style-name="ce15" table:formula="of:=VLOOKUP([.R226];[$MOS.$K$7:.$K$178];1;0)" office:value-type="string" office:string-value="" calcext:value-type="error">
            <text:p>#N/D</text:p>
          </table:table-cell>
          <table:table-cell table:style-name="ce305" office:value-type="string" calcext:value-type="string">
            <text:p><text:a xlink:href="mailto:antonia.m.herrera@juntadeandalucia.es" xlink:type="simple">antonia.m.herrera@juntadeandalucia.es</text:a></text:p>
          </table:table-cell>
          <table:table-cell table:style-name="ce320" table:formula="of:=RIGHT([.T226];LEN([.T226])-FIND(&quot;@&quot;;[.T226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2" table:visibility="filter">
          <table:table-cell table:style-name="ce5"/>
          <table:table-cell table:style-name="ce22" office:value-type="float" office:value="200383" calcext:value-type="float">
            <text:p>200383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AC</text:p>
          </table:table-cell>
          <table:table-cell table:style-name="ce63" office:value-type="string" calcext:value-type="string">
            <text:p>Agencia Andaluza del Conocimiento</text:p>
          </table:table-cell>
          <table:table-cell table:style-name="ce20"/>
          <table:table-cell table:style-name="ce103" office:value-type="string" calcext:value-type="string">
            <text:p>Manuel Gutiérrez Molina </text:p>
          </table:table-cell>
          <table:table-cell table:style-name="ce87" office:value-type="string" calcext:value-type="string">
            <text:p>Técnico de bases de datos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No</text:p>
          </table:table-cell>
          <table:table-cell table:style-name="ce103" office:value-type="float" office:value="307474" calcext:value-type="float">
            <text:p>307474</text:p>
          </table:table-cell>
          <table:table-cell table:style-name="ce20"/>
          <table:table-cell table:style-name="ce9" office:value-type="string" calcext:value-type="string">
            <text:p>manuel.g.molina</text:p>
          </table:table-cell>
          <table:table-cell table:style-name="ce15" table:formula="of:=VLOOKUP([.R227];[$MOS.$K$7:.$K$178];1;0)" office:value-type="string" office:string-value="" calcext:value-type="error">
            <text:p>#N/D</text:p>
          </table:table-cell>
          <table:table-cell table:style-name="ce103" office:value-type="string" calcext:value-type="string">
            <text:p><text:a xlink:href="mailto:manuel.g.molina@juntadeandalucia.es" xlink:type="simple">manuel.g.molina@juntadeandalucia.es</text:a></text:p>
          </table:table-cell>
          <table:table-cell table:style-name="ce320" table:formula="of:=RIGHT([.T227];LEN([.T227])-FIND(&quot;@&quot;;[.T22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815208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E</text:p>
          </table:table-cell>
          <table:table-cell table:style-name="ce63" office:value-type="string" calcext:value-type="string">
            <text:p>Agencia Andaluza de la Energía</text:p>
          </table:table-cell>
          <table:table-cell table:style-name="ce20"/>
          <table:table-cell table:style-name="ce63" office:value-type="string" calcext:value-type="string">
            <text:p>Benito Abad Bellido Alcón</text:p>
          </table:table-cell>
          <table:table-cell table:style-name="ce63" office:value-type="string" calcext:value-type="string">
            <text:p>Jefe del Dpto. de Sistemas de Inform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697954562" calcext:value-type="float">
            <text:p>697954562</text:p>
          </table:table-cell>
          <table:table-cell table:style-name="ce15" office:value-type="string" calcext:value-type="string">
            <text:p>benito.bellido</text:p>
          </table:table-cell>
          <table:table-cell table:style-name="ce15" table:formula="of:=VLOOKUP([.R22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benito.bellido@juntadeandalucia.es" xlink:type="simple">benito.bellido@juntadeandalucia.es</text:a></text:p>
          </table:table-cell>
          <table:table-cell table:style-name="ce320" table:formula="of:=RIGHT([.T228];LEN([.T228])-FIND(&quot;@&quot;;[.T22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81533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E</text:p>
          </table:table-cell>
          <table:table-cell table:style-name="ce63" office:value-type="string" calcext:value-type="string">
            <text:p>Agencia Andaluza de la Energía</text:p>
          </table:table-cell>
          <table:table-cell table:style-name="ce20"/>
          <table:table-cell table:style-name="ce63" office:value-type="string" calcext:value-type="string">
            <text:p>José Alfonso Falcón Martín</text:p>
          </table:table-cell>
          <table:table-cell table:style-name="ce91" office:value-type="string" calcext:value-type="string">
            <text:p>Jefe de Área Nuevas Tecnologías y Sistema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46685" calcext:value-type="float">
            <text:p>346685</text:p>
          </table:table-cell>
          <table:table-cell table:style-name="ce20"/>
          <table:table-cell table:style-name="ce15" office:value-type="string" calcext:value-type="string">
            <text:p>jalfonso.falcon</text:p>
          </table:table-cell>
          <table:table-cell table:style-name="ce15" table:formula="of:=VLOOKUP([.R229];[$MOS.$K$7:.$K$178];1;0)" office:value-type="string" office:string-value="jalfonso.falcon" calcext:value-type="string">
            <text:p>jalfonso.falcon</text:p>
          </table:table-cell>
          <table:table-cell table:style-name="ce5" office:value-type="string" calcext:value-type="string">
            <text:p><text:a xlink:href="mailto:jalfonso.falcon@juntadeandalucia.es" xlink:type="simple">jalfonso.falcon@juntadeandalucia.es</text:a></text:p>
          </table:table-cell>
          <table:table-cell table:style-name="ce320" table:formula="of:=RIGHT([.T229];LEN([.T229])-FIND(&quot;@&quot;;[.T22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394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IICC</text:p>
          </table:table-cell>
          <table:table-cell table:style-name="ce70" office:value-type="string" calcext:value-type="string">
            <text:p>Agencia Andaluza de Instituciones Culturales</text:p>
          </table:table-cell>
          <table:table-cell table:style-name="ce79"/>
          <table:table-cell table:style-name="ce63" office:value-type="string" calcext:value-type="string">
            <text:p>Damián García González</text:p>
          </table:table-cell>
          <table:table-cell table:style-name="ce63" office:value-type="string" calcext:value-type="string">
            <text:p>Director de la unidad de Tecnología y Sistema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955037135/</text:p>
            <text:p>337135</text:p>
          </table:table-cell>
          <table:table-cell table:style-name="ce20"/>
          <table:table-cell table:style-name="ce15" office:value-type="string" calcext:value-type="string">
            <text:p>damian.garcia</text:p>
          </table:table-cell>
          <table:table-cell table:style-name="ce15" table:formula="of:=VLOOKUP([.R23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damian.garcia@juntadeandalucia.es" xlink:type="simple">damian.garcia@juntadeandalucia.es</text:a></text:p>
          </table:table-cell>
          <table:table-cell table:style-name="ce320" table:formula="of:=RIGHT([.T230];LEN([.T230])-FIND(&quot;@&quot;;[.T23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495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IICC</text:p>
          </table:table-cell>
          <table:table-cell table:style-name="ce70" office:value-type="string" calcext:value-type="string">
            <text:p>Agencia Andaluza de Instituciones Culturales</text:p>
          </table:table-cell>
          <table:table-cell table:style-name="ce79"/>
          <table:table-cell table:style-name="ce63" office:value-type="string" calcext:value-type="string">
            <text:p>Sebastián Serrano Rico</text:p>
          </table:table-cell>
          <table:table-cell table:style-name="ce63" office:value-type="string" calcext:value-type="string">
            <text:p>RESPONSABLE SISTEMAS Y TELECOMUNICACIONE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68178" calcext:value-type="float">
            <text:p>368178</text:p>
          </table:table-cell>
          <table:table-cell table:style-name="ce20"/>
          <table:table-cell table:style-name="ce15" office:value-type="string" calcext:value-type="string">
            <text:p>sebastian.serrano</text:p>
          </table:table-cell>
          <table:table-cell table:style-name="ce15" table:formula="of:=VLOOKUP([.R231];[$MOS.$K$7:.$K$178];1;0)" office:value-type="string" office:string-value="sebastian.serrano" calcext:value-type="string">
            <text:p>sebastian.serrano</text:p>
          </table:table-cell>
          <table:table-cell table:style-name="ce13" office:value-type="string" calcext:value-type="string">
            <text:p><text:a xlink:href="mailto:sebastian.serrano@juntadeandalucia.es" xlink:type="simple">sebastian.serrano@juntadeandalucia.es</text:a></text:p>
          </table:table-cell>
          <table:table-cell table:style-name="ce320" table:formula="of:=RIGHT([.T231];LEN([.T231])-FIND(&quot;@&quot;;[.T23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495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IICC</text:p>
          </table:table-cell>
          <table:table-cell table:style-name="ce70" office:value-type="string" calcext:value-type="string">
            <text:p>Agencia Andaluza de Instituciones Culturales</text:p>
          </table:table-cell>
          <table:table-cell table:style-name="ce79"/>
          <table:table-cell table:style-name="ce63" office:value-type="string" calcext:value-type="string">
            <text:p>José González Fernánde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68204" calcext:value-type="float">
            <text:p>368204</text:p>
          </table:table-cell>
          <table:table-cell table:style-name="ce20"/>
          <table:table-cell table:style-name="ce15" office:value-type="string" calcext:value-type="string">
            <text:p>jose.g.fernandez</text:p>
          </table:table-cell>
          <table:table-cell table:style-name="ce15" table:formula="of:=VLOOKUP([.R232];[$MOS.$K$7:.$K$178];1;0)" office:value-type="string" office:string-value="jose.g.fernandez" calcext:value-type="string">
            <text:p>jose.g.fernandez</text:p>
          </table:table-cell>
          <table:table-cell table:style-name="ce13" office:value-type="string" calcext:value-type="string">
            <text:p><text:a xlink:href="mailto:jose.g.fernandez@juntadeandalucia.es" xlink:type="simple">jose.g.fernandez@juntadeandalucia.es</text:a></text:p>
          </table:table-cell>
          <table:table-cell table:style-name="ce320" table:formula="of:=RIGHT([.T232];LEN([.T232])-FIND(&quot;@&quot;;[.T23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495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AIICC</text:p>
          </table:table-cell>
          <table:table-cell table:style-name="ce70" office:value-type="string" calcext:value-type="string">
            <text:p>Agencia Andaluza de Instituciones Culturales</text:p>
          </table:table-cell>
          <table:table-cell table:style-name="ce79"/>
          <table:table-cell table:style-name="ce63" office:value-type="string" calcext:value-type="string">
            <text:p>Ramón Román Castro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office:value-type="float" office:value="368204" calcext:value-type="float">
            <text:p>368204</text:p>
          </table:table-cell>
          <table:table-cell table:style-name="ce20"/>
          <table:table-cell table:style-name="ce15" office:value-type="string" calcext:value-type="string">
            <text:p>ramon.roman.c</text:p>
          </table:table-cell>
          <table:table-cell table:style-name="ce15" table:formula="of:=VLOOKUP([.R233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ramon.roman.c@juntadeandalucia.es" xlink:type="simple">ramon.roman.c@juntadeandalucia.es</text:a></text:p>
          </table:table-cell>
          <table:table-cell table:style-name="ce320" table:formula="of:=RIGHT([.T233];LEN([.T233])-FIND(&quot;@&quot;;[.T233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9323850</text:p>
          </table:table-cell>
          <table:table-cell table:style-name="ce30"/>
          <table:table-cell table:style-name="ce37" table:content-validation-name="val1"/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DCA</text:p>
          </table:table-cell>
          <table:table-cell table:style-name="ce63" office:value-type="string" calcext:value-type="string">
            <text:p>Agencia de Defensa de la Competencia de Andalucía</text:p>
          </table:table-cell>
          <table:table-cell table:style-name="ce20"/>
          <table:table-cell table:style-name="ce63" office:value-type="string" calcext:value-type="string">
            <text:p>Isabel Oliet Pala</text:p>
          </table:table-cell>
          <table:table-cell table:style-name="ce63" office:value-type="string" calcext:value-type="string">
            <text:p>Jefa del Servicio de Gestión Economíca y Personal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38734" calcext:value-type="float">
            <text:p>338734</text:p>
          </table:table-cell>
          <table:table-cell table:style-name="ce20"/>
          <table:table-cell table:style-name="ce15" office:value-type="string" calcext:value-type="string">
            <text:p>isabel.oliet.pala</text:p>
          </table:table-cell>
          <table:table-cell table:style-name="ce15" table:formula="of:=VLOOKUP([.R23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span text:style-name="T21"><text:a xlink:href="mailto:isabel.oliet.pala@juntadeandalucia.es" xlink:type="simple">isabel.oliet.pala@juntadeandalucia.es</text:a></text:span></text:p>
          </table:table-cell>
          <table:table-cell table:style-name="ce320" table:formula="of:=RIGHT([.T234];LEN([.T234])-FIND(&quot;@&quot;;[.T23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5" office:value-type="string" calcext:value-type="string">
            <text:p>1-4711795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6" office:value-type="string" calcext:value-type="string">
            <text:p>AEFPA</text:p>
          </table:table-cell>
          <table:table-cell table:style-name="ce68" office:value-type="string" calcext:value-type="string">
            <text:p>Andalucía Emprende, Fundación Pública Andaluza</text:p>
          </table:table-cell>
          <table:table-cell table:style-name="ce77" office:value-type="string" calcext:value-type="string">
            <text:p>FAEE</text:p>
          </table:table-cell>
          <table:table-cell table:style-name="ce63" office:value-type="string" calcext:value-type="string">
            <text:p>Jorge Pérez Andersen</text:p>
          </table:table-cell>
          <table:table-cell table:style-name="ce63" office:value-type="string" calcext:value-type="string">
            <text:p>DIRECTOR DE GESTION DEL CONOCIMIENTO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68891" calcext:value-type="float">
            <text:p>368891</text:p>
          </table:table-cell>
          <table:table-cell table:style-name="ce20"/>
          <table:table-cell table:style-name="ce15" office:value-type="string" calcext:value-type="string">
            <text:p>jorge.perez.andersen</text:p>
          </table:table-cell>
          <table:table-cell table:style-name="ce15" table:formula="of:=VLOOKUP([.R23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perez@andaluciaemprende.es" xlink:type="simple">jperez@andaluciaemprende.es</text:a></text:p>
          </table:table-cell>
          <table:table-cell table:style-name="ce320" table:formula="of:=RIGHT([.T235];LEN([.T235])-FIND(&quot;@&quot;;[.T235]))" office:value-type="string" office:string-value="andaluciaemprende.es" calcext:value-type="string">
            <text:p>andaluciaemprende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77255017</text:p>
          </table:table-cell>
          <table:table-cell table:style-name="ce22" office:value-type="float" office:value="93721" calcext:value-type="float">
            <text:p>93721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6" office:value-type="string" calcext:value-type="string">
            <text:p>AEFPA</text:p>
          </table:table-cell>
          <table:table-cell table:style-name="ce63" office:value-type="string" calcext:value-type="string">
            <text:p>Andalucía Emprende, Fundación Publica Andaluza</text:p>
          </table:table-cell>
          <table:table-cell table:style-name="ce77" office:value-type="string" calcext:value-type="string">
            <text:p>FAEE</text:p>
          </table:table-cell>
          <table:table-cell table:style-name="ce63" office:value-type="string" calcext:value-type="string">
            <text:p>Enrique Benavent Olmo</text:p>
          </table:table-cell>
          <table:table-cell table:style-name="ce63" office:value-type="string" calcext:value-type="string">
            <text:p>Jefe de Proyectos Desarrollos e Implantación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0" office:value-type="string" calcext:value-type="string">
            <text:p>955929896 (368896)</text:p>
          </table:table-cell>
          <table:table-cell table:style-name="ce20"/>
          <table:table-cell table:style-name="ce15" office:value-type="string" calcext:value-type="string">
            <text:p>enrique.benavent.olmo</text:p>
          </table:table-cell>
          <table:table-cell table:style-name="ce15" table:formula="of:=VLOOKUP([.R236];[$MOS.$K$7:.$K$178];1;0)" office:value-type="string" office:string-value="" calcext:value-type="error">
            <text:p>#N/D</text:p>
          </table:table-cell>
          <table:table-cell table:style-name="ce86" office:value-type="string" calcext:value-type="string">
            <text:p><text:a xlink:href="mailto:ebenavent@andaluciaemprende.es" xlink:type="simple">ebenavent@andaluciaemprende.es</text:a></text:p>
          </table:table-cell>
          <table:table-cell table:style-name="ce320" table:formula="of:=RIGHT([.T236];LEN([.T236])-FIND(&quot;@&quot;;[.T236]))" office:value-type="string" office:string-value="andaluciaemprende.es" calcext:value-type="string">
            <text:p>andaluciaemprende.es</text:p>
          </table:table-cell>
          <table:table-cell table:style-name="ce321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37164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GAPA</text:p>
          </table:table-cell>
          <table:table-cell table:style-name="ce63" office:value-type="string" calcext:value-type="string">
            <text:p>Agencia de Gestión Agraria y Pesquera de Andalucía </text:p>
          </table:table-cell>
          <table:table-cell table:style-name="ce20"/>
          <table:table-cell table:style-name="ce63" office:value-type="string" calcext:value-type="string">
            <text:p>Guillermo Rosado Cueto</text:p>
          </table:table-cell>
          <table:table-cell table:style-name="ce63" office:value-type="string" calcext:value-type="string">
            <text:p>Jefe Dpto de Admon Sistemas e Infraestructuras(Subd.Sistemas de Información)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955059700" calcext:value-type="float">
            <text:p>955059700</text:p>
          </table:table-cell>
          <table:table-cell table:style-name="ce20" office:value-type="float" office:value="744350" calcext:value-type="float">
            <text:p>744350</text:p>
          </table:table-cell>
          <table:table-cell table:style-name="ce15" office:value-type="string" calcext:value-type="string">
            <text:p>guillermo.rosado</text:p>
          </table:table-cell>
          <table:table-cell table:style-name="ce15" table:formula="of:=VLOOKUP([.R237];[$MOS.$K$7:.$K$178];1;0)" office:value-type="string" office:string-value="guillermo.rosado" calcext:value-type="string">
            <text:p>guillermo.rosado</text:p>
          </table:table-cell>
          <table:table-cell table:style-name="ce5" office:value-type="string" calcext:value-type="string">
            <text:p><text:a xlink:href="mailto:guillermo.rosado@juntadeandalucia.es" xlink:type="simple">guillermo.rosado@juntadeandalucia.es</text:a></text:p>
          </table:table-cell>
          <table:table-cell table:style-name="ce320" table:formula="of:=RIGHT([.T237];LEN([.T237])-FIND(&quot;@&quot;;[.T23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37164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GAPA</text:p>
          </table:table-cell>
          <table:table-cell table:style-name="ce63" office:value-type="string" calcext:value-type="string">
            <text:p>Agencia de Gestión Agraria y Pesquera de Andalucía </text:p>
          </table:table-cell>
          <table:table-cell table:style-name="ce20"/>
          <table:table-cell table:style-name="ce63" office:value-type="string" calcext:value-type="string">
            <text:p>Mª Carmen Zurera Valle</text:p>
          </table:table-cell>
          <table:table-cell table:style-name="ce63" office:value-type="string" calcext:value-type="string">
            <text:p>Administrador de bases de datos y servidores de aplicaciones-Cordinadora de grup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756912" calcext:value-type="float">
            <text:p>756912</text:p>
          </table:table-cell>
          <table:table-cell table:style-name="ce15" office:value-type="string" calcext:value-type="string">
            <text:p>mcarmen.zurera</text:p>
          </table:table-cell>
          <table:table-cell table:style-name="ce15" table:formula="of:=VLOOKUP([.R238];[$MOS.$K$7:.$K$178];1;0)" office:value-type="string" office:string-value="mcarmen.zurera" calcext:value-type="string">
            <text:p>mcarmen.zurera</text:p>
          </table:table-cell>
          <table:table-cell table:style-name="ce5" office:value-type="string" calcext:value-type="string">
            <text:p><text:a xlink:href="mailto:mcarmen.zurera@juntadeandalucia.es" xlink:type="simple">mcarmen.zurera@juntadeandalucia.es</text:a></text:p>
          </table:table-cell>
          <table:table-cell table:style-name="ce320" table:formula="of:=RIGHT([.T238];LEN([.T238])-FIND(&quot;@&quot;;[.T238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164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GAPA</text:p>
          </table:table-cell>
          <table:table-cell table:style-name="ce63" office:value-type="string" calcext:value-type="string">
            <text:p>Agencia de Gestión Agraria y Pesquera de Andalucía </text:p>
          </table:table-cell>
          <table:table-cell table:style-name="ce20"/>
          <table:table-cell table:style-name="ce63" office:value-type="string" calcext:value-type="string">
            <text:p>Mª Carmen Jurado González </text:p>
          </table:table-cell>
          <table:table-cell table:style-name="ce63" office:value-type="string" calcext:value-type="string">
            <text:p>Administrador de bases de datos y servidores de aplicacione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59843" calcext:value-type="float">
            <text:p>359843</text:p>
          </table:table-cell>
          <table:table-cell table:style-name="ce20"/>
          <table:table-cell table:style-name="ce15" office:value-type="string" calcext:value-type="string">
            <text:p>mariac.jurado.gonzalez</text:p>
          </table:table-cell>
          <table:table-cell table:style-name="ce15" table:formula="of:=VLOOKUP([.R239];[$MOS.$K$7:.$K$178];1;0)" office:value-type="string" office:string-value="mariac.jurado.gonzalez" calcext:value-type="string">
            <text:p>mariac.jurado.gonzalez</text:p>
          </table:table-cell>
          <table:table-cell table:style-name="ce5" office:value-type="string" calcext:value-type="string">
            <text:p><text:a xlink:href="mailto:mariac.jurado.gonzalez@juntadeandalucia.es" xlink:type="simple">mariac.jurado.gonzalez@juntadeandalucia.es</text:a></text:p>
          </table:table-cell>
          <table:table-cell table:style-name="ce320" table:formula="of:=RIGHT([.T239];LEN([.T239])-FIND(&quot;@&quot;;[.T23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164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GAPA</text:p>
          </table:table-cell>
          <table:table-cell table:style-name="ce63" office:value-type="string" calcext:value-type="string">
            <text:p>Agencia de Gestión Agraria y Pesquera de Andalucía </text:p>
          </table:table-cell>
          <table:table-cell table:style-name="ce20"/>
          <table:table-cell table:style-name="ce63" office:value-type="string" calcext:value-type="string">
            <text:p>Mª Carmen Robles Agudo</text:p>
          </table:table-cell>
          <table:table-cell table:style-name="ce63" office:value-type="string" calcext:value-type="string">
            <text:p>Administrador de bases de datos y servidores de aplicacione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59843" calcext:value-type="float">
            <text:p>359843</text:p>
          </table:table-cell>
          <table:table-cell table:style-name="ce20"/>
          <table:table-cell table:style-name="ce15" office:value-type="string" calcext:value-type="string">
            <text:p>mcarmen.robles.agudo</text:p>
          </table:table-cell>
          <table:table-cell table:style-name="ce15" table:formula="of:=VLOOKUP([.R240];[$MOS.$K$7:.$K$178];1;0)" office:value-type="string" office:string-value="mcarmen.robles.agudo" calcext:value-type="string">
            <text:p>mcarmen.robles.agudo</text:p>
          </table:table-cell>
          <table:table-cell table:style-name="ce5" office:value-type="string" calcext:value-type="string">
            <text:p><text:a xlink:href="mailto:mcarmen.robles.agudo@juntadeandalucia.es" xlink:type="simple">mcarmen.robles.agudo@juntadeandalucia.es</text:a></text:p>
          </table:table-cell>
          <table:table-cell table:style-name="ce320" table:formula="of:=RIGHT([.T240];LEN([.T240])-FIND(&quot;@&quot;;[.T24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6998298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IDEA</text:p>
          </table:table-cell>
          <table:table-cell table:style-name="ce70" office:value-type="string" calcext:value-type="string">
            <text:p>Agencia de Innovación y Desarrollo de Andalucía</text:p>
          </table:table-cell>
          <table:table-cell table:style-name="ce79"/>
          <table:table-cell table:style-name="ce63" office:value-type="string" calcext:value-type="string">
            <text:p>Juan Francisco Sánchez García</text:p>
          </table:table-cell>
          <table:table-cell table:style-name="ce63" office:value-type="string" calcext:value-type="string">
            <text:p>Secretario General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955030742" calcext:value-type="float">
            <text:p>955030742</text:p>
          </table:table-cell>
          <table:table-cell table:style-name="ce20"/>
          <table:table-cell table:style-name="ce278" office:value-type="string" calcext:value-type="string">
            <text:p>juanf.sanchez.garcia</text:p>
          </table:table-cell>
          <table:table-cell table:style-name="ce15" table:formula="of:=VLOOKUP([.R241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sanchez@agenciaidea.es" xlink:type="simple">jsanchez@agenciaidea.es</text:a></text:p>
          </table:table-cell>
          <table:table-cell table:style-name="ce320" table:formula="of:=RIGHT([.T241];LEN([.T241])-FIND(&quot;@&quot;;[.T241]))" office:value-type="string" office:string-value="agenciaidea.es" calcext:value-type="string">
            <text:p>agenciaidea.es</text:p>
          </table:table-cell>
          <table:table-cell table:style-name="ce321" table:number-columns-repeated="1002"/>
          <table:table-cell/>
        </table:table-row>
        <table:table-row table:style-name="ro5">
          <table:table-cell table:style-name="ce5" office:value-type="string" calcext:value-type="string">
            <text:p>1-46994249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IDEA</text:p>
          </table:table-cell>
          <table:table-cell table:style-name="ce70" office:value-type="string" calcext:value-type="string">
            <text:p>Agencia de Innovación y Desarrollo de Andalucía</text:p>
          </table:table-cell>
          <table:table-cell table:style-name="ce79"/>
          <table:table-cell table:style-name="ce63" office:value-type="string" calcext:value-type="string">
            <text:p>María Alonso Araujo</text:p>
          </table:table-cell>
          <table:table-cell table:style-name="ce91" office:value-type="string" calcext:value-type="string">
            <text:p>Jefa de Unidad de Sistemas de Información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58" office:value-type="string" calcext:value-type="string">
            <text:p><text:span text:style-name="T10">955030765</text:span>/</text:p>
            <text:p>330765</text:p>
          </table:table-cell>
          <table:table-cell table:style-name="ce32" office:value-type="float" office:value="677903887" calcext:value-type="float">
            <text:p>677903887</text:p>
          </table:table-cell>
          <table:table-cell table:style-name="ce278" office:value-type="string" calcext:value-type="string">
            <text:p>maria.alonso.araujo</text:p>
          </table:table-cell>
          <table:table-cell table:style-name="ce15" table:formula="of:=VLOOKUP([.R242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malonso@agenciaidea.es" xlink:type="simple">malonso@agenciaidea.es</text:a></text:p>
          </table:table-cell>
          <table:table-cell table:style-name="ce320" table:formula="of:=RIGHT([.T242];LEN([.T242])-FIND(&quot;@&quot;;[.T242]))" office:value-type="string" office:string-value="agenciaidea.es" calcext:value-type="string">
            <text:p>agenciaidea.es</text:p>
          </table:table-cell>
          <table:table-cell table:style-name="ce63" table:number-columns-repeated="1002"/>
          <table:table-cell/>
        </table:table-row>
        <table:table-row table:style-name="ro5">
          <table:table-cell table:style-name="ce5" office:value-type="string" calcext:value-type="string">
            <text:p>1-46994249</text:p>
          </table:table-cell>
          <table:table-cell table:style-name="ce20"/>
          <table:table-cell table:style-name="ce54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AIDEA</text:p>
          </table:table-cell>
          <table:table-cell table:style-name="ce70" office:value-type="string" calcext:value-type="string">
            <text:p>Agencia de Innovación y Desarrollo de Andalucía</text:p>
          </table:table-cell>
          <table:table-cell table:style-name="ce79"/>
          <table:table-cell table:style-name="ce63" office:value-type="string" calcext:value-type="string">
            <text:p>Joaquín Berrocoso Domínguez </text:p>
          </table:table-cell>
          <table:table-cell table:style-name="ce91" office:value-type="string" calcext:value-type="string">
            <text:p>Técnico de Unidad de Sistemas de Información</text:p>
          </table:table-cell>
          <table:table-cell table:style-name="ce135" table:content-validation-name="val3"/>
          <table:table-cell table:style-name="ce167" table:content-validation-name="val4" office:value-type="string" calcext:value-type="string">
            <text:p>X</text:p>
          </table:table-cell>
          <table:table-cell table:number-columns-repeated="3" table:style-name="ce198" table:content-validation-name="val5" office:value-type="string" calcext:value-type="string">
            <text:p>X</text:p>
          </table:table-cell>
          <table:table-cell table:style-name="ce229" table:content-validation-name="val6" office:value-type="string" calcext:value-type="string">
            <text:p>Si</text:p>
          </table:table-cell>
          <table:table-cell table:style-name="ce32" office:value-type="float" office:value="955030815" calcext:value-type="float">
            <text:p>955030815</text:p>
          </table:table-cell>
          <table:table-cell table:style-name="ce32" office:value-type="float" office:value="671595358" calcext:value-type="float">
            <text:p>671595358</text:p>
          </table:table-cell>
          <table:table-cell table:style-name="ce15" office:value-type="string" calcext:value-type="string">
            <text:p>joaquin.berrocoso</text:p>
          </table:table-cell>
          <table:table-cell table:style-name="ce15" table:formula="of:=VLOOKUP([.R243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berrocoso@agenciaidea.es" xlink:type="simple">jberrocoso@agenciaidea.es</text:a></text:p>
          </table:table-cell>
          <table:table-cell table:style-name="ce320" table:formula="of:=RIGHT([.T243];LEN([.T243])-FIND(&quot;@&quot;;[.T243]))" office:value-type="string" office:string-value="agenciaidea.es" calcext:value-type="string">
            <text:p>agenciaide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6452</text:p>
          </table:table-cell>
          <table:table-cell table:style-name="ce31"/>
          <table:table-cell table:style-name="ce37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MAYA</text:p>
          </table:table-cell>
          <table:table-cell table:style-name="ce68" office:value-type="string" calcext:value-type="string">
            <text:p>Agencia de Medio Ambiente y Agua</text:p>
          </table:table-cell>
          <table:table-cell table:style-name="ce77" office:value-type="string" calcext:value-type="string">
            <text:p>EGMASA</text:p>
          </table:table-cell>
          <table:table-cell table:style-name="ce63" office:value-type="string" calcext:value-type="string">
            <text:p>Jose Antonio Fernández Adarve</text:p>
          </table:table-cell>
          <table:table-cell table:style-name="ce63"/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70941577" calcext:value-type="float">
            <text:p>670941577</text:p>
          </table:table-cell>
          <table:table-cell table:style-name="ce15" office:value-type="string" calcext:value-type="string">
            <text:p>jose.fernandez.adarve.ext</text:p>
          </table:table-cell>
          <table:table-cell table:style-name="ce15" table:formula="of:=VLOOKUP([.R244];[$MOS.$K$7:.$K$178];1;0)" office:value-type="string" office:string-value="jose.fernandez.adarve.ext" calcext:value-type="string">
            <text:p>jose.fernandez.adarve.ext</text:p>
          </table:table-cell>
          <table:table-cell table:style-name="ce5" office:value-type="string" calcext:value-type="string">
            <text:p><text:a xlink:href="mailto:jafernandez@agenciamedioambienteyagua.es" xlink:type="simple">jafernandez@agenciamedioambienteyagua.es</text:a></text:p>
          </table:table-cell>
          <table:table-cell table:style-name="ce320" table:formula="of:=RIGHT([.T244];LEN([.T244])-FIND(&quot;@&quot;;[.T244]))" office:value-type="string" office:string-value="agenciamedioambienteyagua.es" calcext:value-type="string">
            <text:p>agenciamedioambienteyagu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9135</text:p>
          </table:table-cell>
          <table:table-cell table:style-name="ce31"/>
          <table:table-cell table:style-name="ce55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MAYA</text:p>
          </table:table-cell>
          <table:table-cell table:style-name="ce68" office:value-type="string" calcext:value-type="string">
            <text:p>Agencia de Medio Ambiente y Agua</text:p>
          </table:table-cell>
          <table:table-cell table:style-name="ce77" office:value-type="string" calcext:value-type="string">
            <text:p>EGMASA</text:p>
          </table:table-cell>
          <table:table-cell table:style-name="ce85" office:value-type="string" calcext:value-type="string">
            <text:p>Juan Antonio Martínez Guirado </text:p>
          </table:table-cell>
          <table:table-cell table:style-name="ce85" office:value-type="string" calcext:value-type="string">
            <text:p>Responsable de Sistemas de Información Corporativa</text:p>
          </table:table-cell>
          <table:table-cell table:style-name="ce136" table:content-validation-name="val3"/>
          <table:table-cell table:style-name="ce168" table:content-validation-name="val4" office:value-type="string" calcext:value-type="string">
            <text:p>X</text:p>
          </table:table-cell>
          <table:table-cell table:style-name="ce199" table:content-validation-name="val5" table:number-columns-repeated="3"/>
          <table:table-cell table:style-name="ce230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753130" calcext:value-type="float">
            <text:p>753130</text:p>
          </table:table-cell>
          <table:table-cell table:style-name="ce15" office:value-type="string" calcext:value-type="string">
            <text:p>juan.martinez.guirado.ext</text:p>
          </table:table-cell>
          <table:table-cell table:style-name="ce15" table:formula="of:=VLOOKUP([.R245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11"><text:a xlink:href="mailto:jamartinez@agenciamedioambienteyagua.es" xlink:type="simple">jamartinez@agenciamedioambienteyagua.es</text:a></text:span></text:p>
          </table:table-cell>
          <table:table-cell table:style-name="ce320" table:formula="of:=RIGHT([.T245];LEN([.T245])-FIND(&quot;@&quot;;[.T245]))" office:value-type="string" office:string-value="agenciamedioambienteyagua.es" calcext:value-type="string">
            <text:p>agenciamedioambienteyagu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9135</text:p>
          </table:table-cell>
          <table:table-cell table:style-name="ce31"/>
          <table:table-cell table:style-name="ce55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MAYA</text:p>
          </table:table-cell>
          <table:table-cell table:style-name="ce68" office:value-type="string" calcext:value-type="string">
            <text:p>Agencia de Medio Ambiente y Agua</text:p>
          </table:table-cell>
          <table:table-cell table:style-name="ce77" office:value-type="string" calcext:value-type="string">
            <text:p>EGMASA</text:p>
          </table:table-cell>
          <table:table-cell table:style-name="ce85" office:value-type="string" calcext:value-type="string">
            <text:p>César Sánchez de Alcázar Cruz </text:p>
          </table:table-cell>
          <table:table-cell table:style-name="ce85" office:value-type="string" calcext:value-type="string">
            <text:p>Administrador de Bases de Datos</text:p>
          </table:table-cell>
          <table:table-cell table:style-name="ce136" table:content-validation-name="val3"/>
          <table:table-cell table:style-name="ce168" table:content-validation-name="val4"/>
          <table:table-cell table:style-name="ce199" table:content-validation-name="val5" office:value-type="string" calcext:value-type="string">
            <text:p>X</text:p>
          </table:table-cell>
          <table:table-cell table:style-name="ce199" table:content-validation-name="val5" table:number-columns-repeated="2"/>
          <table:table-cell table:style-name="ce230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769214" calcext:value-type="float">
            <text:p>769214</text:p>
          </table:table-cell>
          <table:table-cell table:style-name="ce15" office:value-type="string" calcext:value-type="string">
            <text:p>cesar.sanchezalcazar.ext</text:p>
          </table:table-cell>
          <table:table-cell table:style-name="ce15" table:formula="of:=VLOOKUP([.R246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csanchezdealcazar@agenciamedioambienteyagua.es" xlink:type="simple">csanchezdealcazar@agenciamedioambienteyagua.es</text:a></text:span></text:p>
          </table:table-cell>
          <table:table-cell table:style-name="ce320" table:formula="of:=RIGHT([.T246];LEN([.T246])-FIND(&quot;@&quot;;[.T246]))" office:value-type="string" office:string-value="agenciamedioambienteyagua.es" calcext:value-type="string">
            <text:p>agenciamedioambienteyagu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9135</text:p>
          </table:table-cell>
          <table:table-cell table:style-name="ce31"/>
          <table:table-cell table:style-name="ce55" table:content-validation-name="val1" office:value-type="string" calcext:value-type="string">
            <text:p>Si</text:p>
          </table:table-cell>
          <table:table-cell table:style-name="ce31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MAYA</text:p>
          </table:table-cell>
          <table:table-cell table:style-name="ce68" office:value-type="string" calcext:value-type="string">
            <text:p>Agencia de Medio Ambiente y Agua</text:p>
          </table:table-cell>
          <table:table-cell table:style-name="ce77" office:value-type="string" calcext:value-type="string">
            <text:p>EGMASA</text:p>
          </table:table-cell>
          <table:table-cell table:style-name="ce85" office:value-type="string" calcext:value-type="string">
            <text:p>Enrique Martín Minchero</text:p>
          </table:table-cell>
          <table:table-cell table:style-name="ce85" office:value-type="string" calcext:value-type="string">
            <text:p>Dirección de Proyectos</text:p>
          </table:table-cell>
          <table:table-cell table:style-name="ce136" table:content-validation-name="val3"/>
          <table:table-cell table:style-name="ce168" table:content-validation-name="val4"/>
          <table:table-cell table:style-name="ce199" table:content-validation-name="val5" office:value-type="string" calcext:value-type="string">
            <text:p>X</text:p>
          </table:table-cell>
          <table:table-cell table:style-name="ce199" table:content-validation-name="val5" table:number-columns-repeated="2"/>
          <table:table-cell table:style-name="ce230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768621" calcext:value-type="float">
            <text:p>768621</text:p>
          </table:table-cell>
          <table:table-cell table:style-name="ce15" office:value-type="string" calcext:value-type="string">
            <text:p>enrique.martin.minchero.ext</text:p>
          </table:table-cell>
          <table:table-cell table:style-name="ce15" table:formula="of:=VLOOKUP([.R247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emartin@agenciamedioambienteyagua.es" xlink:type="simple">emartin@agenciamedioambienteyagua.es</text:a></text:p>
          </table:table-cell>
          <table:table-cell table:style-name="ce320" table:formula="of:=RIGHT([.T247];LEN([.T247])-FIND(&quot;@&quot;;[.T247]))" office:value-type="string" office:string-value="agenciamedioambienteyagua.es" calcext:value-type="string">
            <text:p>agenciamedioambienteyagu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1370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OPJA</text:p>
          </table:table-cell>
          <table:table-cell table:style-name="ce63" office:value-type="string" calcext:value-type="string">
            <text:p>Agencia de Obra Pública de la Junta de Andalucía </text:p>
          </table:table-cell>
          <table:table-cell table:style-name="ce20"/>
          <table:table-cell table:style-name="ce63" office:value-type="string" calcext:value-type="string">
            <text:p>Carlos Álvarez Gala</text:p>
          </table:table-cell>
          <table:table-cell table:style-name="ce63" office:value-type="string" calcext:value-type="string">
            <text:p>Coord.Dpto Organización y S.Inform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307569/</text:p>
            <text:p>307400</text:p>
          </table:table-cell>
          <table:table-cell table:style-name="ce20"/>
          <table:table-cell table:style-name="ce278" office:value-type="string" calcext:value-type="string">
            <text:p>carlos.alvarez.aopja</text:p>
          </table:table-cell>
          <table:table-cell table:style-name="ce15" table:formula="of:=VLOOKUP([.R24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arlos.alvarez@aopandalucia.es" xlink:type="simple">carlos.alvarez@aopandalucia.es</text:a></text:p>
          </table:table-cell>
          <table:table-cell table:style-name="ce320" table:formula="of:=RIGHT([.T248];LEN([.T248])-FIND(&quot;@&quot;;[.T248]))" office:value-type="string" office:string-value="aopandalucia.es" calcext:value-type="string">
            <text:p>aopandalucia.es</text:p>
          </table:table-cell>
          <table:table-cell table:style-name="ce63" table:number-columns-repeated="1002"/>
          <table:table-cell/>
        </table:table-row>
        <table:table-row table:style-name="ro5">
          <table:table-cell table:style-name="ce5" office:value-type="string" calcext:value-type="string">
            <text:p>1-4731370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OPJA</text:p>
          </table:table-cell>
          <table:table-cell table:style-name="ce63" office:value-type="string" calcext:value-type="string">
            <text:p>Agencia de Obra Pública de la Junta de Andalucía </text:p>
          </table:table-cell>
          <table:table-cell table:style-name="ce20"/>
          <table:table-cell table:style-name="ce63" office:value-type="string" calcext:value-type="string">
            <text:p>Vicente Rivero Redondo</text:p>
          </table:table-cell>
          <table:table-cell table:style-name="ce63" office:value-type="string" calcext:value-type="string">
            <text:p>Administrador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office:value-type="float" office:value="955007570" calcext:value-type="float">
            <text:p>955007570</text:p>
          </table:table-cell>
          <table:table-cell table:style-name="ce20" office:value-type="float" office:value="670948695" calcext:value-type="float">
            <text:p>670948695</text:p>
          </table:table-cell>
          <table:table-cell table:style-name="ce278" office:value-type="string" calcext:value-type="string">
            <text:p>vicente.rivero</text:p>
          </table:table-cell>
          <table:table-cell table:style-name="ce15" table:formula="of:=VLOOKUP([.R24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vicente.rivero@aopandalucia.es" xlink:type="simple">vicente.rivero@aopandalucia.es</text:a></text:p>
          </table:table-cell>
          <table:table-cell table:style-name="ce320" table:formula="of:=RIGHT([.T249];LEN([.T249])-FIND(&quot;@&quot;;[.T249]))" office:value-type="string" office:string-value="aopandalucia.es" calcext:value-type="string">
            <text:p>aop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7155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PPA</text:p>
          </table:table-cell>
          <table:table-cell table:style-name="ce68" office:value-type="string" calcext:value-type="string">
            <text:p>Agencia Publica de Puertos de Andalucía</text:p>
          </table:table-cell>
          <table:table-cell table:style-name="ce82" office:value-type="string" calcext:value-type="string">
            <text:p>EPPA</text:p>
          </table:table-cell>
          <table:table-cell table:style-name="ce91" office:value-type="string" calcext:value-type="string">
            <text:p>Juan de Dios Galán Herrero</text:p>
          </table:table-cell>
          <table:table-cell table:style-name="ce91" office:value-type="string" calcext:value-type="string">
            <text:p>Jefe del Departamento de <text:s/>Sistemas de Inform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32" office:value-type="float" office:value="307231" calcext:value-type="float">
            <text:p>307231</text:p>
          </table:table-cell>
          <table:table-cell table:style-name="ce32" office:value-type="float" office:value="740715" calcext:value-type="float">
            <text:p>740715</text:p>
          </table:table-cell>
          <table:table-cell table:style-name="ce278" office:value-type="string" calcext:value-type="string">
            <text:p>juande.galan</text:p>
          </table:table-cell>
          <table:table-cell table:style-name="ce15" table:formula="of:=VLOOKUP([.R250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galan@eppa.es" xlink:type="simple">jgalan@eppa.es</text:a></text:p>
          </table:table-cell>
          <table:table-cell table:style-name="ce320" table:formula="of:=RIGHT([.T250];LEN([.T250])-FIND(&quot;@&quot;;[.T250]))" office:value-type="string" office:string-value="eppa.es" calcext:value-type="string">
            <text:p>epp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5412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PPA</text:p>
          </table:table-cell>
          <table:table-cell table:style-name="ce68" office:value-type="string" calcext:value-type="string">
            <text:p>Agencia Publica de Puertos de Andalucía</text:p>
          </table:table-cell>
          <table:table-cell table:style-name="ce82" office:value-type="string" calcext:value-type="string">
            <text:p>EPPA</text:p>
          </table:table-cell>
          <table:table-cell table:style-name="ce63" office:value-type="string" calcext:value-type="string">
            <text:p>Manuel Moreno Lavado</text:p>
          </table:table-cell>
          <table:table-cell table:style-name="ce91" office:value-type="string" calcext:value-type="string">
            <text:p>Técnico Informát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307260" calcext:value-type="float">
            <text:p>307260</text:p>
          </table:table-cell>
          <table:table-cell table:style-name="ce32" office:value-type="float" office:value="748425" calcext:value-type="float">
            <text:p>748425</text:p>
          </table:table-cell>
          <table:table-cell table:style-name="ce278" office:value-type="string" calcext:value-type="string">
            <text:p>manuel.moreno.l</text:p>
          </table:table-cell>
          <table:table-cell table:style-name="ce15" table:formula="of:=VLOOKUP([.R251];[$MOS.$K$7:.$K$178];1;0)" office:value-type="string" office:string-value="" calcext:value-type="error">
            <text:p>#N/D</text:p>
          </table:table-cell>
          <table:table-cell table:style-name="ce297" office:value-type="string" calcext:value-type="string">
            <text:p><text:a xlink:href="mailto:mmoreno@eppa.es" xlink:type="simple">mmoreno@eppa.es</text:a></text:p>
          </table:table-cell>
          <table:table-cell table:style-name="ce320" table:formula="of:=RIGHT([.T251];LEN([.T251])-FIND(&quot;@&quot;;[.T251]))" office:value-type="string" office:string-value="eppa.es" calcext:value-type="string">
            <text:p>epp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5412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PPA</text:p>
          </table:table-cell>
          <table:table-cell table:style-name="ce68" office:value-type="string" calcext:value-type="string">
            <text:p>Agencia Publica de Puertos de Andalucía</text:p>
          </table:table-cell>
          <table:table-cell table:style-name="ce82" office:value-type="string" calcext:value-type="string">
            <text:p>EPPA</text:p>
          </table:table-cell>
          <table:table-cell table:style-name="ce91" office:value-type="string" calcext:value-type="string">
            <text:p>Edgardo Aguirre</text:p>
          </table:table-cell>
          <table:table-cell table:style-name="ce91" office:value-type="string" calcext:value-type="string">
            <text:p>Técnico Informát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32" office:value-type="float" office:value="307220" calcext:value-type="float">
            <text:p>307220</text:p>
          </table:table-cell>
          <table:table-cell table:style-name="ce32" office:value-type="float" office:value="740713" calcext:value-type="float">
            <text:p>740713</text:p>
          </table:table-cell>
          <table:table-cell table:style-name="ce278" office:value-type="string" calcext:value-type="string">
            <text:p>edgardo.aguirre</text:p>
          </table:table-cell>
          <table:table-cell table:style-name="ce15" table:formula="of:=VLOOKUP([.R252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eaguirre@eppa.es" xlink:type="simple">eaguirre@eppa.es</text:a></text:p>
          </table:table-cell>
          <table:table-cell table:style-name="ce320" table:formula="of:=RIGHT([.T252];LEN([.T252])-FIND(&quot;@&quot;;[.T252]))" office:value-type="string" office:string-value="eppa.es" calcext:value-type="string">
            <text:p>epp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0445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VRA</text:p>
          </table:table-cell>
          <table:table-cell table:style-name="ce69" office:value-type="string" calcext:value-type="string">
            <text:p>Agencia de Vivienda y Rehabilitación de Andalucía</text:p>
          </table:table-cell>
          <table:table-cell table:style-name="ce77" office:value-type="string" calcext:value-type="string">
            <text:p>EPSA</text:p>
          </table:table-cell>
          <table:table-cell table:style-name="ce63" office:value-type="string" calcext:value-type="string">
            <text:p>Pedro Jiménez Romero</text:p>
          </table:table-cell>
          <table:table-cell table:style-name="ce63"/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6"/>
          <table:table-cell table:style-name="ce20" office:value-type="float" office:value="755744" calcext:value-type="float">
            <text:p>755744</text:p>
          </table:table-cell>
          <table:table-cell table:style-name="ce15" office:value-type="string" calcext:value-type="string">
            <text:p>pedro.jimenez.romero</text:p>
          </table:table-cell>
          <table:table-cell table:style-name="ce15" table:formula="of:=VLOOKUP([.R25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edro.jimenez.romero@juntadeandalucia.es" xlink:type="simple">pedro.jimenez.romero@juntadeandalucia.es</text:a></text:p>
          </table:table-cell>
          <table:table-cell table:style-name="ce320" table:formula="of:=RIGHT([.T253];LEN([.T253])-FIND(&quot;@&quot;;[.T25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23738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VRA</text:p>
          </table:table-cell>
          <table:table-cell table:style-name="ce69" office:value-type="string" calcext:value-type="string">
            <text:p>Agencia de Vivienda y Rehabilitación de Andalucía</text:p>
          </table:table-cell>
          <table:table-cell table:style-name="ce77" office:value-type="string" calcext:value-type="string">
            <text:p>EPSA</text:p>
          </table:table-cell>
          <table:table-cell table:style-name="ce63" office:value-type="string" calcext:value-type="string">
            <text:p>Fernando Pujol Conejo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6"/>
          <table:table-cell table:style-name="ce20" office:value-type="float" office:value="760592" calcext:value-type="float">
            <text:p>760592</text:p>
          </table:table-cell>
          <table:table-cell table:style-name="ce15" office:value-type="string" calcext:value-type="string">
            <text:p>fernando.pujol</text:p>
          </table:table-cell>
          <table:table-cell table:style-name="ce15" table:formula="of:=VLOOKUP([.R25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fernando.pujol@juntadeandalucia.es" xlink:type="simple">fernando.pujol@juntadeandalucia.es</text:a></text:p>
          </table:table-cell>
          <table:table-cell table:style-name="ce320" table:formula="of:=RIGHT([.T254];LEN([.T254])-FIND(&quot;@&quot;;[.T25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81601558</text:p>
          </table:table-cell>
          <table:table-cell table:style-name="ce22" office:value-type="float" office:value="97689" calcext:value-type="float">
            <text:p>97689</text:p>
          </table:table-cell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VRA</text:p>
          </table:table-cell>
          <table:table-cell table:style-name="ce69" office:value-type="string" calcext:value-type="string">
            <text:p>Agencia de Vivienda y Rehabilitación de Andalucía</text:p>
          </table:table-cell>
          <table:table-cell table:style-name="ce77" office:value-type="string" calcext:value-type="string">
            <text:p>EPSA</text:p>
          </table:table-cell>
          <table:table-cell table:style-name="ce63" office:value-type="string" calcext:value-type="string">
            <text:p>Marta Gamoneda Moreno</text:p>
          </table:table-cell>
          <table:table-cell table:style-name="ce63" office:value-type="string" calcext:value-type="string">
            <text:p><text:s/>administradores de base de datos Oracle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office:value-type="float" office:value="375450" calcext:value-type="float">
            <text:p>375450</text:p>
          </table:table-cell>
          <table:table-cell table:style-name="ce20"/>
          <table:table-cell table:style-name="ce15" office:value-type="string" calcext:value-type="string">
            <text:p>marta.gamoneda</text:p>
          </table:table-cell>
          <table:table-cell table:style-name="ce15" table:formula="of:=VLOOKUP([.R25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ta.gamoneda@juntadeandalucia.es" xlink:type="simple">marta.gamoneda@juntadeandalucia.es</text:a></text:p>
          </table:table-cell>
          <table:table-cell table:style-name="ce320" table:formula="of:=RIGHT([.T255];LEN([.T255])-FIND(&quot;@&quot;;[.T25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81601558</text:p>
          </table:table-cell>
          <table:table-cell table:style-name="ce22" office:value-type="float" office:value="97689" calcext:value-type="float">
            <text:p>97689</text:p>
          </table:table-cell>
          <table:table-cell table:style-name="ce56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AVRA</text:p>
          </table:table-cell>
          <table:table-cell table:style-name="ce69" office:value-type="string" calcext:value-type="string">
            <text:p>Agencia de Vivienda y Rehabilitación de Andalucía</text:p>
          </table:table-cell>
          <table:table-cell table:style-name="ce77" office:value-type="string" calcext:value-type="string">
            <text:p>EPSA</text:p>
          </table:table-cell>
          <table:table-cell table:style-name="ce63" office:value-type="string" calcext:value-type="string">
            <text:p>Antonio Alcocer Tirado</text:p>
          </table:table-cell>
          <table:table-cell table:style-name="ce63" office:value-type="string" calcext:value-type="string">
            <text:p><text:s/>administradores de base de datos Oracle</text:p>
          </table:table-cell>
          <table:table-cell table:style-name="ce137" table:content-validation-name="val3"/>
          <table:table-cell table:style-name="ce169" table:content-validation-name="val4"/>
          <table:table-cell table:style-name="ce200" table:content-validation-name="val5" office:value-type="string" calcext:value-type="string">
            <text:p>X</text:p>
          </table:table-cell>
          <table:table-cell table:style-name="ce200" table:content-validation-name="val5" table:number-columns-repeated="2"/>
          <table:table-cell table:style-name="ce231" table:content-validation-name="val6" office:value-type="string" calcext:value-type="string">
            <text:p>Si</text:p>
          </table:table-cell>
          <table:table-cell table:style-name="ce20" office:value-type="float" office:value="375448" calcext:value-type="float">
            <text:p>375448</text:p>
          </table:table-cell>
          <table:table-cell table:style-name="ce20"/>
          <table:table-cell table:style-name="ce15" office:value-type="string" calcext:value-type="string">
            <text:p>antonio.alcocer.tirado.ext</text:p>
          </table:table-cell>
          <table:table-cell table:style-name="ce15" table:formula="of:=VLOOKUP([.R256];[$MOS.$K$2:.$K$178];1;0)" office:value-type="string" office:string-value="" calcext:value-type="error">
            <text:p>#N/D</text:p>
          </table:table-cell>
          <table:table-cell table:style-name="ce14" office:value-type="string" calcext:value-type="string">
            <text:p><text:a xlink:href="mailto:antonio.alcocer.tirado.ext@juntadeandalucia.es" xlink:type="simple">antonio.alcocer.tirado.ext@juntadeandalucia.es</text:a></text:p>
          </table:table-cell>
          <table:table-cell table:style-name="ce320" table:formula="of:=RIGHT([.T256];LEN([.T256])-FIND(&quot;@&quot;;[.T256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13" office:value-type="string" calcext:value-type="string">
            <text:p>1-47574952 </text:p>
          </table:table-cell>
          <table:table-cell table:style-name="ce32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AA</text:p>
          </table:table-cell>
          <table:table-cell table:style-name="ce68" office:value-type="string" calcext:value-type="string">
            <text:p>Consejo Audiovisual de Andalucía</text:p>
          </table:table-cell>
          <table:table-cell table:style-name="ce75"/>
          <table:table-cell table:style-name="ce91" office:value-type="string" calcext:value-type="string">
            <text:p>José Fernández García</text:p>
          </table:table-cell>
          <table:table-cell table:style-name="ce91" office:value-type="string" calcext:value-type="string">
            <text:p>Jefe del Gabinete de Telecomunicacione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32" office:value-type="float" office:value="338292" calcext:value-type="float">
            <text:p>338292</text:p>
          </table:table-cell>
          <table:table-cell table:style-name="ce32" office:value-type="float" office:value="745056" calcext:value-type="float">
            <text:p>745056</text:p>
          </table:table-cell>
          <table:table-cell table:style-name="ce15" office:value-type="string" calcext:value-type="string">
            <text:p>jose.fernandez.garcia</text:p>
          </table:table-cell>
          <table:table-cell table:style-name="ce15" table:formula="of:=VLOOKUP([.R257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jose.fernandez.garcia@juntadeandalucia.es" xlink:type="simple">jose.fernandez.garcia@juntadeandalucia.es</text:a></text:p>
          </table:table-cell>
          <table:table-cell table:style-name="ce320" table:formula="of:=RIGHT([.T257];LEN([.T257])-FIND(&quot;@&quot;;[.T25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614994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AA</text:p>
          </table:table-cell>
          <table:table-cell table:style-name="ce68" office:value-type="string" calcext:value-type="string">
            <text:p>Consejo Audiovisual de Andalucía</text:p>
          </table:table-cell>
          <table:table-cell table:style-name="ce75"/>
          <table:table-cell table:style-name="ce91" office:value-type="string" calcext:value-type="string">
            <text:p>Javier Blanco Rodríguez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32" office:value-type="float" office:value="338318" calcext:value-type="float">
            <text:p>338318</text:p>
          </table:table-cell>
          <table:table-cell table:style-name="ce32" office:value-type="float" office:value="746229" calcext:value-type="float">
            <text:p>746229</text:p>
          </table:table-cell>
          <table:table-cell table:style-name="ce15" office:value-type="string" calcext:value-type="string">
            <text:p>fjavier.blanco</text:p>
          </table:table-cell>
          <table:table-cell table:style-name="ce15" table:formula="of:=VLOOKUP([.R258];[$MOS.$K$7:.$K$178];1;0)" office:value-type="string" office:string-value="fjavier.blanco" calcext:value-type="string">
            <text:p>fjavier.blanco</text:p>
          </table:table-cell>
          <table:table-cell table:style-name="ce13" office:value-type="string" calcext:value-type="string">
            <text:p><text:a xlink:href="mailto:fjavier.blanco@juntadeandalucia.es" xlink:type="simple">fjavier.blanco@juntadeandalucia.es</text:a></text:p>
          </table:table-cell>
          <table:table-cell table:style-name="ce320" table:formula="of:=RIGHT([.T258];LEN([.T258])-FIND(&quot;@&quot;;[.T258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48731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AAC</text:p>
          </table:table-cell>
          <table:table-cell table:style-name="ce74" office:value-type="string" calcext:value-type="string">
            <text:p>Centro Andaluz de Arte Contemporáneo </text:p>
          </table:table-cell>
          <table:table-cell table:style-name="ce83"/>
          <table:table-cell table:style-name="ce63" office:value-type="string" calcext:value-type="string">
            <text:p>Luis Arranz Hernán</text:p>
          </table:table-cell>
          <table:table-cell table:style-name="ce63" office:value-type="string" calcext:value-type="string">
            <text:p>Jefe Servicio Administr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955037071/</text:p>
            <text:p>337071</text:p>
          </table:table-cell>
          <table:table-cell table:style-name="ce20"/>
          <table:table-cell table:style-name="ce15" office:value-type="string" calcext:value-type="string">
            <text:p>luis.arranz</text:p>
          </table:table-cell>
          <table:table-cell table:style-name="ce15" table:formula="of:=VLOOKUP([.R25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luis.arranz@juntadeandalucia.es" xlink:type="simple">luis.arranz@juntadeandalucia.es</text:a></text:p>
          </table:table-cell>
          <table:table-cell table:style-name="ce320" table:formula="of:=RIGHT([.T259];LEN([.T259])-FIND(&quot;@&quot;;[.T25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3899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AAC</text:p>
          </table:table-cell>
          <table:table-cell table:style-name="ce74" office:value-type="string" calcext:value-type="string">
            <text:p>Centro Andaluz de Arte Contemporáneo </text:p>
          </table:table-cell>
          <table:table-cell table:style-name="ce83"/>
          <table:table-cell table:style-name="ce91" office:value-type="string" calcext:value-type="string">
            <text:p>Antonio Luis Sánchez Martos</text:p>
          </table:table-cell>
          <table:table-cell table:style-name="ce91" office:value-type="string" calcext:value-type="string">
            <text:p>Asesor de Microinformática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37088" calcext:value-type="float">
            <text:p>337088</text:p>
          </table:table-cell>
          <table:table-cell table:style-name="ce20" office:value-type="float" office:value="696990" calcext:value-type="float">
            <text:p>696990</text:p>
          </table:table-cell>
          <table:table-cell table:style-name="ce278" office:value-type="string" calcext:value-type="string">
            <text:p>antoniol.sanchez</text:p>
          </table:table-cell>
          <table:table-cell table:style-name="ce15" table:formula="of:=VLOOKUP([.R260];[$MOS.$K$7:.$K$178];1;0)" office:value-type="string" office:string-value="" calcext:value-type="error">
            <text:p>#N/D</text:p>
          </table:table-cell>
          <table:table-cell table:style-name="ce294" office:value-type="string" calcext:value-type="string">
            <text:p><text:a xlink:href="mailto:antoniol.sanchez@juntadeandalucia.es" xlink:type="simple">antoniol.sanchez@juntadeandalucia.es</text:a></text:p>
          </table:table-cell>
          <table:table-cell table:style-name="ce320" table:formula="of:=RIGHT([.T260];LEN([.T260])-FIND(&quot;@&quot;;[.T26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47404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CA</text:p>
          </table:table-cell>
          <table:table-cell table:style-name="ce63" office:value-type="string" calcext:value-type="string">
            <text:p>Consejo Consultivo de Andalucía </text:p>
          </table:table-cell>
          <table:table-cell table:style-name="ce20"/>
          <table:table-cell table:style-name="ce63" office:value-type="string" calcext:value-type="string">
            <text:p>Pedro A Jiménez Barrionuevo</text:p>
          </table:table-cell>
          <table:table-cell table:style-name="ce63" office:value-type="string" calcext:value-type="string">
            <text:p>Jefe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958029311 </text:p>
            <text:p>(129311)</text:p>
          </table:table-cell>
          <table:table-cell table:style-name="ce20"/>
          <table:table-cell table:style-name="ce15" office:value-type="string" calcext:value-type="string">
            <text:p>pedroa.jimenez</text:p>
          </table:table-cell>
          <table:table-cell table:style-name="ce15" table:formula="of:=VLOOKUP([.R261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pedroa.jimenez@juntadeandalucia.es" xlink:type="simple">pedroa.jimenez@juntadeandalucia.es</text:a></text:p>
          </table:table-cell>
          <table:table-cell table:style-name="ce320" table:formula="of:=RIGHT([.T261];LEN([.T261])-FIND(&quot;@&quot;;[.T261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6255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ICA</text:p>
          </table:table-cell>
          <table:table-cell table:style-name="ce68" office:value-type="string" calcext:value-type="string">
            <text:p>Centro Informático Científico de Andalucía</text:p>
          </table:table-cell>
          <table:table-cell table:style-name="ce75"/>
          <table:table-cell table:style-name="ce63" office:value-type="string" calcext:value-type="string">
            <text:p>Juan Antonio Ortega Ramírez</text:p>
          </table:table-cell>
          <table:table-cell table:style-name="ce63" office:value-type="string" calcext:value-type="string">
            <text:p>Director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955 056 600</text:p>
          </table:table-cell>
          <table:table-cell table:style-name="ce20"/>
          <table:table-cell table:style-name="ce283" office:value-type="string" calcext:value-type="string">
            <text:p>(no disponen de uid corporativo)</text:p>
          </table:table-cell>
          <table:table-cell table:style-name="ce15" table:formula="of:=VLOOKUP([.R26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ortega@cica.es" xlink:type="simple">ortega@cica.es</text:a></text:p>
            <text:p><text:a xlink:href="mailto:jortega@us.es" xlink:type="simple">jortega@us.es</text:a></text:p>
          </table:table-cell>
          <table:table-cell table:style-name="ce320" table:formula="of:=RIGHT([.T262];LEN([.T262])-FIND(&quot;@&quot;;[.T262]))" office:value-type="string" office:string-value="cica.es&#10;jortega@us.es" calcext:value-type="string">
            <text:p>cica.es</text:p>
            <text:p>jortega@us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8"/>
          <table:table-cell table:style-name="ce33"/>
          <table:table-cell table:style-name="ce37" table:content-validation-name="val1"/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ICA</text:p>
          </table:table-cell>
          <table:table-cell table:style-name="ce68" office:value-type="string" calcext:value-type="string">
            <text:p>Centro Informático Científico de Andalucía</text:p>
          </table:table-cell>
          <table:table-cell table:style-name="ce84" office:value-type="string" calcext:value-type="string">
            <text:p>CEICE</text:p>
          </table:table-cell>
          <table:table-cell table:style-name="ce63" office:value-type="string" calcext:value-type="string">
            <text:p>Jose Carlos Alarcón Arévalo</text:p>
          </table:table-cell>
          <table:table-cell table:style-name="ce63" office:value-type="string" calcext:value-type="string">
            <text:p>Dinamizador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68" office:value-type="float" office:value="740016" calcext:value-type="float">
            <text:p>740016</text:p>
          </table:table-cell>
          <table:table-cell table:style-name="ce278" office:value-type="string" calcext:value-type="string">
            <text:p>josecarlos.alarcon</text:p>
          </table:table-cell>
          <table:table-cell table:style-name="ce15" table:formula="of:=VLOOKUP([.R26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osecarlos.alarcon@juntadeandalucia.es" xlink:type="simple">josecarlos.alarcon@juntadeandalucia.es</text:a></text:p>
          </table:table-cell>
          <table:table-cell table:style-name="ce320" table:formula="of:=RIGHT([.T263];LEN([.T263])-FIND(&quot;@&quot;;[.T26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2" table:visibility="filter">
          <table:table-cell table:style-name="ce8" office:value-type="string" calcext:value-type="string">
            <text:p>1-47052524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CICA</text:p>
          </table:table-cell>
          <table:table-cell table:style-name="ce68" office:value-type="string" calcext:value-type="string">
            <text:p>Centro Informático Científico de Andalucía</text:p>
          </table:table-cell>
          <table:table-cell table:style-name="ce84" office:value-type="string" calcext:value-type="string">
            <office:annotation draw:style-name="gr5" draw:text-style-name="P1" svg:width="2.899cm" svg:height="1.623cm" svg:x="18.937cm" svg:y="2.251cm" draw:caption-point-x="-0.541cm" draw:caption-point-y="6.613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table:style-name="ce63" office:value-type="string" calcext:value-type="string">
            <text:p>Ana Belén Girón González </text:p>
          </table:table-cell>
          <table:table-cell table:style-name="ce113" office:value-type="string" calcext:value-type="string">
            <text:p>Responsable Departamento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string" calcext:value-type="string">
            <text:p>955056600 / 955056692</text:p>
          </table:table-cell>
          <table:table-cell table:style-name="ce20"/>
          <table:table-cell table:style-name="ce15" office:value-type="string" calcext:value-type="string">
            <text:p>anab.giron</text:p>
          </table:table-cell>
          <table:table-cell table:style-name="ce15" table:formula="of:=VLOOKUP([.R264];[$MOS.$K$7:.$K$178];1;0)" office:value-type="string" office:string-value="anab.giron" calcext:value-type="string">
            <text:p>anab.giron</text:p>
          </table:table-cell>
          <table:table-cell table:style-name="ce5" office:value-type="string" calcext:value-type="string">
            <text:p>anab.giron@juntadeandalucia.es</text:p>
          </table:table-cell>
          <table:table-cell table:style-name="ce320" table:formula="of:=RIGHT([.T264];LEN([.T264])-FIND(&quot;@&quot;;[.T26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76012656</text:p>
          </table:table-cell>
          <table:table-cell table:style-name="ce20" office:value-type="float" office:value="92707" calcext:value-type="float">
            <text:p>92707</text:p>
          </table:table-cell>
          <table:table-cell table:style-name="ce37" table:content-validation-name="val1"/>
          <table:table-cell table:style-name="ce32" table:content-validation-name="val2" office:value-type="string" calcext:value-type="string">
            <text:p>D1</text:p>
          </table:table-cell>
          <table:table-cell table:style-name="ce67" office:value-type="string" calcext:value-type="string">
            <text:p>CICA</text:p>
          </table:table-cell>
          <table:table-cell table:style-name="ce68" office:value-type="string" calcext:value-type="string">
            <text:p>Centro Informático Científico de Andalucía</text:p>
          </table:table-cell>
          <table:table-cell table:style-name="ce75"/>
          <table:table-cell table:style-name="ce63" office:value-type="string" calcext:value-type="string">
            <text:p>Pablo Vázquez Martínez</text:p>
          </table:table-cell>
          <table:table-cell table:style-name="ce63" office:value-type="string" calcext:value-type="string">
            <text:p>Técn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 table:number-columns-repeated="2"/>
          <table:table-cell table:style-name="ce283" office:value-type="string" calcext:value-type="string">
            <text:p>(no disponen de uid corporativo)</text:p>
          </table:table-cell>
          <table:table-cell table:style-name="ce15" table:formula="of:=VLOOKUP([.R265];[$MOS.$K$7:.$K$178];1;0)" office:value-type="string" office:string-value="" calcext:value-type="error">
            <text:p>#N/D</text:p>
          </table:table-cell>
          <table:table-cell table:style-name="ce14" office:value-type="string" calcext:value-type="string">
            <text:p><text:a xlink:href="mailto:pablo.vazquez@cica.es" xlink:type="simple">pablo.vazquez@cica.es</text:a></text:p>
            <text:p><text:a xlink:href="mailto:sistemas@cica.es" xlink:type="simple">sistemas@cica.es</text:a></text:p>
          </table:table-cell>
          <table:table-cell table:style-name="ce320" table:formula="of:=RIGHT([.T265];LEN([.T265])-FIND(&quot;@&quot;;[.T265]))" office:value-type="string" office:string-value="cica.es&#10;sistemas@cica.es" calcext:value-type="string">
            <text:p>cica.es</text:p>
            <text:p>sistemas@cic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76012656</text:p>
          </table:table-cell>
          <table:table-cell table:style-name="ce20" office:value-type="float" office:value="92707" calcext:value-type="float">
            <text:p>92707</text:p>
          </table:table-cell>
          <table:table-cell table:style-name="ce37" table:content-validation-name="val1"/>
          <table:table-cell table:style-name="ce32" table:content-validation-name="val2" office:value-type="string" calcext:value-type="string">
            <text:p>D1</text:p>
          </table:table-cell>
          <table:table-cell table:style-name="ce67" office:value-type="string" calcext:value-type="string">
            <text:p>CICA</text:p>
          </table:table-cell>
          <table:table-cell table:style-name="ce68" office:value-type="string" calcext:value-type="string">
            <text:p>Centro Informático Científico de Andalucía</text:p>
          </table:table-cell>
          <table:table-cell table:style-name="ce75"/>
          <table:table-cell table:style-name="ce63" office:value-type="string" calcext:value-type="string">
            <text:p>Ignacio Bocanegra</text:p>
          </table:table-cell>
          <table:table-cell table:style-name="ce63" office:value-type="string" calcext:value-type="string">
            <text:p>Técnico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 table:number-columns-repeated="2"/>
          <table:table-cell table:style-name="ce283" office:value-type="string" calcext:value-type="string">
            <text:p>(no disponen de uid corporativo)</text:p>
          </table:table-cell>
          <table:table-cell table:style-name="ce15" table:formula="of:=VLOOKUP([.R266];[$MOS.$K$7:.$K$178];1;0)" office:value-type="string" office:string-value="" calcext:value-type="error">
            <text:p>#N/D</text:p>
          </table:table-cell>
          <table:table-cell table:style-name="ce14" office:value-type="string" calcext:value-type="string">
            <text:p><text:a xlink:href="mailto:ignacio.bocanegra@cica.es" xlink:type="simple">ignacio.bocanegra@cica.es</text:a></text:p>
            <text:p><text:a xlink:href="mailto:sistemas@cica.es" xlink:type="simple">sistemas@cica.es</text:a></text:p>
          </table:table-cell>
          <table:table-cell table:style-name="ce320" table:formula="of:=RIGHT([.T266];LEN([.T266])-FIND(&quot;@&quot;;[.T266]))" office:value-type="string" office:string-value="cica.es&#10;sistemas@cica.es" calcext:value-type="string">
            <text:p>cica.es</text:p>
            <text:p>sistemas@cic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14181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PTDA-TUR</text:p>
          </table:table-cell>
          <table:table-cell table:style-name="ce63" office:value-type="string" calcext:value-type="string">
            <text:p>Empresa Pública para la Gestión del Turismo y del Deporte de Andalucía, S.A - Área de TURISMO </text:p>
          </table:table-cell>
          <table:table-cell table:style-name="ce20" office:value-type="string" calcext:value-type="string">
            <text:p>EPTDA</text:p>
          </table:table-cell>
          <table:table-cell table:style-name="ce63" office:value-type="string" calcext:value-type="string">
            <text:p>Pablo Guzmán Álvarez</text:p>
          </table:table-cell>
          <table:table-cell table:style-name="ce63" office:value-type="string" calcext:value-type="string">
            <text:p>Jefe de Servicio de Informática Área Turismo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990353" calcext:value-type="float">
            <text:p>990353</text:p>
          </table:table-cell>
          <table:table-cell table:style-name="ce20" office:value-type="float" office:value="736277" calcext:value-type="float">
            <text:p>736277</text:p>
          </table:table-cell>
          <table:table-cell table:style-name="ce15" office:value-type="string" calcext:value-type="string">
            <text:p>pablo.guzman</text:p>
          </table:table-cell>
          <table:table-cell table:style-name="ce15" table:formula="of:=VLOOKUP([.R26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guzman@andalucia.org" xlink:type="simple">pguzman@andalucia.org</text:a></text:p>
          </table:table-cell>
          <table:table-cell table:style-name="ce320" table:formula="of:=RIGHT([.T267];LEN([.T267])-FIND(&quot;@&quot;;[.T267]))" office:value-type="string" office:string-value="andalucia.org" calcext:value-type="string">
            <text:p>andalucia.org</text:p>
          </table:table-cell>
          <table:table-cell table:style-name="ce63" table:number-columns-repeated="1002"/>
          <table:table-cell/>
        </table:table-row>
        <table:table-row table:style-name="ro6">
          <table:table-cell table:style-name="ce5" office:value-type="string" calcext:value-type="string">
            <text:p>1-4714181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PTDA-TUR</text:p>
          </table:table-cell>
          <table:table-cell table:style-name="ce63" office:value-type="string" calcext:value-type="string">
            <text:p>Empresa Pública para la Gestión del Turismo y del Deporte de Andalucía, S.A - Área de TURISMO </text:p>
          </table:table-cell>
          <table:table-cell table:style-name="ce20" office:value-type="string" calcext:value-type="string">
            <text:p>EPTDA</text:p>
          </table:table-cell>
          <table:table-cell table:style-name="ce63" office:value-type="string" calcext:value-type="string">
            <text:p>Moisés Rubiño García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0"/>
          <table:table-cell table:style-name="ce20" office:value-type="float" office:value="736280" calcext:value-type="float">
            <text:p>736280</text:p>
          </table:table-cell>
          <table:table-cell table:style-name="ce278" office:value-type="string" calcext:value-type="string">
            <text:p>moises.rubino</text:p>
          </table:table-cell>
          <table:table-cell table:style-name="ce15" table:formula="of:=VLOOKUP([.R268];[$MOS.$K$7:.$K$178];1;0)" office:value-type="string" office:string-value="" calcext:value-type="error">
            <text:p>#N/D</text:p>
          </table:table-cell>
          <table:table-cell table:style-name="ce316" office:value-type="string" calcext:value-type="string">
            <text:p><text:span text:style-name="T16"><text:a xlink:href="mailto:mrubino@andalucia.org" xlink:type="simple">mrubino@andalucia.org</text:a></text:span></text:p>
          </table:table-cell>
          <table:table-cell table:style-name="ce320" table:formula="of:=RIGHT([.T268];LEN([.T268])-FIND(&quot;@&quot;;[.T268]))" office:value-type="string" office:string-value="andalucia.org" calcext:value-type="string">
            <text:p>andalucia.org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927384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8" office:value-type="string" calcext:value-type="string">
            <text:p>EPTDA-DEP</text:p>
          </table:table-cell>
          <table:table-cell table:style-name="ce63" office:value-type="string" calcext:value-type="string">
            <text:p>Empresa Pública para la Gestión del Turismo y del Deporte de Andalucía, S.A – Área de DEPORTE</text:p>
          </table:table-cell>
          <table:table-cell table:style-name="ce20" office:value-type="string" calcext:value-type="string">
            <text:p>EPTDA</text:p>
          </table:table-cell>
          <table:table-cell table:style-name="ce63" office:value-type="string" calcext:value-type="string">
            <text:p>Dolores (Lola) Gómez Ruiz</text:p>
          </table:table-cell>
          <table:table-cell table:style-name="ce63" office:value-type="string" calcext:value-type="string">
            <text:p>Subdirectora de Recursos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43954" calcext:value-type="float">
            <text:p>343954</text:p>
          </table:table-cell>
          <table:table-cell table:style-name="ce20" office:value-type="float" office:value="744037" calcext:value-type="float">
            <text:p>744037</text:p>
          </table:table-cell>
          <table:table-cell table:style-name="ce15" office:value-type="string" calcext:value-type="string">
            <text:p>dolores.gomez.ruiz</text:p>
          </table:table-cell>
          <table:table-cell table:style-name="ce15" table:formula="of:=VLOOKUP([.R26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dolores.gomez.ruiz@juntadeandalucia.es" xlink:type="simple">dolores.gomez.ruiz@juntadeandalucia.es</text:a></text:p>
          </table:table-cell>
          <table:table-cell table:style-name="ce320" table:formula="of:=RIGHT([.T269];LEN([.T269])-FIND(&quot;@&quot;;[.T26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9275067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8" office:value-type="string" calcext:value-type="string">
            <text:p>EPTDA-DEP</text:p>
          </table:table-cell>
          <table:table-cell table:style-name="ce63" office:value-type="string" calcext:value-type="string">
            <text:p>Empresa Pública para la Gestión del Turismo y del Deporte de Andalucía, S.A – Área de DEPORTE</text:p>
          </table:table-cell>
          <table:table-cell table:style-name="ce20" office:value-type="string" calcext:value-type="string">
            <text:p>EPTDA</text:p>
          </table:table-cell>
          <table:table-cell table:style-name="ce85" office:value-type="string" calcext:value-type="string">
            <text:p>Ignacio Alonso Abad</text:p>
          </table:table-cell>
          <table:table-cell table:style-name="ce85" office:value-type="string" calcext:value-type="string">
            <text:p>Asesor técnico informático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39" office:value-type="float" office:value="746176" calcext:value-type="float">
            <text:p>746176</text:p>
          </table:table-cell>
          <table:table-cell table:style-name="ce15" office:value-type="string" calcext:value-type="string">
            <text:p>ignacio.alonso</text:p>
          </table:table-cell>
          <table:table-cell table:style-name="ce15" table:formula="of:=VLOOKUP([.R270];[$MOS.$K$7:.$K$178];1;0)" office:value-type="string" office:string-value="ignacio.alonso" calcext:value-type="string">
            <text:p>ignacio.alonso</text:p>
          </table:table-cell>
          <table:table-cell table:style-name="ce5" office:value-type="string" calcext:value-type="string">
            <text:p><text:a xlink:href="mailto:ignacio.alonso@juntadeandalucia.es" xlink:type="simple">ignacio.alonso@juntadeandalucia.es</text:a></text:p>
          </table:table-cell>
          <table:table-cell table:style-name="ce320" table:formula="of:=RIGHT([.T270];LEN([.T270])-FIND(&quot;@&quot;;[.T270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994111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8" office:value-type="string" calcext:value-type="string">
            <text:p>EPTDA-DEP</text:p>
          </table:table-cell>
          <table:table-cell table:style-name="ce63" office:value-type="string" calcext:value-type="string">
            <text:p>Empresa Pública para la Gestión del Turismo y del Deporte de Andalucía, S.A – Área de DEPORTE</text:p>
          </table:table-cell>
          <table:table-cell table:style-name="ce20" office:value-type="string" calcext:value-type="string">
            <text:p>EPTDA</text:p>
          </table:table-cell>
          <table:table-cell table:style-name="ce85" office:value-type="string" calcext:value-type="string">
            <text:p>Bernardo Mestre Arispon</text:p>
          </table:table-cell>
          <table:table-cell table:style-name="ce85" office:value-type="string" calcext:value-type="string">
            <text:p>Técnico Informát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/>
          <table:table-cell table:style-name="ce239" office:value-type="float" office:value="741786" calcext:value-type="float">
            <text:p>741786</text:p>
          </table:table-cell>
          <table:table-cell table:style-name="ce278" office:value-type="string" calcext:value-type="string">
            <text:p>bernardo.mestre</text:p>
          </table:table-cell>
          <table:table-cell table:style-name="ce15" table:formula="of:=VLOOKUP([.R271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bernardo.mestre@juntadeandalucia.es" xlink:type="simple">bernardo.mestre@juntadeandalucia.es</text:a></text:p>
          </table:table-cell>
          <table:table-cell table:style-name="ce320" table:formula="of:=RIGHT([.T271];LEN([.T271])-FIND(&quot;@&quot;;[.T27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994111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8" office:value-type="string" calcext:value-type="string">
            <text:p>EPTDA-DEP</text:p>
          </table:table-cell>
          <table:table-cell table:style-name="ce63" office:value-type="string" calcext:value-type="string">
            <text:p>Empresa Pública para la Gestión del Turismo y del Deporte de Andalucía, S.A – Área de DEPORTE</text:p>
          </table:table-cell>
          <table:table-cell table:style-name="ce20" office:value-type="string" calcext:value-type="string">
            <text:p>EPTDA</text:p>
          </table:table-cell>
          <table:table-cell table:style-name="ce85" office:value-type="string" calcext:value-type="string">
            <text:p>Francisco Javier Perez Rey</text:p>
          </table:table-cell>
          <table:table-cell table:style-name="ce85" office:value-type="string" calcext:value-type="string">
            <text:p>Técnico Informátic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/>
          <table:table-cell table:style-name="ce239" office:value-type="float" office:value="746367" calcext:value-type="float">
            <text:p>746367</text:p>
          </table:table-cell>
          <table:table-cell table:style-name="ce278" office:value-type="string" calcext:value-type="string">
            <text:p>fran.perez</text:p>
          </table:table-cell>
          <table:table-cell table:style-name="ce15" table:formula="of:=VLOOKUP([.R272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fran.perez@juntadeandalucia.es" xlink:type="simple">fran.perez@juntadeandalucia.es</text:a></text:p>
          </table:table-cell>
          <table:table-cell table:style-name="ce320" table:formula="of:=RIGHT([.T272];LEN([.T272])-FIND(&quot;@&quot;;[.T27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6172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XTENDA</text:p>
          </table:table-cell>
          <table:table-cell table:style-name="ce63" office:value-type="string" calcext:value-type="string">
            <text:p>Agencia Andaluza de Promoción Exterior </text:p>
          </table:table-cell>
          <table:table-cell table:style-name="ce20"/>
          <table:table-cell table:style-name="ce63" office:value-type="string" calcext:value-type="string">
            <text:p>Félix Gamero García</text:p>
          </table:table-cell>
          <table:table-cell table:style-name="ce63"/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630161" calcext:value-type="float">
            <text:p>630161</text:p>
          </table:table-cell>
          <table:table-cell table:style-name="ce15" office:value-type="string" calcext:value-type="string">
            <text:p>felix.gamero.g</text:p>
          </table:table-cell>
          <table:table-cell table:style-name="ce15" table:formula="of:=VLOOKUP([.R27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fgg@extenda.es" xlink:type="simple">fgg@extenda.es</text:a></text:p>
          </table:table-cell>
          <table:table-cell table:style-name="ce320" table:formula="of:=RIGHT([.T273];LEN([.T273])-FIND(&quot;@&quot;;[.T273]))" office:value-type="string" office:string-value="extenda.es" calcext:value-type="string">
            <text:p>extend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36172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XTENDA</text:p>
          </table:table-cell>
          <table:table-cell table:style-name="ce63" office:value-type="string" calcext:value-type="string">
            <text:p>Agencia Andaluza de Promoción Exterior </text:p>
          </table:table-cell>
          <table:table-cell table:style-name="ce20"/>
          <table:table-cell table:style-name="ce63" office:value-type="string" calcext:value-type="string">
            <text:p>José Rafael García Día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20"/>
          <table:table-cell table:style-name="ce20" office:value-type="float" office:value="630162" calcext:value-type="float">
            <text:p>630162</text:p>
          </table:table-cell>
          <table:table-cell table:style-name="ce278" office:value-type="string" calcext:value-type="string">
            <text:p>jose.garcia.diaz</text:p>
          </table:table-cell>
          <table:table-cell table:style-name="ce15" table:formula="of:=VLOOKUP([.R27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gd@extenda.es" xlink:type="simple">jgd@extenda.es</text:a></text:p>
          </table:table-cell>
          <table:table-cell table:style-name="ce320" table:formula="of:=RIGHT([.T274];LEN([.T274])-FIND(&quot;@&quot;;[.T274]))" office:value-type="string" office:string-value="extenda.es" calcext:value-type="string">
            <text:p>extenda.es</text:p>
          </table:table-cell>
          <table:table-cell table:style-name="ce321" table:number-columns-repeated="1002"/>
          <table:table-cell/>
        </table:table-row>
        <table:table-row table:style-name="ro5">
          <table:table-cell table:style-name="ce5" office:value-type="string" calcext:value-type="string">
            <text:p>1-47361725</text:p>
          </table:table-cell>
          <table:table-cell table:style-name="ce20"/>
          <table:table-cell table:style-name="ce5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XTENDA</text:p>
          </table:table-cell>
          <table:table-cell table:style-name="ce63" office:value-type="string" calcext:value-type="string">
            <text:p>Agencia Andaluza de Promoción Exterior </text:p>
          </table:table-cell>
          <table:table-cell table:style-name="ce20"/>
          <table:table-cell table:style-name="ce63" office:value-type="string" calcext:value-type="string">
            <text:p>José Manuel Marchena Escobar</text:p>
          </table:table-cell>
          <table:table-cell table:style-name="ce63"/>
          <table:table-cell table:style-name="ce138" table:content-validation-name="val3"/>
          <table:table-cell table:style-name="ce170" table:content-validation-name="val4"/>
          <table:table-cell table:style-name="ce201" table:content-validation-name="val5" table:number-columns-repeated="2"/>
          <table:table-cell table:style-name="ce201" table:content-validation-name="val5" office:value-type="string" calcext:value-type="string">
            <text:p>X</text:p>
          </table:table-cell>
          <table:table-cell table:style-name="ce232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30164" calcext:value-type="float">
            <text:p>630164</text:p>
          </table:table-cell>
          <table:table-cell table:style-name="ce278" office:value-type="string" calcext:value-type="string">
            <text:p>josemanuel.marchena</text:p>
          </table:table-cell>
          <table:table-cell table:style-name="ce15" table:formula="of:=VLOOKUP([.R27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me.ext@extenda.es" xlink:type="simple">jme.ext@extenda.es</text:a></text:p>
          </table:table-cell>
          <table:table-cell table:style-name="ce320" table:formula="of:=RIGHT([.T275];LEN([.T275])-FIND(&quot;@&quot;;[.T275]))" office:value-type="string" office:string-value="extenda.es" calcext:value-type="string">
            <text:p>extenda.es</text:p>
          </table:table-cell>
          <table:table-cell table:style-name="ce63" table:number-columns-repeated="1002"/>
          <table:table-cell/>
        </table:table-row>
        <table:table-row table:style-name="ro5">
          <table:table-cell table:style-name="ce5" office:value-type="string" calcext:value-type="string">
            <text:p>1-4736172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EXTENDA</text:p>
          </table:table-cell>
          <table:table-cell table:style-name="ce63" office:value-type="string" calcext:value-type="string">
            <text:p>Agencia Andaluza de Promoción Exterior </text:p>
          </table:table-cell>
          <table:table-cell table:style-name="ce20"/>
          <table:table-cell table:style-name="ce63" office:value-type="string" calcext:value-type="string">
            <text:p>Alberto Pool Melchor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0"/>
          <table:table-cell table:style-name="ce20" office:value-type="float" office:value="630166" calcext:value-type="float">
            <text:p>630166</text:p>
          </table:table-cell>
          <table:table-cell table:style-name="ce278" office:value-type="string" calcext:value-type="string">
            <text:p>alberto.pool.melchor.ext</text:p>
          </table:table-cell>
          <table:table-cell table:style-name="ce15" table:formula="of:=VLOOKUP([.R27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alp.ext@extenda.es" xlink:type="simple">alp.ext@extenda.es</text:a></text:p>
          </table:table-cell>
          <table:table-cell table:style-name="ce320" table:formula="of:=RIGHT([.T276];LEN([.T276])-FIND(&quot;@&quot;;[.T276]))" office:value-type="string" office:string-value="extenda.es" calcext:value-type="string">
            <text:p>extend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4620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63" office:value-type="string" calcext:value-type="string">
            <text:p>Marco García Romero</text:p>
          </table:table-cell>
          <table:table-cell table:style-name="ce63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42463" calcext:value-type="float">
            <text:p>342463</text:p>
          </table:table-cell>
          <table:table-cell table:style-name="ce20" office:value-type="float" office:value="748520" calcext:value-type="float">
            <text:p>748520</text:p>
          </table:table-cell>
          <table:table-cell table:style-name="ce15" office:value-type="string" calcext:value-type="string">
            <text:p>marco.garcia</text:p>
          </table:table-cell>
          <table:table-cell table:style-name="ce15" table:formula="of:=VLOOKUP([.R27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rco.garcia@juntadeandalucia.es" xlink:type="simple">marco.garcia@juntadeandalucia.es</text:a></text:p>
          </table:table-cell>
          <table:table-cell table:style-name="ce320" table:formula="of:=RIGHT([.T277];LEN([.T277])-FIND(&quot;@&quot;;[.T277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62542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94" office:value-type="string" calcext:value-type="string">
            <text:p>Fernando Félix Gutiérrez</text:p>
          </table:table-cell>
          <table:table-cell table:style-name="ce94" office:value-type="string" calcext:value-type="string">
            <text:p>Departamento de Sistema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48" office:value-type="string" calcext:value-type="string">
            <text:p>342345 / </text:p>
            <text:p>955042345</text:p>
          </table:table-cell>
          <table:table-cell table:style-name="ce20"/>
          <table:table-cell table:style-name="ce15" office:value-type="string" calcext:value-type="string">
            <text:p>fernandof.gutierrez</text:p>
          </table:table-cell>
          <table:table-cell table:style-name="ce15" table:formula="of:=VLOOKUP([.R278];[$MOS.$K$7:.$K$178];1;0)" office:value-type="string" office:string-value="fernandof.gutierrez" calcext:value-type="string">
            <text:p>fernandof.gutierrez</text:p>
          </table:table-cell>
          <table:table-cell table:style-name="ce299" office:value-type="string" calcext:value-type="string">
            <text:p><text:span text:style-name="T11"><text:a xlink:href="mailto:fernandof.gutierrez@juntadeandalucia.es" xlink:type="simple">fernandof.gutierrez@juntadeandalucia.es</text:a></text:span></text:p>
          </table:table-cell>
          <table:table-cell table:style-name="ce320" table:formula="of:=RIGHT([.T278];LEN([.T278])-FIND(&quot;@&quot;;[.T27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8" office:value-type="string" calcext:value-type="string">
            <text:p>1-47063841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85" office:value-type="string" calcext:value-type="string">
            <text:p>Cesareo Juan Ibarra De Pablo</text:p>
          </table:table-cell>
          <table:table-cell table:style-name="ce85" office:value-type="string" calcext:value-type="string">
            <text:p>Administrador de Bases de Datos (DBA)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office:annotation draw:style-name="gr5" draw:text-style-name="P1" svg:width="8.695cm" svg:height="1.623cm" svg:x="41.836cm" svg:y="5.541cm" draw:caption-point-x="-0.455cm" draw:caption-point-y="6.613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239" office:value-type="string" calcext:value-type="string">
            <text:p>955 04 23 45 /</text:p>
            <text:p><text:span text:style-name="T11">342345 </text:span></text:p>
            <text:p/>
          </table:table-cell>
          <table:table-cell table:style-name="ce20"/>
          <table:table-cell table:style-name="ce15" office:value-type="string" calcext:value-type="string">
            <text:p>cesareo.ibarra.ext</text:p>
          </table:table-cell>
          <table:table-cell table:style-name="ce15" table:formula="of:=VLOOKUP([.R279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11"><text:a xlink:href="mailto:cesareo.ibarra.ext@juntadeandalucia.es" xlink:type="simple">cesareo.ibarra.ext@juntadeandalucia.es</text:a></text:span></text:p>
          </table:table-cell>
          <table:table-cell table:style-name="ce320" table:formula="of:=RIGHT([.T279];LEN([.T279])-FIND(&quot;@&quot;;[.T27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8" office:value-type="string" calcext:value-type="string">
            <text:p>1-47063841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85" office:value-type="string" calcext:value-type="string">
            <text:p>Virgilio Rey Lorenzana</text:p>
          </table:table-cell>
          <table:table-cell table:style-name="ce85" office:value-type="string" calcext:value-type="string">
            <text:p>Tecnico en Servidores de Aplicación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39" office:value-type="string" calcext:value-type="string">
            <text:p>955 042349/</text:p>
            <text:p><text:span text:style-name="T4">342349 </text:span></text:p>
            <text:p/>
          </table:table-cell>
          <table:table-cell table:style-name="ce20"/>
          <table:table-cell table:style-name="ce15" office:value-type="string" calcext:value-type="string">
            <text:p>virgilio.rey.ext</text:p>
          </table:table-cell>
          <table:table-cell table:style-name="ce15" table:formula="of:=VLOOKUP([.R280];[$MOS.$K$7:.$K$178];1;0)" office:value-type="string" office:string-value="virgilio.rey.ext" calcext:value-type="string">
            <text:p>virgilio.rey.ext</text:p>
          </table:table-cell>
          <table:table-cell table:style-name="ce290" office:value-type="string" calcext:value-type="string">
            <text:p><text:span text:style-name="T4"><text:a xlink:href="mailto:virgilio.rey.ext@juntadeandalucia.es" xlink:type="simple">virgilio.rey.ext@juntadeandalucia.es</text:a></text:span></text:p>
          </table:table-cell>
          <table:table-cell table:style-name="ce320" table:formula="of:=RIGHT([.T280];LEN([.T280])-FIND(&quot;@&quot;;[.T280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6" table:visibility="filter">
          <table:table-cell table:style-name="ce8" office:value-type="string" calcext:value-type="string">
            <text:p>1-47063841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85" office:value-type="string" calcext:value-type="string">
            <text:p>Francisco A. de Alba Quiñones</text:p>
          </table:table-cell>
          <table:table-cell table:style-name="ce85" office:value-type="string" calcext:value-type="string">
            <text:p>Tecnico en Servidores de Aplicación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39" office:value-type="string" calcext:value-type="string">
            <text:p>955 04 24 69/</text:p>
            <text:p><text:span text:style-name="T4">342469 </text:span></text:p>
            <text:p/>
          </table:table-cell>
          <table:table-cell table:style-name="ce20"/>
          <table:table-cell table:style-name="ce15" office:value-type="string" calcext:value-type="string">
            <text:p>francisco.alba.ext</text:p>
          </table:table-cell>
          <table:table-cell table:style-name="ce15" table:formula="of:=VLOOKUP([.R281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4"><text:a xlink:href="mailto:francisco.alba.ext@juntadeandalucia.es" xlink:type="simple">francisco.alba.ext@juntadeandalucia.es</text:a></text:span></text:p>
          </table:table-cell>
          <table:table-cell table:style-name="ce320" table:formula="of:=RIGHT([.T281];LEN([.T281])-FIND(&quot;@&quot;;[.T28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856743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AP</text:p>
          </table:table-cell>
          <table:table-cell table:style-name="ce68" office:value-type="string" calcext:value-type="string">
            <text:p>Instituto Andaluz de Administración Pública</text:p>
          </table:table-cell>
          <table:table-cell table:style-name="ce75"/>
          <table:table-cell table:style-name="ce85" office:value-type="string" calcext:value-type="string">
            <text:p>Javier Velázquez Rubio</text:p>
          </table:table-cell>
          <table:table-cell table:style-name="ce85" office:value-type="string" calcext:value-type="string">
            <text:p>Programador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39" office:value-type="string" calcext:value-type="string">
            <text:p>955042318/</text:p>
            <text:p>342318 </text:p>
          </table:table-cell>
          <table:table-cell table:style-name="ce20"/>
          <table:table-cell table:style-name="ce15" office:value-type="string" calcext:value-type="string">
            <text:p>javier.velazquez.ext</text:p>
          </table:table-cell>
          <table:table-cell table:style-name="ce15" table:formula="of:=VLOOKUP([.R282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javier.velazquez.ext@juntadeandalucia.es" xlink:type="simple">javier.velazquez.ext@juntadeandalucia.es</text:a></text:p>
          </table:table-cell>
          <table:table-cell table:style-name="ce320" table:formula="of:=RIGHT([.T282];LEN([.T282])-FIND(&quot;@&quot;;[.T28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8" office:value-type="string" calcext:value-type="string">
            <text:p>1-4638815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J</text:p>
          </table:table-cell>
          <table:table-cell table:style-name="ce63" office:value-type="string" calcext:value-type="string">
            <text:p>Instituto Andaluz de la Juventud</text:p>
          </table:table-cell>
          <table:table-cell table:style-name="ce20"/>
          <table:table-cell table:style-name="ce63" office:value-type="string" calcext:value-type="string">
            <text:p>Fernando González González</text:p>
          </table:table-cell>
          <table:table-cell table:style-name="ce63" office:value-type="string" calcext:value-type="string">
            <text:p>Jefe Servicio.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749501" calcext:value-type="float">
            <text:p>749501</text:p>
          </table:table-cell>
          <table:table-cell table:style-name="ce20"/>
          <table:table-cell table:style-name="ce15" office:value-type="string" calcext:value-type="string">
            <text:p>fernando.gonzalez.gonzalez</text:p>
          </table:table-cell>
          <table:table-cell table:style-name="ce15" table:formula="of:=VLOOKUP([.R283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fernando.gonzalez.gonzalez@juntadeandalucia.es" xlink:type="simple">fernando.gonzalez.gonzalez@juntadeandalucia.es</text:a></text:p>
          </table:table-cell>
          <table:table-cell table:style-name="ce320" table:formula="of:=RIGHT([.T283];LEN([.T283])-FIND(&quot;@&quot;;[.T28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8" office:value-type="string" calcext:value-type="string">
            <text:p>1-4638815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J</text:p>
          </table:table-cell>
          <table:table-cell table:style-name="ce63" office:value-type="string" calcext:value-type="string">
            <text:p>Instituto Andaluz de la Juventud</text:p>
          </table:table-cell>
          <table:table-cell table:style-name="ce20"/>
          <table:table-cell table:style-name="ce63" office:value-type="string" calcext:value-type="string">
            <text:p>Alberto Zamora Cueto</text:p>
          </table:table-cell>
          <table:table-cell table:style-name="ce85" office:value-type="string" calcext:value-type="string">
            <text:p>DBA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6"/>
          <table:table-cell table:style-name="ce239" office:value-type="float" office:value="671597678" calcext:value-type="float">
            <text:p>671597678</text:p>
          </table:table-cell>
          <table:table-cell table:style-name="ce15" office:value-type="string" calcext:value-type="string">
            <text:p>alberto.zamora.ext</text:p>
          </table:table-cell>
          <table:table-cell table:style-name="ce15" table:formula="of:=VLOOKUP([.R284];[$MOS.$K$7:.$K$178];1;0)" office:value-type="string" office:string-value="alberto.zamora.ext" calcext:value-type="string">
            <text:p>alberto.zamora.ext</text:p>
          </table:table-cell>
          <table:table-cell table:style-name="ce5" office:value-type="string" calcext:value-type="string">
            <text:p><text:a xlink:href="mailto:alberto.zamora.ext@juntadeandalucia.es" xlink:type="simple">alberto.zamora.ext@juntadeandalucia.es</text:a></text:p>
          </table:table-cell>
          <table:table-cell table:style-name="ce320" table:formula="of:=RIGHT([.T284];LEN([.T284])-FIND(&quot;@&quot;;[.T28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8" office:value-type="string" calcext:value-type="string">
            <text:p>1-4638815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J</text:p>
          </table:table-cell>
          <table:table-cell table:style-name="ce63" office:value-type="string" calcext:value-type="string">
            <text:p>Instituto Andaluz de la Juventud</text:p>
          </table:table-cell>
          <table:table-cell table:style-name="ce20"/>
          <table:table-cell table:style-name="ce63" office:value-type="string" calcext:value-type="string">
            <text:p>Cristóbal Contreras Mireime</text:p>
          </table:table-cell>
          <table:table-cell table:style-name="ce85" office:value-type="string" calcext:value-type="string">
            <text:p>Técnico de sistemas/Programador 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6"/>
          <table:table-cell table:style-name="ce239" office:value-type="float" office:value="671563195" calcext:value-type="float">
            <text:p>671563195</text:p>
          </table:table-cell>
          <table:table-cell table:style-name="ce15" office:value-type="string" calcext:value-type="string">
            <text:p>cristobal.contreras.m.ext</text:p>
          </table:table-cell>
          <table:table-cell table:style-name="ce15" table:formula="of:=VLOOKUP([.R285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cristobal.contreras.m.ext@juntadeandalucia.es" xlink:type="simple">cristobal.contreras.m.ext@juntadeandalucia.es</text:a></text:p>
          </table:table-cell>
          <table:table-cell table:style-name="ce320" table:formula="of:=RIGHT([.T285];LEN([.T285])-FIND(&quot;@&quot;;[.T28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8" office:value-type="string" calcext:value-type="string">
            <text:p>1-4638815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J</text:p>
          </table:table-cell>
          <table:table-cell table:style-name="ce63" office:value-type="string" calcext:value-type="string">
            <text:p>Instituto Andaluz de la Juventud</text:p>
          </table:table-cell>
          <table:table-cell table:style-name="ce20"/>
          <table:table-cell table:style-name="ce63" office:value-type="string" calcext:value-type="string">
            <text:p>José Manuel Parrado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/>
          <table:table-cell table:style-name="ce6"/>
          <table:table-cell table:style-name="ce239" office:value-type="float" office:value="671563198" calcext:value-type="float">
            <text:p>671563198</text:p>
          </table:table-cell>
          <table:table-cell table:style-name="ce15" office:value-type="string" calcext:value-type="string">
            <text:p>josem.parrado.ext</text:p>
          </table:table-cell>
          <table:table-cell table:style-name="ce15" table:formula="of:=VLOOKUP([.R28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osem.parrado.ext@juntadeandalucia.es" xlink:type="simple">josem.parrado.ext@juntadeandalucia.es</text:a></text:p>
          </table:table-cell>
          <table:table-cell table:style-name="ce320" table:formula="of:=RIGHT([.T286];LEN([.T286])-FIND(&quot;@&quot;;[.T28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19656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M</text:p>
          </table:table-cell>
          <table:table-cell table:style-name="ce63" office:value-type="string" calcext:value-type="string">
            <text:p>Instituto Andaluz de la Mujer</text:p>
          </table:table-cell>
          <table:table-cell table:style-name="ce20"/>
          <table:table-cell table:style-name="ce63" office:value-type="string" calcext:value-type="string">
            <text:p>Juan Antonio Moreno Álvarez</text:p>
          </table:table-cell>
          <table:table-cell table:style-name="ce63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98920" calcext:value-type="float">
            <text:p>398920</text:p>
          </table:table-cell>
          <table:table-cell table:style-name="ce20"/>
          <table:table-cell table:style-name="ce15" office:value-type="string" calcext:value-type="string">
            <text:p>juan.moreno.alvarez</text:p>
          </table:table-cell>
          <table:table-cell table:style-name="ce15" table:formula="of:=VLOOKUP([.R287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.moreno.alvarez@juntadeandalucia.es" xlink:type="simple">juan.moreno.alvarez@juntadeandalucia.es</text:a></text:p>
          </table:table-cell>
          <table:table-cell table:style-name="ce320" table:formula="of:=RIGHT([.T287];LEN([.T287])-FIND(&quot;@&quot;;[.T28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7" table:visibility="filter">
          <table:table-cell table:style-name="ce5" office:value-type="string" calcext:value-type="string">
            <text:p>1-472519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M</text:p>
          </table:table-cell>
          <table:table-cell table:style-name="ce63" office:value-type="string" calcext:value-type="string">
            <text:p>Instituto Andaluz de la Mujer</text:p>
          </table:table-cell>
          <table:table-cell table:style-name="ce20"/>
          <table:table-cell table:style-name="ce85" office:value-type="string" calcext:value-type="string">
            <text:p>Antonio Rendón Ruiz</text:p>
          </table:table-cell>
          <table:table-cell table:style-name="ce63" office:value-type="string" calcext:value-type="string">
            <text:p>Adm.de Sistemas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 office:value-type="float" office:value="398918" calcext:value-type="float">
            <text:p>398918</text:p>
          </table:table-cell>
          <table:table-cell table:style-name="ce20"/>
          <table:table-cell table:style-name="ce15" office:value-type="string" calcext:value-type="string">
            <text:p>antonio.rendon.ext</text:p>
          </table:table-cell>
          <table:table-cell table:style-name="ce15" table:formula="of:=VLOOKUP([.R288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antonio.rendon.ext@juntadeandalucia.es" xlink:type="simple">antonio.rendon.ext@juntadeandalucia.es</text:a></text:p>
          </table:table-cell>
          <table:table-cell table:style-name="ce320" table:formula="of:=RIGHT([.T288];LEN([.T288])-FIND(&quot;@&quot;;[.T288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4" table:visibility="filter">
          <table:table-cell table:style-name="ce5" office:value-type="string" calcext:value-type="string">
            <text:p>1-47251973</text:p>
          </table:table-cell>
          <table:table-cell table:style-name="ce20"/>
          <table:table-cell table:style-name="ce37" table:content-validation-name="val1"/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M</text:p>
          </table:table-cell>
          <table:table-cell table:style-name="ce63" office:value-type="string" calcext:value-type="string">
            <text:p>Instituto Andaluz de la Mujer</text:p>
          </table:table-cell>
          <table:table-cell table:style-name="ce20"/>
          <table:table-cell table:style-name="ce63" office:value-type="string" calcext:value-type="string">
            <text:p>Luis Rodríguez García</text:p>
          </table:table-cell>
          <table:table-cell table:style-name="ce63" office:value-type="string" calcext:value-type="string">
            <text:p>Adm.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 office:value-type="float" office:value="398918" calcext:value-type="float">
            <text:p>398918</text:p>
          </table:table-cell>
          <table:table-cell table:style-name="ce20"/>
          <table:table-cell table:style-name="ce15" office:value-type="string" calcext:value-type="string">
            <text:p>luis.rodriguez.garcia.ext</text:p>
          </table:table-cell>
          <table:table-cell table:style-name="ce15" table:formula="of:=VLOOKUP([.R289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luis.rodriguez.garcia.ext@juntadeandalucia.es" xlink:type="simple">luis.rodriguez.garcia.ext@juntadeandalucia.es</text:a></text:p>
          </table:table-cell>
          <table:table-cell table:style-name="ce320" table:formula="of:=RIGHT([.T289];LEN([.T289])-FIND(&quot;@&quot;;[.T28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59272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PH</text:p>
          </table:table-cell>
          <table:table-cell table:style-name="ce70" office:value-type="string" calcext:value-type="string">
            <text:p>Instituto Andaluz de Patrimonio Histórico</text:p>
          </table:table-cell>
          <table:table-cell table:style-name="ce79"/>
          <table:table-cell table:style-name="ce63" office:value-type="string" calcext:value-type="string">
            <text:p>José Luis Zafra Ojuel</text:p>
          </table:table-cell>
          <table:table-cell table:style-name="ce63" office:value-type="string" calcext:value-type="string">
            <text:p>Jefe de Área de Sistemas de Inform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string" calcext:value-type="string">
            <text:p>9550337135/</text:p>
            <text:p>337135</text:p>
          </table:table-cell>
          <table:table-cell table:style-name="ce269"/>
          <table:table-cell table:style-name="ce15" office:value-type="string" calcext:value-type="string">
            <text:p>joseluis.zafra</text:p>
          </table:table-cell>
          <table:table-cell table:style-name="ce15" table:formula="of:=VLOOKUP([.R290];[$MOS.$K$7:.$K$178];1;0)" office:value-type="string" office:string-value="joseluis.zafra" calcext:value-type="string">
            <text:p>joseluis.zafra</text:p>
          </table:table-cell>
          <table:table-cell table:style-name="ce5" office:value-type="string" calcext:value-type="string">
            <text:p><text:a xlink:href="mailto:joseluis.zafra@juntadeandalucia.es" xlink:type="simple">joseluis.zafra@juntadeandalucia.es</text:a></text:p>
          </table:table-cell>
          <table:table-cell table:style-name="ce320" table:formula="of:=RIGHT([.T290];LEN([.T290])-FIND(&quot;@&quot;;[.T290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169661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APH</text:p>
          </table:table-cell>
          <table:table-cell table:style-name="ce70" office:value-type="string" calcext:value-type="string">
            <text:p>Instituto Andaluz de Patrimonio Histórico</text:p>
          </table:table-cell>
          <table:table-cell table:style-name="ce79"/>
          <table:table-cell table:style-name="ce85" office:value-type="string" calcext:value-type="string">
            <text:p>José Antonio Prada Baena </text:p>
          </table:table-cell>
          <table:table-cell table:style-name="ce85" office:value-type="string" calcext:value-type="string">
            <text:p>Té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office:value-type="string" calcext:value-type="string">
            <text:p>955037099/</text:p>
            <text:p>337099</text:p>
          </table:table-cell>
          <table:table-cell table:style-name="ce20"/>
          <table:table-cell table:style-name="ce15" office:value-type="string" calcext:value-type="string">
            <text:p>josea.prada</text:p>
          </table:table-cell>
          <table:table-cell table:style-name="ce15" table:formula="of:=VLOOKUP([.R291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josea.prada@juntadeandalucia.es" xlink:type="simple">josea.prada@juntadeandalucia.es</text:a></text:p>
          </table:table-cell>
          <table:table-cell table:style-name="ce320" table:formula="of:=RIGHT([.T291];LEN([.T291])-FIND(&quot;@&quot;;[.T29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75985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Antonio Molina González</text:p>
          </table:table-cell>
          <table:table-cell table:style-name="ce63" office:value-type="string" calcext:value-type="string">
            <text:p>Jefe del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float" office:value="333921" calcext:value-type="float">
            <text:p>333921</text:p>
          </table:table-cell>
          <table:table-cell table:style-name="ce20"/>
          <table:table-cell table:style-name="ce15" office:value-type="string" calcext:value-type="string">
            <text:p>antonio.molina.gonzalez</text:p>
          </table:table-cell>
          <table:table-cell table:style-name="ce15" table:formula="of:=VLOOKUP([.R292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antonio.molina.gonzalez@juntadeandalucia.es" xlink:type="simple">antonio.molina.gonzalez@juntadeandalucia.es</text:a></text:p>
          </table:table-cell>
          <table:table-cell table:style-name="ce320" table:formula="of:=RIGHT([.T292];LEN([.T292])-FIND(&quot;@&quot;;[.T29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072230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85" office:value-type="string" calcext:value-type="string">
            <text:p>José Ángel Gutiérrez Morales</text:p>
          </table:table-cell>
          <table:table-cell table:style-name="ce85" office:value-type="string" calcext:value-type="string">
            <text:p>Jefe del Departamento de Sistemas del Servicio de Informática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39" office:value-type="string" calcext:value-type="string">
            <text:p>333878 </text:p>
            <text:p>(955033878) </text:p>
          </table:table-cell>
          <table:table-cell table:style-name="ce20"/>
          <table:table-cell table:style-name="ce15" office:value-type="string" calcext:value-type="string">
            <text:p>joseangel.gutierrez</text:p>
          </table:table-cell>
          <table:table-cell table:style-name="ce15" table:formula="of:=VLOOKUP([.R293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span text:style-name="T3"><text:a xlink:href="mailto:joseangel.gutierrez@juntadeandalucia.es" xlink:type="simple">joseangel.gutierrez@juntadeandalucia.es</text:a></text:span></text:p>
          </table:table-cell>
          <table:table-cell table:style-name="ce320" table:formula="of:=RIGHT([.T293];LEN([.T293])-FIND(&quot;@&quot;;[.T293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31711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Manuel Costoyas Presa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0" office:value-type="float" office:value="334030" calcext:value-type="float">
            <text:p>334030</text:p>
          </table:table-cell>
          <table:table-cell table:style-name="ce20"/>
          <table:table-cell table:style-name="ce15" office:value-type="string" calcext:value-type="string">
            <text:p>manuel.costoyas.ext</text:p>
          </table:table-cell>
          <table:table-cell table:style-name="ce15" table:formula="of:=VLOOKUP([.R294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manuel.costoyas.ext@juntadeandalucia.es" xlink:type="simple">manuel.costoyas.ext@juntadeandalucia.es</text:a></text:p>
          </table:table-cell>
          <table:table-cell table:style-name="ce320" table:formula="of:=RIGHT([.T294];LEN([.T294])-FIND(&quot;@&quot;;[.T29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31711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Augusto García Baena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33936" calcext:value-type="float">
            <text:p>333936</text:p>
          </table:table-cell>
          <table:table-cell table:style-name="ce20"/>
          <table:table-cell table:style-name="ce15" office:value-type="string" calcext:value-type="string">
            <text:p>augusto.garcia</text:p>
          </table:table-cell>
          <table:table-cell table:style-name="ce15" table:formula="of:=VLOOKUP([.R295];[$MOS.$K$7:.$K$178];1;0)" office:value-type="string" office:string-value="augusto.garcia" calcext:value-type="string">
            <text:p>augusto.garcia</text:p>
          </table:table-cell>
          <table:table-cell table:style-name="ce5" office:value-type="string" calcext:value-type="string">
            <text:p><text:a xlink:href="mailto:augusto.garcia@juntadeandalucia.es" xlink:type="simple">augusto.garcia@juntadeandalucia.es</text:a></text:p>
          </table:table-cell>
          <table:table-cell table:style-name="ce320" table:formula="of:=RIGHT([.T295];LEN([.T295])-FIND(&quot;@&quot;;[.T29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31711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Enrique Lago García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/>
          <table:table-cell table:style-name="ce20" office:value-type="float" office:value="333924" calcext:value-type="float">
            <text:p>333924</text:p>
          </table:table-cell>
          <table:table-cell table:style-name="ce20"/>
          <table:table-cell table:style-name="ce15" office:value-type="string" calcext:value-type="string">
            <text:p>enrique.lago</text:p>
          </table:table-cell>
          <table:table-cell table:style-name="ce15" table:formula="of:=VLOOKUP([.R29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enrique.lago@juntadeandalucia.es" xlink:type="simple">enrique.lago@juntadeandalucia.es</text:a></text:p>
          </table:table-cell>
          <table:table-cell table:style-name="ce320" table:formula="of:=RIGHT([.T296];LEN([.T296])-FIND(&quot;@&quot;;[.T29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31711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Abel Martín Ruiz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33936" calcext:value-type="float">
            <text:p>333936</text:p>
          </table:table-cell>
          <table:table-cell table:style-name="ce20"/>
          <table:table-cell table:style-name="ce15" office:value-type="string" calcext:value-type="string">
            <text:p>abel.martin.ruiz.ext</text:p>
          </table:table-cell>
          <table:table-cell table:style-name="ce15" table:formula="of:=VLOOKUP([.R297];[$MOS.$K$7:.$K$178];1;0)" office:value-type="string" office:string-value="abel.martin.ruiz.ext" calcext:value-type="string">
            <text:p>abel.martin.ruiz.ext</text:p>
          </table:table-cell>
          <table:table-cell table:style-name="ce5" office:value-type="string" calcext:value-type="string">
            <text:p><text:a xlink:href="mailto:abel.martin.ruiz.ext@juntadeandalucia.es" xlink:type="simple">abel.martin.ruiz.ext@juntadeandalucia.es</text:a></text:p>
          </table:table-cell>
          <table:table-cell table:style-name="ce320" table:formula="of:=RIGHT([.T297];LEN([.T297])-FIND(&quot;@&quot;;[.T29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31711</text:p>
          </table:table-cell>
          <table:table-cell table:style-name="ce33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ECA</text:p>
          </table:table-cell>
          <table:table-cell table:style-name="ce68" office:value-type="string" calcext:value-type="string">
            <text:p>Instituto de Estadística y Cartografía de Andalucía</text:p>
          </table:table-cell>
          <table:table-cell table:style-name="ce75"/>
          <table:table-cell table:style-name="ce63" office:value-type="string" calcext:value-type="string">
            <text:p>José Aurelio Pérez Piñas</text:p>
          </table:table-cell>
          <table:table-cell table:style-name="ce63" office:value-type="string" calcext:value-type="string">
            <text:p>tecnico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float" office:value="333924" calcext:value-type="float">
            <text:p>333924</text:p>
          </table:table-cell>
          <table:table-cell table:style-name="ce20"/>
          <table:table-cell table:style-name="ce15" office:value-type="string" calcext:value-type="string">
            <text:p>josea.perez.pinas</text:p>
          </table:table-cell>
          <table:table-cell table:style-name="ce15" table:formula="of:=VLOOKUP([.R298];[$MOS.$K$7:.$K$178];1;0)" office:value-type="string" office:string-value="josea.perez.pinas" calcext:value-type="string">
            <text:p>josea.perez.pinas</text:p>
          </table:table-cell>
          <table:table-cell table:style-name="ce5" office:value-type="string" calcext:value-type="string">
            <text:p><text:a xlink:href="mailto:josea.perez.pinas@juntadeandalucia.es" xlink:type="simple">josea.perez.pinas@juntadeandalucia.es</text:a></text:p>
          </table:table-cell>
          <table:table-cell table:style-name="ce320" table:formula="of:=RIGHT([.T298];LEN([.T298])-FIND(&quot;@&quot;;[.T298]))" office:value-type="string" office:string-value="juntadeandalucia.es" calcext:value-type="string">
            <text:p>juntadeandalucia.es</text:p>
          </table:table-cell>
          <table:table-cell table:style-name="ce321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881523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FAPA</text:p>
          </table:table-cell>
          <table:table-cell table:style-name="ce68" office:value-type="string" calcext:value-type="string">
            <text:p>Instituto de Investigación y Formación Agraria y Pesquera de Andalucía</text:p>
          </table:table-cell>
          <table:table-cell table:style-name="ce75"/>
          <table:table-cell table:style-name="ce91" office:value-type="string" calcext:value-type="string">
            <text:p>Francisco Fuentes Aceituno</text:p>
          </table:table-cell>
          <table:table-cell table:style-name="ce91" office:value-type="string" calcext:value-type="string">
            <text:p>Jefe de Servici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32" office:value-type="string" calcext:value-type="string">
            <text:p>632284 /671532284</text:p>
          </table:table-cell>
          <table:table-cell table:style-name="ce15" office:value-type="string" calcext:value-type="string">
            <text:p>francisco.fuentes</text:p>
          </table:table-cell>
          <table:table-cell table:style-name="ce15" table:formula="of:=VLOOKUP([.R299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francisco.fuentes@juntadeandalucia.es" xlink:type="simple">francisco.fuentes@juntadeandalucia.es</text:a></text:p>
          </table:table-cell>
          <table:table-cell table:style-name="ce320" table:formula="of:=RIGHT([.T299];LEN([.T299])-FIND(&quot;@&quot;;[.T299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88926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FAPA</text:p>
          </table:table-cell>
          <table:table-cell table:style-name="ce68" office:value-type="string" calcext:value-type="string">
            <text:p>Instituto de Investigación y Formación Agraria y Pesquera de Andalucía</text:p>
          </table:table-cell>
          <table:table-cell table:style-name="ce75"/>
          <table:table-cell table:style-name="ce63" office:value-type="string" calcext:value-type="string">
            <text:p>Javier Díaz Calero</text:p>
          </table:table-cell>
          <table:table-cell table:style-name="ce63" office:value-type="string" calcext:value-type="string">
            <text:p>Adjunto Jefe Servicio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97747" calcext:value-type="float">
            <text:p>697747</text:p>
          </table:table-cell>
          <table:table-cell table:style-name="ce15" office:value-type="string" calcext:value-type="string">
            <text:p>javier.diazcalero</text:p>
          </table:table-cell>
          <table:table-cell table:style-name="ce15" table:formula="of:=VLOOKUP([.R300];[$MOS.$K$7:.$K$178];1;0)" office:value-type="string" office:string-value="javier.diazcalero" calcext:value-type="string">
            <text:p>javier.diazcalero</text:p>
          </table:table-cell>
          <table:table-cell table:style-name="ce13" office:value-type="string" calcext:value-type="string">
            <text:p><text:a xlink:href="mailto:javier.diazcalero@juntadeandalucia.es" xlink:type="simple">javier.diazcalero@juntadeandalucia.es</text:a></text:p>
          </table:table-cell>
          <table:table-cell table:style-name="ce320" table:formula="of:=RIGHT([.T300];LEN([.T300])-FIND(&quot;@&quot;;[.T30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889265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FAPA</text:p>
          </table:table-cell>
          <table:table-cell table:style-name="ce68" office:value-type="string" calcext:value-type="string">
            <text:p>Instituto de Investigación y Formación Agraria y Pesquera de Andalucía</text:p>
          </table:table-cell>
          <table:table-cell table:style-name="ce75"/>
          <table:table-cell table:style-name="ce91" office:value-type="string" calcext:value-type="string">
            <text:p>Lorenzo Ortiz <text:s/></text:p>
          </table:table-cell>
          <table:table-cell table:style-name="ce91" office:value-type="string" calcext:value-type="string">
            <text:p>Responsable Sistemas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3"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40110" calcext:value-type="float">
            <text:p>640110</text:p>
          </table:table-cell>
          <table:table-cell table:style-name="ce15" office:value-type="string" calcext:value-type="string">
            <text:p>lorenzo.ortiz.ext</text:p>
          </table:table-cell>
          <table:table-cell table:style-name="ce15" table:formula="of:=VLOOKUP([.R301];[$MOS.$K$7:.$K$178];1;0)" office:value-type="string" office:string-value="lorenzo.ortiz.ext" calcext:value-type="string">
            <text:p>lorenzo.ortiz.ext</text:p>
          </table:table-cell>
          <table:table-cell table:style-name="ce5" office:value-type="string" calcext:value-type="string">
            <text:p><text:a xlink:href="mailto:lorenzo.ortiz.ext@juntadeandalucia.es" xlink:type="simple">lorenzo.ortiz.ext@juntadeandalucia.es</text:a></text:p>
          </table:table-cell>
          <table:table-cell table:style-name="ce320" table:formula="of:=RIGHT([.T301];LEN([.T301])-FIND(&quot;@&quot;;[.T30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889265</text:p>
          </table:table-cell>
          <table:table-cell table:style-name="ce20"/>
          <table:table-cell table:style-name="ce58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IFAPA</text:p>
          </table:table-cell>
          <table:table-cell table:style-name="ce68" office:value-type="string" calcext:value-type="string">
            <text:p>Instituto de Investigación y Formación Agraria y Pesquera de Andalucía</text:p>
          </table:table-cell>
          <table:table-cell table:style-name="ce75"/>
          <table:table-cell table:style-name="ce91" office:value-type="string" calcext:value-type="string">
            <text:p>Jonathan Guerrero <text:s/></text:p>
          </table:table-cell>
          <table:table-cell table:style-name="ce91" office:value-type="string" calcext:value-type="string">
            <text:p>Adm. Bases de Datos</text:p>
          </table:table-cell>
          <table:table-cell table:style-name="ce139" table:content-validation-name="val3"/>
          <table:table-cell table:style-name="ce171" table:content-validation-name="val4"/>
          <table:table-cell table:number-columns-repeated="3" table:style-name="ce202" table:content-validation-name="val5" office:value-type="string" calcext:value-type="string">
            <text:p>X</text:p>
          </table:table-cell>
          <table:table-cell table:style-name="ce233" table:content-validation-name="val6" office:value-type="string" calcext:value-type="string">
            <text:p>Si</text:p>
          </table:table-cell>
          <table:table-cell table:style-name="ce20"/>
          <table:table-cell table:style-name="ce20" office:value-type="float" office:value="632290" calcext:value-type="float">
            <text:p>632290</text:p>
          </table:table-cell>
          <table:table-cell table:style-name="ce15" office:value-type="string" calcext:value-type="string">
            <text:p>jonathan.guerrero.ext</text:p>
          </table:table-cell>
          <table:table-cell table:style-name="ce15" table:formula="of:=VLOOKUP([.R302];[$MOS.$K$2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anab.giron@juntadeandalucia.es</text:p>
          </table:table-cell>
          <table:table-cell table:style-name="ce320" table:formula="of:=RIGHT([.T302];LEN([.T302])-FIND(&quot;@&quot;;[.T30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6587092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PAG</text:p>
          </table:table-cell>
          <table:table-cell table:style-name="ce68" office:value-type="string" calcext:value-type="string">
            <text:p>Patronato de la Alhambra y Generalife</text:p>
          </table:table-cell>
          <table:table-cell table:style-name="ce75"/>
          <table:table-cell table:style-name="ce104" office:value-type="string" calcext:value-type="string">
            <text:p>Lucía Mª Pérez Aguilera</text:p>
          </table:table-cell>
          <table:table-cell table:style-name="ce85" office:value-type="string" calcext:value-type="string">
            <text:p>Jefa del Departamento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</text:p>
          </table:table-cell>
          <table:table-cell table:style-name="ce20" office:value-type="string" calcext:value-type="string">
            <text:p>958027947</text:p>
            <text:p><text:span text:style-name="T4">(127988)</text:span></text:p>
          </table:table-cell>
          <table:table-cell table:style-name="ce239" office:value-type="float" office:value="755280" calcext:value-type="float">
            <text:p>755280</text:p>
          </table:table-cell>
          <table:table-cell table:style-name="ce15" office:value-type="string" calcext:value-type="string">
            <text:p>luciam.perez</text:p>
          </table:table-cell>
          <table:table-cell table:style-name="ce15" table:formula="of:=VLOOKUP([.R303];[$MOS.$K$7:.$K$178];1;0)" office:value-type="string" office:string-value="luciam.perez" calcext:value-type="string">
            <text:p>luciam.perez</text:p>
          </table:table-cell>
          <table:table-cell table:style-name="ce5" office:value-type="string" calcext:value-type="string">
            <text:p><text:a xlink:href="mailto:luciam.perez@juntadeandalucia.es" xlink:type="simple">luciam.perez@juntadeandalucia.es</text:a></text:p>
          </table:table-cell>
          <table:table-cell table:style-name="ce320" table:formula="of:=RIGHT([.T303];LEN([.T303])-FIND(&quot;@&quot;;[.T30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19629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PAG</text:p>
          </table:table-cell>
          <table:table-cell table:style-name="ce68" office:value-type="string" calcext:value-type="string">
            <text:p>Patronato de la Alhambra y Generalife</text:p>
          </table:table-cell>
          <table:table-cell table:style-name="ce75"/>
          <table:table-cell table:style-name="ce104" office:value-type="string" calcext:value-type="string">
            <text:p>Mª Carolina Jiménez Egea</text:p>
          </table:table-cell>
          <table:table-cell table:style-name="ce63" office:value-type="string" calcext:value-type="string">
            <text:p>Técnico 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 - No registrado</text:p>
          </table:table-cell>
          <table:table-cell table:style-name="ce239" office:value-type="float" office:value="958027987" calcext:value-type="float">
            <text:p>958027987</text:p>
          </table:table-cell>
          <table:table-cell table:style-name="ce239" office:value-type="float" office:value="697957479" calcext:value-type="float">
            <text:p>697957479</text:p>
          </table:table-cell>
          <table:table-cell table:style-name="ce15" office:value-type="string" calcext:value-type="string">
            <text:p>mcarolina.jimenez</text:p>
          </table:table-cell>
          <table:table-cell table:style-name="ce15" table:formula="of:=VLOOKUP([.R304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mcarolina.jimenez@juntadeandalucia.es" xlink:type="simple">mcarolina.jimenez@juntadeandalucia.es</text:a></text:p>
          </table:table-cell>
          <table:table-cell table:style-name="ce320" table:formula="of:=RIGHT([.T304];LEN([.T304])-FIND(&quot;@&quot;;[.T30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196298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32" table:content-validation-name="val2" office:value-type="string" calcext:value-type="string">
            <text:p>D1</text:p>
          </table:table-cell>
          <table:table-cell table:style-name="ce63" office:value-type="string" calcext:value-type="string">
            <text:p>PAG</text:p>
          </table:table-cell>
          <table:table-cell table:style-name="ce68" office:value-type="string" calcext:value-type="string">
            <text:p>Patronato de la Alhambra y Generalife</text:p>
          </table:table-cell>
          <table:table-cell table:style-name="ce75"/>
          <table:table-cell table:style-name="ce104" office:value-type="string" calcext:value-type="string">
            <text:p>Francisco Arraez Sánchez</text:p>
          </table:table-cell>
          <table:table-cell table:style-name="ce63" office:value-type="string" calcext:value-type="string">
            <text:p>Técnico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No</text:p>
          </table:table-cell>
          <table:table-cell table:style-name="ce239" office:value-type="float" office:value="958027952" calcext:value-type="float">
            <text:p>958027952</text:p>
          </table:table-cell>
          <table:table-cell table:style-name="ce239" office:value-type="float" office:value="671597654" calcext:value-type="float">
            <text:p>671597654</text:p>
          </table:table-cell>
          <table:table-cell table:style-name="ce15" office:value-type="string" calcext:value-type="string">
            <text:p>francisco.arraez</text:p>
          </table:table-cell>
          <table:table-cell table:style-name="ce15" table:formula="of:=VLOOKUP([.R305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arraez@juntadeandalucia.es" xlink:type="simple">arraez@juntadeandalucia.es</text:a></text:p>
          </table:table-cell>
          <table:table-cell table:style-name="ce320" table:formula="of:=RIGHT([.T305];LEN([.T305])-FIND(&quot;@&quot;;[.T30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5" office:value-type="string" calcext:value-type="string">
            <text:p>1-4722941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RTVA</text:p>
          </table:table-cell>
          <table:table-cell table:style-name="ce70" office:value-type="string" calcext:value-type="string">
            <text:p>Radio Televisión de Andalucía</text:p>
          </table:table-cell>
          <table:table-cell table:style-name="ce79"/>
          <table:table-cell table:style-name="ce63" office:value-type="string" calcext:value-type="string">
            <text:p>Pedro Montero Carvajal</text:p>
          </table:table-cell>
          <table:table-cell table:style-name="ce63" office:value-type="string" calcext:value-type="string">
            <text:p>Responsable Area Desarrollo y Gestión Corporativ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 office:value-type="string" calcext:value-type="string">
            <text:p>356227/</text:p>
            <text:p>356228</text:p>
          </table:table-cell>
          <table:table-cell table:style-name="ce27" office:value-type="float" office:value="742947742948" calcext:value-type="float">
            <text:p>742947742948</text:p>
          </table:table-cell>
          <table:table-cell table:style-name="ce15" office:value-type="string" calcext:value-type="string">
            <text:p>pedro.montero.carvajal</text:p>
          </table:table-cell>
          <table:table-cell table:style-name="ce15" table:formula="of:=VLOOKUP([.R306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pmontero@rtva.es" xlink:type="simple">pmontero@rtva.es</text:a></text:p>
          </table:table-cell>
          <table:table-cell table:style-name="ce320" table:formula="of:=RIGHT([.T306];LEN([.T306])-FIND(&quot;@&quot;;[.T306]))" office:value-type="string" office:string-value="rtva.es" calcext:value-type="string">
            <text:p>rtva.es</text:p>
          </table:table-cell>
          <table:table-cell table:style-name="ce63" table:number-columns-repeated="1002"/>
          <table:table-cell/>
        </table:table-row>
        <table:table-row table:style-name="ro18">
          <table:table-cell table:style-name="ce5" office:value-type="string" calcext:value-type="string">
            <text:p>1-4722941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RTVA</text:p>
          </table:table-cell>
          <table:table-cell table:style-name="ce70" office:value-type="string" calcext:value-type="string">
            <text:p>Radio Televisión de Andalucía</text:p>
          </table:table-cell>
          <table:table-cell table:style-name="ce79"/>
          <table:table-cell table:style-name="ce63" office:value-type="string" calcext:value-type="string">
            <text:p>Luis Romero Mige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32" office:value-type="float" office:value="356267" calcext:value-type="float">
            <text:p>356267</text:p>
          </table:table-cell>
          <table:table-cell table:style-name="ce32" office:value-type="float" office:value="755150" calcext:value-type="float">
            <text:p>755150</text:p>
          </table:table-cell>
          <table:table-cell table:style-name="ce15" office:value-type="string" calcext:value-type="string">
            <text:p>luis.romero.mige</text:p>
          </table:table-cell>
          <table:table-cell table:style-name="ce15" table:formula="of:=VLOOKUP([.R307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lromero@rtva.es" xlink:type="simple">lromero@rtva.es</text:a></text:p>
          </table:table-cell>
          <table:table-cell table:style-name="ce320" table:formula="of:=RIGHT([.T307];LEN([.T307])-FIND(&quot;@&quot;;[.T307]))" office:value-type="string" office:string-value="rtva.es" calcext:value-type="string">
            <text:p>rtva.es</text:p>
          </table:table-cell>
          <table:table-cell table:style-name="ce321" table:number-columns-repeated="1002"/>
          <table:table-cell/>
        </table:table-row>
        <table:table-row table:style-name="ro7">
          <table:table-cell table:style-name="ce5" office:value-type="string" calcext:value-type="string">
            <text:p>1-47229416</text:p>
          </table:table-cell>
          <table:table-cell table:style-name="ce20"/>
          <table:table-cell table:style-name="ce59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RTVA</text:p>
          </table:table-cell>
          <table:table-cell table:style-name="ce70" office:value-type="string" calcext:value-type="string">
            <text:p>Radio Televisión de Andalucía</text:p>
          </table:table-cell>
          <table:table-cell table:style-name="ce79"/>
          <table:table-cell table:style-name="ce63" office:value-type="string" calcext:value-type="string">
            <text:p>José Manuel López del Toro</text:p>
          </table:table-cell>
          <table:table-cell table:style-name="ce63"/>
          <table:table-cell table:style-name="ce140" table:content-validation-name="val3"/>
          <table:table-cell table:style-name="ce172" table:content-validation-name="val4"/>
          <table:table-cell table:style-name="ce203" table:content-validation-name="val5" office:value-type="string" calcext:value-type="string">
            <text:p>X</text:p>
          </table:table-cell>
          <table:table-cell table:style-name="ce203" table:content-validation-name="val5" table:number-columns-repeated="2"/>
          <table:table-cell table:style-name="ce234" table:content-validation-name="val6" office:value-type="string" calcext:value-type="string">
            <text:p>Si</text:p>
          </table:table-cell>
          <table:table-cell table:style-name="ce32" office:value-type="float" office:value="356282" calcext:value-type="float">
            <text:p>356282</text:p>
          </table:table-cell>
          <table:table-cell table:style-name="ce20"/>
          <table:table-cell table:style-name="ce15" office:value-type="string" calcext:value-type="string">
            <text:p>josem.lopez.toro</text:p>
          </table:table-cell>
          <table:table-cell table:style-name="ce15" table:formula="of:=VLOOKUP([.R308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jmlopezt@rtva.es" xlink:type="simple">jmlopezt@rtva.es</text:a></text:p>
          </table:table-cell>
          <table:table-cell table:style-name="ce320" table:formula="of:=RIGHT([.T308];LEN([.T308])-FIND(&quot;@&quot;;[.T308]))" office:value-type="string" office:string-value="rtva.es" calcext:value-type="string">
            <text:p>rtva.es</text:p>
          </table:table-cell>
          <table:table-cell table:style-name="ce63" table:number-columns-repeated="1002"/>
          <table:table-cell/>
        </table:table-row>
        <table:table-row table:style-name="ro5">
          <table:table-cell table:style-name="ce5" office:value-type="string" calcext:value-type="string">
            <text:p>1-47229416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RTVA</text:p>
          </table:table-cell>
          <table:table-cell table:style-name="ce70" office:value-type="string" calcext:value-type="string">
            <text:p>Radio Televisión de Andalucía</text:p>
          </table:table-cell>
          <table:table-cell table:style-name="ce79"/>
          <table:table-cell table:style-name="ce63" office:value-type="string" calcext:value-type="string">
            <text:p>Alejandro Rodríguez Sánchez</text:p>
          </table:table-cell>
          <table:table-cell table:style-name="ce63"/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 - No registrado</text:p>
          </table:table-cell>
          <table:table-cell table:style-name="ce32" office:value-type="float" office:value="354662" calcext:value-type="float">
            <text:p>354662</text:p>
          </table:table-cell>
          <table:table-cell table:style-name="ce20"/>
          <table:table-cell table:style-name="ce278" office:value-type="string" calcext:value-type="string">
            <text:p>alejandro.rodriguez.s</text:p>
          </table:table-cell>
          <table:table-cell table:style-name="ce15" table:formula="of:=VLOOKUP([.R309];[$MOS.$K$7:.$K$178];1;0)" office:value-type="string" office:string-value="" calcext:value-type="error">
            <text:p>#N/D</text:p>
          </table:table-cell>
          <table:table-cell table:style-name="ce292" office:value-type="string" calcext:value-type="string">
            <text:p><text:a xlink:href="mailto:arodriguez@rtva.es" xlink:type="simple">arodriguez@rtva.es</text:a></text:p>
          </table:table-cell>
          <table:table-cell table:style-name="ce320" table:formula="of:=RIGHT([.T309];LEN([.T309])-FIND(&quot;@&quot;;[.T309]))" office:value-type="string" office:string-value="rtva.es" calcext:value-type="string">
            <text:p>rtv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63" office:value-type="string" calcext:value-type="string">
            <text:p>Juan Jesús Velasco Rivera</text:p>
          </table:table-cell>
          <table:table-cell table:style-name="ce63" office:value-type="string" calcext:value-type="string">
            <text:p>Responsable de Informática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20"/>
          <table:table-cell table:style-name="ce20" office:value-type="float" office:value="736782" calcext:value-type="float">
            <text:p>736782</text:p>
          </table:table-cell>
          <table:table-cell table:style-name="ce15" office:value-type="string" calcext:value-type="string">
            <text:p>juanj.velasco</text:p>
          </table:table-cell>
          <table:table-cell table:style-name="ce15" table:formula="of:=VLOOKUP([.R310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juanj.velasco@juntadeandalucia.es" xlink:type="simple">juanj.velasco@juntadeandalucia.es</text:a></text:p>
          </table:table-cell>
          <table:table-cell table:style-name="ce320" table:formula="of:=RIGHT([.T310];LEN([.T310])-FIND(&quot;@&quot;;[.T310]))" office:value-type="string" office:string-value="juntadeandalucia.es" calcext:value-type="string">
            <text:p>juntadeandalucia.es</text:p>
          </table:table-cell>
          <table:table-cell table:style-name="ce6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Carlos Corredera Carmona</text:p>
          </table:table-cell>
          <table:table-cell table:style-name="ce91" office:value-type="string" calcext:value-type="string">
            <text:p>Responsable de producción</text:p>
          </table:table-cell>
          <table:table-cell table:style-name="ce117" table:content-validation-name="val3"/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/>
          <table:table-cell table:style-name="ce32"/>
          <table:table-cell table:style-name="ce32" office:value-type="float" office:value="755958" calcext:value-type="float">
            <text:p>755958</text:p>
          </table:table-cell>
          <table:table-cell table:style-name="ce15" office:value-type="string" calcext:value-type="string">
            <text:p>carlos.corredera</text:p>
          </table:table-cell>
          <table:table-cell table:style-name="ce15" table:formula="of:=VLOOKUP([.R311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carlos.corredera@juntadeandalucia.es" xlink:type="simple">carlos.corredera@juntadeandalucia.es</text:a></text:p>
          </table:table-cell>
          <table:table-cell table:style-name="ce320" table:formula="of:=RIGHT([.T311];LEN([.T311])-FIND(&quot;@&quot;;[.T311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Antonio Viana </text:p>
          </table:table-cell>
          <table:table-cell table:style-name="ce91" office:value-type="string" calcext:value-type="string">
            <text:p>Producción de sistemas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32" office:value-type="float" office:value="756806" calcext:value-type="float">
            <text:p>756806</text:p>
          </table:table-cell>
          <table:table-cell table:style-name="ce15" office:value-type="string" calcext:value-type="string">
            <text:p>antonio.viana</text:p>
          </table:table-cell>
          <table:table-cell table:style-name="ce15" table:formula="of:=VLOOKUP([.R312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antonio.viana@juntadeandalucia.es" xlink:type="simple">antonio.viana@juntadeandalucia.es</text:a></text:p>
          </table:table-cell>
          <table:table-cell table:style-name="ce320" table:formula="of:=RIGHT([.T312];LEN([.T312])-FIND(&quot;@&quot;;[.T312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Alfredo Sarmiento</text:p>
          </table:table-cell>
          <table:table-cell table:style-name="ce91" office:value-type="string" calcext:value-type="string">
            <text:p>Responsable Técnico de AndalucíaCERT 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32" office:value-type="float" office:value="758595" calcext:value-type="float">
            <text:p>758595</text:p>
          </table:table-cell>
          <table:table-cell table:style-name="ce15" office:value-type="string" calcext:value-type="string">
            <text:p>alfredo.sarmiento</text:p>
          </table:table-cell>
          <table:table-cell table:style-name="ce15" table:formula="of:=VLOOKUP([.R313];[$MOS.$K$7:.$K$178];1;0)" office:value-type="string" office:string-value="alfredo.sarmiento" calcext:value-type="string">
            <text:p>alfredo.sarmiento</text:p>
          </table:table-cell>
          <table:table-cell table:style-name="ce13" office:value-type="string" calcext:value-type="string">
            <text:p><text:a xlink:href="mailto:alfredo.sarmiento@juntadeandalucia.es" xlink:type="simple">alfredo.sarmiento@juntadeandalucia.es</text:a></text:p>
          </table:table-cell>
          <table:table-cell table:style-name="ce320" table:formula="of:=RIGHT([.T313];LEN([.T313])-FIND(&quot;@&quot;;[.T313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Rafael Romero</text:p>
          </table:table-cell>
          <table:table-cell table:style-name="ce91" office:value-type="string" calcext:value-type="string">
            <text:p>Unidad de Entrega y Disponibilidad del Servicio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32" office:value-type="float" office:value="743208" calcext:value-type="float">
            <text:p>743208</text:p>
          </table:table-cell>
          <table:table-cell table:style-name="ce15" office:value-type="string" calcext:value-type="string">
            <text:p>rafael.romero.sanchez</text:p>
          </table:table-cell>
          <table:table-cell table:style-name="ce15" table:formula="of:=VLOOKUP([.R314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rafael.romero.sanchez@juntadeandalucia.es" xlink:type="simple">rafael.romero.sanchez@juntadeandalucia.es</text:a></text:p>
          </table:table-cell>
          <table:table-cell table:style-name="ce320" table:formula="of:=RIGHT([.T314];LEN([.T314])-FIND(&quot;@&quot;;[.T31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Oliver López Yela </text:p>
          </table:table-cell>
          <table:table-cell table:style-name="ce91"/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32" office:value-type="float" office:value="695229" calcext:value-type="float">
            <text:p>695229</text:p>
          </table:table-cell>
          <table:table-cell table:style-name="ce15" office:value-type="string" calcext:value-type="string">
            <text:p>oliver.lopez</text:p>
          </table:table-cell>
          <table:table-cell table:style-name="ce15" table:formula="of:=VLOOKUP([.R315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oliver.lopez@juntadeandalucia.es" xlink:type="simple">oliver.lopez@juntadeandalucia.es</text:a></text:p>
          </table:table-cell>
          <table:table-cell table:style-name="ce320" table:formula="of:=RIGHT([.T315];LEN([.T315])-FIND(&quot;@&quot;;[.T31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55265405 </text:p>
          </table:table-cell>
          <table:table-cell table:style-name="ce20" office:value-type="float" office:value="74772" calcext:value-type="float">
            <text:p>74772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Federico Coria Lebrero</text:p>
          </table:table-cell>
          <table:table-cell table:style-name="ce91" office:value-type="string" calcext:value-type="string">
            <text:p>Administrador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39" office:value-type="string" calcext:value-type="string">
            <text:p>677902762/</text:p>
            <text:p>732762</text:p>
          </table:table-cell>
          <table:table-cell table:style-name="ce15" office:value-type="string" calcext:value-type="string">
            <text:p>federico.coria</text:p>
          </table:table-cell>
          <table:table-cell table:style-name="ce15" table:formula="of:=VLOOKUP([.R316];[$MOS.$K$7:.$K$178];1;0)" office:value-type="string" office:string-value="federico.coria" calcext:value-type="string">
            <text:p>federico.coria</text:p>
          </table:table-cell>
          <table:table-cell table:style-name="ce290" office:value-type="string" calcext:value-type="string">
            <text:p><text:a xlink:href="mailto:federico.coria@juntadeandalucia.es" xlink:type="simple">federico.coria@juntadeandalucia.es</text:a></text:p>
          </table:table-cell>
          <table:table-cell table:style-name="ce320" table:formula="of:=RIGHT([.T316];LEN([.T316])-FIND(&quot;@&quot;;[.T316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 office:value-type="string" calcext:value-type="string">
            <text:p>1-47511370</text:p>
          </table:table-cell>
          <table:table-cell table:style-name="ce20"/>
          <table:table-cell table:style-name="ce37" table:content-validation-name="val1" office:value-type="string" calcext:value-type="string">
            <text:p>Si</text:p>
          </table:table-cell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Nicolás Hermoso Ruiz </text:p>
          </table:table-cell>
          <table:table-cell table:style-name="ce91" office:value-type="string" calcext:value-type="string">
            <text:p>Responsable del proyecto para CEI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/>
          <table:table-cell table:style-name="ce20"/>
          <table:table-cell table:style-name="ce239" office:value-type="float" office:value="764152" calcext:value-type="float">
            <text:p>764152</text:p>
          </table:table-cell>
          <table:table-cell table:style-name="ce15" office:value-type="string" calcext:value-type="string">
            <text:p>nicolas.hermoso</text:p>
          </table:table-cell>
          <table:table-cell table:style-name="ce15" table:formula="of:=VLOOKUP([.R317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<text:a xlink:href="mailto:nicolas.hermoso@juntadeandalucia.es" xlink:type="simple">nicolas.hermoso@juntadeandalucia.es</text:a></text:p>
          </table:table-cell>
          <table:table-cell table:style-name="ce320" table:formula="of:=RIGHT([.T317];LEN([.T317])-FIND(&quot;@&quot;;[.T317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/>
          <table:table-cell table:style-name="ce22" office:value-type="float" office:value="200290" calcext:value-type="float">
            <text:p>200290</text:p>
          </table:table-cell>
          <table:table-cell table:style-name="ce60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Juan Alfonso Martinez Ochoa</text:p>
          </table:table-cell>
          <table:table-cell table:style-name="ce91"/>
          <table:table-cell table:style-name="ce141" table:content-validation-name="val3"/>
          <table:table-cell table:style-name="ce173" table:content-validation-name="val4"/>
          <table:table-cell table:style-name="ce204" table:content-validation-name="val5" office:value-type="string" calcext:value-type="string">
            <text:p>X</text:p>
          </table:table-cell>
          <table:table-cell table:style-name="ce204" table:content-validation-name="val5" table:number-columns-repeated="2"/>
          <table:table-cell table:style-name="ce235" table:content-validation-name="val6" office:value-type="string" calcext:value-type="string">
            <text:p>Si</text:p>
          </table:table-cell>
          <table:table-cell table:style-name="ce20"/>
          <table:table-cell table:style-name="ce239" office:value-type="float" office:value="683667878" calcext:value-type="float">
            <text:p>683667878</text:p>
          </table:table-cell>
          <table:table-cell table:style-name="ce15" office:value-type="string" calcext:value-type="string">
            <text:p>jalfonso.martinez.ext </text:p>
          </table:table-cell>
          <table:table-cell table:style-name="ce15" table:formula="of:=VLOOKUP([.R318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jamochoa@indra.es </text:p>
          </table:table-cell>
          <table:table-cell table:style-name="ce320" table:formula="of:=RIGHT([.T318];LEN([.T318])-FIND(&quot;@&quot;;[.T318]))" office:value-type="string" office:string-value="indra.es " calcext:value-type="string">
            <text:p>indra.es 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/>
          <table:table-cell table:style-name="ce22" office:value-type="float" office:value="200290" calcext:value-type="float">
            <text:p>200290</text:p>
          </table:table-cell>
          <table:table-cell table:style-name="ce60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Rafael Alberto Hernandez Ramos </text:p>
          </table:table-cell>
          <table:table-cell table:style-name="ce91"/>
          <table:table-cell table:style-name="ce141" table:content-validation-name="val3"/>
          <table:table-cell table:style-name="ce173" table:content-validation-name="val4"/>
          <table:table-cell table:style-name="ce204" table:content-validation-name="val5" office:value-type="string" calcext:value-type="string">
            <text:p>X</text:p>
          </table:table-cell>
          <table:table-cell table:style-name="ce204" table:content-validation-name="val5" table:number-columns-repeated="2"/>
          <table:table-cell table:style-name="ce235" table:content-validation-name="val6" office:value-type="string" calcext:value-type="string">
            <text:p>Si</text:p>
          </table:table-cell>
          <table:table-cell table:style-name="ce20"/>
          <table:table-cell table:style-name="ce239" office:value-type="float" office:value="648925004" calcext:value-type="float">
            <text:p>648925004</text:p>
          </table:table-cell>
          <table:table-cell table:style-name="ce15" office:value-type="string" calcext:value-type="string">
            <text:p>ralberto.hernandez.ext </text:p>
          </table:table-cell>
          <table:table-cell table:style-name="ce15" table:formula="of:=VLOOKUP([.R319];[$MOS.$K$7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ahernandezram@eservicios.indra.es </text:p>
          </table:table-cell>
          <table:table-cell table:style-name="ce320" table:formula="of:=RIGHT([.T319];LEN([.T319])-FIND(&quot;@&quot;;[.T319]))" office:value-type="string" office:string-value="eservicios.indra.es " calcext:value-type="string">
            <text:p>eservicios.indra.es </text:p>
          </table:table-cell>
          <table:table-cell table:style-name="ce63" table:number-columns-repeated="1002"/>
          <table:table-cell/>
        </table:table-row>
        <table:table-row table:style-name="ro6" table:visibility="filter">
          <table:table-cell table:style-name="ce5"/>
          <table:table-cell table:style-name="ce22" office:value-type="float" office:value="200290" calcext:value-type="float">
            <text:p>200290</text:p>
          </table:table-cell>
          <table:table-cell table:style-name="ce60" table:content-validation-name="val1"/>
          <table:table-cell table:style-name="ce20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SANDETEL</text:p>
          </table:table-cell>
          <table:table-cell table:style-name="ce63" office:value-type="string" calcext:value-type="string">
            <text:p>Sociedad Andaluza para el Desarrollo de las Telecomunicaciones </text:p>
          </table:table-cell>
          <table:table-cell table:style-name="ce20"/>
          <table:table-cell table:style-name="ce91" office:value-type="string" calcext:value-type="string">
            <text:p>Jose Antonio Garcia Garcia </text:p>
          </table:table-cell>
          <table:table-cell table:style-name="ce91"/>
          <table:table-cell table:style-name="ce141" table:content-validation-name="val3"/>
          <table:table-cell table:style-name="ce173" table:content-validation-name="val4"/>
          <table:table-cell table:style-name="ce204" table:content-validation-name="val5" office:value-type="string" calcext:value-type="string">
            <text:p>X</text:p>
          </table:table-cell>
          <table:table-cell table:style-name="ce204" table:content-validation-name="val5" table:number-columns-repeated="2"/>
          <table:table-cell table:style-name="ce235" table:content-validation-name="val6" office:value-type="string" calcext:value-type="string">
            <text:p>Si</text:p>
          </table:table-cell>
          <table:table-cell table:style-name="ce20"/>
          <table:table-cell table:style-name="ce239" office:value-type="float" office:value="671562048" calcext:value-type="float">
            <text:p>671562048</text:p>
          </table:table-cell>
          <table:table-cell table:style-name="ce15" office:value-type="string" calcext:value-type="string">
            <text:p>joseantonio.garcia </text:p>
          </table:table-cell>
          <table:table-cell table:style-name="ce15" table:formula="of:=VLOOKUP([.R320];[$MOS.$K$2:.$K$178];1;0)" office:value-type="string" office:string-value="" calcext:value-type="error">
            <text:p>#N/D</text:p>
          </table:table-cell>
          <table:table-cell table:style-name="ce13" office:value-type="string" calcext:value-type="string">
            <text:p>joseantonio.garcia@juntadeandalucia.es</text:p>
          </table:table-cell>
          <table:table-cell table:style-name="ce320" table:formula="of:=RIGHT([.T320];LEN([.T320])-FIND(&quot;@&quot;;[.T320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117956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VEIASA</text:p>
          </table:table-cell>
          <table:table-cell table:style-name="ce68" office:value-type="string" calcext:value-type="string">
            <text:p>Verificaciones Industriales de Andalucía</text:p>
          </table:table-cell>
          <table:table-cell table:style-name="ce75"/>
          <table:table-cell table:style-name="ce63" office:value-type="string" calcext:value-type="string">
            <text:p>Luis Manuel Gavira Cortés</text:p>
          </table:table-cell>
          <table:table-cell table:style-name="ce63" office:value-type="string" calcext:value-type="string">
            <text:p>Tecnico Adjunto Unidad de Sistemas de Información</text:p>
          </table:table-cell>
          <table:table-cell table:style-name="ce117" table:content-validation-name="val3" office:value-type="string" calcext:value-type="string">
            <text:p>X</text:p>
          </table:table-cell>
          <table:table-cell table:style-name="ce149" table:content-validation-name="val4" office:value-type="string" calcext:value-type="string">
            <text:p>X</text:p>
          </table:table-cell>
          <table:table-cell table:style-name="ce180" table:content-validation-name="val5" table:number-columns-repeated="3"/>
          <table:table-cell table:style-name="ce211" table:content-validation-name="val6" office:value-type="string" calcext:value-type="string">
            <text:p>Si - No registrado</text:p>
          </table:table-cell>
          <table:table-cell table:style-name="ce20" office:value-type="string" calcext:value-type="string">
            <text:p>955542886 </text:p>
            <text:p>(656522)</text:p>
          </table:table-cell>
          <table:table-cell table:style-name="ce20"/>
          <table:table-cell table:style-name="ce15" office:value-type="string" calcext:value-type="string">
            <text:p>luis.gavira.cortes</text:p>
          </table:table-cell>
          <table:table-cell table:style-name="ce15" table:formula="of:=VLOOKUP([.R321];[$MOS.$K$7:.$K$178];1;0)" office:value-type="string" office:string-value="" calcext:value-type="error">
            <text:p>#N/D</text:p>
          </table:table-cell>
          <table:table-cell table:style-name="ce5" office:value-type="string" calcext:value-type="string">
            <text:p><text:a xlink:href="mailto:lgcortes@veiasa.es" xlink:type="simple">lgcortes@veiasa.es</text:a></text:p>
          </table:table-cell>
          <table:table-cell table:style-name="ce320" table:formula="of:=RIGHT([.T321];LEN([.T321])-FIND(&quot;@&quot;;[.T321]))" office:value-type="string" office:string-value="veiasa.es" calcext:value-type="string">
            <text:p>veias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23196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VEIASA</text:p>
          </table:table-cell>
          <table:table-cell table:style-name="ce68" office:value-type="string" calcext:value-type="string">
            <text:p>Verificaciones Industriales de Andalucía</text:p>
          </table:table-cell>
          <table:table-cell table:style-name="ce75"/>
          <table:table-cell table:style-name="ce85" office:value-type="string" calcext:value-type="string">
            <text:p><text:span text:style-name="T3">Sergio </text:span>Oterino Cubero</text:p>
          </table:table-cell>
          <table:table-cell table:style-name="ce85" office:value-type="string" calcext:value-type="string">
            <text:p>Responsable de Desarrollo</text:p>
          </table:table-cell>
          <table:table-cell table:style-name="ce117" table:content-validation-name="val3"/>
          <table:table-cell table:style-name="ce149" table:content-validation-name="val4"/>
          <table:table-cell table:number-columns-repeated="2" table:style-name="ce180" table:content-validation-name="val5" office:value-type="string" calcext:value-type="string">
            <text:p>X</text:p>
          </table:table-cell>
          <table:table-cell table:style-name="ce180" table:content-validation-name="val5"/>
          <table:table-cell table:style-name="ce211" table:content-validation-name="val6" office:value-type="string" calcext:value-type="string">
            <text:p>Si</text:p>
          </table:table-cell>
          <table:table-cell table:style-name="ce239"/>
          <table:table-cell table:style-name="ce239" office:value-type="string" calcext:value-type="string">
            <text:p>671562791 /</text:p>
            <text:p>671532981</text:p>
          </table:table-cell>
          <table:table-cell table:style-name="ce15" office:value-type="string" calcext:value-type="string">
            <text:p>sergio.oterino.ext</text:p>
          </table:table-cell>
          <table:table-cell table:style-name="ce15" table:formula="of:=VLOOKUP([.R322];[$MOS.$K$7:.$K$178];1;0)" office:value-type="string" office:string-value="sergio.oterino.ext" calcext:value-type="string">
            <text:p>sergio.oterino.ext</text:p>
          </table:table-cell>
          <table:table-cell table:style-name="ce290" office:value-type="string" calcext:value-type="string">
            <text:p><text:a xlink:href="mailto:soterino@veiasa.es" xlink:type="simple">soterino@veiasa.es</text:a></text:p>
          </table:table-cell>
          <table:table-cell table:style-name="ce320" table:formula="of:=RIGHT([.T322];LEN([.T322])-FIND(&quot;@&quot;;[.T322]))" office:value-type="string" office:string-value="veiasa.es" calcext:value-type="string">
            <text:p>veiasa.es</text:p>
          </table:table-cell>
          <table:table-cell table:style-name="ce63" table:number-columns-repeated="1002"/>
          <table:table-cell/>
        </table:table-row>
        <table:table-row table:style-name="ro5" table:visibility="filter">
          <table:table-cell table:style-name="ce8" office:value-type="string" calcext:value-type="string">
            <text:p>1-47223196</text:p>
          </table:table-cell>
          <table:table-cell table:style-name="ce26"/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VEIASA</text:p>
          </table:table-cell>
          <table:table-cell table:style-name="ce68" office:value-type="string" calcext:value-type="string">
            <text:p>Verificaciones Industriales de Andalucía</text:p>
          </table:table-cell>
          <table:table-cell table:style-name="ce75"/>
          <table:table-cell table:style-name="ce85" office:value-type="string" calcext:value-type="string">
            <text:p><text:span text:style-name="T4">David</text:span><text:span text:style-name="T5"> </text:span>Pelayo Cruz</text:p>
          </table:table-cell>
          <table:table-cell table:style-name="ce85" office:value-type="string" calcext:value-type="string">
            <text:p>Responsable de Sistemas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office:value-type="string" calcext:value-type="string">
            <text:p>X</text:p>
          </table:table-cell>
          <table:table-cell table:style-name="ce180" table:content-validation-name="val5" table:number-columns-repeated="2"/>
          <table:table-cell table:style-name="ce211" table:content-validation-name="val6" office:value-type="string" calcext:value-type="string">
            <text:p>Si - No registrado</text:p>
          </table:table-cell>
          <table:table-cell table:style-name="ce239"/>
          <table:table-cell table:style-name="ce239" office:value-type="string" calcext:value-type="string">
            <text:p>600166521 /671532980</text:p>
          </table:table-cell>
          <table:table-cell table:style-name="ce15" office:value-type="string" calcext:value-type="string">
            <text:p>david.pelayo.ext</text:p>
          </table:table-cell>
          <table:table-cell table:style-name="ce15" table:formula="of:=VLOOKUP([.R323];[$MOS.$K$7:.$K$178];1;0)" office:value-type="string" office:string-value="" calcext:value-type="error">
            <text:p>#N/D</text:p>
          </table:table-cell>
          <table:table-cell table:style-name="ce290" office:value-type="string" calcext:value-type="string">
            <text:p><text:a xlink:href="mailto:dpelayo@veiasa.es" xlink:type="simple">dpelayo@veiasa.es</text:a></text:p>
          </table:table-cell>
          <table:table-cell table:style-name="ce320" table:formula="of:=RIGHT([.T323];LEN([.T323])-FIND(&quot;@&quot;;[.T323]))" office:value-type="string" office:string-value="veiasa.es" calcext:value-type="string">
            <text:p>veiasa.es</text:p>
          </table:table-cell>
          <table:table-cell table:style-name="ce63" table:number-columns-repeated="1002"/>
          <table:table-cell/>
        </table:table-row>
        <table:table-row table:style-name="ro19" table:visibility="filter">
          <table:table-cell table:style-name="ce5"/>
          <table:table-cell table:style-name="ce22" office:value-type="float" office:value="200494" calcext:value-type="float">
            <text:p>200494</text:p>
          </table:table-cell>
          <table:table-cell table:style-name="ce37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VEIASA</text:p>
          </table:table-cell>
          <table:table-cell table:style-name="ce68" office:value-type="string" calcext:value-type="string">
            <text:p>Verificaciones Industriales de Andalucía</text:p>
          </table:table-cell>
          <table:table-cell table:style-name="ce20"/>
          <table:table-cell table:style-name="ce63" office:value-type="string" calcext:value-type="string">
            <text:p>MARIA DOLORES PAREDES GARRIDO</text:p>
          </table:table-cell>
          <table:table-cell table:style-name="ce63" office:value-type="string" calcext:value-type="string">
            <text:p>Técnico Sistemas de Información</text:p>
          </table:table-cell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2"/>
          <table:table-cell table:style-name="ce180" table:content-validation-name="val5" office:value-type="string" calcext:value-type="string">
            <text:p>X</text:p>
          </table:table-cell>
          <table:table-cell table:style-name="ce211" table:content-validation-name="val6" office:value-type="string" calcext:value-type="string">
            <text:p>Si</text:p>
          </table:table-cell>
          <table:table-cell table:style-name="ce20"/>
          <table:table-cell table:style-name="ce22" office:value-type="float" office:value="641824" calcext:value-type="float">
            <text:p>641824</text:p>
          </table:table-cell>
          <table:table-cell table:style-name="ce5" office:value-type="string" calcext:value-type="string">
            <text:p>mdolores.paredes.ext</text:p>
          </table:table-cell>
          <table:table-cell table:style-name="ce15" table:formula="of:=VLOOKUP([.R324];[$MOS.$K$7:.$K$178];1;0)" office:value-type="string" office:string-value="mdolores.paredes.ext" calcext:value-type="string">
            <text:p>mdolores.paredes.ext</text:p>
          </table:table-cell>
          <table:table-cell table:style-name="ce86" office:value-type="string" calcext:value-type="string">
            <text:p>mdolores.paredes.ext@juntadeandalucia.es</text:p>
          </table:table-cell>
          <table:table-cell table:style-name="ce320" table:formula="of:=RIGHT([.T324];LEN([.T324])-FIND(&quot;@&quot;;[.T324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5"/>
          <table:table-cell table:style-name="ce22" office:value-type="float" office:value="200548" calcext:value-type="float">
            <text:p>200548</text:p>
          </table:table-cell>
          <table:table-cell table:style-name="ce61" table:content-validation-name="val1" office:value-type="string" calcext:value-type="string">
            <text:p>Si</text:p>
          </table:table-cell>
          <table:table-cell table:style-name="ce24" table:content-validation-name="val2" office:value-type="string" calcext:value-type="string">
            <text:p>D2</text:p>
          </table:table-cell>
          <table:table-cell table:style-name="ce63" office:value-type="string" calcext:value-type="string">
            <text:p>VEIASA</text:p>
          </table:table-cell>
          <table:table-cell table:style-name="ce68" office:value-type="string" calcext:value-type="string">
            <text:p>Verificaciones Industriales de Andalucía</text:p>
          </table:table-cell>
          <table:table-cell table:style-name="ce20"/>
          <table:table-cell table:style-name="ce86" office:value-type="string" calcext:value-type="string">
            <text:p>JOSE MANUEL PÉREZ BUTELO </text:p>
          </table:table-cell>
          <table:table-cell table:style-name="ce86" office:value-type="string" calcext:value-type="string">
            <text:p>Técnico Sistemas de Información. Técnico de Desarrollo</text:p>
          </table:table-cell>
          <table:table-cell table:style-name="ce142" table:content-validation-name="val3"/>
          <table:table-cell table:style-name="ce174" table:content-validation-name="val4"/>
          <table:table-cell table:style-name="ce205" table:content-validation-name="val5" table:number-columns-repeated="2"/>
          <table:table-cell table:style-name="ce205" table:content-validation-name="val5" office:value-type="string" calcext:value-type="string">
            <text:p>X</text:p>
          </table:table-cell>
          <table:table-cell table:style-name="ce236" table:content-validation-name="val6" office:value-type="string" calcext:value-type="string">
            <text:p>Si</text:p>
          </table:table-cell>
          <table:table-cell table:style-name="ce20"/>
          <table:table-cell table:style-name="ce22" office:value-type="float" office:value="645108161" calcext:value-type="float">
            <text:p>645108161</text:p>
          </table:table-cell>
          <table:table-cell table:style-name="ce5" office:value-type="string" calcext:value-type="string">
            <text:p>josemanuel.perez.butelo.ext</text:p>
          </table:table-cell>
          <table:table-cell table:style-name="ce15" table:formula="of:=VLOOKUP([.R325];[$MOS.$K$2:.$K$178];1;0)" office:value-type="string" office:string-value="" calcext:value-type="error">
            <text:p>#N/D</text:p>
          </table:table-cell>
          <table:table-cell table:style-name="ce317" office:value-type="string" calcext:value-type="string">
            <text:p><text:a xlink:href="mailto:josemanuel.perez.butelo.ext@juntadeandalucia.es" xlink:type="simple">josemanuel.perez.butelo.ext@juntadeandalucia.es</text:a></text:p>
          </table:table-cell>
          <table:table-cell table:style-name="ce320" table:formula="of:=RIGHT([.T325];LEN([.T325])-FIND(&quot;@&quot;;[.T325]))" office:value-type="string" office:string-value="juntadeandalucia.es" calcext:value-type="string">
            <text:p>juntadeandalucia.es</text:p>
          </table:table-cell>
          <table:table-cell table:style-name="ce63" table:number-columns-repeated="1002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Francisco Roldán</text:p>
          </table:table-cell>
          <table:table-cell table:style-name="ce270" office:value-type="string" calcext:value-type="string">
            <text:p>francisco.roldan.mateo</text:p>
          </table:table-cell>
          <table:table-cell table:style-name="ce15" table:formula="of:=VLOOKUP([.R326];[$MOS.$K$7:.$K$178];1;0)" office:value-type="string" office:string-value="francisco.roldan.mateo" calcext:value-type="string">
            <text:p>francisco.roldan.mateo</text:p>
          </table:table-cell>
          <table:table-cell table:style-name="ce318"/>
          <table:table-cell table:style-name="ce320" table:formula="of:=RIGHT([.T326];LEN([.T326])-FIND(&quot;@&quot;;[.T326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CAU</text:p>
          </table:table-cell>
          <table:table-cell table:style-name="ce63" table:number-columns-repeated="1000"/>
          <table:table-cell/>
        </table:table-row>
        <table:table-row table:style-name="ro7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Julio Chatín</text:p>
          </table:table-cell>
          <table:table-cell table:style-name="ce270" office:value-type="string" calcext:value-type="string">
            <text:p>julio.chatin.ext</text:p>
          </table:table-cell>
          <table:table-cell table:style-name="ce15" table:formula="of:=VLOOKUP([.R327];[$MOS.$K$7:.$K$178];1;0)" office:value-type="string" office:string-value="julio.chatin.ext" calcext:value-type="string">
            <text:p>julio.chatin.ext</text:p>
          </table:table-cell>
          <table:table-cell table:style-name="ce318"/>
          <table:table-cell table:style-name="ce320" table:formula="of:=RIGHT([.T327];LEN([.T327])-FIND(&quot;@&quot;;[.T327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CAU</text:p>
          </table:table-cell>
          <table:table-cell table:style-name="ce63" table:number-columns-repeated="1000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Fco Javier Rey Rivera</text:p>
          </table:table-cell>
          <table:table-cell table:style-name="ce270" office:value-type="string" calcext:value-type="string">
            <text:p>javier.rey.ext</text:p>
          </table:table-cell>
          <table:table-cell table:style-name="ce15" table:formula="of:=VLOOKUP([.R328];[$MOS.$K$7:.$K$178];1;0)" office:value-type="string" office:string-value="javier.rey.ext" calcext:value-type="string">
            <text:p>javier.rey.ext</text:p>
          </table:table-cell>
          <table:table-cell table:style-name="ce318"/>
          <table:table-cell table:style-name="ce320" table:formula="of:=RIGHT([.T328];LEN([.T328])-FIND(&quot;@&quot;;[.T328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??</text:p>
          </table:table-cell>
          <table:table-cell table:style-name="ce63" table:number-columns-repeated="1000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Samuel Gonzalez</text:p>
          </table:table-cell>
          <table:table-cell table:style-name="ce270" office:value-type="string" calcext:value-type="string">
            <text:p>samuel.gonzalez.ext</text:p>
          </table:table-cell>
          <table:table-cell table:style-name="ce15" table:formula="of:=VLOOKUP([.R329];[$MOS.$K$7:.$K$178];1;0)" office:value-type="string" office:string-value="samuel.gonzalez.ext" calcext:value-type="string">
            <text:p>samuel.gonzalez.ext</text:p>
          </table:table-cell>
          <table:table-cell table:style-name="ce318"/>
          <table:table-cell table:style-name="ce320" table:formula="of:=RIGHT([.T329];LEN([.T329])-FIND(&quot;@&quot;;[.T329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CAU</text:p>
          </table:table-cell>
          <table:table-cell table:style-name="ce63" table:number-columns-repeated="1000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Juan Manuel Ruiz Calleja</text:p>
          </table:table-cell>
          <table:table-cell table:style-name="ce270" office:value-type="string" calcext:value-type="string">
            <text:p>juanm.ruiz.calleja.ext</text:p>
          </table:table-cell>
          <table:table-cell table:style-name="ce15" table:formula="of:=VLOOKUP([.R330];[$MOS.$K$7:.$K$178];1;0)" office:value-type="string" office:string-value="juanm.ruiz.calleja.ext" calcext:value-type="string">
            <text:p>juanm.ruiz.calleja.ext</text:p>
          </table:table-cell>
          <table:table-cell table:style-name="ce270"/>
          <table:table-cell table:style-name="ce320" table:formula="of:=RIGHT([.T330];LEN([.T330])-FIND(&quot;@&quot;;[.T330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??</text:p>
          </table:table-cell>
          <table:table-cell table:style-name="ce63" table:number-columns-repeated="1000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Ismael Contreras</text:p>
          </table:table-cell>
          <table:table-cell table:style-name="ce270" office:value-type="string" calcext:value-type="string">
            <text:p>ismael.contreras.ext</text:p>
          </table:table-cell>
          <table:table-cell table:style-name="ce15" table:formula="of:=VLOOKUP([.R331];[$MOS.$K$7:.$K$178];1;0)" office:value-type="string" office:string-value="ismael.contreras.ext" calcext:value-type="string">
            <text:p>ismael.contreras.ext</text:p>
          </table:table-cell>
          <table:table-cell table:style-name="ce270"/>
          <table:table-cell table:style-name="ce320" table:formula="of:=RIGHT([.T331];LEN([.T331])-FIND(&quot;@&quot;;[.T331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??</text:p>
          </table:table-cell>
          <table:table-cell table:style-name="ce63" table:number-columns-repeated="1000"/>
          <table:table-cell/>
        </table:table-row>
        <table:table-row table:style-name="ro20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Daniel Gimenez Iturralde</text:p>
          </table:table-cell>
          <table:table-cell table:style-name="ce270" office:value-type="string" calcext:value-type="string">
            <text:p>daniel.gimenez.ext</text:p>
          </table:table-cell>
          <table:table-cell table:style-name="ce15" table:formula="of:=VLOOKUP([.R332];[$MOS.$K$7:.$K$178];1;0)" office:value-type="string" office:string-value="daniel.gimenez.ext" calcext:value-type="string">
            <text:p>daniel.gimenez.ext</text:p>
          </table:table-cell>
          <table:table-cell table:style-name="ce270"/>
          <table:table-cell table:style-name="ce320" table:formula="of:=RIGHT([.T332];LEN([.T332])-FIND(&quot;@&quot;;[.T332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??</text:p>
          </table:table-cell>
          <table:table-cell table:style-name="ce63" table:number-columns-repeated="1000"/>
          <table:table-cell/>
        </table:table-row>
        <table:table-row table:style-name="ro8" table:visibility="filter">
          <table:table-cell table:style-name="ce5"/>
          <table:table-cell table:style-name="ce20"/>
          <table:table-cell table:style-name="ce37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17" table:content-validation-name="val3"/>
          <table:table-cell table:style-name="ce149" table:content-validation-name="val4"/>
          <table:table-cell table:style-name="ce180" table:content-validation-name="val5" table:number-columns-repeated="3"/>
          <table:table-cell table:style-name="ce211" table:content-validation-name="val6"/>
          <table:table-cell/>
          <table:table-cell table:style-name="ce270" office:value-type="string" calcext:value-type="string">
            <text:p>Sergio Toro Ramírez</text:p>
          </table:table-cell>
          <table:table-cell table:style-name="ce270" office:value-type="string" calcext:value-type="string">
            <text:p>sergio.toro.ext</text:p>
          </table:table-cell>
          <table:table-cell table:style-name="ce15" table:formula="of:=VLOOKUP([.R333];[$MOS.$K$7:.$K$178];1;0)" office:value-type="string" office:string-value="sergio.toro.ext" calcext:value-type="string">
            <text:p>sergio.toro.ext</text:p>
          </table:table-cell>
          <table:table-cell table:style-name="ce270"/>
          <table:table-cell table:style-name="ce320" table:formula="of:=RIGHT([.T333];LEN([.T333])-FIND(&quot;@&quot;;[.T333]))" office:value-type="string" office:string-value="" calcext:value-type="error">
            <text:p>#VALOR!</text:p>
          </table:table-cell>
          <table:table-cell table:style-name="ce270" office:value-type="string" calcext:value-type="string">
            <text:p>Approved</text:p>
          </table:table-cell>
          <table:table-cell table:style-name="ce322" office:value-type="string" calcext:value-type="string">
            <text:p>??</text:p>
          </table:table-cell>
          <table:table-cell table:style-name="ce63" table:number-columns-repeated="1000"/>
          <table:table-cell/>
        </table:table-row>
        <table:table-row table:style-name="ro21" table:number-rows-repeated="105">
          <table:table-cell table:style-name="ce5"/>
          <table:table-cell table:style-name="ce20"/>
          <table:table-cell table:style-name="ce62" table:content-validation-name="val1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43" table:content-validation-name="val3"/>
          <table:table-cell table:style-name="ce175" table:content-validation-name="val4"/>
          <table:table-cell table:style-name="ce206" table:content-validation-name="val5" table:number-columns-repeated="3"/>
          <table:table-cell table:style-name="ce237" table:content-validation-name="val6"/>
          <table:table-cell table:style-name="ce20" table:number-columns-repeated="2"/>
          <table:table-cell table:style-name="ce5" table:number-columns-repeated="3"/>
          <table:table-cell table:style-name="ce63" table:number-columns-repeated="1003"/>
          <table:table-cell/>
        </table:table-row>
        <table:table-row table:style-name="ro21" table:number-rows-repeated="135">
          <table:table-cell table:style-name="ce14"/>
          <table:table-cell table:style-name="ce34"/>
          <table:table-cell table:style-name="ce62" table:content-validation-name="val1"/>
          <table:table-cell table:style-name="ce34"/>
          <table:table-cell table:style-name="ce67" table:number-columns-repeated="2"/>
          <table:table-cell table:style-name="ce34"/>
          <table:table-cell table:style-name="ce67" table:number-columns-repeated="2"/>
          <table:table-cell table:style-name="ce143" table:content-validation-name="val3"/>
          <table:table-cell table:style-name="ce175" table:content-validation-name="val4"/>
          <table:table-cell table:style-name="ce206" table:content-validation-name="val5" table:number-columns-repeated="3"/>
          <table:table-cell table:style-name="ce237" table:content-validation-name="val6"/>
          <table:table-cell table:style-name="ce20"/>
          <table:table-cell table:style-name="ce34"/>
          <table:table-cell table:style-name="ce14" table:number-columns-repeated="3"/>
          <table:table-cell table:style-name="ce67" table:number-columns-repeated="1003"/>
          <table:table-cell/>
        </table:table-row>
        <table:table-row table:style-name="ro21" table:number-rows-repeated="2">
          <table:table-cell table:style-name="ce14"/>
          <table:table-cell table:style-name="ce34" table:number-columns-repeated="3"/>
          <table:table-cell table:style-name="ce67" table:number-columns-repeated="2"/>
          <table:table-cell table:style-name="ce34"/>
          <table:table-cell table:style-name="ce67" table:number-columns-repeated="2"/>
          <table:table-cell table:style-name="ce144"/>
          <table:table-cell table:style-name="ce67" table:number-columns-repeated="4"/>
          <table:table-cell table:style-name="ce34" table:content-validation-name="val6"/>
          <table:table-cell table:style-name="ce20"/>
          <table:table-cell table:style-name="ce34"/>
          <table:table-cell table:style-name="ce14" table:number-columns-repeated="3"/>
          <table:table-cell table:style-name="ce67" table:number-columns-repeated="1003"/>
          <table:table-cell/>
        </table:table-row>
        <table:table-row table:style-name="ro21" table:number-rows-repeated="221">
          <table:table-cell table:style-name="ce5"/>
          <table:table-cell table:style-name="ce20"/>
          <table:table-cell table:style-name="ce34"/>
          <table:table-cell table:style-name="ce20"/>
          <table:table-cell table:style-name="ce67" table:number-columns-repeated="2"/>
          <table:table-cell table:style-name="ce34"/>
          <table:table-cell table:style-name="ce67" table:number-columns-repeated="2"/>
          <table:table-cell table:style-name="ce144"/>
          <table:table-cell table:style-name="ce67" table:number-columns-repeated="4"/>
          <table:table-cell table:style-name="ce34" table:content-validation-name="val6"/>
          <table:table-cell table:style-name="ce20" table:number-columns-repeated="2"/>
          <table:table-cell table:style-name="ce5" table:number-columns-repeated="3"/>
          <table:table-cell table:style-name="ce63" table:number-columns-repeated="1003"/>
          <table:table-cell/>
        </table:table-row>
        <table:table-row table:style-name="ro21" table:number-rows-repeated="64616">
          <table:table-cell table:style-name="ce5"/>
          <table:table-cell table:style-name="ce20"/>
          <table:table-cell table:style-name="ce34"/>
          <table:table-cell table:style-name="ce20"/>
          <table:table-cell table:style-name="ce63" table:number-columns-repeated="2"/>
          <table:table-cell table:style-name="ce20"/>
          <table:table-cell table:style-name="ce63" table:number-columns-repeated="2"/>
          <table:table-cell table:style-name="ce144"/>
          <table:table-cell table:style-name="ce176"/>
          <table:table-cell table:style-name="ce207" table:number-columns-repeated="3"/>
          <table:table-cell table:style-name="ce238" table:content-validation-name="val6"/>
          <table:table-cell table:style-name="ce20" table:number-columns-repeated="2"/>
          <table:table-cell table:style-name="ce5" table:number-columns-repeated="3"/>
          <table:table-cell table:style-name="ce63" table:number-columns-repeated="1003"/>
          <table:table-cell/>
        </table:table-row>
        <table:table-row table:style-name="ro21" table:number-rows-repeated="30">
          <table:table-cell table:style-name="ce15"/>
          <table:table-cell table:style-name="ce35" table:number-columns-repeated="2"/>
          <table:table-cell table:style-name="ce6" table:number-columns-repeated="3"/>
          <table:table-cell table:style-name="ce35"/>
          <table:table-cell table:style-name="ce6" table:number-columns-repeated="2"/>
          <table:table-cell table:style-name="ce145"/>
          <table:table-cell table:style-name="ce6" table:number-columns-repeated="4"/>
          <table:table-cell table:style-name="ce6" table:content-validation-name="val6"/>
          <table:table-cell table:style-name="ce35" table:number-columns-repeated="2"/>
          <table:table-cell table:style-name="ce15" table:number-columns-repeated="2"/>
          <table:table-cell table:style-name="ce6" table:number-columns-repeated="1004"/>
          <table:table-cell/>
        </table:table-row>
        <table:table-row table:style-name="ro21" table:number-rows-repeated="54">
          <table:table-cell table:style-name="ce15"/>
          <table:table-cell table:style-name="ce35" table:number-columns-repeated="2"/>
          <table:table-cell table:style-name="ce6" table:number-columns-repeated="3"/>
          <table:table-cell table:style-name="ce35"/>
          <table:table-cell table:style-name="ce6" table:number-columns-repeated="2"/>
          <table:table-cell table:style-name="ce145"/>
          <table:table-cell table:style-name="ce6" table:number-columns-repeated="4"/>
          <table:table-cell table:style-name="ce6" table:content-validation-name="val6"/>
          <table:table-cell table:style-name="ce6"/>
          <table:table-cell table:style-name="ce35"/>
          <table:table-cell table:style-name="ce15" table:number-columns-repeated="2"/>
          <table:table-cell table:style-name="ce6" table:number-columns-repeated="1004"/>
          <table:table-cell/>
        </table:table-row>
        <table:table-row table:style-name="ro21" table:number-rows-repeated="983079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'GUIA DE CONTACTOS'.C208:'GUIA DE CONTACTOS'.C211 'GUIA DE CONTACTOS'.C326:'GUIA DE CONTACTOS'.C333 'GUIA DE CONTACTOS'.J326:'GUIA DE CONTACTOS'.O333 'GUIA DE CONTACTOS'.C5:'GUIA DE CONTACTOS'.C16 'GUIA DE CONTACTOS'.J5:'GUIA DE CONTACTOS'.O16 'GUIA DE CONTACTOS'.C18:'GUIA DE CONTACTOS'.C21 'GUIA DE CONTACTOS'.J18:'GUIA DE CONTACTOS'.O21 'GUIA DE CONTACTOS'.C25:'GUIA DE CONTACTOS'.C42 'GUIA DE CONTACTOS'.J25:'GUIA DE CONTACTOS'.O42 'GUIA DE CONTACTOS'.C44:'GUIA DE CONTACTOS'.C59 'GUIA DE CONTACTOS'.J44:'GUIA DE CONTACTOS'.O59 'GUIA DE CONTACTOS'.C61:'GUIA DE CONTACTOS'.C63 'GUIA DE CONTACTOS'.J61:'GUIA DE CONTACTOS'.O63 'GUIA DE CONTACTOS'.C65:'GUIA DE CONTACTOS'.C68 'GUIA DE CONTACTOS'.J65:'GUIA DE CONTACTOS'.O68 'GUIA DE CONTACTOS'.C70:'GUIA DE CONTACTOS'.C74 'GUIA DE CONTACTOS'.J70:'GUIA DE CONTACTOS'.O74 'GUIA DE CONTACTOS'.C76:'GUIA DE CONTACTOS'.C76 'GUIA DE CONTACTOS'.J76:'GUIA DE CONTACTOS'.O76 'GUIA DE CONTACTOS'.C79:'GUIA DE CONTACTOS'.C80 'GUIA DE CONTACTOS'.J79:'GUIA DE CONTACTOS'.O80 'GUIA DE CONTACTOS'.C82:'GUIA DE CONTACTOS'.C89 'GUIA DE CONTACTOS'.J82:'GUIA DE CONTACTOS'.O89 'GUIA DE CONTACTOS'.C91:'GUIA DE CONTACTOS'.C105 'GUIA DE CONTACTOS'.J91:'GUIA DE CONTACTOS'.O105 'GUIA DE CONTACTOS'.C107:'GUIA DE CONTACTOS'.C111 'GUIA DE CONTACTOS'.J107:'GUIA DE CONTACTOS'.O111 'GUIA DE CONTACTOS'.C113:'GUIA DE CONTACTOS'.C158 'GUIA DE CONTACTOS'.J113:'GUIA DE CONTACTOS'.O158 'GUIA DE CONTACTOS'.C160:'GUIA DE CONTACTOS'.C196 'GUIA DE CONTACTOS'.J160:'GUIA DE CONTACTOS'.O196 'GUIA DE CONTACTOS'.C198:'GUIA DE CONTACTOS'.C205 'GUIA DE CONTACTOS'.J198:'GUIA DE CONTACTOS'.O205 'GUIA DE CONTACTOS'.J208:'GUIA DE CONTACTOS'.O212 'GUIA DE CONTACTOS'.C216:'GUIA DE CONTACTOS'.C217 'GUIA DE CONTACTOS'.J216:'GUIA DE CONTACTOS'.O217 'GUIA DE CONTACTOS'.C224:'GUIA DE CONTACTOS'.C242 'GUIA DE CONTACTOS'.J224:'GUIA DE CONTACTOS'.O242 'GUIA DE CONTACTOS'.C244:'GUIA DE CONTACTOS'.C244 'GUIA DE CONTACTOS'.J244:'GUIA DE CONTACTOS'.O244 'GUIA DE CONTACTOS'.C248:'GUIA DE CONTACTOS'.C255 'GUIA DE CONTACTOS'.J248:'GUIA DE CONTACTOS'.O255 'GUIA DE CONTACTOS'.C257:'GUIA DE CONTACTOS'.C274 'GUIA DE CONTACTOS'.J257:'GUIA DE CONTACTOS'.O274 'GUIA DE CONTACTOS'.C276:'GUIA DE CONTACTOS'.C301 'GUIA DE CONTACTOS'.J276:'GUIA DE CONTACTOS'.O301 'GUIA DE CONTACTOS'.C303:'GUIA DE CONTACTOS'.C307 'GUIA DE CONTACTOS'.J303:'GUIA DE CONTACTOS'.O307 'GUIA DE CONTACTOS'.C309:'GUIA DE CONTACTOS'.C317 'GUIA DE CONTACTOS'.J309:'GUIA DE CONTACTOS'.O317 'GUIA DE CONTACTOS'.C321:'GUIA DE CONTACTOS'.C324 'GUIA DE CONTACTOS'.J321:'GUIA DE CONTACTOS'.O324">
            <calcext:condition calcext:apply-style-name="Si" calcext:value="=&quot;X&quot;" calcext:base-cell-address="'GUIA DE CONTACTOS'.C5"/>
            <calcext:condition calcext:apply-style-name="No" calcext:value="=&quot;O&quot;" calcext:base-cell-address="'GUIA DE CONTACTOS'.C5"/>
          </calcext:conditional-format>
          <calcext:conditional-format calcext:target-range-address="'GUIA DE CONTACTOS'.C17:'GUIA DE CONTACTOS'.C17 'GUIA DE CONTACTOS'.J17:'GUIA DE CONTACTOS'.O17">
            <calcext:condition calcext:apply-style-name="Si" calcext:value="=&quot;X&quot;" calcext:base-cell-address="'GUIA DE CONTACTOS'.C17"/>
            <calcext:condition calcext:apply-style-name="No" calcext:value="=&quot;O&quot;" calcext:base-cell-address="'GUIA DE CONTACTOS'.C17"/>
          </calcext:conditional-format>
          <calcext:conditional-format calcext:target-range-address="'GUIA DE CONTACTOS'.C22:'GUIA DE CONTACTOS'.C24 'GUIA DE CONTACTOS'.J22:'GUIA DE CONTACTOS'.O24">
            <calcext:condition calcext:apply-style-name="Si" calcext:value="=&quot;X&quot;" calcext:base-cell-address="'GUIA DE CONTACTOS'.C22"/>
            <calcext:condition calcext:apply-style-name="No" calcext:value="=&quot;O&quot;" calcext:base-cell-address="'GUIA DE CONTACTOS'.C22"/>
          </calcext:conditional-format>
          <calcext:conditional-format calcext:target-range-address="'GUIA DE CONTACTOS'.C43:'GUIA DE CONTACTOS'.C43 'GUIA DE CONTACTOS'.J43:'GUIA DE CONTACTOS'.O43">
            <calcext:condition calcext:apply-style-name="Si" calcext:value="=&quot;X&quot;" calcext:base-cell-address="'GUIA DE CONTACTOS'.C43"/>
            <calcext:condition calcext:apply-style-name="No" calcext:value="=&quot;O&quot;" calcext:base-cell-address="'GUIA DE CONTACTOS'.C43"/>
          </calcext:conditional-format>
          <calcext:conditional-format calcext:target-range-address="'GUIA DE CONTACTOS'.C60:'GUIA DE CONTACTOS'.C60 'GUIA DE CONTACTOS'.J60:'GUIA DE CONTACTOS'.O60">
            <calcext:condition calcext:apply-style-name="Si" calcext:value="=&quot;X&quot;" calcext:base-cell-address="'GUIA DE CONTACTOS'.C60"/>
            <calcext:condition calcext:apply-style-name="No" calcext:value="=&quot;O&quot;" calcext:base-cell-address="'GUIA DE CONTACTOS'.C60"/>
          </calcext:conditional-format>
          <calcext:conditional-format calcext:target-range-address="'GUIA DE CONTACTOS'.C64:'GUIA DE CONTACTOS'.C64 'GUIA DE CONTACTOS'.J64:'GUIA DE CONTACTOS'.O64">
            <calcext:condition calcext:apply-style-name="Si" calcext:value="=&quot;X&quot;" calcext:base-cell-address="'GUIA DE CONTACTOS'.C64"/>
            <calcext:condition calcext:apply-style-name="No" calcext:value="=&quot;O&quot;" calcext:base-cell-address="'GUIA DE CONTACTOS'.C64"/>
          </calcext:conditional-format>
          <calcext:conditional-format calcext:target-range-address="'GUIA DE CONTACTOS'.C69:'GUIA DE CONTACTOS'.C69 'GUIA DE CONTACTOS'.J69:'GUIA DE CONTACTOS'.O69">
            <calcext:condition calcext:apply-style-name="Si" calcext:value="=&quot;X&quot;" calcext:base-cell-address="'GUIA DE CONTACTOS'.C69"/>
            <calcext:condition calcext:apply-style-name="No" calcext:value="=&quot;O&quot;" calcext:base-cell-address="'GUIA DE CONTACTOS'.C69"/>
          </calcext:conditional-format>
          <calcext:conditional-format calcext:target-range-address="'GUIA DE CONTACTOS'.C75:'GUIA DE CONTACTOS'.C75 'GUIA DE CONTACTOS'.J75:'GUIA DE CONTACTOS'.O75">
            <calcext:condition calcext:apply-style-name="Si" calcext:value="=&quot;X&quot;" calcext:base-cell-address="'GUIA DE CONTACTOS'.C75"/>
            <calcext:condition calcext:apply-style-name="No" calcext:value="=&quot;O&quot;" calcext:base-cell-address="'GUIA DE CONTACTOS'.C75"/>
          </calcext:conditional-format>
          <calcext:conditional-format calcext:target-range-address="'GUIA DE CONTACTOS'.C77:'GUIA DE CONTACTOS'.C78 'GUIA DE CONTACTOS'.J77:'GUIA DE CONTACTOS'.O78">
            <calcext:condition calcext:apply-style-name="Si" calcext:value="=&quot;X&quot;" calcext:base-cell-address="'GUIA DE CONTACTOS'.C77"/>
            <calcext:condition calcext:apply-style-name="No" calcext:value="=&quot;O&quot;" calcext:base-cell-address="'GUIA DE CONTACTOS'.C77"/>
          </calcext:conditional-format>
          <calcext:conditional-format calcext:target-range-address="'GUIA DE CONTACTOS'.C81:'GUIA DE CONTACTOS'.C81 'GUIA DE CONTACTOS'.J81:'GUIA DE CONTACTOS'.O81">
            <calcext:condition calcext:apply-style-name="Si" calcext:value="=&quot;X&quot;" calcext:base-cell-address="'GUIA DE CONTACTOS'.C81"/>
            <calcext:condition calcext:apply-style-name="No" calcext:value="=&quot;O&quot;" calcext:base-cell-address="'GUIA DE CONTACTOS'.C81"/>
          </calcext:conditional-format>
          <calcext:conditional-format calcext:target-range-address="'GUIA DE CONTACTOS'.C90:'GUIA DE CONTACTOS'.C90 'GUIA DE CONTACTOS'.J90:'GUIA DE CONTACTOS'.O90">
            <calcext:condition calcext:apply-style-name="Si" calcext:value="=&quot;X&quot;" calcext:base-cell-address="'GUIA DE CONTACTOS'.C90"/>
            <calcext:condition calcext:apply-style-name="No" calcext:value="=&quot;O&quot;" calcext:base-cell-address="'GUIA DE CONTACTOS'.C90"/>
          </calcext:conditional-format>
          <calcext:conditional-format calcext:target-range-address="'GUIA DE CONTACTOS'.C106:'GUIA DE CONTACTOS'.C106 'GUIA DE CONTACTOS'.J106:'GUIA DE CONTACTOS'.O106">
            <calcext:condition calcext:apply-style-name="Si" calcext:value="=&quot;X&quot;" calcext:base-cell-address="'GUIA DE CONTACTOS'.C106"/>
            <calcext:condition calcext:apply-style-name="No" calcext:value="=&quot;O&quot;" calcext:base-cell-address="'GUIA DE CONTACTOS'.C106"/>
          </calcext:conditional-format>
          <calcext:conditional-format calcext:target-range-address="'GUIA DE CONTACTOS'.C112:'GUIA DE CONTACTOS'.C112 'GUIA DE CONTACTOS'.J112:'GUIA DE CONTACTOS'.O112">
            <calcext:condition calcext:apply-style-name="Si" calcext:value="=&quot;X&quot;" calcext:base-cell-address="'GUIA DE CONTACTOS'.C112"/>
            <calcext:condition calcext:apply-style-name="No" calcext:value="=&quot;O&quot;" calcext:base-cell-address="'GUIA DE CONTACTOS'.C112"/>
          </calcext:conditional-format>
          <calcext:conditional-format calcext:target-range-address="'GUIA DE CONTACTOS'.C159:'GUIA DE CONTACTOS'.C159 'GUIA DE CONTACTOS'.J159:'GUIA DE CONTACTOS'.O159">
            <calcext:condition calcext:apply-style-name="Si" calcext:value="=&quot;X&quot;" calcext:base-cell-address="'GUIA DE CONTACTOS'.C159"/>
            <calcext:condition calcext:apply-style-name="No" calcext:value="=&quot;O&quot;" calcext:base-cell-address="'GUIA DE CONTACTOS'.C159"/>
          </calcext:conditional-format>
          <calcext:conditional-format calcext:target-range-address="'GUIA DE CONTACTOS'.C197:'GUIA DE CONTACTOS'.C197 'GUIA DE CONTACTOS'.J197:'GUIA DE CONTACTOS'.O197">
            <calcext:condition calcext:apply-style-name="Si" calcext:value="=&quot;X&quot;" calcext:base-cell-address="'GUIA DE CONTACTOS'.C197"/>
            <calcext:condition calcext:apply-style-name="No" calcext:value="=&quot;O&quot;" calcext:base-cell-address="'GUIA DE CONTACTOS'.C197"/>
          </calcext:conditional-format>
          <calcext:conditional-format calcext:target-range-address="'GUIA DE CONTACTOS'.C206:'GUIA DE CONTACTOS'.C207 'GUIA DE CONTACTOS'.J206:'GUIA DE CONTACTOS'.O207">
            <calcext:condition calcext:apply-style-name="Si" calcext:value="=&quot;X&quot;" calcext:base-cell-address="'GUIA DE CONTACTOS'.C206"/>
            <calcext:condition calcext:apply-style-name="No" calcext:value="=&quot;O&quot;" calcext:base-cell-address="'GUIA DE CONTACTOS'.C206"/>
          </calcext:conditional-format>
          <calcext:conditional-format calcext:target-range-address="'GUIA DE CONTACTOS'.J213:'GUIA DE CONTACTOS'.O215">
            <calcext:condition calcext:apply-style-name="Si" calcext:value="=&quot;X&quot;" calcext:base-cell-address="'GUIA DE CONTACTOS'.J213"/>
            <calcext:condition calcext:apply-style-name="No" calcext:value="=&quot;O&quot;" calcext:base-cell-address="'GUIA DE CONTACTOS'.J213"/>
          </calcext:conditional-format>
          <calcext:conditional-format calcext:target-range-address="'GUIA DE CONTACTOS'.C218:'GUIA DE CONTACTOS'.C223 'GUIA DE CONTACTOS'.J218:'GUIA DE CONTACTOS'.O223">
            <calcext:condition calcext:apply-style-name="Si" calcext:value="=&quot;X&quot;" calcext:base-cell-address="'GUIA DE CONTACTOS'.C218"/>
            <calcext:condition calcext:apply-style-name="No" calcext:value="=&quot;O&quot;" calcext:base-cell-address="'GUIA DE CONTACTOS'.C218"/>
          </calcext:conditional-format>
          <calcext:conditional-format calcext:target-range-address="'GUIA DE CONTACTOS'.C243:'GUIA DE CONTACTOS'.C243 'GUIA DE CONTACTOS'.J243:'GUIA DE CONTACTOS'.O243">
            <calcext:condition calcext:apply-style-name="Si" calcext:value="=&quot;X&quot;" calcext:base-cell-address="'GUIA DE CONTACTOS'.C243"/>
            <calcext:condition calcext:apply-style-name="No" calcext:value="=&quot;O&quot;" calcext:base-cell-address="'GUIA DE CONTACTOS'.C243"/>
          </calcext:conditional-format>
          <calcext:conditional-format calcext:target-range-address="'GUIA DE CONTACTOS'.C245:'GUIA DE CONTACTOS'.C247 'GUIA DE CONTACTOS'.J245:'GUIA DE CONTACTOS'.O247">
            <calcext:condition calcext:apply-style-name="Si" calcext:value="=&quot;X&quot;" calcext:base-cell-address="'GUIA DE CONTACTOS'.C245"/>
            <calcext:condition calcext:apply-style-name="No" calcext:value="=&quot;O&quot;" calcext:base-cell-address="'GUIA DE CONTACTOS'.C245"/>
          </calcext:conditional-format>
          <calcext:conditional-format calcext:target-range-address="'GUIA DE CONTACTOS'.C256:'GUIA DE CONTACTOS'.C256 'GUIA DE CONTACTOS'.J256:'GUIA DE CONTACTOS'.O256">
            <calcext:condition calcext:apply-style-name="Si" calcext:value="=&quot;X&quot;" calcext:base-cell-address="'GUIA DE CONTACTOS'.C256"/>
            <calcext:condition calcext:apply-style-name="No" calcext:value="=&quot;O&quot;" calcext:base-cell-address="'GUIA DE CONTACTOS'.C256"/>
          </calcext:conditional-format>
          <calcext:conditional-format calcext:target-range-address="'GUIA DE CONTACTOS'.C275:'GUIA DE CONTACTOS'.C275 'GUIA DE CONTACTOS'.J275:'GUIA DE CONTACTOS'.O275">
            <calcext:condition calcext:apply-style-name="Si" calcext:value="=&quot;X&quot;" calcext:base-cell-address="'GUIA DE CONTACTOS'.C275"/>
            <calcext:condition calcext:apply-style-name="No" calcext:value="=&quot;O&quot;" calcext:base-cell-address="'GUIA DE CONTACTOS'.C275"/>
          </calcext:conditional-format>
          <calcext:conditional-format calcext:target-range-address="'GUIA DE CONTACTOS'.C302:'GUIA DE CONTACTOS'.C302 'GUIA DE CONTACTOS'.J302:'GUIA DE CONTACTOS'.O302">
            <calcext:condition calcext:apply-style-name="Si" calcext:value="=&quot;X&quot;" calcext:base-cell-address="'GUIA DE CONTACTOS'.C302"/>
            <calcext:condition calcext:apply-style-name="No" calcext:value="=&quot;O&quot;" calcext:base-cell-address="'GUIA DE CONTACTOS'.C302"/>
          </calcext:conditional-format>
          <calcext:conditional-format calcext:target-range-address="'GUIA DE CONTACTOS'.C308:'GUIA DE CONTACTOS'.C308 'GUIA DE CONTACTOS'.J308:'GUIA DE CONTACTOS'.O308">
            <calcext:condition calcext:apply-style-name="Si" calcext:value="=&quot;X&quot;" calcext:base-cell-address="'GUIA DE CONTACTOS'.C308"/>
            <calcext:condition calcext:apply-style-name="No" calcext:value="=&quot;O&quot;" calcext:base-cell-address="'GUIA DE CONTACTOS'.C308"/>
          </calcext:conditional-format>
          <calcext:conditional-format calcext:target-range-address="'GUIA DE CONTACTOS'.C318:'GUIA DE CONTACTOS'.C320 'GUIA DE CONTACTOS'.J318:'GUIA DE CONTACTOS'.O320">
            <calcext:condition calcext:apply-style-name="Si" calcext:value="=&quot;X&quot;" calcext:base-cell-address="'GUIA DE CONTACTOS'.C318"/>
            <calcext:condition calcext:apply-style-name="No" calcext:value="=&quot;O&quot;" calcext:base-cell-address="'GUIA DE CONTACTOS'.C318"/>
          </calcext:conditional-format>
          <calcext:conditional-format calcext:target-range-address="'GUIA DE CONTACTOS'.C325:'GUIA DE CONTACTOS'.C325 'GUIA DE CONTACTOS'.J325:'GUIA DE CONTACTOS'.O325">
            <calcext:condition calcext:apply-style-name="Si" calcext:value="=&quot;X&quot;" calcext:base-cell-address="'GUIA DE CONTACTOS'.C325"/>
            <calcext:condition calcext:apply-style-name="No" calcext:value="=&quot;O&quot;" calcext:base-cell-address="'GUIA DE CONTACTOS'.C325"/>
          </calcext:conditional-format>
          <calcext:conditional-format calcext:target-range-address="'GUIA DE CONTACTOS'.C334:'GUIA DE CONTACTOS'.C573 'GUIA DE CONTACTOS'.J334:'GUIA DE CONTACTOS'.O573">
            <calcext:condition calcext:apply-style-name="Si" calcext:value="=&quot;X&quot;" calcext:base-cell-address="'GUIA DE CONTACTOS'.C334"/>
            <calcext:condition calcext:apply-style-name="No" calcext:value="=&quot;O&quot;" calcext:base-cell-address="'GUIA DE CONTACTOS'.C334"/>
          </calcext:conditional-format>
          <calcext:conditional-format calcext:target-range-address="'GUIA DE CONTACTOS'.U5:'GUIA DE CONTACTOS'.U333">
            <calcext:condition calcext:apply-style-name="Junta de Andalucia" calcext:value="=&quot;juntadeandalucia.es&quot;" calcext:base-cell-address="MOS.J7"/>
          </calcext:conditional-format>
        </calcext:conditional-formats>
      </table:table>
      <table:table table:name="MOS" table:style-name="ta1">
        <office:forms form:automatic-focus="false" form:apply-design-mode="false"/>
        <table:shapes>
          <draw:ellipse draw:z-index="0" draw:style-name="gr6" draw:text-style-name="P3" svg:width="0.033cm" svg:height="0.105cm" svg:x="28.276cm" svg:y="0.556cm">
            <text:p/>
          </draw:ellips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2" table:number-columns-repeated="1012" table:default-cell-style-name="Default"/>
        <table:table-row table:style-name="ro21">
          <table:table-cell table:style-name="ce323" office:value-type="string" calcext:value-type="string">
            <text:p>Username</text:p>
          </table:table-cell>
          <table:table-cell table:style-name="ce323" office:value-type="string" calcext:value-type="string">
            <text:p>Issues</text:p>
          </table:table-cell>
          <table:table-cell table:style-name="ce323" office:value-type="string" calcext:value-type="string">
            <text:p>Name</text:p>
          </table:table-cell>
          <table:table-cell table:style-name="ce323" office:value-type="string" calcext:value-type="string">
            <text:p>Organization</text:p>
          </table:table-cell>
          <table:table-cell table:style-name="ce323" office:value-type="string" calcext:value-type="string">
            <text:p>Last Sign In</text:p>
          </table:table-cell>
          <table:table-cell table:style-name="ce323" office:value-type="string" calcext:value-type="string">
            <text:p>Role</text:p>
          </table:table-cell>
          <table:table-cell table:style-name="ce323" office:value-type="string" calcext:value-type="string">
            <text:p>User Status</text:p>
          </table:table-cell>
          <table:table-cell table:style-name="ce323" office:value-type="string" calcext:value-type="string">
            <text:p>Request Status</text:p>
          </table:table-cell>
          <table:table-cell table:style-name="ce323" office:value-type="string" calcext:value-type="string">
            <text:p>Support Identifier</text:p>
          </table:table-cell>
          <table:table-cell table:style-name="ce323" office:value-type="string" calcext:value-type="string">
            <text:p>Correo Junta</text:p>
          </table:table-cell>
          <table:table-cell table:style-name="ce323" office:value-type="string" calcext:value-type="string">
            <text:p>uid</text:p>
          </table:table-cell>
          <table:table-cell table:style-name="ce330" office:value-type="string" calcext:value-type="string">
            <text:p>Estám u MOS y no están en GC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nathan.ortiz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nathan Ortiz Lun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8:4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];LEN([.A2])-FIND(&quot;@&quot;;[.A2]))" office:value-type="string" office:string-value="oracle.com" calcext:value-type="string">
            <text:p>oracle.com</text:p>
          </table:table-cell>
          <table:table-cell table:style-name="ce324" table:formula="of:=LEFT([.A2];FIND(&quot;@&quot;;[.A2])-1)" office:value-type="string" office:string-value="jonathan.ortiz" calcext:value-type="string">
            <text:p>jonathan.ortiz</text:p>
          </table:table-cell>
          <table:table-cell table:formula="of:=VLOOKUP([.K2];['GUIA DE CONTACTOS'.R72:.T45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isidro.granados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sidro Granados Go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8:0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];LEN([.A3])-FIND(&quot;@&quot;;[.A3]))" office:value-type="string" office:string-value="oracle.com" calcext:value-type="string">
            <text:p>oracle.com</text:p>
          </table:table-cell>
          <table:table-cell table:style-name="ce324" table:formula="of:=LEFT([.A3];FIND(&quot;@&quot;;[.A3])-1)" office:value-type="string" office:string-value="isidro.granados" calcext:value-type="string">
            <text:p>isidro.granados</text:p>
          </table:table-cell>
          <table:table-cell table:formula="of:=VLOOKUP([.K3];['GUIA DE CONTACTOS'.R73:.T45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marisol.segade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ria Soledad Segade Vazq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6:0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];LEN([.A4])-FIND(&quot;@&quot;;[.A4]))" office:value-type="string" office:string-value="oracle.com" calcext:value-type="string">
            <text:p>oracle.com</text:p>
          </table:table-cell>
          <table:table-cell table:style-name="ce324" table:formula="of:=LEFT([.A4];FIND(&quot;@&quot;;[.A4])-1)" office:value-type="string" office:string-value="marisol.segade" calcext:value-type="string">
            <text:p>marisol.segade</text:p>
          </table:table-cell>
          <table:table-cell table:formula="of:=VLOOKUP([.K4];['GUIA DE CONTACTOS'.R74:.T45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gustin.calvo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gustin Calvo Cobo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2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];LEN([.A5])-FIND(&quot;@&quot;;[.A5]))" office:value-type="string" office:string-value="oracle.com" calcext:value-type="string">
            <text:p>oracle.com</text:p>
          </table:table-cell>
          <table:table-cell table:style-name="ce324" table:formula="of:=LEFT([.A5];FIND(&quot;@&quot;;[.A5])-1)" office:value-type="string" office:string-value="agustin.calvo" calcext:value-type="string">
            <text:p>agustin.calvo</text:p>
          </table:table-cell>
          <table:table-cell table:formula="of:=VLOOKUP([.K5];['GUIA DE CONTACTOS'.R74:.T45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pablo.fernandez.riejos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Pablo Fernandez Riejo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8:1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];LEN([.A6])-FIND(&quot;@&quot;;[.A6]))" office:value-type="string" office:string-value="oracle.com" calcext:value-type="string">
            <text:p>oracle.com</text:p>
          </table:table-cell>
          <table:table-cell table:style-name="ce324" table:formula="of:=LEFT([.A6];FIND(&quot;@&quot;;[.A6])-1)" office:value-type="string" office:string-value="pablo.fernandez.riejos" calcext:value-type="string">
            <text:p>pablo.fernandez.riejos</text:p>
          </table:table-cell>
          <table:table-cell table:formula="of:=VLOOKUP([.K6];['GUIA DE CONTACTOS'.R75:.T45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ugusto.garci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ugusto Garcí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24-Jan-2012 02:4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];LEN([.A7])-FIND(&quot;@&quot;;[.A7]))" office:value-type="string" office:string-value="juntadeandalucia.es" calcext:value-type="string">
            <text:p>juntadeandalucia.es</text:p>
          </table:table-cell>
          <table:table-cell table:style-name="ce324" table:formula="of:=LEFT([.A7];FIND(&quot;@&quot;;[.A7])-1)" office:value-type="string" office:string-value="augusto.garcia" calcext:value-type="string">
            <text:p>augusto.garcia</text:p>
          </table:table-cell>
          <table:table-cell table:formula="of:=VLOOKUP([.K7];['GUIA DE CONTACTOS'.R78:.T459];1;0)" office:value-type="string" office:string-value="augusto.garcia" calcext:value-type="string">
            <text:p>augusto.garcia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ntonioj.cordoba@gmail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Antonio Jesús Córdoba Roj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Pending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];LEN([.A8])-FIND(&quot;@&quot;;[.A8]))" office:value-type="string" office:string-value="gmail.com" calcext:value-type="string">
            <text:p>gmail.com</text:p>
          </table:table-cell>
          <table:table-cell table:style-name="ce324" table:formula="of:=LEFT([.A8];FIND(&quot;@&quot;;[.A8])-1)" office:value-type="string" office:string-value="antonioj.cordoba" calcext:value-type="string">
            <text:p>antonioj.cordoba</text:p>
          </table:table-cell>
          <table:table-cell table:formula="of:=VLOOKUP([.K8];['GUIA DE CONTACTOS'.R80:.T46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aria.vazquez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ria Vazq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08:5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];LEN([.A9])-FIND(&quot;@&quot;;[.A9]))" office:value-type="string" office:string-value="juntadeandalucia.es" calcext:value-type="string">
            <text:p>juntadeandalucia.es</text:p>
          </table:table-cell>
          <table:table-cell table:style-name="ce324" table:formula="of:=LEFT([.A9];FIND(&quot;@&quot;;[.A9])-1)" office:value-type="string" office:string-value="maria.vazquez.sspa" calcext:value-type="string">
            <text:p>maria.vazquez.sspa</text:p>
          </table:table-cell>
          <table:table-cell table:formula="of:=VLOOKUP([.K9];['GUIA DE CONTACTOS'.R81:.T462];1;0)" office:value-type="string" office:string-value="maria.vazquez.sspa" calcext:value-type="string">
            <text:p>maria.vazquez.sspa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daniel.duarte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aniel Duarte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8:4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];LEN([.A10])-FIND(&quot;@&quot;;[.A10]))" office:value-type="string" office:string-value="juntadeandalucia.es" calcext:value-type="string">
            <text:p>juntadeandalucia.es</text:p>
          </table:table-cell>
          <table:table-cell table:style-name="ce324" table:formula="of:=LEFT([.A10];FIND(&quot;@&quot;;[.A10])-1)" office:value-type="string" office:string-value="daniel.duarte.exts" calcext:value-type="string">
            <text:p>daniel.duarte.exts</text:p>
          </table:table-cell>
          <table:table-cell table:formula="of:=VLOOKUP([.K10];['GUIA DE CONTACTOS'.R82:.T463];1;0)" office:value-type="string" office:string-value="daniel.duarte.exts" calcext:value-type="string">
            <text:p>daniel.duarte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ntonioj.cordoba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Jesús Córdoba Roj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6:2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];LEN([.A11])-FIND(&quot;@&quot;;[.A11]))" office:value-type="string" office:string-value="juntadeandalucia.es" calcext:value-type="string">
            <text:p>juntadeandalucia.es</text:p>
          </table:table-cell>
          <table:table-cell table:style-name="ce324" table:formula="of:=LEFT([.A11];FIND(&quot;@&quot;;[.A11])-1)" office:value-type="string" office:string-value="antonioj.cordoba.exts" calcext:value-type="string">
            <text:p>antonioj.cordoba.exts</text:p>
          </table:table-cell>
          <table:table-cell table:formula="of:=VLOOKUP([.K11];['GUIA DE CONTACTOS'.R84:.T466];1;0)" office:value-type="string" office:string-value="antonioj.cordoba.exts" calcext:value-type="string">
            <text:p>antonioj.cordoba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lfredo.sarmient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armiento Gonzalez Alfred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1-May-2014 08:0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];LEN([.A12])-FIND(&quot;@&quot;;[.A12]))" office:value-type="string" office:string-value="juntadeandalucia.es" calcext:value-type="string">
            <text:p>juntadeandalucia.es</text:p>
          </table:table-cell>
          <table:table-cell table:style-name="ce324" table:formula="of:=LEFT([.A12];FIND(&quot;@&quot;;[.A12])-1)" office:value-type="string" office:string-value="alfredo.sarmiento" calcext:value-type="string">
            <text:p>alfredo.sarmiento</text:p>
          </table:table-cell>
          <table:table-cell table:formula="of:=VLOOKUP([.K12];['GUIA DE CONTACTOS'.R85:.T467];1;0)" office:value-type="string" office:string-value="alfredo.sarmiento" calcext:value-type="string">
            <text:p>alfredo.sarmiento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lorenzo.orti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orenzo Orti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4-Mar-2014 09:1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];LEN([.A13])-FIND(&quot;@&quot;;[.A13]))" office:value-type="string" office:string-value="juntadeandalucia.es" calcext:value-type="string">
            <text:p>juntadeandalucia.es</text:p>
          </table:table-cell>
          <table:table-cell table:style-name="ce324" table:formula="of:=LEFT([.A13];FIND(&quot;@&quot;;[.A13])-1)" office:value-type="string" office:string-value="lorenzo.ortiz.ext" calcext:value-type="string">
            <text:p>lorenzo.ortiz.ext</text:p>
          </table:table-cell>
          <table:table-cell table:formula="of:=VLOOKUP([.K13];['GUIA DE CONTACTOS'.R86:.T468];1;0)" office:value-type="string" office:string-value="lorenzo.ortiz.ext" calcext:value-type="string">
            <text:p>lorenzo.ortiz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avier.diazcaler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AVIER DIAZ-CALERO TORRES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1-Feb-2011 02:3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];LEN([.A14])-FIND(&quot;@&quot;;[.A14]))" office:value-type="string" office:string-value="juntadeandalucia.es" calcext:value-type="string">
            <text:p>juntadeandalucia.es</text:p>
          </table:table-cell>
          <table:table-cell table:style-name="ce324" table:formula="of:=LEFT([.A14];FIND(&quot;@&quot;;[.A14])-1)" office:value-type="string" office:string-value="javier.diazcalero" calcext:value-type="string">
            <text:p>javier.diazcalero</text:p>
          </table:table-cell>
          <table:table-cell table:formula="of:=VLOOKUP([.K14];['GUIA DE CONTACTOS'.R86:.T469];1;0)" office:value-type="string" office:string-value="javier.diazcalero" calcext:value-type="string">
            <text:p>javier.diazcalero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oseantonio.garci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Antonio Garci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19-Jan-2015 13:0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];LEN([.A15])-FIND(&quot;@&quot;;[.A15]))" office:value-type="string" office:string-value="juntadeandalucia.es" calcext:value-type="string">
            <text:p>juntadeandalucia.es</text:p>
          </table:table-cell>
          <table:table-cell table:style-name="ce324" table:formula="of:=LEFT([.A15];FIND(&quot;@&quot;;[.A15])-1)" office:value-type="string" office:string-value="joseantonio.garcia" calcext:value-type="string">
            <text:p>joseantonio.garcia</text:p>
          </table:table-cell>
          <table:table-cell table:formula="of:=VLOOKUP([.K15];['GUIA DE CONTACTOS'.R87:.T47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miguel.riv@gmail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Miguel Angel Rivera Go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8-Feb-2015 14:2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6];LEN([.A16])-FIND(&quot;@&quot;;[.A16]))" office:value-type="string" office:string-value="gmail.com" calcext:value-type="string">
            <text:p>gmail.com</text:p>
          </table:table-cell>
          <table:table-cell table:style-name="ce324" table:formula="of:=LEFT([.A16];FIND(&quot;@&quot;;[.A16])-1)" office:value-type="string" office:string-value="miguel.riv" calcext:value-type="string">
            <text:p>miguel.riv</text:p>
          </table:table-cell>
          <table:table-cell table:formula="of:=VLOOKUP([.K16];['GUIA DE CONTACTOS'.R88:.T47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sergio.dia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ergio Diaz Rui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9-Mar-2015 14:0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7];LEN([.A17])-FIND(&quot;@&quot;;[.A17]))" office:value-type="string" office:string-value="juntadeandalucia.es" calcext:value-type="string">
            <text:p>juntadeandalucia.es</text:p>
          </table:table-cell>
          <table:table-cell table:style-name="ce324" table:formula="of:=LEFT([.A17];FIND(&quot;@&quot;;[.A17])-1)" office:value-type="string" office:string-value="sergio.diaz" calcext:value-type="string">
            <text:p>sergio.diaz</text:p>
          </table:table-cell>
          <table:table-cell table:formula="of:=VLOOKUP([.K17];['GUIA DE CONTACTOS'.R89:.T47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david.sanchez.alcazarcru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avid Sánchez de Alcázar Cru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1:0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8];LEN([.A18])-FIND(&quot;@&quot;;[.A18]))" office:value-type="string" office:string-value="juntadeandalucia.es" calcext:value-type="string">
            <text:p>juntadeandalucia.es</text:p>
          </table:table-cell>
          <table:table-cell table:style-name="ce324" table:formula="of:=LEFT([.A18];FIND(&quot;@&quot;;[.A18])-1)" office:value-type="string" office:string-value="david.sanchez.alcazarcruz.ext" calcext:value-type="string">
            <text:p>david.sanchez.alcazarcruz.ext</text:p>
          </table:table-cell>
          <table:table-cell table:formula="of:=VLOOKUP([.K18];['GUIA DE CONTACTOS'.R90:.T47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carlos.molin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arlos Molin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6-Oct-2014 18:1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9];LEN([.A19])-FIND(&quot;@&quot;;[.A19]))" office:value-type="string" office:string-value="juntadeandalucia.es" calcext:value-type="string">
            <text:p>juntadeandalucia.es</text:p>
          </table:table-cell>
          <table:table-cell table:style-name="ce324" table:formula="of:=LEFT([.A19];FIND(&quot;@&quot;;[.A19])-1)" office:value-type="string" office:string-value="carlos.molina.ext" calcext:value-type="string">
            <text:p>carlos.molina.ext</text:p>
          </table:table-cell>
          <table:table-cell table:formula="of:=VLOOKUP([.K19];['GUIA DE CONTACTOS'.R91:.T474];1;0)" office:value-type="string" office:string-value="carlos.molina.ext" calcext:value-type="string">
            <text:p>carlos.molina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virgilio.rey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Virgilio Rey Lorenzan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Jun-2011 01:5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0];LEN([.A20])-FIND(&quot;@&quot;;[.A20]))" office:value-type="string" office:string-value="juntadeandalucia.es" calcext:value-type="string">
            <text:p>juntadeandalucia.es</text:p>
          </table:table-cell>
          <table:table-cell table:style-name="ce324" table:formula="of:=LEFT([.A20];FIND(&quot;@&quot;;[.A20])-1)" office:value-type="string" office:string-value="virgilio.rey.ext" calcext:value-type="string">
            <text:p>virgilio.rey.ext</text:p>
          </table:table-cell>
          <table:table-cell table:formula="of:=VLOOKUP([.K20];['GUIA DE CONTACTOS'.R92:.T475];1;0)" office:value-type="string" office:string-value="virgilio.rey.ext" calcext:value-type="string">
            <text:p>virgilio.rey.ext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secarlosdelgado@gmail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Jose Carlos Delgado Roman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Nov-2014 12:3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1];LEN([.A21])-FIND(&quot;@&quot;;[.A21]))" office:value-type="string" office:string-value="gmail.com" calcext:value-type="string">
            <text:p>gmail.com</text:p>
          </table:table-cell>
          <table:table-cell table:style-name="ce324" table:formula="of:=LEFT([.A21];FIND(&quot;@&quot;;[.A21])-1)" office:value-type="string" office:string-value="josecarlosdelgado" calcext:value-type="string">
            <text:p>josecarlosdelgado</text:p>
          </table:table-cell>
          <table:table-cell table:formula="of:=VLOOKUP([.K21];['GUIA DE CONTACTOS'.R93:.T47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rge.sendra.mas@es.pwc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Jorge Sendra M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7:3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2];LEN([.A22])-FIND(&quot;@&quot;;[.A22]))" office:value-type="string" office:string-value="es.pwc.com" calcext:value-type="string">
            <text:p>es.pwc.com</text:p>
          </table:table-cell>
          <table:table-cell table:style-name="ce324" table:formula="of:=LEFT([.A22];FIND(&quot;@&quot;;[.A22])-1)" office:value-type="string" office:string-value="jorge.sendra.mas" calcext:value-type="string">
            <text:p>jorge.sendra.mas</text:p>
          </table:table-cell>
          <table:table-cell table:formula="of:=VLOOKUP([.K22];['GUIA DE CONTACTOS'.R94:.T47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eduardo.perez.orti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Eduardo Perez Orti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9-Oct-2012 03:4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3];LEN([.A23])-FIND(&quot;@&quot;;[.A23]))" office:value-type="string" office:string-value="juntadeandalucia.es" calcext:value-type="string">
            <text:p>juntadeandalucia.es</text:p>
          </table:table-cell>
          <table:table-cell table:style-name="ce324" table:formula="of:=LEFT([.A23];FIND(&quot;@&quot;;[.A23])-1)" office:value-type="string" office:string-value="eduardo.perez.ortiz.ext" calcext:value-type="string">
            <text:p>eduardo.perez.ortiz.ext</text:p>
          </table:table-cell>
          <table:table-cell table:formula="of:=VLOOKUP([.K23];['GUIA DE CONTACTOS'.R95:.T478];1;0)" office:value-type="string" office:string-value="eduardo.perez.ortiz.ext" calcext:value-type="string">
            <text:p>eduardo.perez.ortiz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ose.g.fernande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Gonzalez Fernand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9:3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4];LEN([.A24])-FIND(&quot;@&quot;;[.A24]))" office:value-type="string" office:string-value="juntadeandalucia.es" calcext:value-type="string">
            <text:p>juntadeandalucia.es</text:p>
          </table:table-cell>
          <table:table-cell table:style-name="ce324" table:formula="of:=LEFT([.A24];FIND(&quot;@&quot;;[.A24])-1)" office:value-type="string" office:string-value="jose.g.fernandez" calcext:value-type="string">
            <text:p>jose.g.fernandez</text:p>
          </table:table-cell>
          <table:table-cell table:formula="of:=VLOOKUP([.K24];['GUIA DE CONTACTOS'.R95:.T479];1;0)" office:value-type="string" office:string-value="jose.g.fernandez" calcext:value-type="string">
            <text:p>jose.g.fernandez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osec.pavon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Carlos Pavón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3:5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5];LEN([.A25])-FIND(&quot;@&quot;;[.A25]))" office:value-type="string" office:string-value="juntadeandalucia.es" calcext:value-type="string">
            <text:p>juntadeandalucia.es</text:p>
          </table:table-cell>
          <table:table-cell table:style-name="ce324" table:formula="of:=LEFT([.A25];FIND(&quot;@&quot;;[.A25])-1)" office:value-type="string" office:string-value="josec.pavon.ext" calcext:value-type="string">
            <text:p>josec.pavon.ext</text:p>
          </table:table-cell>
          <table:table-cell table:formula="of:=VLOOKUP([.K25];['GUIA DE CONTACTOS'.R96:.T480];1;0)" office:value-type="string" office:string-value="josec.pavon.ext" calcext:value-type="string">
            <text:p>josec.pavon.ext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emartin@agenciamedioambienteyagu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Enrique Mar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6-Feb-2015 16:4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6];LEN([.A26])-FIND(&quot;@&quot;;[.A26]))" office:value-type="string" office:string-value="agenciamedioambienteyagua.es" calcext:value-type="string">
            <text:p>agenciamedioambienteyagua.es</text:p>
          </table:table-cell>
          <table:table-cell table:style-name="ce324" table:formula="of:=LEFT([.A26];FIND(&quot;@&quot;;[.A26])-1)" office:value-type="string" office:string-value="emartin" calcext:value-type="string">
            <text:p>emartin</text:p>
          </table:table-cell>
          <table:table-cell table:formula="of:=VLOOKUP([.K26];['GUIA DE CONTACTOS'.R97:.T48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lberto.zamor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lberto Zamor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Feb-2015 13:3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7];LEN([.A27])-FIND(&quot;@&quot;;[.A27]))" office:value-type="string" office:string-value="juntadeandalucia.es" calcext:value-type="string">
            <text:p>juntadeandalucia.es</text:p>
          </table:table-cell>
          <table:table-cell table:style-name="ce324" table:formula="of:=LEFT([.A27];FIND(&quot;@&quot;;[.A27])-1)" office:value-type="string" office:string-value="alberto.zamora.ext" calcext:value-type="string">
            <text:p>alberto.zamora.ext</text:p>
          </table:table-cell>
          <table:table-cell table:formula="of:=VLOOKUP([.K27];['GUIA DE CONTACTOS'.R98:.T482];1;0)" office:value-type="string" office:string-value="alberto.zamora.ext" calcext:value-type="string">
            <text:p>alberto.zamora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luis.carrascal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uis Carrascal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May-2014 11:0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8];LEN([.A28])-FIND(&quot;@&quot;;[.A28]))" office:value-type="string" office:string-value="juntadeandalucia.es" calcext:value-type="string">
            <text:p>juntadeandalucia.es</text:p>
          </table:table-cell>
          <table:table-cell table:style-name="ce324" table:formula="of:=LEFT([.A28];FIND(&quot;@&quot;;[.A28])-1)" office:value-type="string" office:string-value="luis.carrascal.ext" calcext:value-type="string">
            <text:p>luis.carrascal.ext</text:p>
          </table:table-cell>
          <table:table-cell table:formula="of:=VLOOKUP([.K28];['GUIA DE CONTACTOS'.R99:.T483];1;0)" office:value-type="string" office:string-value="luis.carrascal.ext" calcext:value-type="string">
            <text:p>luis.carrascal.ext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mpcano@sadiel.es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JOSE MIGUEL PEREZ CAN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5-Jan-2015 08:0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29];LEN([.A29])-FIND(&quot;@&quot;;[.A29]))" office:value-type="string" office:string-value="sadiel.es" calcext:value-type="string">
            <text:p>sadiel.es</text:p>
          </table:table-cell>
          <table:table-cell table:style-name="ce324" table:formula="of:=LEFT([.A29];FIND(&quot;@&quot;;[.A29])-1)" office:value-type="string" office:string-value="jmpcano" calcext:value-type="string">
            <text:p>jmpcano</text:p>
          </table:table-cell>
          <table:table-cell table:formula="of:=VLOOKUP([.K29];['GUIA DE CONTACTOS'.R100:.T48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mariaa.avil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ª Antonia Avila Arellan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Mar-2015 11:5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0];LEN([.A30])-FIND(&quot;@&quot;;[.A30]))" office:value-type="string" office:string-value="juntadeandalucia.es" calcext:value-type="string">
            <text:p>juntadeandalucia.es</text:p>
          </table:table-cell>
          <table:table-cell table:style-name="ce324" table:formula="of:=LEFT([.A30];FIND(&quot;@&quot;;[.A30])-1)" office:value-type="string" office:string-value="mariaa.avila.ext" calcext:value-type="string">
            <text:p>mariaa.avila.ext</text:p>
          </table:table-cell>
          <table:table-cell table:formula="of:=VLOOKUP([.K30];['GUIA DE CONTACTOS'.R101:.T48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sysassysdba@gmail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avid Luis Moya Garri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8:3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1];LEN([.A31])-FIND(&quot;@&quot;;[.A31]))" office:value-type="string" office:string-value="gmail.com" calcext:value-type="string">
            <text:p>gmail.com</text:p>
          </table:table-cell>
          <table:table-cell table:style-name="ce324" table:formula="of:=LEFT([.A31];FIND(&quot;@&quot;;[.A31])-1)" office:value-type="string" office:string-value="sysassysdba" calcext:value-type="string">
            <text:p>sysassysdba</text:p>
          </table:table-cell>
          <table:table-cell table:formula="of:=VLOOKUP([.K31];['GUIA DE CONTACTOS'.R102:.T48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ariac.jurado.gonzale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ª Jur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9-Jul-2014 11:0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2];LEN([.A32])-FIND(&quot;@&quot;;[.A32]))" office:value-type="string" office:string-value="juntadeandalucia.es" calcext:value-type="string">
            <text:p>juntadeandalucia.es</text:p>
          </table:table-cell>
          <table:table-cell table:style-name="ce324" table:formula="of:=LEFT([.A32];FIND(&quot;@&quot;;[.A32])-1)" office:value-type="string" office:string-value="mariac.jurado.gonzalez" calcext:value-type="string">
            <text:p>mariac.jurado.gonzalez</text:p>
          </table:table-cell>
          <table:table-cell table:formula="of:=VLOOKUP([.K32];['GUIA DE CONTACTOS'.R103:.T487];1;0)" office:value-type="string" office:string-value="mariac.jurado.gonzalez" calcext:value-type="string">
            <text:p>mariac.jurado.gonzalez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mlopezt@rtv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MANUEL LÓPEZ DEL TO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6-Mar-2015 15:3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3];LEN([.A33])-FIND(&quot;@&quot;;[.A33]))" office:value-type="string" office:string-value="rtva.es" calcext:value-type="string">
            <text:p>rtva.es</text:p>
          </table:table-cell>
          <table:table-cell table:style-name="ce324" table:formula="of:=LEFT([.A33];FIND(&quot;@&quot;;[.A33])-1)" office:value-type="string" office:string-value="jmlopezt" calcext:value-type="string">
            <text:p>jmlopezt</text:p>
          </table:table-cell>
          <table:table-cell table:formula="of:=VLOOKUP([.K33];['GUIA DE CONTACTOS'.R103:.T48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diego.torre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iego Hernan Torre Celad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3:0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4];LEN([.A34])-FIND(&quot;@&quot;;[.A34]))" office:value-type="string" office:string-value="juntadeandalucia.es" calcext:value-type="string">
            <text:p>juntadeandalucia.es</text:p>
          </table:table-cell>
          <table:table-cell table:style-name="ce324" table:formula="of:=LEFT([.A34];FIND(&quot;@&quot;;[.A34])-1)" office:value-type="string" office:string-value="diego.torre.ext" calcext:value-type="string">
            <text:p>diego.torre.ext</text:p>
          </table:table-cell>
          <table:table-cell table:formula="of:=VLOOKUP([.K34];['GUIA DE CONTACTOS'.R104:.T48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ndres.leal81@hotmail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dres Leal Pé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1-Apr-2015 13:4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5];LEN([.A35])-FIND(&quot;@&quot;;[.A35]))" office:value-type="string" office:string-value="hotmail.com" calcext:value-type="string">
            <text:p>hotmail.com</text:p>
          </table:table-cell>
          <table:table-cell table:style-name="ce324" table:formula="of:=LEFT([.A35];FIND(&quot;@&quot;;[.A35])-1)" office:value-type="string" office:string-value="andres.leal81" calcext:value-type="string">
            <text:p>andres.leal81</text:p>
          </table:table-cell>
          <table:table-cell table:formula="of:=VLOOKUP([.K35];['GUIA DE CONTACTOS'.R105:.T49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anueld.diaz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nuel Díaz Can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1-Apr-2015 09:5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6];LEN([.A36])-FIND(&quot;@&quot;;[.A36]))" office:value-type="string" office:string-value="juntadeandalucia.es" calcext:value-type="string">
            <text:p>juntadeandalucia.es</text:p>
          </table:table-cell>
          <table:table-cell table:style-name="ce324" table:formula="of:=LEFT([.A36];FIND(&quot;@&quot;;[.A36])-1)" office:value-type="string" office:string-value="manueld.diaz.exts" calcext:value-type="string">
            <text:p>manueld.diaz.exts</text:p>
          </table:table-cell>
          <table:table-cell table:formula="of:=VLOOKUP([.K36];['GUIA DE CONTACTOS'.R106:.T491];1;0)" office:value-type="string" office:string-value="manueld.diaz.exts" calcext:value-type="string">
            <text:p>manueld.diaz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osea.perez.pina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Pérez Piñ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27-Jan-2015 17:5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7];LEN([.A37])-FIND(&quot;@&quot;;[.A37]))" office:value-type="string" office:string-value="juntadeandalucia.es" calcext:value-type="string">
            <text:p>juntadeandalucia.es</text:p>
          </table:table-cell>
          <table:table-cell table:style-name="ce324" table:formula="of:=LEFT([.A37];FIND(&quot;@&quot;;[.A37])-1)" office:value-type="string" office:string-value="josea.perez.pinas" calcext:value-type="string">
            <text:p>josea.perez.pinas</text:p>
          </table:table-cell>
          <table:table-cell table:formula="of:=VLOOKUP([.K37];['GUIA DE CONTACTOS'.R108:.T493];1;0)" office:value-type="string" office:string-value="josea.perez.pinas" calcext:value-type="string">
            <text:p>josea.perez.pinas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ntoniom.godoy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Godoy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1:1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8];LEN([.A38])-FIND(&quot;@&quot;;[.A38]))" office:value-type="string" office:string-value="juntadeandalucia.es" calcext:value-type="string">
            <text:p>juntadeandalucia.es</text:p>
          </table:table-cell>
          <table:table-cell table:style-name="ce324" table:formula="of:=LEFT([.A38];FIND(&quot;@&quot;;[.A38])-1)" office:value-type="string" office:string-value="antoniom.godoy.ext" calcext:value-type="string">
            <text:p>antoniom.godoy.ext</text:p>
          </table:table-cell>
          <table:table-cell table:formula="of:=VLOOKUP([.K38];['GUIA DE CONTACTOS'.R109:.T49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carlosm.casado@ts.fujitsu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arlos Casado Garcí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4-Mar-2015 10:1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39];LEN([.A39])-FIND(&quot;@&quot;;[.A39]))" office:value-type="string" office:string-value="ts.fujitsu.com" calcext:value-type="string">
            <text:p>ts.fujitsu.com</text:p>
          </table:table-cell>
          <table:table-cell table:style-name="ce324" table:formula="of:=LEFT([.A39];FIND(&quot;@&quot;;[.A39])-1)" office:value-type="string" office:string-value="carlosm.casado" calcext:value-type="string">
            <text:p>carlosm.casado</text:p>
          </table:table-cell>
          <table:table-cell table:formula="of:=VLOOKUP([.K39];['GUIA DE CONTACTOS'.R110:.T49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eduardo.fedriani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Eduardo Fedriani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0:3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0];LEN([.A40])-FIND(&quot;@&quot;;[.A40]))" office:value-type="string" office:string-value="juntadeandalucia.es" calcext:value-type="string">
            <text:p>juntadeandalucia.es</text:p>
          </table:table-cell>
          <table:table-cell table:style-name="ce324" table:formula="of:=LEFT([.A40];FIND(&quot;@&quot;;[.A40])-1)" office:value-type="string" office:string-value="eduardo.fedriani" calcext:value-type="string">
            <text:p>eduardo.fedriani</text:p>
          </table:table-cell>
          <table:table-cell table:formula="of:=VLOOKUP([.K40];['GUIA DE CONTACTOS'.R111:.T49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ralberto.hernand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afael Hernand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Mar-2015 01:5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1];LEN([.A41])-FIND(&quot;@&quot;;[.A41]))" office:value-type="string" office:string-value="juntadeandalucia.es" calcext:value-type="string">
            <text:p>juntadeandalucia.es</text:p>
          </table:table-cell>
          <table:table-cell table:style-name="ce324" table:formula="of:=LEFT([.A41];FIND(&quot;@&quot;;[.A41])-1)" office:value-type="string" office:string-value="ralberto.hernandez.ext" calcext:value-type="string">
            <text:p>ralberto.hernandez.ext</text:p>
          </table:table-cell>
          <table:table-cell table:formula="of:=VLOOKUP([.K41];['GUIA DE CONTACTOS'.R112:.T49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csanchezdealcazar@agenciamedioambienteyagu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esar Sanchez de Alcazar Cru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1-Mar-2015 12:0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2];LEN([.A42])-FIND(&quot;@&quot;;[.A42]))" office:value-type="string" office:string-value="agenciamedioambienteyagua.es" calcext:value-type="string">
            <text:p>agenciamedioambienteyagua.es</text:p>
          </table:table-cell>
          <table:table-cell table:style-name="ce324" table:formula="of:=LEFT([.A42];FIND(&quot;@&quot;;[.A42])-1)" office:value-type="string" office:string-value="csanchezdealcazar" calcext:value-type="string">
            <text:p>csanchezdealcazar</text:p>
          </table:table-cell>
          <table:table-cell table:formula="of:=VLOOKUP([.K42];['GUIA DE CONTACTOS'.R113:.T49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carmen.robles.agud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ª Robles Agu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1-Apr-2015 13:4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3];LEN([.A43])-FIND(&quot;@&quot;;[.A43]))" office:value-type="string" office:string-value="juntadeandalucia.es" calcext:value-type="string">
            <text:p>juntadeandalucia.es</text:p>
          </table:table-cell>
          <table:table-cell table:style-name="ce324" table:formula="of:=LEFT([.A43];FIND(&quot;@&quot;;[.A43])-1)" office:value-type="string" office:string-value="mcarmen.robles.agudo" calcext:value-type="string">
            <text:p>mcarmen.robles.agudo</text:p>
          </table:table-cell>
          <table:table-cell table:formula="of:=VLOOKUP([.K43];['GUIA DE CONTACTOS'.R113:.T499];1;0)" office:value-type="string" office:string-value="mcarmen.robles.agudo" calcext:value-type="string">
            <text:p>mcarmen.robles.agudo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esus.leon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esús León Santiag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9-Mar-2015 14:0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4];LEN([.A44])-FIND(&quot;@&quot;;[.A44]))" office:value-type="string" office:string-value="juntadeandalucia.es" calcext:value-type="string">
            <text:p>juntadeandalucia.es</text:p>
          </table:table-cell>
          <table:table-cell table:style-name="ce324" table:formula="of:=LEFT([.A44];FIND(&quot;@&quot;;[.A44])-1)" office:value-type="string" office:string-value="jesus.leon.exts" calcext:value-type="string">
            <text:p>jesus.leon.exts</text:p>
          </table:table-cell>
          <table:table-cell table:formula="of:=VLOOKUP([.K44];['GUIA DE CONTACTOS'.R114:.T500];1;0)" office:value-type="string" office:string-value="jesus.leon.exts" calcext:value-type="string">
            <text:p>jesus.leon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ranciscoj.car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avier Ca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Feb-2015 10:3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5];LEN([.A45])-FIND(&quot;@&quot;;[.A45]))" office:value-type="string" office:string-value="juntadeandalucia.es" calcext:value-type="string">
            <text:p>juntadeandalucia.es</text:p>
          </table:table-cell>
          <table:table-cell table:style-name="ce324" table:formula="of:=LEFT([.A45];FIND(&quot;@&quot;;[.A45])-1)" office:value-type="string" office:string-value="franciscoj.caro.exts" calcext:value-type="string">
            <text:p>franciscoj.caro.exts</text:p>
          </table:table-cell>
          <table:table-cell table:formula="of:=VLOOKUP([.K45];['GUIA DE CONTACTOS'.R115:.T501];1;0)" office:value-type="string" office:string-value="franciscoj.caro.exts" calcext:value-type="string">
            <text:p>franciscoj.caro.exts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uanj.per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Jesus Perez Go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Mar-2015 13:5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6];LEN([.A46])-FIND(&quot;@&quot;;[.A46]))" office:value-type="string" office:string-value="juntadeandalucia.es" calcext:value-type="string">
            <text:p>juntadeandalucia.es</text:p>
          </table:table-cell>
          <table:table-cell table:style-name="ce324" table:formula="of:=LEFT([.A46];FIND(&quot;@&quot;;[.A46])-1)" office:value-type="string" office:string-value="juanj.perez.ext" calcext:value-type="string">
            <text:p>juanj.perez.ext</text:p>
          </table:table-cell>
          <table:table-cell table:formula="of:=VLOOKUP([.K46];['GUIA DE CONTACTOS'.R116:.T50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antonio.granados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Antonio Granado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0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7];LEN([.A47])-FIND(&quot;@&quot;;[.A47]))" office:value-type="string" office:string-value="juntadeandalucia.es" calcext:value-type="string">
            <text:p>juntadeandalucia.es</text:p>
          </table:table-cell>
          <table:table-cell table:style-name="ce324" table:formula="of:=LEFT([.A47];FIND(&quot;@&quot;;[.A47])-1)" office:value-type="string" office:string-value="jantonio.granados.ext" calcext:value-type="string">
            <text:p>jantonio.granados.ext</text:p>
          </table:table-cell>
          <table:table-cell table:formula="of:=VLOOKUP([.K47];['GUIA DE CONTACTOS'.R117:.T50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reyes.zamoran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eyes Zamorano Rodrig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1:5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8];LEN([.A48])-FIND(&quot;@&quot;;[.A48]))" office:value-type="string" office:string-value="juntadeandalucia.es" calcext:value-type="string">
            <text:p>juntadeandalucia.es</text:p>
          </table:table-cell>
          <table:table-cell table:style-name="ce324" table:formula="of:=LEFT([.A48];FIND(&quot;@&quot;;[.A48])-1)" office:value-type="string" office:string-value="reyes.zamorano.exts" calcext:value-type="string">
            <text:p>reyes.zamorano.exts</text:p>
          </table:table-cell>
          <table:table-cell table:formula="of:=VLOOKUP([.K48];['GUIA DE CONTACTOS'.R117:.T504];1;0)" office:value-type="string" office:string-value="reyes.zamorano.exts" calcext:value-type="string">
            <text:p>reyes.zamorano.exts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berrocoso@agenciaide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aquín Berrocoso Domíng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Nov-2013 12:2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49];LEN([.A49])-FIND(&quot;@&quot;;[.A49]))" office:value-type="string" office:string-value="agenciaidea.es" calcext:value-type="string">
            <text:p>agenciaidea.es</text:p>
          </table:table-cell>
          <table:table-cell table:style-name="ce324" table:formula="of:=LEFT([.A49];FIND(&quot;@&quot;;[.A49])-1)" office:value-type="string" office:string-value="jberrocoso" calcext:value-type="string">
            <text:p>jberrocoso</text:p>
          </table:table-cell>
          <table:table-cell table:formula="of:=VLOOKUP([.K49];['GUIA DE CONTACTOS'.R118:.T50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nathan.guerrero.navarro@gmail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nathan Guerre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Mar-2015 16:0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0];LEN([.A50])-FIND(&quot;@&quot;;[.A50]))" office:value-type="string" office:string-value="gmail.com" calcext:value-type="string">
            <text:p>gmail.com</text:p>
          </table:table-cell>
          <table:table-cell table:style-name="ce324" table:formula="of:=LEFT([.A50];FIND(&quot;@&quot;;[.A50])-1)" office:value-type="string" office:string-value="jonathan.guerrero.navarro" calcext:value-type="string">
            <text:p>jonathan.guerrero.navarro</text:p>
          </table:table-cell>
          <table:table-cell table:formula="of:=VLOOKUP([.K50];['GUIA DE CONTACTOS'.R119:.T50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lvaro.perer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Perera Domíng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9:3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1];LEN([.A51])-FIND(&quot;@&quot;;[.A51]))" office:value-type="string" office:string-value="juntadeandalucia.es" calcext:value-type="string">
            <text:p>juntadeandalucia.es</text:p>
          </table:table-cell>
          <table:table-cell table:style-name="ce324" table:formula="of:=LEFT([.A51];FIND(&quot;@&quot;;[.A51])-1)" office:value-type="string" office:string-value="alvaro.perera" calcext:value-type="string">
            <text:p>alvaro.perera</text:p>
          </table:table-cell>
          <table:table-cell table:formula="of:=VLOOKUP([.K51];['GUIA DE CONTACTOS'.R120:.T507];1;0)" office:value-type="string" office:string-value="alvaro.perera" calcext:value-type="string">
            <text:p>alvaro.perer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uis.sanch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uis SÁNCHEZ VALLEJ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9-Feb-2015 21:4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2];LEN([.A52])-FIND(&quot;@&quot;;[.A52]))" office:value-type="string" office:string-value="juntadeandalucia.es" calcext:value-type="string">
            <text:p>juntadeandalucia.es</text:p>
          </table:table-cell>
          <table:table-cell table:style-name="ce324" table:formula="of:=LEFT([.A52];FIND(&quot;@&quot;;[.A52])-1)" office:value-type="string" office:string-value="luis.sanchez.ext" calcext:value-type="string">
            <text:p>luis.sanchez.ext</text:p>
          </table:table-cell>
          <table:table-cell table:formula="of:=VLOOKUP([.K52];['GUIA DE CONTACTOS'.R121:.T50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gustin.m.gonzal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gustín Mula Gonzál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May-2014 17:4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3];LEN([.A53])-FIND(&quot;@&quot;;[.A53]))" office:value-type="string" office:string-value="juntadeandalucia.es" calcext:value-type="string">
            <text:p>juntadeandalucia.es</text:p>
          </table:table-cell>
          <table:table-cell table:style-name="ce324" table:formula="of:=LEFT([.A53];FIND(&quot;@&quot;;[.A53])-1)" office:value-type="string" office:string-value="agustin.m.gonzalez.ext" calcext:value-type="string">
            <text:p>agustin.m.gonzalez.ext</text:p>
          </table:table-cell>
          <table:table-cell table:formula="of:=VLOOKUP([.K53];['GUIA DE CONTACTOS'.R122:.T50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manuel.perez.ron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nuel Pérez Ron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1:5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4];LEN([.A54])-FIND(&quot;@&quot;;[.A54]))" office:value-type="string" office:string-value="juntadeandalucia.es" calcext:value-type="string">
            <text:p>juntadeandalucia.es</text:p>
          </table:table-cell>
          <table:table-cell table:style-name="ce324" table:formula="of:=LEFT([.A54];FIND(&quot;@&quot;;[.A54])-1)" office:value-type="string" office:string-value="manuel.perez.ron.ext" calcext:value-type="string">
            <text:p>manuel.perez.ron.ext</text:p>
          </table:table-cell>
          <table:table-cell table:formula="of:=VLOOKUP([.K54];['GUIA DE CONTACTOS'.R123:.T51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javier.blanc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rancisco Blanco Rodríg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Nov-2014 09:3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5];LEN([.A55])-FIND(&quot;@&quot;;[.A55]))" office:value-type="string" office:string-value="juntadeandalucia.es" calcext:value-type="string">
            <text:p>juntadeandalucia.es</text:p>
          </table:table-cell>
          <table:table-cell table:style-name="ce324" table:formula="of:=LEFT([.A55];FIND(&quot;@&quot;;[.A55])-1)" office:value-type="string" office:string-value="fjavier.blanco" calcext:value-type="string">
            <text:p>fjavier.blanco</text:p>
          </table:table-cell>
          <table:table-cell table:formula="of:=VLOOKUP([.K55];['GUIA DE CONTACTOS'.R124:.T511];1;0)" office:value-type="string" office:string-value="fjavier.blanco" calcext:value-type="string">
            <text:p>fjavier.blanco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francisco.pardill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rancisco Pardillo Mar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18-Aug-2014 14:5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6];LEN([.A56])-FIND(&quot;@&quot;;[.A56]))" office:value-type="string" office:string-value="juntadeandalucia.es" calcext:value-type="string">
            <text:p>juntadeandalucia.es</text:p>
          </table:table-cell>
          <table:table-cell table:style-name="ce324" table:formula="of:=LEFT([.A56];FIND(&quot;@&quot;;[.A56])-1)" office:value-type="string" office:string-value="francisco.pardillo.ext" calcext:value-type="string">
            <text:p>francisco.pardillo.ext</text:p>
          </table:table-cell>
          <table:table-cell table:formula="of:=VLOOKUP([.K56];['GUIA DE CONTACTOS'.R125:.T51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ntonio.morales.ramir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Morales Rami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1-Apr-2015 11:4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7];LEN([.A57])-FIND(&quot;@&quot;;[.A57]))" office:value-type="string" office:string-value="juntadeandalucia.es" calcext:value-type="string">
            <text:p>juntadeandalucia.es</text:p>
          </table:table-cell>
          <table:table-cell table:style-name="ce324" table:formula="of:=LEFT([.A57];FIND(&quot;@&quot;;[.A57])-1)" office:value-type="string" office:string-value="antonio.morales.ramirez.ext" calcext:value-type="string">
            <text:p>antonio.morales.ramirez.ext</text:p>
          </table:table-cell>
          <table:table-cell table:formula="of:=VLOOKUP([.K57];['GUIA DE CONTACTOS'.R126:.T51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ntonio.moreno.vicente@gmail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Moren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Mar-2015 14:5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8];LEN([.A58])-FIND(&quot;@&quot;;[.A58]))" office:value-type="string" office:string-value="gmail.com" calcext:value-type="string">
            <text:p>gmail.com</text:p>
          </table:table-cell>
          <table:table-cell table:style-name="ce324" table:formula="of:=LEFT([.A58];FIND(&quot;@&quot;;[.A58])-1)" office:value-type="string" office:string-value="antonio.moreno.vicente" calcext:value-type="string">
            <text:p>antonio.moreno.vicente</text:p>
          </table:table-cell>
          <table:table-cell table:formula="of:=VLOOKUP([.K58];['GUIA DE CONTACTOS'.R127:.T51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orge.palm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rge Palma Enamor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Oct-2011 05:5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59];LEN([.A59])-FIND(&quot;@&quot;;[.A59]))" office:value-type="string" office:string-value="juntadeandalucia.es" calcext:value-type="string">
            <text:p>juntadeandalucia.es</text:p>
          </table:table-cell>
          <table:table-cell table:style-name="ce324" table:formula="of:=LEFT([.A59];FIND(&quot;@&quot;;[.A59])-1)" office:value-type="string" office:string-value="jorge.palma" calcext:value-type="string">
            <text:p>jorge.palma</text:p>
          </table:table-cell>
          <table:table-cell table:formula="of:=VLOOKUP([.K59];['GUIA DE CONTACTOS'.R128:.T51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diego.ramir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iego Ramírez Sánch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7-Jun-2014 13:1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0];LEN([.A60])-FIND(&quot;@&quot;;[.A60]))" office:value-type="string" office:string-value="juntadeandalucia.es" calcext:value-type="string">
            <text:p>juntadeandalucia.es</text:p>
          </table:table-cell>
          <table:table-cell table:style-name="ce324" table:formula="of:=LEFT([.A60];FIND(&quot;@&quot;;[.A60])-1)" office:value-type="string" office:string-value="diego.ramirez.ext" calcext:value-type="string">
            <text:p>diego.ramirez.ext</text:p>
          </table:table-cell>
          <table:table-cell table:formula="of:=VLOOKUP([.K60];['GUIA DE CONTACTOS'.R129:.T516];1;0)" office:value-type="string" office:string-value="diego.ramirez.ext" calcext:value-type="string">
            <text:p>diego.ramirez.ext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calberto.rodrigu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arlos Rodríguez Sánch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0-Mar-2015 14:0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1];LEN([.A61])-FIND(&quot;@&quot;;[.A61]))" office:value-type="string" office:string-value="juntadeandalucia.es" calcext:value-type="string">
            <text:p>juntadeandalucia.es</text:p>
          </table:table-cell>
          <table:table-cell table:style-name="ce324" table:formula="of:=LEFT([.A61];FIND(&quot;@&quot;;[.A61])-1)" office:value-type="string" office:string-value="calberto.rodriguez.ext" calcext:value-type="string">
            <text:p>calberto.rodriguez.ext</text:p>
          </table:table-cell>
          <table:table-cell table:formula="of:=VLOOKUP([.K61];['GUIA DE CONTACTOS'.R130:.T51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raquel.reinos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aquel Reinoso Lobat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2-Dec-2009 01:5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2];LEN([.A62])-FIND(&quot;@&quot;;[.A62]))" office:value-type="string" office:string-value="juntadeandalucia.es" calcext:value-type="string">
            <text:p>juntadeandalucia.es</text:p>
          </table:table-cell>
          <table:table-cell table:style-name="ce324" table:formula="of:=LEFT([.A62];FIND(&quot;@&quot;;[.A62])-1)" office:value-type="string" office:string-value="raquel.reinoso" calcext:value-type="string">
            <text:p>raquel.reinoso</text:p>
          </table:table-cell>
          <table:table-cell table:formula="of:=VLOOKUP([.K62];['GUIA DE CONTACTOS'.R131:.T51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eopoldo.coronel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eopoldo Coronel Lóp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1:2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3];LEN([.A63])-FIND(&quot;@&quot;;[.A63]))" office:value-type="string" office:string-value="juntadeandalucia.es" calcext:value-type="string">
            <text:p>juntadeandalucia.es</text:p>
          </table:table-cell>
          <table:table-cell table:style-name="ce324" table:formula="of:=LEFT([.A63];FIND(&quot;@&quot;;[.A63])-1)" office:value-type="string" office:string-value="leopoldo.coronel.ext" calcext:value-type="string">
            <text:p>leopoldo.coronel.ext</text:p>
          </table:table-cell>
          <table:table-cell table:formula="of:=VLOOKUP([.K63];['GUIA DE CONTACTOS'.R132:.T51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uanj.cubillas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Cubillas Merc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7:1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4];LEN([.A64])-FIND(&quot;@&quot;;[.A64]))" office:value-type="string" office:string-value="juntadeandalucia.es" calcext:value-type="string">
            <text:p>juntadeandalucia.es</text:p>
          </table:table-cell>
          <table:table-cell table:style-name="ce324" table:formula="of:=LEFT([.A64];FIND(&quot;@&quot;;[.A64])-1)" office:value-type="string" office:string-value="juanj.cubillas.exts" calcext:value-type="string">
            <text:p>juanj.cubillas.exts</text:p>
          </table:table-cell>
          <table:table-cell table:formula="of:=VLOOKUP([.K64];['GUIA DE CONTACTOS'.R132:.T520];1;0)" office:value-type="string" office:string-value="juanj.cubillas.exts" calcext:value-type="string">
            <text:p>juanj.cubillas.exts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oscar.car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Óscar Caro Quinte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3-Sep-2014 18:4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5];LEN([.A65])-FIND(&quot;@&quot;;[.A65]))" office:value-type="string" office:string-value="juntadeandalucia.es" calcext:value-type="string">
            <text:p>juntadeandalucia.es</text:p>
          </table:table-cell>
          <table:table-cell table:style-name="ce324" table:formula="of:=LEFT([.A65];FIND(&quot;@&quot;;[.A65])-1)" office:value-type="string" office:string-value="oscar.caro.ext" calcext:value-type="string">
            <text:p>oscar.caro.ext</text:p>
          </table:table-cell>
          <table:table-cell table:formula="of:=VLOOKUP([.K65];['GUIA DE CONTACTOS'.R133:.T52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enrique.velasc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Enrique Velasco Mar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1-Jul-2013 01:4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6];LEN([.A66])-FIND(&quot;@&quot;;[.A66]))" office:value-type="string" office:string-value="juntadeandalucia.es" calcext:value-type="string">
            <text:p>juntadeandalucia.es</text:p>
          </table:table-cell>
          <table:table-cell table:style-name="ce324" table:formula="of:=LEFT([.A66];FIND(&quot;@&quot;;[.A66])-1)" office:value-type="string" office:string-value="enrique.velasco.exts" calcext:value-type="string">
            <text:p>enrique.velasco.exts</text:p>
          </table:table-cell>
          <table:table-cell table:formula="of:=VLOOKUP([.K66];['GUIA DE CONTACTOS'.R134:.T522];1;0)" office:value-type="string" office:string-value="enrique.velasco.exts" calcext:value-type="string">
            <text:p>enrique.velasco.exts</text:p>
          </table:table-cell>
          <table:table-cell table:number-columns-repeated="1012"/>
        </table:table-row>
        <table:table-row table:style-name="ro4">
          <table:table-cell table:style-name="ce325" office:value-type="string" calcext:value-type="string">
            <text:p>sonia.torres.ext@juntadeandalucia.es</text:p>
          </table:table-cell>
          <table:table-cell table:style-name="ce325" office:value-type="string" calcext:value-type="string">
            <text:p>No issues</text:p>
          </table:table-cell>
          <table:table-cell table:style-name="ce325" office:value-type="string" calcext:value-type="string">
            <text:p>Sonia Maria Torres LLanera</text:p>
          </table:table-cell>
          <table:table-cell table:style-name="ce325" office:value-type="string" calcext:value-type="string">
            <text:p>Junta De Andalucia</text:p>
          </table:table-cell>
          <table:table-cell table:style-name="ce327" office:value-type="string" calcext:value-type="string">
            <text:p>19-Mar-2015 10:02</text:p>
          </table:table-cell>
          <table:table-cell table:style-name="ce325" office:value-type="string" calcext:value-type="string">
            <text:p>User</text:p>
          </table:table-cell>
          <table:table-cell table:style-name="ce325" office:value-type="string" calcext:value-type="string">
            <text:p>Active</text:p>
          </table:table-cell>
          <table:table-cell table:style-name="ce325" office:value-type="string" calcext:value-type="string">
            <text:p>Approved</text:p>
          </table:table-cell>
          <table:table-cell table:style-name="ce325" office:value-type="float" office:value="14651112" calcext:value-type="float">
            <text:p>14651112</text:p>
          </table:table-cell>
          <table:table-cell table:style-name="ce329" table:formula="of:=RIGHT([.A67];LEN([.A67])-FIND(&quot;@&quot;;[.A67]))" office:value-type="string" office:string-value="juntadeandalucia.es" calcext:value-type="string">
            <text:p>juntadeandalucia.es</text:p>
          </table:table-cell>
          <table:table-cell table:style-name="ce325" table:formula="of:=LEFT([.A67];FIND(&quot;@&quot;;[.A67])-1)" office:value-type="string" office:string-value="sonia.torres.ext" calcext:value-type="string">
            <text:p>sonia.torres.ext</text:p>
          </table:table-cell>
          <table:table-cell table:style-name="ce331" table:formula="of:=VLOOKUP([.K67];['GUIA DE CONTACTOS'.R135:.T523];1;0)" office:value-type="string" office:string-value="" calcext:value-type="error">
            <text:p>#N/D</text:p>
          </table:table-cell>
          <table:table-cell table:style-name="ce331" table:number-columns-repeated="1012"/>
        </table:table-row>
        <table:table-row table:style-name="ro4">
          <table:table-cell table:style-name="ce324" office:value-type="string" calcext:value-type="string">
            <text:p>jcarlos.pen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Carlos Peña Jaramill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4:5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8];LEN([.A68])-FIND(&quot;@&quot;;[.A68]))" office:value-type="string" office:string-value="juntadeandalucia.es" calcext:value-type="string">
            <text:p>juntadeandalucia.es</text:p>
          </table:table-cell>
          <table:table-cell table:style-name="ce324" table:formula="of:=LEFT([.A68];FIND(&quot;@&quot;;[.A68])-1)" office:value-type="string" office:string-value="jcarlos.pena.ext" calcext:value-type="string">
            <text:p>jcarlos.pena.ext</text:p>
          </table:table-cell>
          <table:table-cell table:formula="of:=VLOOKUP([.K68];['GUIA DE CONTACTOS'.R136:.T52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carmen.zurer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ª Zurera Valle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6-Apr-2015 18:4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69];LEN([.A69])-FIND(&quot;@&quot;;[.A69]))" office:value-type="string" office:string-value="juntadeandalucia.es" calcext:value-type="string">
            <text:p>juntadeandalucia.es</text:p>
          </table:table-cell>
          <table:table-cell table:style-name="ce324" table:formula="of:=LEFT([.A69];FIND(&quot;@&quot;;[.A69])-1)" office:value-type="string" office:string-value="mcarmen.zurera" calcext:value-type="string">
            <text:p>mcarmen.zurera</text:p>
          </table:table-cell>
          <table:table-cell table:formula="of:=VLOOKUP([.K69];['GUIA DE CONTACTOS'.R136:.T525];1;0)" office:value-type="string" office:string-value="mcarmen.zurera" calcext:value-type="string">
            <text:p>mcarmen.zurer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avier.palacios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avier Palacios Pé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5:2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0];LEN([.A70])-FIND(&quot;@&quot;;[.A70]))" office:value-type="string" office:string-value="juntadeandalucia.es" calcext:value-type="string">
            <text:p>juntadeandalucia.es</text:p>
          </table:table-cell>
          <table:table-cell table:style-name="ce324" table:formula="of:=LEFT([.A70];FIND(&quot;@&quot;;[.A70])-1)" office:value-type="string" office:string-value="javier.palacios.ext" calcext:value-type="string">
            <text:p>javier.palacios.ext</text:p>
          </table:table-cell>
          <table:table-cell table:formula="of:=VLOOKUP([.K70];['GUIA DE CONTACTOS'.R137:.T52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galmansa@gmail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Antonio Gutierrez Almans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8-Sep-2014 08:4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Pending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1];LEN([.A71])-FIND(&quot;@&quot;;[.A71]))" office:value-type="string" office:string-value="gmail.com" calcext:value-type="string">
            <text:p>gmail.com</text:p>
          </table:table-cell>
          <table:table-cell table:style-name="ce324" table:formula="of:=LEFT([.A71];FIND(&quot;@&quot;;[.A71])-1)" office:value-type="string" office:string-value="agalmansa" calcext:value-type="string">
            <text:p>agalmansa</text:p>
          </table:table-cell>
          <table:table-cell table:formula="of:=VLOOKUP([.K71];['GUIA DE CONTACTOS'.R138:.T52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amartinez@agenciamedioambienteyagu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Antonio Mártínez Guir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2];LEN([.A72])-FIND(&quot;@&quot;;[.A72]))" office:value-type="string" office:string-value="agenciamedioambienteyagua.es" calcext:value-type="string">
            <text:p>agenciamedioambienteyagua.es</text:p>
          </table:table-cell>
          <table:table-cell table:style-name="ce324" table:formula="of:=LEFT([.A72];FIND(&quot;@&quot;;[.A72])-1)" office:value-type="string" office:string-value="jamartinez" calcext:value-type="string">
            <text:p>jamartinez</text:p>
          </table:table-cell>
          <table:table-cell table:formula="of:=VLOOKUP([.K72];['GUIA DE CONTACTOS'.R139:.T52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jcordoba@indra.es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antonio cordob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3];LEN([.A73])-FIND(&quot;@&quot;;[.A73]))" office:value-type="string" office:string-value="indra.es" calcext:value-type="string">
            <text:p>indra.es</text:p>
          </table:table-cell>
          <table:table-cell table:style-name="ce324" table:formula="of:=LEFT([.A73];FIND(&quot;@&quot;;[.A73])-1)" office:value-type="string" office:string-value="ajcordoba" calcext:value-type="string">
            <text:p>ajcordoba</text:p>
          </table:table-cell>
          <table:table-cell table:formula="of:=VLOOKUP([.K73];['GUIA DE CONTACTOS'.R140:.T52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se.e.flores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ENRIQUE FLORES ZARATE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Mar-2015 12:4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4];LEN([.A74])-FIND(&quot;@&quot;;[.A74]))" office:value-type="string" office:string-value="oracle.com" calcext:value-type="string">
            <text:p>oracle.com</text:p>
          </table:table-cell>
          <table:table-cell table:style-name="ce324" table:formula="of:=LEFT([.A74];FIND(&quot;@&quot;;[.A74])-1)" office:value-type="string" office:string-value="jose.e.flores" calcext:value-type="string">
            <text:p>jose.e.flores</text:p>
          </table:table-cell>
          <table:table-cell table:formula="of:=VLOOKUP([.K74];['GUIA DE CONTACTOS'.R141:.T53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rafael.gomez.casad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afael Gó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9:2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5];LEN([.A75])-FIND(&quot;@&quot;;[.A75]))" office:value-type="string" office:string-value="juntadeandalucia.es" calcext:value-type="string">
            <text:p>juntadeandalucia.es</text:p>
          </table:table-cell>
          <table:table-cell table:style-name="ce324" table:formula="of:=LEFT([.A75];FIND(&quot;@&quot;;[.A75])-1)" office:value-type="string" office:string-value="rafael.gomez.casado.exts" calcext:value-type="string">
            <text:p>rafael.gomez.casado.exts</text:p>
          </table:table-cell>
          <table:table-cell table:formula="of:=VLOOKUP([.K75];['GUIA DE CONTACTOS'.R142:.T531];1;0)" office:value-type="string" office:string-value="rafael.gomez.casado.exts" calcext:value-type="string">
            <text:p>rafael.gomez.casado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lfredo.pena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lfredo Peñ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0:2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6];LEN([.A76])-FIND(&quot;@&quot;;[.A76]))" office:value-type="string" office:string-value="juntadeandalucia.es" calcext:value-type="string">
            <text:p>juntadeandalucia.es</text:p>
          </table:table-cell>
          <table:table-cell table:style-name="ce324" table:formula="of:=LEFT([.A76];FIND(&quot;@&quot;;[.A76])-1)" office:value-type="string" office:string-value="alfredo.pena.exts" calcext:value-type="string">
            <text:p>alfredo.pena.exts</text:p>
          </table:table-cell>
          <table:table-cell table:formula="of:=VLOOKUP([.K76];['GUIA DE CONTACTOS'.R142:.T532];1;0)" office:value-type="string" office:string-value="alfredo.pena.exts" calcext:value-type="string">
            <text:p>alfredo.pena.exts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rge.pardeiro.sanchez@es.pwc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rge Pardeir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2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7];LEN([.A77])-FIND(&quot;@&quot;;[.A77]))" office:value-type="string" office:string-value="es.pwc.com" calcext:value-type="string">
            <text:p>es.pwc.com</text:p>
          </table:table-cell>
          <table:table-cell table:style-name="ce324" table:formula="of:=LEFT([.A77];FIND(&quot;@&quot;;[.A77])-1)" office:value-type="string" office:string-value="jorge.pardeiro.sanchez" calcext:value-type="string">
            <text:p>jorge.pardeiro.sanchez</text:p>
          </table:table-cell>
          <table:table-cell table:formula="of:=VLOOKUP([.K77];['GUIA DE CONTACTOS'.R144:.T53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lfromero@indra.es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Jose Luis Fernand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5-Oct-2014 16:3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8];LEN([.A78])-FIND(&quot;@&quot;;[.A78]))" office:value-type="string" office:string-value="indra.es" calcext:value-type="string">
            <text:p>indra.es</text:p>
          </table:table-cell>
          <table:table-cell table:style-name="ce324" table:formula="of:=LEFT([.A78];FIND(&quot;@&quot;;[.A78])-1)" office:value-type="string" office:string-value="jlfromero" calcext:value-type="string">
            <text:p>jlfromero</text:p>
          </table:table-cell>
          <table:table-cell table:formula="of:=VLOOKUP([.K78];['GUIA DE CONTACTOS'.R145:.T53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nas.diaz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a Dia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1-Jul-2013 07:0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79];LEN([.A79])-FIND(&quot;@&quot;;[.A79]))" office:value-type="string" office:string-value="juntadeandalucia.es" calcext:value-type="string">
            <text:p>juntadeandalucia.es</text:p>
          </table:table-cell>
          <table:table-cell table:style-name="ce324" table:formula="of:=LEFT([.A79];FIND(&quot;@&quot;;[.A79])-1)" office:value-type="string" office:string-value="anas.diaz.exts" calcext:value-type="string">
            <text:p>anas.diaz.exts</text:p>
          </table:table-cell>
          <table:table-cell table:formula="of:=VLOOKUP([.K79];['GUIA DE CONTACTOS'.R146:.T537];1;0)" office:value-type="string" office:string-value="anas.diaz.exts" calcext:value-type="string">
            <text:p>anas.diaz.exts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ignacio.roman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Roman Sanch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1-Feb-2015 20:5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0];LEN([.A80])-FIND(&quot;@&quot;;[.A80]))" office:value-type="string" office:string-value="juntadeandalucia.es" calcext:value-type="string">
            <text:p>juntadeandalucia.es</text:p>
          </table:table-cell>
          <table:table-cell table:style-name="ce324" table:formula="of:=LEFT([.A80];FIND(&quot;@&quot;;[.A80])-1)" office:value-type="string" office:string-value="jignacio.roman.sspa" calcext:value-type="string">
            <text:p>jignacio.roman.sspa</text:p>
          </table:table-cell>
          <table:table-cell table:formula="of:=VLOOKUP([.K80];['GUIA DE CONTACTOS'.R147:.T53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uanc.ramos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Carlos Ramos Márq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2:2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1];LEN([.A81])-FIND(&quot;@&quot;;[.A81]))" office:value-type="string" office:string-value="juntadeandalucia.es" calcext:value-type="string">
            <text:p>juntadeandalucia.es</text:p>
          </table:table-cell>
          <table:table-cell table:style-name="ce324" table:formula="of:=LEFT([.A81];FIND(&quot;@&quot;;[.A81])-1)" office:value-type="string" office:string-value="juanc.ramos.exts" calcext:value-type="string">
            <text:p>juanc.ramos.exts</text:p>
          </table:table-cell>
          <table:table-cell table:formula="of:=VLOOKUP([.K81];['GUIA DE CONTACTOS'.R148:.T539];1;0)" office:value-type="string" office:string-value="juanc.ramos.exts" calcext:value-type="string">
            <text:p>juanc.ramos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ignacio.alons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gnacio Alons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29-Jan-2015 13:5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2];LEN([.A82])-FIND(&quot;@&quot;;[.A82]))" office:value-type="string" office:string-value="juntadeandalucia.es" calcext:value-type="string">
            <text:p>juntadeandalucia.es</text:p>
          </table:table-cell>
          <table:table-cell table:style-name="ce324" table:formula="of:=LEFT([.A82];FIND(&quot;@&quot;;[.A82])-1)" office:value-type="string" office:string-value="ignacio.alonso" calcext:value-type="string">
            <text:p>ignacio.alonso</text:p>
          </table:table-cell>
          <table:table-cell table:formula="of:=VLOOKUP([.K82];['GUIA DE CONTACTOS'.R149:.T540];1;0)" office:value-type="string" office:string-value="ignacio.alonso" calcext:value-type="string">
            <text:p>ignacio.alonso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david.mateo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avid Mateos Rued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5:5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3];LEN([.A83])-FIND(&quot;@&quot;;[.A83]))" office:value-type="string" office:string-value="juntadeandalucia.es" calcext:value-type="string">
            <text:p>juntadeandalucia.es</text:p>
          </table:table-cell>
          <table:table-cell table:style-name="ce324" table:formula="of:=LEFT([.A83];FIND(&quot;@&quot;;[.A83])-1)" office:value-type="string" office:string-value="david.mateos" calcext:value-type="string">
            <text:p>david.mateos</text:p>
          </table:table-cell>
          <table:table-cell table:formula="of:=VLOOKUP([.K83];['GUIA DE CONTACTOS'.R150:.T54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luciam.pere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ucia Pérez Aguilar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4];LEN([.A84])-FIND(&quot;@&quot;;[.A84]))" office:value-type="string" office:string-value="juntadeandalucia.es" calcext:value-type="string">
            <text:p>juntadeandalucia.es</text:p>
          </table:table-cell>
          <table:table-cell table:style-name="ce324" table:formula="of:=LEFT([.A84];FIND(&quot;@&quot;;[.A84])-1)" office:value-type="string" office:string-value="luciam.perez" calcext:value-type="string">
            <text:p>luciam.perez</text:p>
          </table:table-cell>
          <table:table-cell table:formula="of:=VLOOKUP([.K84];['GUIA DE CONTACTOS'.R151:.T542];1;0)" office:value-type="string" office:string-value="luciam.perez" calcext:value-type="string">
            <text:p>luciam.perez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diego.pineda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iego Pineda Pé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Mar-2015 14:1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5];LEN([.A85])-FIND(&quot;@&quot;;[.A85]))" office:value-type="string" office:string-value="juntadeandalucia.es" calcext:value-type="string">
            <text:p>juntadeandalucia.es</text:p>
          </table:table-cell>
          <table:table-cell table:style-name="ce324" table:formula="of:=LEFT([.A85];FIND(&quot;@&quot;;[.A85])-1)" office:value-type="string" office:string-value="diego.pineda.exts" calcext:value-type="string">
            <text:p>diego.pineda.exts</text:p>
          </table:table-cell>
          <table:table-cell table:formula="of:=VLOOKUP([.K85];['GUIA DE CONTACTOS'.R152:.T543];1;0)" office:value-type="string" office:string-value="diego.pineda.exts" calcext:value-type="string">
            <text:p>diego.pineda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pablo.florenci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Pablo Florencio Jimén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2-Jul-2014 11:5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6];LEN([.A86])-FIND(&quot;@&quot;;[.A86]))" office:value-type="string" office:string-value="juntadeandalucia.es" calcext:value-type="string">
            <text:p>juntadeandalucia.es</text:p>
          </table:table-cell>
          <table:table-cell table:style-name="ce324" table:formula="of:=LEFT([.A86];FIND(&quot;@&quot;;[.A86])-1)" office:value-type="string" office:string-value="pablo.florencio.exts" calcext:value-type="string">
            <text:p>pablo.florencio.exts</text:p>
          </table:table-cell>
          <table:table-cell table:formula="of:=VLOOKUP([.K86];['GUIA DE CONTACTOS'.R153:.T544];1;0)" office:value-type="string" office:string-value="pablo.florencio.exts" calcext:value-type="string">
            <text:p>pablo.florencio.exts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osea.bautist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Antonio Bautista Rosú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0:0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7];LEN([.A87])-FIND(&quot;@&quot;;[.A87]))" office:value-type="string" office:string-value="juntadeandalucia.es" calcext:value-type="string">
            <text:p>juntadeandalucia.es</text:p>
          </table:table-cell>
          <table:table-cell table:style-name="ce324" table:formula="of:=LEFT([.A87];FIND(&quot;@&quot;;[.A87])-1)" office:value-type="string" office:string-value="josea.bautista.ext" calcext:value-type="string">
            <text:p>josea.bautista.ext</text:p>
          </table:table-cell>
          <table:table-cell table:formula="of:=VLOOKUP([.K87];['GUIA DE CONTACTOS'.R154:.T54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ermin.mayor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ermin Garci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3-Feb-2015 14:2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8];LEN([.A88])-FIND(&quot;@&quot;;[.A88]))" office:value-type="string" office:string-value="juntadeandalucia.es" calcext:value-type="string">
            <text:p>juntadeandalucia.es</text:p>
          </table:table-cell>
          <table:table-cell table:style-name="ce324" table:formula="of:=LEFT([.A88];FIND(&quot;@&quot;;[.A88])-1)" office:value-type="string" office:string-value="fermin.mayor.sspa" calcext:value-type="string">
            <text:p>fermin.mayor.sspa</text:p>
          </table:table-cell>
          <table:table-cell table:formula="of:=VLOOKUP([.K88];['GUIA DE CONTACTOS'.R155:.T546];1;0)" office:value-type="string" office:string-value="fermin.mayor.sspa" calcext:value-type="string">
            <text:p>fermin.mayor.sspa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iguel.garcia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iguel garcia marq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3-Mar-2015 17:5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89];LEN([.A89])-FIND(&quot;@&quot;;[.A89]))" office:value-type="string" office:string-value="juntadeandalucia.es" calcext:value-type="string">
            <text:p>juntadeandalucia.es</text:p>
          </table:table-cell>
          <table:table-cell table:style-name="ce324" table:formula="of:=LEFT([.A89];FIND(&quot;@&quot;;[.A89])-1)" office:value-type="string" office:string-value="miguel.garcia.exts" calcext:value-type="string">
            <text:p>miguel.garcia.exts</text:p>
          </table:table-cell>
          <table:table-cell table:formula="of:=VLOOKUP([.K89];['GUIA DE CONTACTOS'.R156:.T547];1;0)" office:value-type="string" office:string-value="miguel.garcia.exts" calcext:value-type="string">
            <text:p>miguel.garcia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inmaculada.segovia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nmaculada Segovi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5-Oct-2013 13:3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0];LEN([.A90])-FIND(&quot;@&quot;;[.A90]))" office:value-type="string" office:string-value="juntadeandalucia.es" calcext:value-type="string">
            <text:p>juntadeandalucia.es</text:p>
          </table:table-cell>
          <table:table-cell table:style-name="ce324" table:formula="of:=LEFT([.A90];FIND(&quot;@&quot;;[.A90])-1)" office:value-type="string" office:string-value="inmaculada.segovia.exts" calcext:value-type="string">
            <text:p>inmaculada.segovia.exts</text:p>
          </table:table-cell>
          <table:table-cell table:formula="of:=VLOOKUP([.K90];['GUIA DE CONTACTOS'.R157:.T548];1;0)" office:value-type="string" office:string-value="inmaculada.segovia.exts" calcext:value-type="string">
            <text:p>inmaculada.segovia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graciam.nogales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Gracia Nogales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2-Mar-2015 16:2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1];LEN([.A91])-FIND(&quot;@&quot;;[.A91]))" office:value-type="string" office:string-value="juntadeandalucia.es" calcext:value-type="string">
            <text:p>juntadeandalucia.es</text:p>
          </table:table-cell>
          <table:table-cell table:style-name="ce324" table:formula="of:=LEFT([.A91];FIND(&quot;@&quot;;[.A91])-1)" office:value-type="string" office:string-value="graciam.nogales.exts" calcext:value-type="string">
            <text:p>graciam.nogales.exts</text:p>
          </table:table-cell>
          <table:table-cell table:formula="of:=VLOOKUP([.K91];['GUIA DE CONTACTOS'.R158:.T549];1;0)" office:value-type="string" office:string-value="graciam.nogales.exts" calcext:value-type="string">
            <text:p>graciam.nogales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simon.murillo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imon Murill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5-Feb-2015 13:2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2];LEN([.A92])-FIND(&quot;@&quot;;[.A92]))" office:value-type="string" office:string-value="juntadeandalucia.es" calcext:value-type="string">
            <text:p>juntadeandalucia.es</text:p>
          </table:table-cell>
          <table:table-cell table:style-name="ce324" table:formula="of:=LEFT([.A92];FIND(&quot;@&quot;;[.A92])-1)" office:value-type="string" office:string-value="simon.murillo.exts" calcext:value-type="string">
            <text:p>simon.murillo.exts</text:p>
          </table:table-cell>
          <table:table-cell table:formula="of:=VLOOKUP([.K92];['GUIA DE CONTACTOS'.R159:.T550];1;0)" office:value-type="string" office:string-value="simon.murillo.exts" calcext:value-type="string">
            <text:p>simon.murillo.exts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sebastian.serran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ebastián Serrano Ric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Sep-2013 12:3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3];LEN([.A93])-FIND(&quot;@&quot;;[.A93]))" office:value-type="string" office:string-value="juntadeandalucia.es" calcext:value-type="string">
            <text:p>juntadeandalucia.es</text:p>
          </table:table-cell>
          <table:table-cell table:style-name="ce324" table:formula="of:=LEFT([.A93];FIND(&quot;@&quot;;[.A93])-1)" office:value-type="string" office:string-value="sebastian.serrano" calcext:value-type="string">
            <text:p>sebastian.serrano</text:p>
          </table:table-cell>
          <table:table-cell table:formula="of:=VLOOKUP([.K93];['GUIA DE CONTACTOS'.R160:.T551];1;0)" office:value-type="string" office:string-value="sebastian.serrano" calcext:value-type="string">
            <text:p>sebastian.serrano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ose.fernandez.adarve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́ Antonio Fernández Adarve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5-Oct-2013 12:1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4];LEN([.A94])-FIND(&quot;@&quot;;[.A94]))" office:value-type="string" office:string-value="juntadeandalucia.es" calcext:value-type="string">
            <text:p>juntadeandalucia.es</text:p>
          </table:table-cell>
          <table:table-cell table:style-name="ce324" table:formula="of:=LEFT([.A94];FIND(&quot;@&quot;;[.A94])-1)" office:value-type="string" office:string-value="jose.fernandez.adarve.ext" calcext:value-type="string">
            <text:p>jose.fernandez.adarve.ext</text:p>
          </table:table-cell>
          <table:table-cell table:formula="of:=VLOOKUP([.K94];['GUIA DE CONTACTOS'.R161:.T552];1;0)" office:value-type="string" office:string-value="jose.fernandez.adarve.ext" calcext:value-type="string">
            <text:p>jose.fernandez.adarve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ederico.cori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ederico Cori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1-Oct-2013 13:2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5];LEN([.A95])-FIND(&quot;@&quot;;[.A95]))" office:value-type="string" office:string-value="juntadeandalucia.es" calcext:value-type="string">
            <text:p>juntadeandalucia.es</text:p>
          </table:table-cell>
          <table:table-cell table:style-name="ce324" table:formula="of:=LEFT([.A95];FIND(&quot;@&quot;;[.A95])-1)" office:value-type="string" office:string-value="federico.coria" calcext:value-type="string">
            <text:p>federico.coria</text:p>
          </table:table-cell>
          <table:table-cell table:formula="of:=VLOOKUP([.K95];['GUIA DE CONTACTOS'.R162:.T553];1;0)" office:value-type="string" office:string-value="federico.coria" calcext:value-type="string">
            <text:p>federico.coria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nab.giron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A BELEN GIRO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5-Sep-2014 17:0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6];LEN([.A96])-FIND(&quot;@&quot;;[.A96]))" office:value-type="string" office:string-value="juntadeandalucia.es" calcext:value-type="string">
            <text:p>juntadeandalucia.es</text:p>
          </table:table-cell>
          <table:table-cell table:style-name="ce324" table:formula="of:=LEFT([.A96];FIND(&quot;@&quot;;[.A96])-1)" office:value-type="string" office:string-value="anab.giron" calcext:value-type="string">
            <text:p>anab.giron</text:p>
          </table:table-cell>
          <table:table-cell table:formula="of:=VLOOKUP([.K96];['GUIA DE CONTACTOS'.R163:.T554];1;0)" office:value-type="string" office:string-value="anab.giron" calcext:value-type="string">
            <text:p>anab.giron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oaquin.lag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aquín Lag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17-Jan-2014 13:5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7];LEN([.A97])-FIND(&quot;@&quot;;[.A97]))" office:value-type="string" office:string-value="juntadeandalucia.es" calcext:value-type="string">
            <text:p>juntadeandalucia.es</text:p>
          </table:table-cell>
          <table:table-cell table:style-name="ce324" table:formula="of:=LEFT([.A97];FIND(&quot;@&quot;;[.A97])-1)" office:value-type="string" office:string-value="joaquin.lago.ext" calcext:value-type="string">
            <text:p>joaquin.lago.ext</text:p>
          </table:table-cell>
          <table:table-cell table:formula="of:=VLOOKUP([.K97];['GUIA DE CONTACTOS'.R164:.T55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ignacio.bocanegra@cica.es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Ignacio Bocanegr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8];LEN([.A98])-FIND(&quot;@&quot;;[.A98]))" office:value-type="string" office:string-value="cica.es" calcext:value-type="string">
            <text:p>cica.es</text:p>
          </table:table-cell>
          <table:table-cell table:style-name="ce324" table:formula="of:=LEFT([.A98];FIND(&quot;@&quot;;[.A98])-1)" office:value-type="string" office:string-value="ignacio.bocanegra" calcext:value-type="string">
            <text:p>ignacio.bocanegra</text:p>
          </table:table-cell>
          <table:table-cell table:formula="of:=VLOOKUP([.K98];['GUIA DE CONTACTOS'.R164:.T55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mariac.sequer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ª Carmen Sequer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5-Mar-2015 13:2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99];LEN([.A99])-FIND(&quot;@&quot;;[.A99]))" office:value-type="string" office:string-value="juntadeandalucia.es" calcext:value-type="string">
            <text:p>juntadeandalucia.es</text:p>
          </table:table-cell>
          <table:table-cell table:style-name="ce324" table:formula="of:=LEFT([.A99];FIND(&quot;@&quot;;[.A99])-1)" office:value-type="string" office:string-value="mariac.sequera.ext" calcext:value-type="string">
            <text:p>mariac.sequera.ext</text:p>
          </table:table-cell>
          <table:table-cell table:formula="of:=VLOOKUP([.K99];['GUIA DE CONTACTOS'.R165:.T55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ntonio.montor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Montoro Pavo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May-2014 10:2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0];LEN([.A100])-FIND(&quot;@&quot;;[.A100]))" office:value-type="string" office:string-value="juntadeandalucia.es" calcext:value-type="string">
            <text:p>juntadeandalucia.es</text:p>
          </table:table-cell>
          <table:table-cell table:style-name="ce324" table:formula="of:=LEFT([.A100];FIND(&quot;@&quot;;[.A100])-1)" office:value-type="string" office:string-value="antonio.montoro.ext" calcext:value-type="string">
            <text:p>antonio.montoro.ext</text:p>
          </table:table-cell>
          <table:table-cell table:formula="of:=VLOOKUP([.K100];['GUIA DE CONTACTOS'.R166:.T55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lexei.horner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lexei Hornero Incer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7-Nov-2014 09:0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1];LEN([.A101])-FIND(&quot;@&quot;;[.A101]))" office:value-type="string" office:string-value="juntadeandalucia.es" calcext:value-type="string">
            <text:p>juntadeandalucia.es</text:p>
          </table:table-cell>
          <table:table-cell table:style-name="ce324" table:formula="of:=LEFT([.A101];FIND(&quot;@&quot;;[.A101])-1)" office:value-type="string" office:string-value="alexei.hornero.ext" calcext:value-type="string">
            <text:p>alexei.hornero.ext</text:p>
          </table:table-cell>
          <table:table-cell table:formula="of:=VLOOKUP([.K101];['GUIA DE CONTACTOS'.R167:.T55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carlos.dur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arlos Durá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Mar-2015 10:0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2];LEN([.A102])-FIND(&quot;@&quot;;[.A102]))" office:value-type="string" office:string-value="juntadeandalucia.es" calcext:value-type="string">
            <text:p>juntadeandalucia.es</text:p>
          </table:table-cell>
          <table:table-cell table:style-name="ce324" table:formula="of:=LEFT([.A102];FIND(&quot;@&quot;;[.A102])-1)" office:value-type="string" office:string-value="carlos.dura.ext" calcext:value-type="string">
            <text:p>carlos.dura.ext</text:p>
          </table:table-cell>
          <table:table-cell table:formula="of:=VLOOKUP([.K102];['GUIA DE CONTACTOS'.R168:.T56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unix.cji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esús Ramón Fernández Ric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9-Mar-2015 13:4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3];LEN([.A103])-FIND(&quot;@&quot;;[.A103]))" office:value-type="string" office:string-value="juntadeandalucia.es" calcext:value-type="string">
            <text:p>juntadeandalucia.es</text:p>
          </table:table-cell>
          <table:table-cell table:style-name="ce324" table:formula="of:=LEFT([.A103];FIND(&quot;@&quot;;[.A103])-1)" office:value-type="string" office:string-value="unix.cji" calcext:value-type="string">
            <text:p>unix.cji</text:p>
          </table:table-cell>
          <table:table-cell table:formula="of:=VLOOKUP([.K103];['GUIA DE CONTACTOS'.R168:.T56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patricio.mor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Patricio Mora Lop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Feb-2014 14:0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4];LEN([.A104])-FIND(&quot;@&quot;;[.A104]))" office:value-type="string" office:string-value="juntadeandalucia.es" calcext:value-type="string">
            <text:p>juntadeandalucia.es</text:p>
          </table:table-cell>
          <table:table-cell table:style-name="ce324" table:formula="of:=LEFT([.A104];FIND(&quot;@&quot;;[.A104])-1)" office:value-type="string" office:string-value="patricio.mora" calcext:value-type="string">
            <text:p>patricio.mora</text:p>
          </table:table-cell>
          <table:table-cell table:formula="of:=VLOOKUP([.K104];['GUIA DE CONTACTOS'.R171:.T56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bel.martin.rui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bel Mar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5-Feb-2014 08:1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5];LEN([.A105])-FIND(&quot;@&quot;;[.A105]))" office:value-type="string" office:string-value="juntadeandalucia.es" calcext:value-type="string">
            <text:p>juntadeandalucia.es</text:p>
          </table:table-cell>
          <table:table-cell table:style-name="ce324" table:formula="of:=LEFT([.A105];FIND(&quot;@&quot;;[.A105])-1)" office:value-type="string" office:string-value="abel.martin.ruiz.ext" calcext:value-type="string">
            <text:p>abel.martin.ruiz.ext</text:p>
          </table:table-cell>
          <table:table-cell table:formula="of:=VLOOKUP([.K105];['GUIA DE CONTACTOS'.R171:.T565];1;0)" office:value-type="string" office:string-value="abel.martin.ruiz.ext" calcext:value-type="string">
            <text:p>abel.martin.ruiz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guillermo.rosad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Guillermo Rosado Cuet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5-Feb-2014 10:5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6];LEN([.A106])-FIND(&quot;@&quot;;[.A106]))" office:value-type="string" office:string-value="juntadeandalucia.es" calcext:value-type="string">
            <text:p>juntadeandalucia.es</text:p>
          </table:table-cell>
          <table:table-cell table:style-name="ce324" table:formula="of:=LEFT([.A106];FIND(&quot;@&quot;;[.A106])-1)" office:value-type="string" office:string-value="guillermo.rosado" calcext:value-type="string">
            <text:p>guillermo.rosado</text:p>
          </table:table-cell>
          <table:table-cell table:formula="of:=VLOOKUP([.K106];['GUIA DE CONTACTOS'.R172:.T566];1;0)" office:value-type="string" office:string-value="guillermo.rosado" calcext:value-type="string">
            <text:p>guillermo.rosado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franciscoj.garcia.pedros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rancisco Javier Garcia Pedros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0:3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7];LEN([.A107])-FIND(&quot;@&quot;;[.A107]))" office:value-type="string" office:string-value="juntadeandalucia.es" calcext:value-type="string">
            <text:p>juntadeandalucia.es</text:p>
          </table:table-cell>
          <table:table-cell table:style-name="ce324" table:formula="of:=LEFT([.A107];FIND(&quot;@&quot;;[.A107])-1)" office:value-type="string" office:string-value="franciscoj.garcia.pedrosa.ext" calcext:value-type="string">
            <text:p>franciscoj.garcia.pedrosa.ext</text:p>
          </table:table-cell>
          <table:table-cell table:formula="of:=VLOOKUP([.K107];['GUIA DE CONTACTOS'.R173:.T56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ranciscoj.delgado.leal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rancisco Javier Delgado Leal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4-Mar-2014 12:3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8];LEN([.A108])-FIND(&quot;@&quot;;[.A108]))" office:value-type="string" office:string-value="juntadeandalucia.es" calcext:value-type="string">
            <text:p>juntadeandalucia.es</text:p>
          </table:table-cell>
          <table:table-cell table:style-name="ce324" table:formula="of:=LEFT([.A108];FIND(&quot;@&quot;;[.A108])-1)" office:value-type="string" office:string-value="franciscoj.delgado.leal.sspa" calcext:value-type="string">
            <text:p>franciscoj.delgado.leal.sspa</text:p>
          </table:table-cell>
          <table:table-cell table:formula="of:=VLOOKUP([.K108];['GUIA DE CONTACTOS'.R174:.T568];1;0)" office:value-type="string" office:string-value="franciscoj.delgado.leal.sspa" calcext:value-type="string">
            <text:p>franciscoj.delgado.leal.ssp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esus.romero.muno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esus Romero Muño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Mar-2014 09:1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09];LEN([.A109])-FIND(&quot;@&quot;;[.A109]))" office:value-type="string" office:string-value="juntadeandalucia.es" calcext:value-type="string">
            <text:p>juntadeandalucia.es</text:p>
          </table:table-cell>
          <table:table-cell table:style-name="ce324" table:formula="of:=LEFT([.A109];FIND(&quot;@&quot;;[.A109])-1)" office:value-type="string" office:string-value="jesus.romero.munoz" calcext:value-type="string">
            <text:p>jesus.romero.munoz</text:p>
          </table:table-cell>
          <table:table-cell table:formula="of:=VLOOKUP([.K109];['GUIA DE CONTACTOS'.R175:.T56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fgg@extend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Manuel Marchena Escobar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8-Nov-2014 18:1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0];LEN([.A110])-FIND(&quot;@&quot;;[.A110]))" office:value-type="string" office:string-value="extenda.es" calcext:value-type="string">
            <text:p>extenda.es</text:p>
          </table:table-cell>
          <table:table-cell table:style-name="ce324" table:formula="of:=LEFT([.A110];FIND(&quot;@&quot;;[.A110])-1)" office:value-type="string" office:string-value="fgg" calcext:value-type="string">
            <text:p>fgg</text:p>
          </table:table-cell>
          <table:table-cell table:formula="of:=VLOOKUP([.K110];['GUIA DE CONTACTOS'.R177:.T57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sergio.oterin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ergio Oterino Cube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4-Feb-2015 20:47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1];LEN([.A111])-FIND(&quot;@&quot;;[.A111]))" office:value-type="string" office:string-value="juntadeandalucia.es" calcext:value-type="string">
            <text:p>juntadeandalucia.es</text:p>
          </table:table-cell>
          <table:table-cell table:style-name="ce324" table:formula="of:=LEFT([.A111];FIND(&quot;@&quot;;[.A111])-1)" office:value-type="string" office:string-value="sergio.oterino.ext" calcext:value-type="string">
            <text:p>sergio.oterino.ext</text:p>
          </table:table-cell>
          <table:table-cell table:formula="of:=VLOOKUP([.K111];['GUIA DE CONTACTOS'.R178:.T572];1;0)" office:value-type="string" office:string-value="sergio.oterino.ext" calcext:value-type="string">
            <text:p>sergio.oterino.ext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rmartin@epes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afael Martín Mateos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Mar-2015 23:1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2];LEN([.A112])-FIND(&quot;@&quot;;[.A112]))" office:value-type="string" office:string-value="epes.es" calcext:value-type="string">
            <text:p>epes.es</text:p>
          </table:table-cell>
          <table:table-cell table:style-name="ce324" table:formula="of:=LEFT([.A112];FIND(&quot;@&quot;;[.A112])-1)" office:value-type="string" office:string-value="rmartin" calcext:value-type="string">
            <text:p>rmartin</text:p>
          </table:table-cell>
          <table:table-cell table:formula="of:=VLOOKUP([.K112];['GUIA DE CONTACTOS'.R179:.T57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lexis.vizcain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lexis Vizcain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0:5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3];LEN([.A113])-FIND(&quot;@&quot;;[.A113]))" office:value-type="string" office:string-value="juntadeandalucia.es" calcext:value-type="string">
            <text:p>juntadeandalucia.es</text:p>
          </table:table-cell>
          <table:table-cell table:style-name="ce324" table:formula="of:=LEFT([.A113];FIND(&quot;@&quot;;[.A113])-1)" office:value-type="string" office:string-value="alexis.vizcaino.ext" calcext:value-type="string">
            <text:p>alexis.vizcaino.ext</text:p>
          </table:table-cell>
          <table:table-cell table:formula="of:=VLOOKUP([.K113];['GUIA DE CONTACTOS'.R180:.T57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german.tender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German Tendero Go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6-Feb-2015 19:3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4];LEN([.A114])-FIND(&quot;@&quot;;[.A114]))" office:value-type="string" office:string-value="juntadeandalucia.es" calcext:value-type="string">
            <text:p>juntadeandalucia.es</text:p>
          </table:table-cell>
          <table:table-cell table:style-name="ce324" table:formula="of:=LEFT([.A114];FIND(&quot;@&quot;;[.A114])-1)" office:value-type="string" office:string-value="german.tendero.ext" calcext:value-type="string">
            <text:p>german.tendero.ext</text:p>
          </table:table-cell>
          <table:table-cell table:formula="of:=VLOOKUP([.K114];['GUIA DE CONTACTOS'.R181:.T57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alfonso.martin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Alfonso Martinez Ocho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6-Apr-2015 15:4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5];LEN([.A115])-FIND(&quot;@&quot;;[.A115]))" office:value-type="string" office:string-value="juntadeandalucia.es" calcext:value-type="string">
            <text:p>juntadeandalucia.es</text:p>
          </table:table-cell>
          <table:table-cell table:style-name="ce324" table:formula="of:=LEFT([.A115];FIND(&quot;@&quot;;[.A115])-1)" office:value-type="string" office:string-value="jalfonso.martinez.ext" calcext:value-type="string">
            <text:p>jalfonso.martinez.ext</text:p>
          </table:table-cell>
          <table:table-cell table:formula="of:=VLOOKUP([.K115];['GUIA DE CONTACTOS'.R183:.T57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osea.tinoc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dres Tinoc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5-Mar-2015 07:4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6];LEN([.A116])-FIND(&quot;@&quot;;[.A116]))" office:value-type="string" office:string-value="juntadeandalucia.es" calcext:value-type="string">
            <text:p>juntadeandalucia.es</text:p>
          </table:table-cell>
          <table:table-cell table:style-name="ce324" table:formula="of:=LEFT([.A116];FIND(&quot;@&quot;;[.A116])-1)" office:value-type="string" office:string-value="josea.tinoco" calcext:value-type="string">
            <text:p>josea.tinoco</text:p>
          </table:table-cell>
          <table:table-cell table:formula="of:=VLOOKUP([.K116];['GUIA DE CONTACTOS'.R184:.T57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mperez@veias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Manuel Pérez Butel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6-Feb-2015 15:4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7];LEN([.A117])-FIND(&quot;@&quot;;[.A117]))" office:value-type="string" office:string-value="veiasa.es" calcext:value-type="string">
            <text:p>veiasa.es</text:p>
          </table:table-cell>
          <table:table-cell table:style-name="ce324" table:formula="of:=LEFT([.A117];FIND(&quot;@&quot;;[.A117])-1)" office:value-type="string" office:string-value="jmperez" calcext:value-type="string">
            <text:p>jmperez</text:p>
          </table:table-cell>
          <table:table-cell table:formula="of:=VLOOKUP([.K117];['GUIA DE CONTACTOS'.R185:.T57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israel.romer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srael Rome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Mar-2015 09:1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8];LEN([.A118])-FIND(&quot;@&quot;;[.A118]))" office:value-type="string" office:string-value="juntadeandalucia.es" calcext:value-type="string">
            <text:p>juntadeandalucia.es</text:p>
          </table:table-cell>
          <table:table-cell table:style-name="ce324" table:formula="of:=LEFT([.A118];FIND(&quot;@&quot;;[.A118])-1)" office:value-type="string" office:string-value="israel.romero" calcext:value-type="string">
            <text:p>israel.romero</text:p>
          </table:table-cell>
          <table:table-cell table:formula="of:=VLOOKUP([.K118];['GUIA DE CONTACTOS'.R186:.T58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antona@epes.es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Jesus Antona Archill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6-Mar-2015 11:50</text:p>
          </table:table-cell>
          <table:table-cell table:style-name="ce324" office:value-type="string" calcext:value-type="string">
            <text:p>User</text:p>
          </table:table-cell>
          <table:table-cell table:number-columns-repeated="2" table:style-name="ce324" office:value-type="string" calcext:value-type="string">
            <text:p>Pending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19];LEN([.A119])-FIND(&quot;@&quot;;[.A119]))" office:value-type="string" office:string-value="epes.es" calcext:value-type="string">
            <text:p>epes.es</text:p>
          </table:table-cell>
          <table:table-cell table:style-name="ce324" table:formula="of:=LEFT([.A119];FIND(&quot;@&quot;;[.A119])-1)" office:value-type="string" office:string-value="jantona" calcext:value-type="string">
            <text:p>jantona</text:p>
          </table:table-cell>
          <table:table-cell table:formula="of:=VLOOKUP([.K119];['GUIA DE CONTACTOS'.R187:.T58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uism.rui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uis Rui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6-Mar-2015 12:1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0];LEN([.A120])-FIND(&quot;@&quot;;[.A120]))" office:value-type="string" office:string-value="juntadeandalucia.es" calcext:value-type="string">
            <text:p>juntadeandalucia.es</text:p>
          </table:table-cell>
          <table:table-cell table:style-name="ce324" table:formula="of:=LEFT([.A120];FIND(&quot;@&quot;;[.A120])-1)" office:value-type="string" office:string-value="luism.ruiz" calcext:value-type="string">
            <text:p>luism.ruiz</text:p>
          </table:table-cell>
          <table:table-cell table:formula="of:=VLOOKUP([.K120];['GUIA DE CONTACTOS'.R188:.T58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nuria.soul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Nuria Soult Rubi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3-Mar-2015 12:02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1];LEN([.A121])-FIND(&quot;@&quot;;[.A121]))" office:value-type="string" office:string-value="juntadeandalucia.es" calcext:value-type="string">
            <text:p>juntadeandalucia.es</text:p>
          </table:table-cell>
          <table:table-cell table:style-name="ce324" table:formula="of:=LEFT([.A121];FIND(&quot;@&quot;;[.A121])-1)" office:value-type="string" office:string-value="nuria.soult" calcext:value-type="string">
            <text:p>nuria.soult</text:p>
          </table:table-cell>
          <table:table-cell table:formula="of:=VLOOKUP([.K121];['GUIA DE CONTACTOS'.R189:.T58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luissantiago.sanchez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uis Santiago Sánchez Fd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8:24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2];LEN([.A122])-FIND(&quot;@&quot;;[.A122]))" office:value-type="string" office:string-value="juntadeandalucia.es" calcext:value-type="string">
            <text:p>juntadeandalucia.es</text:p>
          </table:table-cell>
          <table:table-cell table:style-name="ce324" table:formula="of:=LEFT([.A122];FIND(&quot;@&quot;;[.A122])-1)" office:value-type="string" office:string-value="luissantiago.sanchez.sspa" calcext:value-type="string">
            <text:p>luissantiago.sanchez.sspa</text:p>
          </table:table-cell>
          <table:table-cell table:formula="of:=VLOOKUP([.K122];['GUIA DE CONTACTOS'.R190:.T584];1;0)" office:value-type="string" office:string-value="luissantiago.sanchez.sspa" calcext:value-type="string">
            <text:p>luissantiago.sanchez.ssp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guillermo.holgad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Guillermo Holg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5:0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3];LEN([.A123])-FIND(&quot;@&quot;;[.A123]))" office:value-type="string" office:string-value="juntadeandalucia.es" calcext:value-type="string">
            <text:p>juntadeandalucia.es</text:p>
          </table:table-cell>
          <table:table-cell table:style-name="ce324" table:formula="of:=LEFT([.A123];FIND(&quot;@&quot;;[.A123])-1)" office:value-type="string" office:string-value="guillermo.holgado" calcext:value-type="string">
            <text:p>guillermo.holgado</text:p>
          </table:table-cell>
          <table:table-cell table:formula="of:=VLOOKUP([.K123];['GUIA DE CONTACTOS'.R191:.T58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paola.juarez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Paola Juarez Go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0:1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4];LEN([.A124])-FIND(&quot;@&quot;;[.A124]))" office:value-type="string" office:string-value="oracle.com" calcext:value-type="string">
            <text:p>oracle.com</text:p>
          </table:table-cell>
          <table:table-cell table:style-name="ce324" table:formula="of:=LEFT([.A124];FIND(&quot;@&quot;;[.A124])-1)" office:value-type="string" office:string-value="paola.juarez" calcext:value-type="string">
            <text:p>paola.juarez</text:p>
          </table:table-cell>
          <table:table-cell table:formula="of:=VLOOKUP([.K124];['GUIA DE CONTACTOS'.R192:.T58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josemaria.gomez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María Gó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0-Mar-2015 11:2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5];LEN([.A125])-FIND(&quot;@&quot;;[.A125]))" office:value-type="string" office:string-value="oracle.com" calcext:value-type="string">
            <text:p>oracle.com</text:p>
          </table:table-cell>
          <table:table-cell table:style-name="ce324" table:formula="of:=LEFT([.A125];FIND(&quot;@&quot;;[.A125])-1)" office:value-type="string" office:string-value="josemaria.gomez" calcext:value-type="string">
            <text:p>josemaria.gomez</text:p>
          </table:table-cell>
          <table:table-cell table:formula="of:=VLOOKUP([.K125];['GUIA DE CONTACTOS'.R193:.T58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enrique.ramiro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Enrique Ramiro Coronill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8:2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6];LEN([.A126])-FIND(&quot;@&quot;;[.A126]))" office:value-type="string" office:string-value="oracle.com" calcext:value-type="string">
            <text:p>oracle.com</text:p>
          </table:table-cell>
          <table:table-cell table:style-name="ce324" table:formula="of:=LEFT([.A126];FIND(&quot;@&quot;;[.A126])-1)" office:value-type="string" office:string-value="enrique.ramiro" calcext:value-type="string">
            <text:p>enrique.ramiro</text:p>
          </table:table-cell>
          <table:table-cell table:formula="of:=VLOOKUP([.K126];['GUIA DE CONTACTOS'.R194:.T58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uanm.marin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Manuel Mar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4-Mar-2015 12:0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7];LEN([.A127])-FIND(&quot;@&quot;;[.A127]))" office:value-type="string" office:string-value="juntadeandalucia.es" calcext:value-type="string">
            <text:p>juntadeandalucia.es</text:p>
          </table:table-cell>
          <table:table-cell table:style-name="ce324" table:formula="of:=LEFT([.A127];FIND(&quot;@&quot;;[.A127])-1)" office:value-type="string" office:string-value="juanm.marin.ext" calcext:value-type="string">
            <text:p>juanm.marin.ext</text:p>
          </table:table-cell>
          <table:table-cell table:formula="of:=VLOOKUP([.K127];['GUIA DE CONTACTOS'.R196:.T59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rosario.nun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OSARIO NUÑEZ PE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3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8];LEN([.A128])-FIND(&quot;@&quot;;[.A128]))" office:value-type="string" office:string-value="juntadeandalucia.es" calcext:value-type="string">
            <text:p>juntadeandalucia.es</text:p>
          </table:table-cell>
          <table:table-cell table:style-name="ce324" table:formula="of:=LEFT([.A128];FIND(&quot;@&quot;;[.A128])-1)" office:value-type="string" office:string-value="rosario.nunez.ext" calcext:value-type="string">
            <text:p>rosario.nunez.ext</text:p>
          </table:table-cell>
          <table:table-cell table:formula="of:=VLOOKUP([.K128];['GUIA DE CONTACTOS'.R197:.T59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pilar.real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Pilar Real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8-Sep-2010 12:1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29];LEN([.A129])-FIND(&quot;@&quot;;[.A129]))" office:value-type="string" office:string-value="juntadeandalucia.es" calcext:value-type="string">
            <text:p>juntadeandalucia.es</text:p>
          </table:table-cell>
          <table:table-cell table:style-name="ce324" table:formula="of:=LEFT([.A129];FIND(&quot;@&quot;;[.A129])-1)" office:value-type="string" office:string-value="pilar.real.ext" calcext:value-type="string">
            <text:p>pilar.real.ext</text:p>
          </table:table-cell>
          <table:table-cell table:formula="of:=VLOOKUP([.K129];['GUIA DE CONTACTOS'.R198:.T592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rosario.santiag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Chari Santiago Moren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1:5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0];LEN([.A130])-FIND(&quot;@&quot;;[.A130]))" office:value-type="string" office:string-value="juntadeandalucia.es" calcext:value-type="string">
            <text:p>juntadeandalucia.es</text:p>
          </table:table-cell>
          <table:table-cell table:style-name="ce324" table:formula="of:=LEFT([.A130];FIND(&quot;@&quot;;[.A130])-1)" office:value-type="string" office:string-value="rosario.santiago" calcext:value-type="string">
            <text:p>rosario.santiago</text:p>
          </table:table-cell>
          <table:table-cell table:formula="of:=VLOOKUP([.K130];['GUIA DE CONTACTOS'.R199:.T59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oseluis.zafr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e Luis Zafra Ojuel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8-Oct-2013 11:1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1];LEN([.A131])-FIND(&quot;@&quot;;[.A131]))" office:value-type="string" office:string-value="juntadeandalucia.es" calcext:value-type="string">
            <text:p>juntadeandalucia.es</text:p>
          </table:table-cell>
          <table:table-cell table:style-name="ce324" table:formula="of:=LEFT([.A131];FIND(&quot;@&quot;;[.A131])-1)" office:value-type="string" office:string-value="joseluis.zafra" calcext:value-type="string">
            <text:p>joseluis.zafra</text:p>
          </table:table-cell>
          <table:table-cell table:formula="of:=VLOOKUP([.K131];['GUIA DE CONTACTOS'.R200:.T594];1;0)" office:value-type="string" office:string-value="joseluis.zafra" calcext:value-type="string">
            <text:p>joseluis.zafra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alfonso.falcon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osé Alfonso Falcón Mar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4-Mar-2015 13:0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2];LEN([.A132])-FIND(&quot;@&quot;;[.A132]))" office:value-type="string" office:string-value="juntadeandalucia.es" calcext:value-type="string">
            <text:p>juntadeandalucia.es</text:p>
          </table:table-cell>
          <table:table-cell table:style-name="ce324" table:formula="of:=LEFT([.A132];FIND(&quot;@&quot;;[.A132])-1)" office:value-type="string" office:string-value="jalfonso.falcon" calcext:value-type="string">
            <text:p>jalfonso.falcon</text:p>
          </table:table-cell>
          <table:table-cell table:formula="of:=VLOOKUP([.K132];['GUIA DE CONTACTOS'.R201:.T595];1;0)" office:value-type="string" office:string-value="jalfonso.falcon" calcext:value-type="string">
            <text:p>jalfonso.falcon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antonioc.delgado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Cristobal Delg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7-Apr-2015 14:0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3];LEN([.A133])-FIND(&quot;@&quot;;[.A133]))" office:value-type="string" office:string-value="juntadeandalucia.es" calcext:value-type="string">
            <text:p>juntadeandalucia.es</text:p>
          </table:table-cell>
          <table:table-cell table:style-name="ce324" table:formula="of:=LEFT([.A133];FIND(&quot;@&quot;;[.A133])-1)" office:value-type="string" office:string-value="antonioc.delgado.sspa" calcext:value-type="string">
            <text:p>antonioc.delgado.sspa</text:p>
          </table:table-cell>
          <table:table-cell table:formula="of:=VLOOKUP([.K133];['GUIA DE CONTACTOS'.R203:.T597];1;0)" office:value-type="string" office:string-value="antonioc.delgado.sspa" calcext:value-type="string">
            <text:p>antonioc.delgado.ssp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lbertoj.dia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lberto Jose Diaz Caballer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4-Dec-2009 02:51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4];LEN([.A134])-FIND(&quot;@&quot;;[.A134]))" office:value-type="string" office:string-value="juntadeandalucia.es" calcext:value-type="string">
            <text:p>juntadeandalucia.es</text:p>
          </table:table-cell>
          <table:table-cell table:style-name="ce324" table:formula="of:=LEFT([.A134];FIND(&quot;@&quot;;[.A134])-1)" office:value-type="string" office:string-value="albertoj.diaz" calcext:value-type="string">
            <text:p>albertoj.diaz</text:p>
          </table:table-cell>
          <table:table-cell table:formula="of:=VLOOKUP([.K134];['GUIA DE CONTACTOS'.R204:.T59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belen.infante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ría Belén Infante Góm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6:3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5];LEN([.A135])-FIND(&quot;@&quot;;[.A135]))" office:value-type="string" office:string-value="juntadeandalucia.es" calcext:value-type="string">
            <text:p>juntadeandalucia.es</text:p>
          </table:table-cell>
          <table:table-cell table:style-name="ce324" table:formula="of:=LEFT([.A135];FIND(&quot;@&quot;;[.A135])-1)" office:value-type="string" office:string-value="belen.infante.ext" calcext:value-type="string">
            <text:p>belen.infante.ext</text:p>
          </table:table-cell>
          <table:table-cell table:formula="of:=VLOOKUP([.K135];['GUIA DE CONTACTOS'.R205:.T599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emilio.garcia.ssp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Emilio Garcia Lluch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Feb-2015 13:3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6];LEN([.A136])-FIND(&quot;@&quot;;[.A136]))" office:value-type="string" office:string-value="juntadeandalucia.es" calcext:value-type="string">
            <text:p>juntadeandalucia.es</text:p>
          </table:table-cell>
          <table:table-cell table:style-name="ce324" table:formula="of:=LEFT([.A136];FIND(&quot;@&quot;;[.A136])-1)" office:value-type="string" office:string-value="emilio.garcia.sspa" calcext:value-type="string">
            <text:p>emilio.garcia.sspa</text:p>
          </table:table-cell>
          <table:table-cell table:formula="of:=VLOOKUP([.K136];['GUIA DE CONTACTOS'.R206:.T600];1;0)" office:value-type="string" office:string-value="emilio.garcia.sspa" calcext:value-type="string">
            <text:p>emilio.garcia.sspa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ourdes.per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ourdes Pé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0:58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7];LEN([.A137])-FIND(&quot;@&quot;;[.A137]))" office:value-type="string" office:string-value="juntadeandalucia.es" calcext:value-type="string">
            <text:p>juntadeandalucia.es</text:p>
          </table:table-cell>
          <table:table-cell table:style-name="ce324" table:formula="of:=LEFT([.A137];FIND(&quot;@&quot;;[.A137])-1)" office:value-type="string" office:string-value="lourdes.perez.ext" calcext:value-type="string">
            <text:p>lourdes.perez.ext</text:p>
          </table:table-cell>
          <table:table-cell table:formula="of:=VLOOKUP([.K137];['GUIA DE CONTACTOS'.R207:.T60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rafael.marot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Rafael Maroto Escobar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6-Apr-2015 14:1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8];LEN([.A138])-FIND(&quot;@&quot;;[.A138]))" office:value-type="string" office:string-value="juntadeandalucia.es" calcext:value-type="string">
            <text:p>juntadeandalucia.es</text:p>
          </table:table-cell>
          <table:table-cell table:style-name="ce324" table:formula="of:=LEFT([.A138];FIND(&quot;@&quot;;[.A138])-1)" office:value-type="string" office:string-value="jrafael.maroto" calcext:value-type="string">
            <text:p>jrafael.maroto</text:p>
          </table:table-cell>
          <table:table-cell table:formula="of:=VLOOKUP([.K138];['GUIA DE CONTACTOS'.R208:.T602];1;0)" office:value-type="string" office:string-value="jrafael.maroto" calcext:value-type="string">
            <text:p>jrafael.maroto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luis.sanchez.vallejo@gmail.com</text:p>
          </table:table-cell>
          <table:table-cell table:style-name="ce324" office:value-type="string" calcext:value-type="string">
            <text:p>This account has issues. Select the row and look at the user details to resolve these issues.</text:p>
          </table:table-cell>
          <table:table-cell table:style-name="ce324" office:value-type="string" calcext:value-type="string">
            <text:p>Luis Sanchez Vallej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/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Pending</text:p>
          </table:table-cell>
          <table:table-cell table:style-name="ce324" office:value-type="string" calcext:value-type="string">
            <text:p>Deni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39];LEN([.A139])-FIND(&quot;@&quot;;[.A139]))" office:value-type="string" office:string-value="gmail.com" calcext:value-type="string">
            <text:p>gmail.com</text:p>
          </table:table-cell>
          <table:table-cell table:style-name="ce324" table:formula="of:=LEFT([.A139];FIND(&quot;@&quot;;[.A139])-1)" office:value-type="string" office:string-value="luis.sanchez.vallejo" calcext:value-type="string">
            <text:p>luis.sanchez.vallejo</text:p>
          </table:table-cell>
          <table:table-cell table:formula="of:=VLOOKUP([.K139];['GUIA DE CONTACTOS'.R209:.T60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mdolores.paredes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María Dolores Paredes Garrid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0-Feb-2015 11:09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0];LEN([.A140])-FIND(&quot;@&quot;;[.A140]))" office:value-type="string" office:string-value="juntadeandalucia.es" calcext:value-type="string">
            <text:p>juntadeandalucia.es</text:p>
          </table:table-cell>
          <table:table-cell table:style-name="ce324" table:formula="of:=LEFT([.A140];FIND(&quot;@&quot;;[.A140])-1)" office:value-type="string" office:string-value="mdolores.paredes.ext" calcext:value-type="string">
            <text:p>mdolores.paredes.ext</text:p>
          </table:table-cell>
          <table:table-cell table:formula="of:=VLOOKUP([.K140];['GUIA DE CONTACTOS'.R210:.T604];1;0)" office:value-type="string" office:string-value="mdolores.paredes.ext" calcext:value-type="string">
            <text:p>mdolores.paredes.ext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antonio.alcocer@connectis-cs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tonio Alcocer Tirado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26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1];LEN([.A141])-FIND(&quot;@&quot;;[.A141]))" office:value-type="string" office:string-value="connectis-cs.es" calcext:value-type="string">
            <text:p>connectis-cs.es</text:p>
          </table:table-cell>
          <table:table-cell table:style-name="ce324" table:formula="of:=LEFT([.A141];FIND(&quot;@&quot;;[.A141])-1)" office:value-type="string" office:string-value="antonio.alcocer" calcext:value-type="string">
            <text:p>antonio.alcocer</text:p>
          </table:table-cell>
          <table:table-cell table:formula="of:=VLOOKUP([.K141];['GUIA DE CONTACTOS'.R211:.T605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nai.alons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A ISABEL ALONSO PIÑÓ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04-Mar-2015 13:0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2];LEN([.A142])-FIND(&quot;@&quot;;[.A142]))" office:value-type="string" office:string-value="juntadeandalucia.es" calcext:value-type="string">
            <text:p>juntadeandalucia.es</text:p>
          </table:table-cell>
          <table:table-cell table:style-name="ce324" table:formula="of:=LEFT([.A142];FIND(&quot;@&quot;;[.A142])-1)" office:value-type="string" office:string-value="anai.alonso.ext" calcext:value-type="string">
            <text:p>anai.alonso.ext</text:p>
          </table:table-cell>
          <table:table-cell table:formula="of:=VLOOKUP([.K142];['GUIA DE CONTACTOS'.R212:.T60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ernandof.gutierrez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ernando Felix Gutierrez Dia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Mar-2015 10:53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3];LEN([.A143])-FIND(&quot;@&quot;;[.A143]))" office:value-type="string" office:string-value="juntadeandalucia.es" calcext:value-type="string">
            <text:p>juntadeandalucia.es</text:p>
          </table:table-cell>
          <table:table-cell table:style-name="ce324" table:formula="of:=LEFT([.A143];FIND(&quot;@&quot;;[.A143])-1)" office:value-type="string" office:string-value="fernandof.gutierrez" calcext:value-type="string">
            <text:p>fernandof.gutierrez</text:p>
          </table:table-cell>
          <table:table-cell table:formula="of:=VLOOKUP([.K143];['GUIA DE CONTACTOS'.R213:.T607];1;0)" office:value-type="string" office:string-value="fernandof.gutierrez" calcext:value-type="string">
            <text:p>fernandof.gutierrez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ignacio.rojas.exts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gnacio Roj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1-Apr-2015 14:10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4];LEN([.A144])-FIND(&quot;@&quot;;[.A144]))" office:value-type="string" office:string-value="juntadeandalucia.es" calcext:value-type="string">
            <text:p>juntadeandalucia.es</text:p>
          </table:table-cell>
          <table:table-cell table:style-name="ce324" table:formula="of:=LEFT([.A144];FIND(&quot;@&quot;;[.A144])-1)" office:value-type="string" office:string-value="ignacio.rojas.exts" calcext:value-type="string">
            <text:p>ignacio.rojas.exts</text:p>
          </table:table-cell>
          <table:table-cell table:formula="of:=VLOOKUP([.K144];['GUIA DE CONTACTOS'.R216:.T610];1;0)" office:value-type="string" office:string-value="ignacio.rojas.exts" calcext:value-type="string">
            <text:p>ignacio.rojas.exts</text:p>
          </table:table-cell>
          <table:table-cell table:number-columns-repeated="1012"/>
        </table:table-row>
        <table:table-row table:style-name="ro21">
          <table:table-cell table:style-name="ce324" office:value-type="string" calcext:value-type="string">
            <text:p>gregorio.adame@oracle.com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Gregorio Adame Nis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8:45</text:p>
          </table:table-cell>
          <table:table-cell table:style-name="ce324" office:value-type="string" calcext:value-type="string">
            <text:p>User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5];LEN([.A145])-FIND(&quot;@&quot;;[.A145]))" office:value-type="string" office:string-value="oracle.com" calcext:value-type="string">
            <text:p>oracle.com</text:p>
          </table:table-cell>
          <table:table-cell table:style-name="ce324" table:formula="of:=LEFT([.A145];FIND(&quot;@&quot;;[.A145])-1)" office:value-type="string" office:string-value="gregorio.adame" calcext:value-type="string">
            <text:p>gregorio.adame</text:p>
          </table:table-cell>
          <table:table-cell table:formula="of:=VLOOKUP([.K145];['GUIA DE CONTACTOS'.R217:.T61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aura.martinez.atienz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aura Martínez Atienz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01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6];LEN([.A146])-FIND(&quot;@&quot;;[.A146]))" office:value-type="string" office:string-value="juntadeandalucia.es" calcext:value-type="string">
            <text:p>juntadeandalucia.es</text:p>
          </table:table-cell>
          <table:table-cell table:style-name="ce324" table:formula="of:=LEFT([.A146];FIND(&quot;@&quot;;[.A146])-1)" office:value-type="string" office:string-value="laura.martinez.atienza" calcext:value-type="string">
            <text:p>laura.martinez.atienza</text:p>
          </table:table-cell>
          <table:table-cell table:formula="of:=VLOOKUP([.K146];['GUIA DE CONTACTOS'.R219:.T613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remedios.m.marigort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Remedios Martínez de Marigort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28-Aug-2014 14:47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7];LEN([.A147])-FIND(&quot;@&quot;;[.A147]))" office:value-type="string" office:string-value="juntadeandalucia.es" calcext:value-type="string">
            <text:p>juntadeandalucia.es</text:p>
          </table:table-cell>
          <table:table-cell table:style-name="ce324" table:formula="of:=LEFT([.A147];FIND(&quot;@&quot;;[.A147])-1)" office:value-type="string" office:string-value="remedios.m.marigorta" calcext:value-type="string">
            <text:p>remedios.m.marigorta</text:p>
          </table:table-cell>
          <table:table-cell table:formula="of:=VLOOKUP([.K147];['GUIA DE CONTACTOS'.R220:.T614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ulio.chatin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lio Chatí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2-Oct-2014 11:50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8];LEN([.A148])-FIND(&quot;@&quot;;[.A148]))" office:value-type="string" office:string-value="juntadeandalucia.es" calcext:value-type="string">
            <text:p>juntadeandalucia.es</text:p>
          </table:table-cell>
          <table:table-cell table:style-name="ce324" table:formula="of:=LEFT([.A148];FIND(&quot;@&quot;;[.A148])-1)" office:value-type="string" office:string-value="julio.chatin.ext" calcext:value-type="string">
            <text:p>julio.chatin.ext</text:p>
          </table:table-cell>
          <table:table-cell table:formula="of:=VLOOKUP([.K148];['GUIA DE CONTACTOS'.R221:.T615];1;0)" office:value-type="string" office:string-value="julio.chatin.ext" calcext:value-type="string">
            <text:p>julio.chatin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uanm.ruiz.callej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Manuel Ruiz Calleja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09:47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49];LEN([.A149])-FIND(&quot;@&quot;;[.A149]))" office:value-type="string" office:string-value="juntadeandalucia.es" calcext:value-type="string">
            <text:p>juntadeandalucia.es</text:p>
          </table:table-cell>
          <table:table-cell table:style-name="ce324" table:formula="of:=LEFT([.A149];FIND(&quot;@&quot;;[.A149])-1)" office:value-type="string" office:string-value="juanm.ruiz.calleja.ext" calcext:value-type="string">
            <text:p>juanm.ruiz.calleja.ext</text:p>
          </table:table-cell>
          <table:table-cell table:formula="of:=VLOOKUP([.K149];['GUIA DE CONTACTOS'.R222:.T616];1;0)" office:value-type="string" office:string-value="juanm.ruiz.calleja.ext" calcext:value-type="string">
            <text:p>juanm.ruiz.calleja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daniel.gimen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Daniel Gimenez Iturralde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9:28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0];LEN([.A150])-FIND(&quot;@&quot;;[.A150]))" office:value-type="string" office:string-value="juntadeandalucia.es" calcext:value-type="string">
            <text:p>juntadeandalucia.es</text:p>
          </table:table-cell>
          <table:table-cell table:style-name="ce324" table:formula="of:=LEFT([.A150];FIND(&quot;@&quot;;[.A150])-1)" office:value-type="string" office:string-value="daniel.gimenez.ext" calcext:value-type="string">
            <text:p>daniel.gimenez.ext</text:p>
          </table:table-cell>
          <table:table-cell table:formula="of:=VLOOKUP([.K150];['GUIA DE CONTACTOS'.R223:.T617];1;0)" office:value-type="string" office:string-value="daniel.gimenez.ext" calcext:value-type="string">
            <text:p>daniel.gimenez.ext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lorenzo.v.pairet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Lorenzo Varela Pairet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12:12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1];LEN([.A151])-FIND(&quot;@&quot;;[.A151]))" office:value-type="string" office:string-value="juntadeandalucia.es" calcext:value-type="string">
            <text:p>juntadeandalucia.es</text:p>
          </table:table-cell>
          <table:table-cell table:style-name="ce324" table:formula="of:=LEFT([.A151];FIND(&quot;@&quot;;[.A151])-1)" office:value-type="string" office:string-value="lorenzo.v.pairet.ext" calcext:value-type="string">
            <text:p>lorenzo.v.pairet.ext</text:p>
          </table:table-cell>
          <table:table-cell table:formula="of:=VLOOKUP([.K151];['GUIA DE CONTACTOS'.R224:.T618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samuel.gonzal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amuel Gonzal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3-Mar-2015 11:55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2];LEN([.A152])-FIND(&quot;@&quot;;[.A152]))" office:value-type="string" office:string-value="juntadeandalucia.es" calcext:value-type="string">
            <text:p>juntadeandalucia.es</text:p>
          </table:table-cell>
          <table:table-cell table:style-name="ce324" table:formula="of:=LEFT([.A152];FIND(&quot;@&quot;;[.A152])-1)" office:value-type="string" office:string-value="samuel.gonzalez.ext" calcext:value-type="string">
            <text:p>samuel.gonzalez.ext</text:p>
          </table:table-cell>
          <table:table-cell table:formula="of:=VLOOKUP([.K152];['GUIA DE CONTACTOS'.R224:.T619];1;0)" office:value-type="string" office:string-value="samuel.gonzalez.ext" calcext:value-type="string">
            <text:p>samuel.gonzalez.ext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uans.ojeda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uan Ojed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1-Jul-2014 12:46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3];LEN([.A153])-FIND(&quot;@&quot;;[.A153]))" office:value-type="string" office:string-value="juntadeandalucia.es" calcext:value-type="string">
            <text:p>juntadeandalucia.es</text:p>
          </table:table-cell>
          <table:table-cell table:style-name="ce324" table:formula="of:=LEFT([.A153];FIND(&quot;@&quot;;[.A153])-1)" office:value-type="string" office:string-value="juans.ojeda" calcext:value-type="string">
            <text:p>juans.ojeda</text:p>
          </table:table-cell>
          <table:table-cell table:formula="of:=VLOOKUP([.K153];['GUIA DE CONTACTOS'.R225:.T620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mparo.gamer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mparo Gamero Esteban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3-Dec-2014 09:09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4];LEN([.A154])-FIND(&quot;@&quot;;[.A154]))" office:value-type="string" office:string-value="juntadeandalucia.es" calcext:value-type="string">
            <text:p>juntadeandalucia.es</text:p>
          </table:table-cell>
          <table:table-cell table:style-name="ce324" table:formula="of:=LEFT([.A154];FIND(&quot;@&quot;;[.A154])-1)" office:value-type="string" office:string-value="amparo.gamero" calcext:value-type="string">
            <text:p>amparo.gamero</text:p>
          </table:table-cell>
          <table:table-cell table:formula="of:=VLOOKUP([.K154];['GUIA DE CONTACTOS'.R226:.T621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javier.rey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co Javier Rey Rivera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13-Mar-2015 14:29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5];LEN([.A155])-FIND(&quot;@&quot;;[.A155]))" office:value-type="string" office:string-value="juntadeandalucia.es" calcext:value-type="string">
            <text:p>juntadeandalucia.es</text:p>
          </table:table-cell>
          <table:table-cell table:style-name="ce324" table:formula="of:=LEFT([.A155];FIND(&quot;@&quot;;[.A155])-1)" office:value-type="string" office:string-value="javier.rey.ext" calcext:value-type="string">
            <text:p>javier.rey.ext</text:p>
          </table:table-cell>
          <table:table-cell table:formula="of:=VLOOKUP([.K155];['GUIA DE CONTACTOS'.R227:.T622];1;0)" office:value-type="string" office:string-value="javier.rey.ext" calcext:value-type="string">
            <text:p>javier.rey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ismael.contreras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Ismael Contreras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8-Apr-2015 10:37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6];LEN([.A156])-FIND(&quot;@&quot;;[.A156]))" office:value-type="string" office:string-value="juntadeandalucia.es" calcext:value-type="string">
            <text:p>juntadeandalucia.es</text:p>
          </table:table-cell>
          <table:table-cell table:style-name="ce324" table:formula="of:=LEFT([.A156];FIND(&quot;@&quot;;[.A156])-1)" office:value-type="string" office:string-value="ismael.contreras.ext" calcext:value-type="string">
            <text:p>ismael.contreras.ext</text:p>
          </table:table-cell>
          <table:table-cell table:formula="of:=VLOOKUP([.K156];['GUIA DE CONTACTOS'.R228:.T623];1;0)" office:value-type="string" office:string-value="ismael.contreras.ext" calcext:value-type="string">
            <text:p>ismael.contreras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sergio.toro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Sergio Toro Ramírez</text:p>
          </table:table-cell>
          <table:table-cell table:style-name="ce324" office:value-type="string" calcext:value-type="string">
            <text:p>Junta De Andalucia</text:p>
          </table:table-cell>
          <table:table-cell table:style-name="ce324" office:value-type="string" calcext:value-type="string">
            <text:p>09-Apr-2015 07:54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7];LEN([.A157])-FIND(&quot;@&quot;;[.A157]))" office:value-type="string" office:string-value="juntadeandalucia.es" calcext:value-type="string">
            <text:p>juntadeandalucia.es</text:p>
          </table:table-cell>
          <table:table-cell table:style-name="ce324" table:formula="of:=LEFT([.A157];FIND(&quot;@&quot;;[.A157])-1)" office:value-type="string" office:string-value="sergio.toro.ext" calcext:value-type="string">
            <text:p>sergio.toro.ext</text:p>
          </table:table-cell>
          <table:table-cell table:formula="of:=VLOOKUP([.K157];['GUIA DE CONTACTOS'.R228:.T624];1;0)" office:value-type="string" office:string-value="sergio.toro.ext" calcext:value-type="string">
            <text:p>sergio.toro.ext</text:p>
          </table:table-cell>
          <table:table-cell table:number-columns-repeated="1012"/>
        </table:table-row>
        <table:table-row table:style-name="ro4" table:visibility="filter">
          <table:table-cell table:style-name="ce324" office:value-type="string" calcext:value-type="string">
            <text:p>francisco.roldan.mateo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Francisco Roldán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31-Jul-2013 07:39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8];LEN([.A158])-FIND(&quot;@&quot;;[.A158]))" office:value-type="string" office:string-value="juntadeandalucia.es" calcext:value-type="string">
            <text:p>juntadeandalucia.es</text:p>
          </table:table-cell>
          <table:table-cell table:style-name="ce324" table:formula="of:=LEFT([.A158];FIND(&quot;@&quot;;[.A158])-1)" office:value-type="string" office:string-value="francisco.roldan.mateo" calcext:value-type="string">
            <text:p>francisco.roldan.mateo</text:p>
          </table:table-cell>
          <table:table-cell table:formula="of:=VLOOKUP([.K158];['GUIA DE CONTACTOS'.R229:.T625];1;0)" office:value-type="string" office:string-value="francisco.roldan.mateo" calcext:value-type="string">
            <text:p>francisco.roldan.mateo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jesus.dominguez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Jesus Dominguez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7-Feb-2015 08:17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59];LEN([.A159])-FIND(&quot;@&quot;;[.A159]))" office:value-type="string" office:string-value="juntadeandalucia.es" calcext:value-type="string">
            <text:p>juntadeandalucia.es</text:p>
          </table:table-cell>
          <table:table-cell table:style-name="ce324" table:formula="of:=LEFT([.A159];FIND(&quot;@&quot;;[.A159])-1)" office:value-type="string" office:string-value="jesus.dominguez.ext" calcext:value-type="string">
            <text:p>jesus.dominguez.ext</text:p>
          </table:table-cell>
          <table:table-cell table:formula="of:=VLOOKUP([.K159];['GUIA DE CONTACTOS'.R230:.T626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4">
          <table:table-cell table:style-name="ce324" office:value-type="string" calcext:value-type="string">
            <text:p>angeles.pizarro.sarabia.ext@juntadeandalucia.es</text:p>
          </table:table-cell>
          <table:table-cell table:style-name="ce324" office:value-type="string" calcext:value-type="string">
            <text:p>No issues</text:p>
          </table:table-cell>
          <table:table-cell table:style-name="ce324" office:value-type="string" calcext:value-type="string">
            <text:p>Angeles Pizarro</text:p>
          </table:table-cell>
          <table:table-cell table:style-name="ce324" office:value-type="string" calcext:value-type="string">
            <text:p>Junta De Andalucia</text:p>
          </table:table-cell>
          <table:table-cell table:style-name="ce326" office:value-type="string" calcext:value-type="string">
            <text:p>24-Mar-2015 12:31</text:p>
          </table:table-cell>
          <table:table-cell table:style-name="ce324" office:value-type="string" calcext:value-type="string">
            <text:p>Admin</text:p>
          </table:table-cell>
          <table:table-cell table:style-name="ce324" office:value-type="string" calcext:value-type="string">
            <text:p>Active</text:p>
          </table:table-cell>
          <table:table-cell table:style-name="ce324" office:value-type="string" calcext:value-type="string">
            <text:p>Approved</text:p>
          </table:table-cell>
          <table:table-cell table:style-name="ce324" office:value-type="float" office:value="14651112" calcext:value-type="float">
            <text:p>14651112</text:p>
          </table:table-cell>
          <table:table-cell table:style-name="ce328" table:formula="of:=RIGHT([.A160];LEN([.A160])-FIND(&quot;@&quot;;[.A160]))" office:value-type="string" office:string-value="juntadeandalucia.es" calcext:value-type="string">
            <text:p>juntadeandalucia.es</text:p>
          </table:table-cell>
          <table:table-cell table:style-name="ce324" table:formula="of:=LEFT([.A160];FIND(&quot;@&quot;;[.A160])-1)" office:value-type="string" office:string-value="angeles.pizarro.sarabia.ext" calcext:value-type="string">
            <text:p>angeles.pizarro.sarabia.ext</text:p>
          </table:table-cell>
          <table:table-cell table:formula="of:=VLOOKUP([.K160];['GUIA DE CONTACTOS'.R230:.T627];1;0)" office:value-type="string" office:string-value="" calcext:value-type="error">
            <text:p>#N/D</text:p>
          </table:table-cell>
          <table:table-cell table:number-columns-repeated="1012"/>
        </table:table-row>
        <table:table-row table:style-name="ro21" table:number-rows-repeated="104841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MOS.J2:MOS.J160">
            <calcext:condition calcext:apply-style-name="Junta de Andalucia" calcext:value="=&quot;juntadeandalucia.es&quot;" calcext:base-cell-address="MOS.J2"/>
          </calcext:conditional-format>
        </calcext:conditional-formats>
      </table:table>
      <table:table table:name="Hoja3" table:style-name="ta1">
        <office:forms form:automatic-focus="false" form:apply-design-mode="false"/>
        <table:table-column table:style-name="co27" table:default-cell-style-name="ce15"/>
        <table:table-column table:style-name="co22" table:number-columns-repeated="1023" table:default-cell-style-name="Default"/>
        <table:table-row table:style-name="ro21">
          <table:table-cell table:style-name="Default" office:value-type="string" calcext:value-type="string">
            <text:p>uid</text:p>
          </table:table-cell>
          <table:table-cell office:value-type="string" calcext:value-type="string">
            <text:p>Nuevo Valor para Acc. MOS</text:p>
          </table:table-cell>
          <table:table-cell table:formula="of:=CONCATENATE(&quot;|&quot;;[.A1];&quot;|&quot;;[.B1];&quot;|&quot;)" office:value-type="string" office:string-value="|uid|Nuevo Valor para Acc. MOS|" calcext:value-type="string">
            <text:p>|uid|Nuevo Valor para Acc. MOS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antonio.gutierrez.a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2];&quot;|&quot;;[.B2];&quot;|&quot;)" office:value-type="string" office:string-value="|antonio.gutierrez.a.ext|Si - No registrado|" calcext:value-type="string">
            <text:p>|antonio.gutierrez.a.ext|Si - No registrado|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>
            <text:p>javier.lopez.lopez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3];&quot;|&quot;;[.B3];&quot;|&quot;)" office:value-type="string" office:string-value="|javier.lopez.lopez.ext|Si - No registrado|" calcext:value-type="string">
            <text:p>|javier.lopez.lopez.ext|Si - No registrado|</text:p>
          </table:table-cell>
          <table:table-cell table:number-columns-repeated="1021"/>
        </table:table-row>
        <table:table-row table:style-name="ro4">
          <table:table-cell table:style-name="ce9" office:value-type="string" calcext:value-type="string">
            <text:p>javier.lopez.fe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4];&quot;|&quot;;[.B4];&quot;|&quot;)" office:value-type="string" office:string-value="|javier.lopez.fe.ext|Si - No registrado|" calcext:value-type="string">
            <text:p>|javier.lopez.fe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sej.dominguez</text:p>
          </table:table-cell>
          <table:table-cell office:value-type="string" calcext:value-type="string">
            <text:p>Si - No registrado</text:p>
          </table:table-cell>
          <table:table-cell table:formula="of:=CONCATENATE(&quot;|&quot;;[.A5];&quot;|&quot;;[.B5];&quot;|&quot;)" office:value-type="string" office:string-value="|josej.dominguez|Si - No registrado|" calcext:value-type="string">
            <text:p>|josej.dominguez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davidl.moya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6];&quot;|&quot;;[.B6];&quot;|&quot;)" office:value-type="string" office:string-value="|davidl.moya.ext|Si - No registrado|" calcext:value-type="string">
            <text:p>|davidl.moya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sonia.torres</text:p>
          </table:table-cell>
          <table:table-cell table:style-name="ce331" office:value-type="string" calcext:value-type="string">
            <text:p>Si - No registrado</text:p>
          </table:table-cell>
          <table:table-cell table:style-name="ce331" table:formula="of:=CONCATENATE(&quot;|&quot;;[.A7];&quot;|&quot;;[.B7];&quot;|&quot;)" office:value-type="string" office:string-value="|sonia.torres|Si - No registrado|" calcext:value-type="string">
            <text:p>|sonia.torres|Si - No registrado|</text:p>
          </table:table-cell>
          <table:table-cell table:style-name="ce331" table:number-columns-repeated="1021"/>
        </table:table-row>
        <table:table-row table:style-name="ro21">
          <table:table-cell office:value-type="string" calcext:value-type="string">
            <text:p>mmercedes.castro</text:p>
          </table:table-cell>
          <table:table-cell office:value-type="string" calcext:value-type="string">
            <text:p>Si - No registrado</text:p>
          </table:table-cell>
          <table:table-cell table:formula="of:=CONCATENATE(&quot;|&quot;;[.A8];&quot;|&quot;;[.B8];&quot;|&quot;)" office:value-type="string" office:string-value="|mmercedes.castro|Si - No registrado|" calcext:value-type="string">
            <text:p>|mmercedes.castro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david.prad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9];&quot;|&quot;;[.B9];&quot;|&quot;)" office:value-type="string" office:string-value="|david.prado.ext|Si - No registrado|" calcext:value-type="string">
            <text:p>|david.prado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carlos.casad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10];&quot;|&quot;;[.B10];&quot;|&quot;)" office:value-type="string" office:string-value="|carlos.casado.ext|Si - No registrado|" calcext:value-type="string">
            <text:p>|carlos.casado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antonio.heredia.campos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11];&quot;|&quot;;[.B11];&quot;|&quot;)" office:value-type="string" office:string-value="|antonio.heredia.campos.ext|Si - No registrado|" calcext:value-type="string">
            <text:p>|antonio.heredia.campos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esusr.fernandez.rico</text:p>
          </table:table-cell>
          <table:table-cell office:value-type="string" calcext:value-type="string">
            <text:p>Si - No registrado</text:p>
          </table:table-cell>
          <table:table-cell table:formula="of:=CONCATENATE(&quot;|&quot;;[.A12];&quot;|&quot;;[.B12];&quot;|&quot;)" office:value-type="string" office:string-value="|jesusr.fernandez.rico|Si - No registrado|" calcext:value-type="string">
            <text:p>|jesusr.fernandez.rico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rosario.santiag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13];&quot;|&quot;;[.B13];&quot;|&quot;)" office:value-type="string" office:string-value="|rosario.santiago.ext|Si - No registrado|" calcext:value-type="string">
            <text:p>|rosario.santiago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antonio.dorado</text:p>
          </table:table-cell>
          <table:table-cell office:value-type="string" calcext:value-type="string">
            <text:p>Si - No registrado</text:p>
          </table:table-cell>
          <table:table-cell table:formula="of:=CONCATENATE(&quot;|&quot;;[.A14];&quot;|&quot;;[.B14];&quot;|&quot;)" office:value-type="string" office:string-value="|antonio.dorado|Si - No registrado|" calcext:value-type="string">
            <text:p>|antonio.dorado|Si - No registrado|</text:p>
          </table:table-cell>
          <table:table-cell table:number-columns-repeated="1021"/>
        </table:table-row>
        <table:table-row table:style-name="ro21">
          <table:table-cell table:style-name="ce281" office:value-type="string" calcext:value-type="string">
            <text:p>rafael.martin.mateos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15];&quot;|&quot;;[.B15];&quot;|&quot;)" office:value-type="string" office:string-value="|rafael.martin.mateos.ext|Si - No registrado|" calcext:value-type="string">
            <text:p>|rafael.martin.mateos.ext|Si - No registrado|</text:p>
          </table:table-cell>
          <table:table-cell table:number-columns-repeated="1021"/>
        </table:table-row>
        <table:table-row table:style-name="ro21">
          <table:table-cell table:style-name="ce283" office:value-type="string" calcext:value-type="string">
            <text:p>andres.leal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16];&quot;|&quot;;[.B16];&quot;|&quot;)" office:value-type="string" office:string-value="|andres.leal.exts|Si - No registrado|" calcext:value-type="string">
            <text:p>|andres.leal.exts|Si - No registrado|</text:p>
          </table:table-cell>
          <table:table-cell table:number-columns-repeated="1021"/>
        </table:table-row>
        <table:table-row table:style-name="ro4">
          <table:table-cell table:style-name="ce285" office:value-type="string" calcext:value-type="string">
            <text:p>josec.trigueros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17];&quot;|&quot;;[.B17];&quot;|&quot;)" office:value-type="string" office:string-value="|josec.trigueros.exts|Si - No registrado|" calcext:value-type="string">
            <text:p>|josec.trigueros.exts|Si - No registrado|</text:p>
          </table:table-cell>
          <table:table-cell table:number-columns-repeated="1021"/>
        </table:table-row>
        <table:table-row table:style-name="ro4">
          <table:table-cell table:style-name="ce285" office:value-type="string" calcext:value-type="string">
            <text:p>mariaj.gimenez.exts</text:p>
          </table:table-cell>
          <table:table-cell table:style-name="ce331" office:value-type="string" calcext:value-type="string">
            <text:p>Si - No registrado</text:p>
          </table:table-cell>
          <table:table-cell table:style-name="ce331" table:formula="of:=CONCATENATE(&quot;|&quot;;[.A18];&quot;|&quot;;[.B18];&quot;|&quot;)" office:value-type="string" office:string-value="|mariaj.gimenez.exts|Si - No registrado|" calcext:value-type="string">
            <text:p>|mariaj.gimenez.exts|Si - No registrado|</text:p>
          </table:table-cell>
          <table:table-cell table:style-name="ce331" table:number-columns-repeated="1021"/>
        </table:table-row>
        <table:table-row table:style-name="ro4">
          <table:table-cell table:style-name="ce102" office:value-type="string" calcext:value-type="string">
            <text:p>david.gonzalez.moreno.exts </text:p>
          </table:table-cell>
          <table:table-cell office:value-type="string" calcext:value-type="string">
            <text:p>Si - No registrado</text:p>
          </table:table-cell>
          <table:table-cell table:formula="of:=CONCATENATE(&quot;|&quot;;[.A19];&quot;|&quot;;[.B19];&quot;|&quot;)" office:value-type="string" office:string-value="|david.gonzalez.moreno.exts |Si - No registrado|" calcext:value-type="string">
            <text:p>|david.gonzalez.moreno.exts |Si - No registrado|</text:p>
          </table:table-cell>
          <table:table-cell table:number-columns-repeated="1021"/>
        </table:table-row>
        <table:table-row table:style-name="ro4">
          <table:table-cell table:style-name="ce102" office:value-type="string" calcext:value-type="string">
            <text:p>David.giraldez.exts </text:p>
          </table:table-cell>
          <table:table-cell office:value-type="string" calcext:value-type="string">
            <text:p>Si - No registrado</text:p>
          </table:table-cell>
          <table:table-cell table:formula="of:=CONCATENATE(&quot;|&quot;;[.A20];&quot;|&quot;;[.B20];&quot;|&quot;)" office:value-type="string" office:string-value="|David.giraldez.exts |Si - No registrado|" calcext:value-type="string">
            <text:p>|David.giraldez.exts |Si - No registrado|</text:p>
          </table:table-cell>
          <table:table-cell table:number-columns-repeated="1021"/>
        </table:table-row>
        <table:table-row table:style-name="ro4">
          <table:table-cell table:style-name="ce102" office:value-type="string" calcext:value-type="string">
            <text:p>fernando.garcia.sspa </text:p>
          </table:table-cell>
          <table:table-cell office:value-type="string" calcext:value-type="string">
            <text:p>Si - No registrado</text:p>
          </table:table-cell>
          <table:table-cell table:formula="of:=CONCATENATE(&quot;|&quot;;[.A21];&quot;|&quot;;[.B21];&quot;|&quot;)" office:value-type="string" office:string-value="|fernando.garcia.sspa |Si - No registrado|" calcext:value-type="string">
            <text:p>|fernando.garcia.sspa 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nicolas.baraja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22];&quot;|&quot;;[.B22];&quot;|&quot;)" office:value-type="string" office:string-value="|nicolas.baraja.exts|Si - No registrado|" calcext:value-type="string">
            <text:p>|nicolas.baraja.exts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francisco.moreno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23];&quot;|&quot;;[.B23];&quot;|&quot;)" office:value-type="string" office:string-value="|francisco.moreno.exts|Si - No registrado|" calcext:value-type="string">
            <text:p>|francisco.moreno.exts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sea.torres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24];&quot;|&quot;;[.B24];&quot;|&quot;)" office:value-type="string" office:string-value="|josea.torres.exts|Si - No registrado|" calcext:value-type="string">
            <text:p>|josea.torres.exts|Si - No registrado|</text:p>
          </table:table-cell>
          <table:table-cell table:number-columns-repeated="1021"/>
        </table:table-row>
        <table:table-row table:style-name="ro21">
          <table:table-cell table:style-name="ce289" office:value-type="string" calcext:value-type="string">
            <text:p>isidro.lopez.sspa</text:p>
          </table:table-cell>
          <table:table-cell office:value-type="string" calcext:value-type="string">
            <text:p>Si - No registrado</text:p>
          </table:table-cell>
          <table:table-cell table:formula="of:=CONCATENATE(&quot;|&quot;;[.A25];&quot;|&quot;;[.B25];&quot;|&quot;)" office:value-type="string" office:string-value="|isidro.lopez.sspa|Si - No registrado|" calcext:value-type="string">
            <text:p>|isidro.lopez.sspa|Si - No registrado|</text:p>
          </table:table-cell>
          <table:table-cell table:number-columns-repeated="1021"/>
        </table:table-row>
        <table:table-row table:style-name="ro21">
          <table:table-cell table:style-name="ce289" office:value-type="string" calcext:value-type="string">
            <text:p>carmen.mena.sspa</text:p>
          </table:table-cell>
          <table:table-cell table:style-name="ce331" office:value-type="string" calcext:value-type="string">
            <text:p>Si - No registrado</text:p>
          </table:table-cell>
          <table:table-cell table:style-name="ce331" table:formula="of:=CONCATENATE(&quot;|&quot;;[.A26];&quot;|&quot;;[.B26];&quot;|&quot;)" office:value-type="string" office:string-value="|carmen.mena.sspa|Si - No registrado|" calcext:value-type="string">
            <text:p>|carmen.mena.sspa|Si - No registrado|</text:p>
          </table:table-cell>
          <table:table-cell table:style-name="ce331" table:number-columns-repeated="1021"/>
        </table:table-row>
        <table:table-row table:style-name="ro21">
          <table:table-cell table:style-name="ce289" office:value-type="string" calcext:value-type="string">
            <text:p>jffrancisco.rodriguez.exts</text:p>
          </table:table-cell>
          <table:table-cell office:value-type="string" calcext:value-type="string">
            <text:p>Si - No registrado</text:p>
          </table:table-cell>
          <table:table-cell table:formula="of:=CONCATENATE(&quot;|&quot;;[.A27];&quot;|&quot;;[.B27];&quot;|&quot;)" office:value-type="string" office:string-value="|jffrancisco.rodriguez.exts|Si - No registrado|" calcext:value-type="string">
            <text:p>|jffrancisco.rodriguez.exts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antonio.alcocer.tirad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28];&quot;|&quot;;[.B28];&quot;|&quot;)" office:value-type="string" office:string-value="|antonio.alcocer.tirado.ext|Si - No registrado|" calcext:value-type="string">
            <text:p>|antonio.alcocer.tirado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nathan.guerrer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29];&quot;|&quot;;[.B29];&quot;|&quot;)" office:value-type="string" office:string-value="|jonathan.guerrero.ext|Si - No registrado|" calcext:value-type="string">
            <text:p>|jonathan.guerrero.ext|Si - No registrado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seantonio.garcia </text:p>
          </table:table-cell>
          <table:table-cell table:style-name="ce331" office:value-type="string" calcext:value-type="string">
            <text:p>Si - No registrado</text:p>
          </table:table-cell>
          <table:table-cell table:style-name="ce331" table:formula="of:=CONCATENATE(&quot;|&quot;;[.A30];&quot;|&quot;;[.B30];&quot;|&quot;)" office:value-type="string" office:string-value="|joseantonio.garcia |Si - No registrado|" calcext:value-type="string">
            <text:p>|joseantonio.garcia |Si - No registrado|</text:p>
          </table:table-cell>
          <table:table-cell table:style-name="ce331" table:number-columns-repeated="1021"/>
        </table:table-row>
        <table:table-row table:style-name="ro22">
          <table:table-cell table:style-name="ce5" office:value-type="string" calcext:value-type="string">
            <text:p>josemanuel.perez.butelo.ext</text:p>
          </table:table-cell>
          <table:table-cell office:value-type="string" calcext:value-type="string">
            <text:p>Si - No registrado</text:p>
          </table:table-cell>
          <table:table-cell table:formula="of:=CONCATENATE(&quot;|&quot;;[.A31];&quot;|&quot;;[.B31];&quot;|&quot;)" office:value-type="string" office:string-value="|josemanuel.perez.butelo.ext|Si - No registrado|" calcext:value-type="string">
            <text:p>|josemanuel.perez.butelo.ext|Si - No registrado|</text:p>
          </table:table-cell>
          <table:table-cell table:number-columns-repeated="1021"/>
        </table:table-row>
        <table:table-row table:style-name="ro21">
          <table:table-cell table:style-name="Default"/>
          <table:table-cell/>
          <table:table-cell table:formula="of:=CONCATENATE(&quot;|&quot;;[.A32];&quot;|&quot;;[.B32];&quot;|&quot;)" office:value-type="string" office:string-value="|||" calcext:value-type="string">
            <text:p>|||</text:p>
          </table:table-cell>
          <table:table-cell table:number-columns-repeated="1021"/>
        </table:table-row>
        <table:table-row table:style-name="ro21">
          <table:table-cell table:style-name="Default" office:value-type="string" calcext:value-type="string">
            <text:p>UID</text:p>
          </table:table-cell>
          <table:table-cell office:value-type="string" calcext:value-type="string">
            <text:p>Acción</text:p>
          </table:table-cell>
          <table:table-cell table:formula="of:=CONCATENATE(&quot;|&quot;;[.A33];&quot;|&quot;;[.B33];&quot;|&quot;)" office:value-type="string" office:string-value="|UID|Acción|" calcext:value-type="string">
            <text:p>|UID|Acción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maria.alonso.araujo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4];&quot;|&quot;;[.B34];&quot;|&quot;)" office:value-type="string" office:string-value="|maria.alonso.araujo|Solicitar cuenta de correo JdA|" calcext:value-type="string">
            <text:p>|maria.alonso.araujo|Solicitar cuenta de correo JdA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aquin.berrocoso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5];&quot;|&quot;;[.B35];&quot;|&quot;)" office:value-type="string" office:string-value="|joaquin.berrocoso|Solicitar cuenta de correo JdA|" calcext:value-type="string">
            <text:p>|joaquin.berrocoso|Solicitar cuenta de correo JdA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vicente.rivero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6];&quot;|&quot;;[.B36];&quot;|&quot;)" office:value-type="string" office:string-value="|vicente.rivero|Solicitar cuenta de correo JdA|" calcext:value-type="string">
            <text:p>|vicente.rivero|Solicitar cuenta de correo JdA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moises.rubino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7];&quot;|&quot;;[.B37];&quot;|&quot;)" office:value-type="string" office:string-value="|moises.rubino|Solicitar cuenta de correo JdA|" calcext:value-type="string">
            <text:p>|moises.rubino|Solicitar cuenta de correo JdA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josemanuel.marchena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8];&quot;|&quot;;[.B38];&quot;|&quot;)" office:value-type="string" office:string-value="|josemanuel.marchena|Solicitar cuenta de correo JdA|" calcext:value-type="string">
            <text:p>|josemanuel.marchena|Solicitar cuenta de correo JdA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alberto.pool.melchor.ext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39];&quot;|&quot;;[.B39];&quot;|&quot;)" office:value-type="string" office:string-value="|alberto.pool.melchor.ext|Solicitar cuenta de correo JdA|" calcext:value-type="string">
            <text:p>|alberto.pool.melchor.ext|Solicitar cuenta de correo JdA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luis.romero.mige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40];&quot;|&quot;;[.B40];&quot;|&quot;)" office:value-type="string" office:string-value="|luis.romero.mige|Solicitar cuenta de correo JdA|" calcext:value-type="string">
            <text:p>|luis.romero.mige|Solicitar cuenta de correo JdA|</text:p>
          </table:table-cell>
          <table:table-cell table:number-columns-repeated="1021"/>
        </table:table-row>
        <table:table-row table:style-name="ro21">
          <table:table-cell office:value-type="string" calcext:value-type="string">
            <text:p>josem.lopez.toro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41];&quot;|&quot;;[.B41];&quot;|&quot;)" office:value-type="string" office:string-value="|josem.lopez.toro|Solicitar cuenta de correo JdA|" calcext:value-type="string">
            <text:p>|josem.lopez.toro|Solicitar cuenta de correo JdA|</text:p>
          </table:table-cell>
          <table:table-cell table:number-columns-repeated="1021"/>
        </table:table-row>
        <table:table-row table:style-name="ro21">
          <table:table-cell table:style-name="ce278" office:value-type="string" calcext:value-type="string">
            <text:p>alejandro.rodriguez.s</text:p>
          </table:table-cell>
          <table:table-cell table:style-name="ce15" office:value-type="string" calcext:value-type="string">
            <text:p>Solicitar cuenta de correo JdA</text:p>
          </table:table-cell>
          <table:table-cell table:formula="of:=CONCATENATE(&quot;|&quot;;[.A42];&quot;|&quot;;[.B42];&quot;|&quot;)" office:value-type="string" office:string-value="|alejandro.rodriguez.s|Solicitar cuenta de correo JdA|" calcext:value-type="string">
            <text:p>|alejandro.rodriguez.s|Solicitar cuenta de correo JdA|</text:p>
          </table:table-cell>
          <table:table-cell table:number-columns-repeated="1021"/>
        </table:table-row>
      </table:table>
      <table:named-expressions>
        <table:named-range table:name="Excel_BuiltIn__FilterDatabase" table:base-cell-address="$'GUIA DE CONTACTOS'.$A$1" table:cell-range-address="$'GUIA DE CONTACTOS'.$A$1:.$N$12"/>
      </table:named-expressions>
      <table:database-ranges>
        <table:database-range table:name="__Anonymous_Sheet_DB__0" table:target-range-address="'GUIA DE CONTACTOS'.A4:'GUIA DE CONTACTOS'.U333" table:display-filter-buttons="true">
          <table:filter>
            <table:filter-and>
              <table:filter-condition table:field-number="20" table:value="rtva.es" table:operator="=">
                <table:filter-set-item table:value="rtva.es"/>
                <table:filter-set-item table:value="eppa.es"/>
                <table:filter-set-item table:value="epes.es"/>
                <table:filter-set-item table:value="indra.es"/>
                <table:filter-set-item table:value="ephag.es"/>
                <table:filter-set-item table:value="cica.es&#10;jortega@us.es"/>
                <table:filter-set-item table:value="extenda.es"/>
                <table:filter-set-item table:value="aopandalucia.es"/>
                <table:filter-set-item table:value="cica.es&#10;sistemas@cica.es"/>
                <table:filter-set-item table:value="andaluciaemprende.es"/>
                <table:filter-set-item table:value="ephpo.es"/>
                <table:filter-set-item table:value="andalucia.org"/>
                <table:filter-set-item table:value="agenciaidea.es"/>
              </table:filter-condition>
              <table:filter-condition table:field-number="14" table:data-type="number" table:value="67" table:operator="!empty"/>
            </table:filter-and>
          </table:filter>
        </table:database-range>
        <table:database-range table:name="__Anonymous_Sheet_DB__1" table:target-range-address="MOS.A1:MOS.L160" table:display-filter-buttons="true" table:orientation="column">
          <table:filter>
            <table:filter-and>
              <table:filter-condition table:field-number="11" table:value="#N/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33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is" style:family="table-cell" style:parent-style-name="Default">
      <style:table-cell-properties fo:background-color="#b3b3b3"/>
    </style:style>
    <style:style style:name="es_5f_baja" style:display-name="es_baja" style:family="table-cell" style:parent-style-name="Default">
      <style:table-cell-properties fo:background-color="#ff3333"/>
      <style:text-properties style:text-line-through-style="none" style:text-line-through-type="none"/>
    </style:style>
    <style:style style:name="no_5f_baja" style:display-name="no_baja" style:family="table-cell" style:parent-style-name="Default">
      <style:table-cell-properties fo:background-color="#ffffff" style:text-align-source="fix" style:repeat-content="false" style:vertical-align="top"/>
      <style:paragraph-properties fo:text-align="start"/>
    </style:style>
    <style:style style:name="Junta_20_de_20_Andalucia" style:display-name="Junta de Andalucia" style:family="table-cell" style:parent-style-name="Default">
      <style:table-cell-properties fo:background-color="#5c8526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6:49:10.6472404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4" style:display-name="PageStyle_Hoja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5" style:display-name="PageStyle_Hoja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6" style:display-name="PageStyle_Hoja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7" style:display-name="PageStyle_Hoja1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8" style:display-name="PageStyle_Hoja1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9" style:display-name="PageStyle_Hoja1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0" style:display-name="PageStyle_Hoja1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1" style:display-name="PageStyle_Hoja1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2" style:display-name="PageStyle_Hoja1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3" style:display-name="PageStyle_Hoja1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4" style:display-name="PageStyle_Hoja1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5" style:display-name="PageStyle_Hoja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6" style:display-name="PageStyle_Hoja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7" style:display-name="PageStyle_Hoja1 4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48" style:display-name="PageStyle_Hoja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9" style:display-name="PageStyle_Hoja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50" style:display-name="PageStyle_Hoja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51" style:display-name="PageStyle_Hoja1 5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42:59.79</meta:creation-date>
    <dc:date>2015-04-09T17:48:02.493578998</dc:date>
    <meta:editing-duration>P3DT56M13S</meta:editing-duration>
    <meta:editing-cycles>458</meta:editing-cycles>
    <meta:generator>LibreOffice/4.2.7.2$Linux_x86 LibreOffice_project/420m0$Build-2</meta:generator>
    <dc:creator>lvarelap </dc:creator>
    <meta:document-statistic meta:table-count="3" meta:cell-count="6672" meta:object-count="1"/>
  </office:meta>
</office:document-meta>
</file>